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EF31C5D3D1E048B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7" style:family="graphic" style:parent-style-name="standard">
      <style:graphic-properties draw:stroke="none" draw:fill="solid" draw:fill-color="#ffffff"/>
    </style:style>
    <style:style style:name="gr8" style:family="graphic" style:parent-style-name="standard">
      <style:graphic-properties draw:stroke="solid" svg:stroke-width="0cm" svg:stroke-color="#000000" draw:stroke-linejoin="bevel" svg:stroke-linecap="square" draw:fill="none"/>
    </style:style>
    <style:style style:name="gr9"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10"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1"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2"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3" style:family="graphic" style:parent-style-name="standard">
      <style:graphic-properties draw:stroke="none" draw:fill="none" draw:textarea-horizontal-align="left" draw:textarea-vertical-align="top" draw:auto-grow-height="true" draw:auto-grow-width="true" fo:min-height="0.465cm" fo:min-width="0.465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style:paragraph-properties fo:text-align="start" style:writing-mode="lr-tb"/>
    </style:style>
    <style:style style:name="P4" style:family="paragraph">
      <loext:graphic-properties draw:fill="none"/>
      <style:text-properties fo:font-size="18.8999996185303pt" style:font-size-asian="18.8999996185303pt" style:font-size-complex="18.8999996185303pt"/>
    </style:style>
    <style:style style:name="P5" style:family="paragraph">
      <loext:graphic-properties draw:fill="solid" draw:fill-color="#ffffff"/>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3.1999998092651pt" style:font-size-asian="13.1999998092651pt" style:font-size-complex="13.1999998092651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DejaVu Sans" fo:font-size="11.3000001907349pt" style:font-size-asian="11.3000001907349pt" style:font-name-complex="DejaVu Sans" style:font-size-complex="11.300000190734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EF31C5D3D1E048B9.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062cm" svg:height="0.29cm" svg:x="14.801cm" svg:y="16.565cm" svg:viewBox="0 0 106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515 199c0 29-8 51-25 68-17 16-41 24-71 24-25 0-46-5-61-16-16-11-26-27-30-48l35-4c8 26 26 40 57 40 18 0 33-6 44-17 10-11 15-27 15-46 0-17-5-31-16-42-10-10-24-16-42-16-10 0-18 2-27 5-8 3-16 8-24 15h-34l9-147h155v29h-123l-5 87c15-11 33-17 56-17 26 0 48 8 64 23 16 16 23 37 23 62zM532 291l81-291h30l-79 291zM671 287v-29h69v-210l-61 44v-33l64-44h32v243h66v29zM1063 212c0 25-8 44-24 58s-39 21-68 21-52-7-69-20c-16-14-24-34-24-59 0-18 5-33 15-45s23-19 39-22v-1c-15-3-26-11-35-22-8-13-13-26-13-42 0-21 8-37 23-50 16-13 37-19 63-19 27 0 48 6 63 18 16 13 23 30 23 52 0 15-4 29-13 41-8 12-20 19-35 22v1c18 3 31 10 41 22 9 12 14 27 14 45zM1020 83c0-31-16-47-50-47-17 0-29 4-38 12-8 8-12 19-12 35 0 15 4 28 13 36s21 12 37 12c17 0 29-3 38-11 8-8 12-21 12-37zM1027 208c0-17-5-29-15-38-10-8-24-13-42-13s-32 5-41 14c-10 9-15 22-15 38 0 37 19 56 57 56 19 0 33-4 42-13 10-10 14-24 14-44z">
          <text:p/>
        </draw:path>
        <draw:path draw:style-name="gr2" draw:text-style-name="P2" draw:layer="layout" svg:width="1.068cm" svg:height="0.296cm" svg:x="14.798cm" svg:y="16.562cm" svg:viewBox="0 0 1069 297" svg:d="M193 215c0 26-8 47-25 61-16 14-40 21-70 21-28 0-50-6-67-19s-27-32-31-57v-3h3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8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5 293l80-291v-2h2 31 4l-1 4-79 291v2h-3-31-3zM208 291h31v3l-2-1 78-291 3 1v3h-31v-3l3 1-79 291-3-1zM521 202c0 29-9 53-26 70-18 16-42 25-73 25-26 0-47-6-63-17-16-12-26-28-31-50v-3h3l35-4 2-1 1 3c7 26 24 38 54 38 18 0 31-5 42-16 10-11 15-25 15-44 0-17-5-30-16-40-10-10-23-15-40-15-10 0-18 2-26 4-7 3-15 8-23 15l-1 1h-1-34-3v-3l9-148 1-2h2 155 2v3 29 3h-2-123v-3h3l-6 87h-2l-2-2c15-12 35-18 58-18 27 0 49 8 66 24 16 17 24 38 24 64zM516 202c0-25-8-44-23-60-16-15-36-22-62-22-22 0-40 5-55 17l-5 3 1-6 5-87v-3h3 123v3h-3v-29h3v2h-155v-2h3l-9 147h-3v-3h34v3l-2-2c9-8 17-13 25-16 9-3 18-5 28-5 18 0 33 6 44 17s17 26 17 44c0 20-5 36-16 48s-27 18-46 18c-31 0-52-15-59-43h2l1 2-35 4-1-2 3-1c4 20 13 36 28 46 16 11 35 16 60 16 30 0 52-7 69-23 17-17 25-38 25-66zM533 293l79-291 1-2h2 30 4l-1 4-79 291v2h-2-32-3zM535 291h32v3l-3-1 78-291 3 1v3h-30v-3l2 1-79 291-3-1zM670 290v-29-3h3 70v3h-3v-210h3l2 2-62 44-4 3v-5-33-2l1-1 64-44h1 1 32 3v3 243h-3v-3h66 3v3 29 3h-3-171-3zM673 288h171v2h-3v-29h3v3h-66-3v-3-243h3v2h-32v-2l1 2-64 44-1-2h2v33h-2l-2-3 61-44 5-3v6 210 3h-3-70v-3h4v29h-4zM1069 215c0 25-8 46-25 60-16 15-40 22-70 22s-53-7-70-21-26-35-26-61c0-18 5-34 16-47 10-12 24-20 41-23v3h-3v-1h3l-1 3c-15-3-27-11-36-23s-14-28-14-44c0-21 9-39 25-52 16-14 37-20 64-20s49 6 65 19 24 32 24 54c0 16-4 31-13 43s-22 20-37 23l-1-3h3v1h-3l1-3c18 3 32 11 42 23s15 28 15 47zM1063 215c0-18-4-32-13-43-10-12-22-19-39-21l-3-1v-2-1-2l3-1c14-3 25-9 33-20 9-12 13-25 13-40 0-21-8-37-23-49-15-13-35-19-61-19s-46 7-61 19-22 28-22 48c0 15 4 29 12 40 9 11 19 18 34 22h2v2 1 3h-3c-15 3-27 9-37 21s-14 26-14 43c0 25 7 43 23 56 16 14 38 20 67 20s51-6 66-20c16-14 23-32 23-56zM1021 86c0-30-16-44-48-44-16 0-28 4-36 11s-12 18-12 33 4 26 13 34c8 8 20 11 35 11 16 0 28-3 36-10s12-19 12-35zM1026 86c0 17-5 31-14 39s-22 12-39 12c-16 0-30-4-39-13s-14-22-14-38 5-29 14-37 22-12 39-12c35 0 53 17 53 49zM1027 211c0-16-4-28-14-36-9-8-22-12-40-12-17 0-30 4-40 13-9 9-13 20-13 36 0 36 17 53 54 53 18 0 31-4 40-12 9-9 13-22 13-42zM1033 211c0 21-5 36-15 46-10 9-25 14-44 14-39 0-60-20-60-59 0-17 5-30 16-40 10-10 25-14 43-14s33 4 44 13c10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4.721cm" svg:height="0.516cm" svg:x="18.643cm" svg:y="15.46cm" svg:viewBox="0 0 4722 517" svg:d="M297 298c0 34-13 61-38 80-24 19-59 28-103 28h-156v-385h139c90 0 135 31 135 93 0 23-6 42-19 58-12 15-30 25-54 31 31 3 54 13 71 30 17 18 25 39 25 65zM222 120c0-20-7-35-21-44s-35-13-62-13h-87v121h87c28 0 49-5 63-15 13-11 20-27 20-49zM244 294c0-45-32-69-95-69h-97v140h101c32 0 55-6 69-18 15-12 22-30 22-53zM401 269c0 34 7 60 21 78 14 19 35 28 62 28 21 0 38-4 51-13s21-19 26-32l43 12c-18 46-58 70-120 70-44 0-77-13-100-39s-34-65-34-116c0-50 11-87 34-113s56-39 98-39c87 0 130 52 130 158v6zM561 230c-3-31-10-53-24-68-13-14-31-21-56-21-24 0-43 8-57 24-13 16-21 38-22 65zM674 406v-406h49v406zM912 404c-17 4-33 7-50 7-39 0-59-23-59-67v-198h-34v-36h36l14-66h33v66h55v36h-55v187c0 14 3 24 7 30 5 6 13 9 24 9 7 0 16-2 29-4zM910 517v-35h325v35zM1438 406v-188c0-28-4-48-11-59-8-11-22-16-43-16s-37 8-49 24c-13 16-19 38-19 67v172h-48v-233c0-34-1-55-2-63h46c1 1 1 3 1 7s0 9 1 14c0 5 0 15 0 30h1c11-21 23-36 37-44 13-8 30-12 49-12 23 0 41 4 54 13s22 23 27 43c11-20 23-34 37-43 15-9 32-13 53-13 30 0 51 8 65 24s20 43 20 80v197h-48v-188c0-28-4-48-12-59s-22-16-42-16c-22 0-38 8-50 23-12 16-18 39-18 68v172zM1979 258c0 52-12 91-34 116-23 25-56 38-99 38s-76-13-98-40c-22-26-33-64-33-114 0-102 44-153 132-153 45 0 79 12 100 37s32 63 32 116zM1927 258c0-41-6-71-18-89-12-19-32-28-61-28s-49 9-62 28-19 48-19 89c0 39 6 69 18 88 13 20 33 29 60 29 30 0 51-9 63-28 13-19 19-48 19-89zM2087 110v188c0 20 2 35 6 45 4 11 10 19 18 24 9 4 21 7 37 7 24 0 43-8 56-25 14-16 21-38 21-67v-172h49v233c0 35 0 56 1 63h-46c0-1 0-3-1-7 0-4 0-9 0-14s-1-15-1-29h-1c-11 20-24 35-39 43s-33 13-55 13c-33 0-56-8-71-24-15-17-23-43-23-80v-198zM2537 406v-188c0-19-2-34-6-45-3-11-10-19-18-23-8-5-21-7-37-7-23 0-42 8-56 24-13 16-20 38-20 67v172h-49v-233c0-34-1-55-2-63h47c0 1 0 3 0 7s1 9 1 14 0 15 1 30h1c11-21 24-35 39-44 15-8 33-12 55-12 32 0 56 8 71 24s22 42 22 80v197zM2775 404c-17 4-33 7-50 7-39 0-59-23-59-67v-198h-34v-36h36l14-66h33v66h55v36h-55v187c0 14 2 24 7 30s13 9 24 9c7 0 16-2 29-4zM2773 517v-35h325v35zM3129 47v-47h49v47zM3129 406v-296h49v296zM3441 406v-188c0-19-2-34-6-45s-10-19-18-23c-9-5-21-7-37-7-24 0-42 8-56 24s-20 38-20 67v172h-49v-233c0-34-1-55-2-63h46c0 1 1 3 1 7s0 9 1 14c0 5 0 15 0 30h1c12-21 25-35 39-44 15-8 34-12 56-12 32 0 56 8 71 24s22 42 22 80v197zM3785 325c0 27-10 49-31 64s-51 23-88 23-66-6-85-18c-20-13-33-31-39-57l43-9c4 16 13 28 26 35 13 8 31 11 55 11s43-4 54-11c12-8 18-19 18-35 0-11-4-21-12-28-9-7-21-13-39-18l-35-9c-29-7-49-15-61-22-11-8-21-16-28-26-6-10-10-22-10-37 0-27 10-47 29-61s47-22 84-22c33 0 58 6 78 18 19 11 31 29 36 55l-44 5c-3-13-10-23-22-30s-28-10-48-10c-22 0-38 3-49 10-11 6-16 17-16 30 0 9 2 15 7 21 4 5 10 10 19 14s27 9 54 16c26 6 45 12 56 19 12 5 21 11 27 18 7 7 12 15 16 24 3 8 5 18 5 30zM3884 269c0 34 7 60 21 78 14 19 34 28 61 28 21 0 38-4 51-13s22-19 26-32l43 12c-17 46-58 70-120 70-44 0-77-13-100-39s-34-65-34-116c0-50 11-87 34-113s56-39 98-39c87 0 130 52 130 158v6zM4043 230c-2-31-10-53-23-68-13-14-32-21-57-21-24 0-43 8-56 24-14 16-22 38-23 65zM4157 406v-227c0-21 0-44-1-69h46c1 34 2 54 2 60h1c8-25 17-42 27-51 10-10 25-14 43-14 7 0 14 1 20 2v45c-6-1-15-2-26-2-20 0-36 8-47 26-10 18-16 43-16 76v154zM4456 404c-16 4-33 7-50 7-39 0-59-23-59-67v-198h-34v-36h36l15-66h32v66h55v36h-55v187c0 14 3 24 7 30 5 6 13 9 24 9 7 0 17-2 29-4zM4722 325c0 27-11 49-32 64s-50 23-88 23c-37 0-65-6-85-18-20-13-33-31-39-57l44-9c4 16 12 28 26 35 13 8 31 11 54 11 25 0 43-4 55-11 11-8 17-19 17-35 0-11-4-21-12-28s-21-13-39-18l-35-9c-28-7-48-15-60-22-12-8-21-16-28-26s-10-22-10-37c0-27 10-47 29-61s47-22 84-22c32 0 58 6 77 18 19 11 32 29 37 55l-45 5c-2-13-10-23-22-30-11-7-27-10-47-10-23 0-39 3-49 10-11 6-16 17-16 30 0 9 2 15 6 21 5 5 11 10 20 14 8 4 26 9 54 16 26 6 44 12 56 19 11 5 20 11 27 18s12 15 15 24c4 8 6 18 6 30z">
          <text:p/>
        </draw:path>
        <draw:path draw:style-name="gr2" draw:text-style-name="P2" draw:layer="layout" svg:width="4.727cm" svg:height="0.521cm" svg:x="18.64cm" svg:y="15.458cm" svg:viewBox="0 0 4728 522" svg:d="M303 299c0 35-13 63-39 82-25 19-61 29-105 29h-156-3v-3-384-3h3 139c91 0 138 33 138 96 0 23-6 43-19 59s-32 27-56 32l-1-2 1-3c31 3 55 14 72 31 17 18 26 40 26 66zM297 299c0-25-8-45-24-62-16-16-39-26-69-30l-16-2 16-3c23-5 40-15 52-30 13-15 19-34 19-56 0-60-43-90-133-90h-139v-3h2v384h-2v-3h156c44 0 77-9 102-28 24-18 36-44 36-77zM222 122c0-20-6-33-20-42-13-8-33-13-60-13h-87v-2h3v121h-3v-3h87c28 0 48-5 61-15s19-24 19-46zM228 122c0 23-7 40-22 51-14 11-36 16-64 16h-87-3v-3-121-3h3 87c27 0 49 4 63 14 15 9 23 25 23 46zM244 295c0-44-30-65-92-65h-97v-3h3v139h-3v-3h101c31 0 54-6 68-17 14-12 20-28 20-51zM250 295c0 24-8 43-23 55s-39 18-71 18h-101-3v-2-139-3h3 97c64 0 98 24 98 71zM407 270c0 33 7 59 21 77 13 17 32 26 59 26 21 0 37-4 49-12 13-9 21-19 25-31l1-3 3 1 43 12 3 1-1 3c-18 47-60 72-123 72-44 0-79-14-102-40-23-27-35-67-35-118 0-49 12-88 35-114 23-27 57-40 100-40 88 0 133 54 133 160v6 3h-3-211v-3zM404 267h211v3h-3v-6c0-104-42-154-127-154-42 0-73 12-96 38-22 25-33 61-33 110 0 51 11 88 33 114 23 25 55 38 98 38 62 0 100-23 117-68l3 1-1 3-43-13 1-2 3 1c-5 13-14 25-28 33-13 9-31 14-52 14-28 0-49-10-64-29-14-19-21-46-21-80v-3zM561 233c-2-31-10-53-23-67-12-14-30-20-54-20-23 0-41 7-54 23-14 15-21 36-22 64l-3-1v-2h159v2zM564 235h-159-3v-3c1-28 9-51 23-67 15-16 35-25 59-25 25 0 45 8 59 22 13 15 21 39 24 70v3zM674 407v-405-2h3 49 3v2 405 3h-3-49-3zM677 404h49v3h-3v-405h3v3h-49v-3h3v405h-3zM915 408c-16 4-33 6-50 6-41 0-62-24-62-69v-197h3v3h-34-3v-3-36-3h3 36v3h-3l15-66v-3h2 33 3v3 66h-3v-3h55 3v3 36 3h-3-55v-3h3v186c0 14 2 23 6 28s11 8 22 8c7 0 16-1 28-4l3-1v4 36 2zM912 405v-36h3v3c-12 2-22 3-29 3-12 0-21-3-26-9s-8-17-8-32v-186-3h3 55v3h-3v-36h3v3h-55-3v-3-66h3v3h-33v-3l3 1-14 66-1 2h-2-36v-3h3v36h-3v-3h34 3v3 197c0 43 18 64 56 64 17 0 33-2 49-7l1 3zM910 519v-35-3h3 325 3v3 35 3h-3-325-3zM913 516h325v3h-2v-35h2v3h-325v-3h3v35h-3zM1438 407v-187c0-28-3-47-11-57-7-11-20-16-40-16s-35 8-47 23c-12 16-18 37-18 66v171 3h-3-48-3v-3-232c0-34-1-55-2-62v-4h3 46 3v3c0 1 0 3 1 7 0 4 0 9 0 14 1 5 1 15 1 30h-3v-3h1v3l-2-2c10-21 23-36 37-44 14-9 31-13 51-13 23 0 42 5 55 14 14 9 23 24 28 44l-2 1v-3 3l-2-2c10-20 23-35 38-44s33-13 54-13c30 0 53 8 67 25s21 44 21 82v196 3h-3-48-3v-3-187c0-28-4-47-11-57-8-11-20-16-40-16-21 0-37 8-48 23-12 16-17 37-17 66v171 3h-3-49-3zM1441 404h49v3h-3v-171c0-29 6-53 18-69 13-17 31-25 53-25 21 0 36 6 44 17 9 12 13 32 13 61v187h-3v-3h48v3h-3v-196c0-37-6-63-19-78-13-16-34-23-63-23-20 0-37 4-51 12-14 9-26 22-36 42l-1 1h-2-2l-1-2c-5-19-14-32-26-41-13-8-30-12-52-12-19 0-35 3-48 11s-25 22-35 43l-1 1h-2-1-2v-2c-1-15-1-24-1-30-1-5-1-9-1-13s0-7 0-7l2-1v3h-46v-3h3c1 8 1 29 1 63v232h-2v-3h48v3h-2v-171c0-29 6-53 18-69 13-17 31-25 52-25s37 6 45 17c8 12 12 32 12 61v187h-3zM1985 259c0 52-12 92-35 118-24 25-58 39-101 39-44 0-78-14-100-41-23-27-34-66-34-116 0-102 46-155 135-155 46 0 80 13 102 38s33 65 33 117zM1979 259c0-51-10-89-31-113-21-25-53-36-98-36-87 0-129 49-129 149 0 50 10 87 32 112 22 26 53 39 96 39 42 0 74-12 96-37 23-25 34-62 34-114zM1927 259c0-40-6-69-17-87-12-18-31-26-59-26s-48 9-60 27-19 47-19 86 6 67 19 87c12 18 31 28 57 28 29 0 49-9 61-28 12-18 18-47 18-87zM1933 259c0 41-7 71-19 91-14 19-36 29-66 29-28 0-49-10-62-30s-19-50-19-90 6-70 19-89c14-20 36-30 65-30s51 10 63 29c13 19 19 49 19 90zM2093 112v187c0 19 2 34 6 45 3 10 9 17 17 21 8 5 19 7 35 7 23 0 41-8 54-23 13-16 20-38 20-66v-171-3h3 49 2v3 232c0 35 1 55 2 63l1 3h-4-46-2l-1-2c0-1 0-4 0-8-1-4-1-9-1-14s-1-15-1-29h3v3h-1v-3l2 1c-11 21-25 36-40 44-15 9-34 14-56 14-33 0-58-9-74-26-15-16-23-44-23-81v-197-3h3 49 3zM2090 115h-49v-3h3v197c0 36 7 62 22 78 14 15 37 23 69 23 21 0 39-4 53-12 15-9 27-23 39-43v-1h2 1 3v3c0 14 0 24 1 29 0 5 0 10 0 14s1 6 1 7h-3v-3h46v3l-2 1c-2-8-2-29-2-64v-232h3v3h-49v-3h2v171c0 29-7 53-21 69-14 17-34 26-58 26-16 0-29-3-38-8s-16-13-20-25c-3-11-5-26-5-46v-187h2zM2537 407v-187c0-19-2-34-5-44-4-10-9-17-17-22-8-4-20-7-36-7-23 0-40 8-53 24-14 15-20 37-20 65v171 3h-3-49-3v-3-232c0-34-1-55-2-62v-4h3 47 2v3c1 1 1 3 1 7s0 9 1 14c0 5 0 15 1 30h-3v-3h1v3l-3-2c12-20 25-35 40-44 16-9 35-13 57-13 33 0 58 8 73 25 15 16 23 44 23 82v196 3h-3-49-3zM2540 404h49v3h-2v-196c0-37-8-63-22-78-15-16-37-23-69-23-22 0-39 4-54 12-14 8-27 22-38 42l-1 1h-1-1-3v-2c0-15-1-24-1-30 0-5-1-9-1-13s0-7 0-7l3-1v3h-47v-3h3c1 8 2 29 2 63v232h-3v-3h49v3h-3v-171c0-29 7-52 21-69s34-25 58-25c17 0 30 2 39 7 8 5 15 14 19 25s6 27 6 46v187h-3zM2778 408c-16 4-33 6-50 6-41 0-62-24-62-69v-197h3v3h-34-3v-3-36-3h3 36v3h-3l15-66v-3h2 33 3v3 66h-3v-3h55 2v3 36 3h-2-55v-3h3v186c0 14 2 23 6 28s11 8 22 8c7 0 16-1 28-4l3-1v4 36 2zM2775 405v-36h3v3c-12 2-22 3-29 3-12 0-21-3-26-9s-8-17-8-32v-186-3h3 55v3h-3v-36h3v3h-55-3v-3-66h3v3h-33v-3l3 1-14 66-1 2h-2-36v-3h3v36h-3v-3h34 3v3 197c0 43 18 64 56 64 17 0 33-2 49-7l1 3zM2773 519v-35-3h3 325 3v3 35 3h-3-325-3zM2776 516h325v3h-2v-35h2v3h-325v-3h3v35h-3zM3129 49v-47-2h3 49 3v2 47 3h-3-49-3zM3132 47h49v2h-3v-47h3v3h-49v-3h3v47h-3zM3129 407v-295-3h3 49 3v3 295 3h-3-49-3zM3132 404h49v3h-3v-295h3v3h-49v-3h3v295h-3zM3441 407v-187c0-19-2-34-6-44-3-10-9-17-17-22-8-4-19-7-35-7-23 0-41 8-54 24-13 15-20 37-20 65v171 3h-2-49-3v-3-232c0-34-1-55-2-62v-4h3 46 3v3c0 1 0 3 1 7 0 4 0 9 0 14 1 5 1 15 1 30h-3v-3h1v3l-2-2c11-20 25-35 40-44s34-13 57-13c32 0 57 8 73 25 15 16 23 44 23 82v196 3h-3-49-3zM3444 404h49v3h-3v-196c0-37-7-63-21-78-15-16-37-23-69-23-22 0-40 4-54 12-15 8-27 22-38 42l-1 1h-2-1-2v-2c-1-15-1-24-1-30-1-5-1-9-1-13s0-7 0-7l2-1v3h-46v-3h3c1 8 1 29 1 63v232h-2v-3h49v3h-3v-171c0-29 7-52 21-69s34-25 58-25c16 0 29 2 38 7s16 14 20 25 6 27 6 46v187h-3zM3791 326c0 28-11 51-33 66-21 16-51 24-89 24s-67-7-87-19-34-32-40-58l-1-3 3-1 43-8 3-1 1 3c4 15 12 26 24 33 13 7 31 10 54 10 24 0 42-3 53-11 11-7 16-17 16-32 0-11-4-19-11-26-8-7-20-12-38-17l1-3-1 3-35-9 1-3-1 3c-28-8-49-15-61-22s-22-16-29-26c-7-11-10-24-10-39 0-27 10-49 30-64 19-14 48-21 85-21 33 0 60 6 79 17 20 12 33 31 38 57v3l-3 1-44 5h-2l-1-2c-2-13-9-22-21-28-11-7-26-11-46-11-22 0-37 4-47 10s-15 15-15 28c0 8 2 14 6 19s10 10 18 13c9 4 26 9 54 16 26 6 45 13 56 18 12 6 22 12 28 19 7 7 13 15 16 24 4 10 6 20 6 32zM3785 326c0-11-1-21-5-29-3-9-8-16-15-23-6-6-15-12-26-18-11-5-30-11-56-18l1-2-1 2c-27-6-45-12-54-16-9-3-16-9-21-14-4-6-7-14-7-23 0-14 6-26 17-33s29-10 51-10c20 0 37 3 49 11 13 7 21 18 24 32h-3v-3l44-5v3h-3c-5-24-16-42-35-53s-44-17-76-17c-36 0-63 7-82 21s-28 33-28 59c0 14 3 26 10 35 6 10 15 18 27 25s31 14 59 21l35 9c19 5 32 11 40 19 9 8 13 18 13 30 0 16-6 29-18 37s-31 12-56 12c-24 0-43-4-56-11-14-8-23-20-28-37l3-1 1 3-44 9v-3l2-1c6 25 19 43 38 55 20 12 47 18 84 18s65-7 86-22 30-35 30-62zM3889 270c0 33 7 59 21 77 13 17 33 26 59 26 21 0 37-4 49-12 13-9 21-19 25-31l1-3 3 1 43 12 3 1-1 3c-18 47-60 72-123 72-44 0-79-14-102-40-23-27-35-67-35-118 0-49 12-88 35-114 23-27 57-40 100-40 88 0 133 54 133 160v6 3h-3-210v-3zM3887 267h210v3h-3v-6c0-104-42-154-127-154-42 0-73 12-96 38-22 25-33 61-33 110 0 51 11 88 33 114 23 25 55 38 98 38 62 0 100-23 118-68l2 1-1 3-43-13 1-2 3 1c-5 13-14 25-27 33-14 9-32 14-53 14-28 0-49-10-64-29-14-19-21-46-21-80v-3zM4044 233c-3-31-11-53-23-67-13-14-31-20-55-20-23 0-41 7-54 23-14 15-21 36-22 64l-3-1v-2h159v2zM4046 235h-159-3v-3c1-28 9-51 23-67 15-16 35-25 59-25 25 0 45 8 59 22 13 15 21 39 24 70v3zM4157 407v-226c0-21 0-44-1-69v-3h3 46 3v3c1 33 2 54 2 60h-3v-2h1v2h-2c8-26 17-44 27-54 11-9 26-14 45-14 7 0 14 1 21 3h2v2 45 4l-3-1c-7-2-15-3-26-3-20 0-34 9-44 25-11 18-16 42-16 74v154 3h-3-49-3zM4160 404h49v3h-2v-154c0-33 5-59 16-77s28-27 49-27c11 0 20 1 27 3l-1 2h-3v-45h3v3c-7-2-13-2-20-2-18 0-31 4-41 13s-18 25-26 50l-1 2h-2-1-3v-3c0-6 0-26-2-60h3v3h-46v-3h2c2 25 2 48 2 69v226h-3zM4460 408c-17 4-34 6-51 6-40 0-61-24-61-69v-197h2v3h-34-3v-3-36-3h3 36v3h-3l15-66v-3h3 32 3v3 66h-3v-3h55 3v3 36 3h-3-55v-3h3v186c0 14 2 23 7 28 4 5 10 8 21 8 7 0 16-1 28-4l4-1v4 36 2zM4456 405v-36h3v3c-12 2-22 3-29 3-11 0-21-3-26-9s-7-17-7-32v-186-3h2 55v3h-3v-36h3v3h-55-2v-3-66h2v3h-32v-3l2 1-14 66-1 2h-2-36v-3h3v36h-3v-3h34 3v3 197c0 43 18 64 56 64 17 0 33-2 49-7l1 3zM4728 326c0 28-11 51-33 66-21 16-52 24-90 24-37 0-66-7-86-19-21-12-34-32-41-58v-3l3-1 43-8 3-1v3c4 15 12 26 25 33s30 10 53 10c25 0 42-3 53-11 11-7 16-17 16-32 0-11-3-19-11-26s-20-12-37-17v-3 3l-36-9 1-3-1 3c-28-8-48-15-60-22-13-7-22-16-29-26-7-11-11-24-11-39 0-27 10-49 30-64 20-14 49-21 86-21 32 0 59 6 79 17 19 12 32 31 37 57l1 3-3 1-44 5h-3v-2c-3-13-10-22-21-28-11-7-27-11-46-11-22 0-38 4-48 10s-14 15-14 28c0 8 1 14 5 19 5 5 10 10 19 13 8 4 26 9 53 16 26 6 45 13 57 18 12 6 21 12 28 19s12 15 16 24c4 10 6 20 6 32zM4722 326c0-11-2-21-5-29-4-9-9-16-15-23-7-6-15-12-26-18-12-5-30-11-56-18l1-2-1 2c-28-6-46-12-55-16-8-3-15-9-20-14-5-6-7-14-7-23 0-14 6-26 17-33s28-10 51-10c20 0 37 3 49 11 12 7 20 18 23 32h-3v-3l44-5 1 3h-3c-5-24-17-42-35-53-19-11-44-17-76-17-37 0-64 7-83 21-18 14-27 33-27 59 0 14 3 26 9 35 7 10 16 18 27 25 12 7 32 14 60 21l35 9c18 5 32 11 40 19s13 18 13 30c0 16-6 29-19 37-12 8-31 12-56 12-23 0-42-4-56-11-13-8-23-20-27-37l3-1v3l-43 9-1-3 3-1c6 25 18 43 38 55 19 12 47 18 83 18 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869 201c0 25-8 44-24 58-16 15-38 22-68 22-27 0-49-6-66-20-16-12-26-31-29-55l36-3c5 32 24 48 59 48 18 0 31-4 41-13 10-8 15-21 15-38 0-15-5-27-17-35-11-8-28-12-49-12h-20v-30h19c19 0 34-4 44-13 11-8 16-20 16-34 0-15-4-26-13-35-8-8-21-12-38-12-15 0-27 4-37 12-9 7-15 18-16 33l-35-3c2-22 11-40 27-52 16-13 37-19 62-19 27 0 48 7 63 19 15 13 23 31 23 53 0 18-5 32-15 43-10 10-24 18-42 22 20 3 36 9 47 21 12 11 17 26 17 43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873 203c0 25-8 46-24 61-17 14-40 21-70 21-28 0-50-7-67-19-17-14-27-33-30-58v-2h2l36-3h2v2c4 31 23 46 57 46 17 0 30-4 40-12 10-9 14-21 14-37 0-15-5-25-16-33s-27-12-48-12h-20-2v-2-30-2h2 19c19 0 33-4 43-12s15-19 15-33-4-25-12-33-20-12-37-12c-15 0-27 3-36 11s-14 18-15 32l-1 2h-2l-34-3h-2v-2c2-23 12-41 28-54 16-12 37-19 63-19 27 0 49 7 64 20 16 13 24 31 24 54 0 18-5 33-15 44s-25 19-44 23v-2h2-2v-2c21 3 37 10 49 21 11 12 17 27 17 45zM1869 203c0-17-5-31-16-42s-26-18-46-20h-2v-2-2h1c19-4 32-11 42-22 9-10 14-24 14-41 0-22-7-39-22-51-15-13-35-19-62-19-25 0-45 6-60 18-16 13-25 29-27 51h-2v-2l35 3v2l-2-1c1-14 7-26 17-34s23-12 38-12c17 0 31 4 40 13s13 21 13 36-6 27-16 36c-11 8-27 13-46 13h-19v-2h2v30h-2v-2h20c22 0 39 4 50 13 12 8 18 21 18 36 0 17-5 31-15 40-11 9-25 13-43 13-35 0-56-17-61-50h2v2l-36 3v-2h2c3 24 12 42 28 55 17 12 38 18 65 18 29 0 51-7 67-20 16-15 23-33 23-58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frame draw:style-name="gr6" draw:text-style-name="P4" draw:layer="layout" svg:width="0.665cm" svg:height="0.78cm" svg:x="27.613cm" svg:y="19.285cm">
          <draw:text-box>
            <text:p text:style-name="P3"><text:span text:style-name="T1">X</text:span></text:p>
          </draw:text-box>
        </draw:frame>
        <draw:path draw:style-name="gr7" draw:text-style-name="P5" draw:layer="layout" svg:width="5.238cm" svg:height="4.238cm" svg:x="2.315cm" svg:y="14.806cm" svg:viewBox="0 0 5239 4239" svg:d="M5239 2566v735c0 76-52 150-146 204l-1272 734-3821-2205v-735l240-138v-613c0-67 12-127 36-175 3-7 8-15 15-23 5-6 14-14 21-18l35-21c6-3 12-8 16-13 5-4 9-8 12-12l4-19-4 1c1 0 3-1 8-3l-4 2 4 975c-5-3-8-6-8-10v-74-872l4-19-4 1c1 0 3-1 8-3 11-5 23-9 35-12 4-1 9-3 15-5s13-5 20-9l36-21c6-3 13-6 18-8 7-2 13-4 17-4 11-1 23-1 35-1 4 1 7 2 8 4 0 2-2 4-8 8l-35 20 38-27-38 27c-6 4-7 6-7 8 0 3 2 4 7 5 12 2 23 5 35 8 3 1 7 1 12 1 4 0 9-1 14-2 4-1 7-2 10-4l35-20c7-4 14-5 19-6 7 0 12 0 16 2 12 4 24 9 36 15 3 2 7 5 7 9 0 3-2 7-7 10l-36 21c-6 3-7 7-7 10 0-3 1-7 7-10l36-21c5-3 7-7 7-10 0-4-4-7-7-9-12-6-24-11-36-15-4-2-9-2-16-2-5 1-12 2-19 6l-35 20c-3 2-6 3-10 4-5 1-10 2-14 2-5 0-9 0-12-1v1086c10 6 26 6 36 0l35-20c7-4 18-6 28-3v-1027c0 3 2 7 7 10v1101c-4-2-7-6-7-10v-74-1027c0 3 2 7 7 10l424-245c-112-66-220-77-300-30l-410 238v-1c-3 2-4 2-4 2 0 0 1 0 4-2 1 0 2-1 4-2l-4 3 39-19-39 19v-1c1 0 2-1 4-2l-4 3 410-238c80-47 188-36 300 30l814 469c55 22 103 49 140 81l142 82c56 33 88 77 88 123v311c50 83 110 163 181 241v-111c7-68 82-128 192-152 111-25 236-9 319 39l1096 632c155 90 298 270 372 471 120 16 242 27 365 35 252 17 441 140 441 286z">
          <text:p/>
        </draw:path>
        <draw:polygon draw:style-name="gr8" draw:text-style-name="P1" draw:layer="layout" svg:width="0cm" svg:height="0cm" svg:x="4.919cm" svg:y="16.897cm" svg:viewBox="0 0 0 0" draw:points="0,0">
          <text:p/>
        </draw:polygon>
        <draw:polygon draw:style-name="gr7" draw:text-style-name="P5" draw:layer="layout" svg:width="3.82cm" svg:height="2.94cm" svg:x="2.315cm" svg:y="16.104cm" svg:viewBox="0 0 3821 2941" draw:points="3821,2941 3821,2207 0,0 0,736">
          <text:p/>
        </draw:polygon>
        <draw:polygon draw:style-name="gr8" draw:text-style-name="P1" draw:layer="layout" svg:width="0cm" svg:height="0cm" svg:x="4.919cm" svg:y="16.897cm" svg:viewBox="0 0 0 0" draw:points="0,0">
          <text:p/>
        </draw:polygon>
        <draw:path draw:style-name="gr7" draw:text-style-name="P5" draw:layer="layout" svg:width="1.608cm" svg:height="1.994cm" svg:x="2.979cm" svg:y="14.864cm" svg:viewBox="0 0 1609 1995" svg:d="M1274 899l52 30c158-6 283-81 283-173 0-46-32-90-88-123l-142-82-140-81-815-470-424 246 36 20c9 6 25 6 35 0-10 6-26 6-35 0v1102c9 5 25 5 35 0l35-21c8-4 19-5 28-3v-1027c0 4 3 7 8 10v1102c-5-3-8-6-8-10v-75-1027c0-4 3-7 8-10l35-21c5-2 7-6 7-10s-2-7-7-10l-35-20c-10-6-26-6-36 0l-35 20 35-20c10-6 26-6 36 0l35 20c5 3 7 6 7 10s-2 8-7 10l-35 21c-5 3-8 6-8 10s3 7 8 10l35 21c10 5 26 5 35 0-9 5-25 5-35 0v1101c10 6 26 6 35 0l36-20c7-4 18-5 28-3v-1027c0 3 2 7 7 10v1102c-5-3-7-7-7-11v-74-1027c0-4 2-8 7-11l35-20c5-3 8-6 8-10s-3-8-8-10l-35-21c-10-5-26-5-35 0l-36 21 36-21c9-5 25-5 35 0l35 21c5 2 8 6 8 10s-3 7-8 10l-35 20c-5 3-7 7-7 11 0 3 2 7 7 10l35 20c10 6 26 6 36 0-10 6-26 6-36 0v1102c10 6 26 6 36 0l35-20c7-5 19-6 28-3v-1028c0 4 3 8 7 10v1102c-4-2-7-6-7-10v-74-1028c0-4 3-7 7-10l36-20c4-3 7-7 7-11 0-3-3-7-7-10l-36-20c-9-6-25-6-35 0l-35 20 35-20c10-6 26-6 35 0l36 20c4 3 7 7 7 10 0 4-3 8-7 11l-36 20c-4 3-7 6-7 10s3 8 7 10l36 21c9 5 25 5 35 0-10 5-26 5-35 0v1102c9 5 25 5 35 0l35-21c8-4 19-5 28-3v-382c0-5 2-11 8-14l35-21c6-3 7-9 7-15 0-8-3-16-7-23-14-25-26-52-35-78-5-15-12-30-18-44-2-5-4-10-6-14-2-5-4-9-6-13-2-3-4-7-6-6l-35 20 35-20c2-1 4 3 6 6 2 4 4 8 6 13 2 4 4 9 6 14 6 14 13 29 18 44 9 26 21 53 35 78 4 7 7 15 7 23 0 6-1 12-7 15l-35 21c-6 3-8 9-8 14 1 8 3 14 8 20v447c-5-3-8-7-8-10v-75-382c1 8 3 14 8 20 11 14 23 28 35 40 3 2 7 5 11 6 6 3 16 4 24-1-8 5-18 4-24 1-4-1-8-4-11-6v427c10 6 26 6 35 0l36-20c7-4 18-6 28-3v-346c0-2 2-6 7-9l35-20c6-4 8-7 8-10s-3-6-8-8c-11-6-23-14-35-22-5-4-10-6-17-7-6 0-12 0-18 3l-36 20 36-20c6-3 12-3 18-3 7 1 12 3 17 7 12 8 24 16 35 22 5 2 8 5 8 8s-2 6-8 10l-35 20c-5 3-7 7-7 9 0 4 3 6 7 7-4-1-7-3-7-7v346 74c0 4 2 8 7 10v-423c12 4 24 5 35 5 5 1 11-1 18-3 5-2 12-5 18-8l35-20c6-4 13-7 18-9 4-1 7-3 10-4v-31c0-10 4-30 4-56s-4-52-4-71v-180-230c0 4 3 8 7 10v1102c-4-3-7-6-7-10v-74-460-31c0-10 4-30 4-56s-4-52-4-71v-180c-3-3-6-5-10-7-5-2-12-3-18 1l-35 20 35-20c6-4 13-3 18-1 4 2 7 4 10 7v-230c0-4 3-7 7-10l36-21c4-2 7-6 7-10s-3-7-7-10l-36-20c-9-6-25-6-35 0l-35 20c-10 6-26 6-36 0v283c5 6 11 10 18 12 5 2 12 3 18 0-6 3-13 2-18 0-7-2-13-6-18-12-11-13-23-25-35-35-4-4-7-8-7-14v-75c-3 0-7 0-10 0-6 1-12 2-18 6l-36 20 36-20c6-4 12-5 18-6 3 0 7 0 10 0v-190c0-3 2-7 7-10l35-20c5-3 8-7 8-10 0-4-3-8-8-11l-35-20c-10-6-26-6-35 0l-36 20c-9 6-25 6-35 0v273c3 1 7 1 11 1 4-1 8-1 13-2 4-1 8-3 11-5-3 2-7 4-11 5-5 1-9 1-13 2-4 0-8 0-11-1-10-2-20-2-30-2-2 3-4 6-5 9-5 9-12 21-18 35-2 5-4 10-6 15-2 6-4 11-6 16-2 4-4 10-6 11l-35 20c-3 3-4 10-4 17 0 4 0 7 1 9 0 3 2 5 3 4-1 1-3-1-3-4-1-2-1-5-1-9 0-7 1-14 4-17l35-20c2-1 4-7 6-11 2-5 4-10 6-16 2-5 4-10 6-15 6-14 13-26 18-35 1-3 3-6 5-9-2 0-4 1-5 1-5 0-7 0-8-1l6 4-6-305c0-4 3-8 8-10l35-21c5-2 7-6 7-10s-2-7-7-10l-35-21c-10-5-26-5-36 0l-35 21 35-21c10-5 26-5 36 0l35 21c5 3 7 6 7 10s-2 8-7 10l-35 21c-5 2-8 6-8 10s3 7 8 10l-2 295 2-3c-5 0-7 0-8-1l6 4-6-305c0 4 3 7 8 10l35 20c10 6 26 6 35 0l36-20c9-6 25-6 35 0l35 20c5 3 8 7 8 11 0 3-3 7-8 10l-35 20c-5 3-7 7-7 10 0 4 2 8 7 11v268c-4-4-7-8-7-14v-75-190c0 4 2 8 7 11l35 20c10 6 26 6 36 0l35-20c10-6 26-6 35 0l36 20c4 3 7 6 7 10s-3 8-7 10l-36 21c-4 3-7 6-7 10s3 8 7 10l36 21c10 5 25 5 35 0-10 5-25 5-35 0v1101c10 6 25 6 35 0l35-20c8-4 19-5 28-3v-1027c0 4 3 7 8 10v1102c-5-3-8-7-8-11v-74-1027c0-4 3-8 8-11l35-20c5-3 7-6 7-10s-2-8-7-10l-35-21c-10-5-26-5-36 0l-35 21 35-21c10-5 26-5 36 0l35 21c5 2 7 6 7 10s-2 7-7 10l-35 20c-5 3-8 7-8 11s3 7 8 10l35 20c10 6 27 6 36 0-9 6-26 6-36 0v1102c10 6 27 6 36 0l36-20c7-5 18-6 28-3l1-1025-1-3c0 2 0 3 1 5v1099-1101l-1 1099c0 2 0 3 1 5v-3l-1-76 1-1025 6-13c-5 3-7 6-7 10l43-30-36 20 36-20c4-3 7-7 7-11 0-3-3-7-7-10l-36-20c-10-6-25-6-35 0l-36 20 36-20c10-6 25-6 35 0l36 20c4 3 7 7 7 10 0 4-3 8-7 11l-36 20c-5 3-7 6-7 10 0 2 0 3 1 5 24 11 50 19 78 25l34-19c10-6 26-6 36 0z">
          <text:p/>
        </draw:path>
        <draw:polygon draw:style-name="gr8" draw:text-style-name="P1" draw:layer="layout" svg:width="0cm" svg:height="0cm" svg:x="4.919cm" svg:y="16.897cm" svg:viewBox="0 0 0 0" draw:points="0,0">
          <text:p/>
        </draw:polygon>
        <draw:path draw:style-name="gr7" draw:text-style-name="P5" draw:layer="layout" svg:width="4.06cm" svg:height="2.38cm" svg:x="2.315cm" svg:y="15.93cm" svg:viewBox="0 0 4061 2381" svg:d="M4061 2242l-32-19c-5-2-8-6-8-10v-74c-9-3-20-2-28 3l-35 20c-10 6-25 6-35 0l-36-20c-4-3-7-7-7-11v-74c-9-2-21-1-28 3l-35 20c-10 6-26 6-36 0l-36-20c-5-3-7-6-7-10v-74c-10-3-21-2-28 2l-36 21c-9 5-25 5-35 0l-35-21c-5-2-8-6-8-10v-75c-9-3-20-1-28 3l-35 21c-10 6-26 6-35 0l-36-21c-4-3-7-7-7-10v-75c-9-2-21-1-28 3l-35 21c-10 5-26 5-36 0l-35-21c-5-2-7-6-7-10v-74c-10-3-21-2-28 3l-36 20c-9 6-25 6-35 0l-35-20c-5-3-8-7-8-11v-74c-9-2-20-1-28 3l-35 20c-10 6-26 6-35 0l-36-20c-4-3-7-6-7-10v-75c-10-2-21-1-28 3l-35 21c-10 5-26 5-36 0l-35-21c-5-2-7-6-7-10v-74c-10-3-21-1-28 3l-36 20c-10 6-25 6-35 0l-35-20c-5-3-8-7-8-10v-75c-9-2-20-1-28 3l-35 21c-10 5-26 5-36 0l-35-21c-5-3-7-6-7-10v-74c-10-3-21-2-28 3l-36 20c-7 4-17 5-26 3-19-13-33-28-44-44v-61l-20-11v-157c-48-3-94-16-128-36-40-23-63-55-63-88 0-63 82-116 191-123v-587c-71-78-131-158-181-241v790c0 92-125 168-283 173l-52-30c-10-5-26-5-36 0l-34 20c-28-6-54-15-78-25-1-2-1-3-1-5l1 2-1-76c-10-3-21-2-28 3l-36 20c-9 6-25 6-35 0l-35-20c-5-3-8-7-8-11v-74c-9-2-20-1-28 3l-35 20c-10 6-25 6-35 0l-36-20c-4-3-7-6-7-10v-74c-9-3-21-2-28 2l-35 21c-10 5-26 5-36 0l-35-21c-5-2-7-6-7-10v-74c-10-3-21-1-28 3l-36 20c-9 6-25 6-35 0l-35-20c-5-3-8-7-8-10v-75c-9-2-20-1-28 3l-35 21c-10 5-26 5-35 0l-36-21c-4-2-7-6-7-10v-74c-9-3-21-2-28 3l-35 20c-10 6-26 6-36 0l-35-20c-5-3-7-7-7-11v-74c-10-2-21-1-28 3l-36 20c-9 6-25 6-35 0l-35-20c-5-3-8-6-8-10v-75c-9-2-20-1-28 3l-35 21c-10 5-26 5-35 0l-36-21c-4-2-7-6-7-10v-74c-10-3-21-1-28 3l-35 20c-10 6-26 6-36 0l-35-20c-5-3-7-7-7-10v-75c-10-2-21-1-28 3l-36 21c-10 5-25 5-35 0l-35-21c-5-3-8-6-8-10v-74c-9-3-20-2-28 3l-35 20c-10 6-26 6-35 0l-36-20-240 138 3821 2207z">
          <text:p/>
        </draw:path>
        <draw:polygon draw:style-name="gr8" draw:text-style-name="P1" draw:layer="layout" svg:width="0cm" svg:height="0cm" svg:x="4.919cm" svg:y="16.897cm" svg:viewBox="0 0 0 0" draw:points="0,0">
          <text:p/>
        </draw:polygon>
        <draw:polygon draw:style-name="gr7" draw:text-style-name="P5" draw:layer="layout" svg:width="1.272cm" svg:height="1.73cm" svg:x="6.135cm" svg:y="17.314cm" svg:viewBox="0 0 1273 1731" draw:points="1273,997 1273,261 664,612 664,0 240,245 240,858 0,997 0,1731">
          <text:p/>
        </draw:polygon>
        <draw:polygon draw:style-name="gr8" draw:text-style-name="P1" draw:layer="layout" svg:width="0cm" svg:height="0cm" svg:x="4.919cm" svg:y="16.897cm" svg:viewBox="0 0 0 0" draw:points="0,0">
          <text:p/>
        </draw:polygon>
        <draw:path draw:style-name="gr7" draw:text-style-name="P5" draw:layer="layout" svg:width="1.607cm" svg:height="0.928cm" svg:x="4.768cm" svg:y="15.897cm" svg:viewBox="0 0 1608 929" svg:d="M1187 849c5 3 7 7 7 11 0 3-2 7-7 10l-35 20c-5 3-8 7-8 10 0 4 3 8 8 11l32 18 424-245-1097-633c-83-48-208-64-319-39-110 24-185 84-192 152l55 32c5 2 7 6 7 10s-2 7-7 10l-35 20c11 16 25 31 44 44 9 2 19 1 26-3l36-20c10-6 25-6 35 0l35 20c5 3 8 7 8 10 0 4-3 8-8 11l-35 20c-5 3-7 6-7 11 0 4 2 8 7 10l35 21c10 5 26 5 36 0l35-21c10-5 26-5 36 0l35 21c5 2 7 6 7 10s-2 7-7 10l-35 21c-5 2-8 6-8 10s3 7 8 10l35 20c10 6 25 6 35 0l36-20c9-6 25-6 35 0l35 20c5 3 8 7 8 11 0 3-3 7-8 10l-35 20c-5 3-7 7-7 10 0 4 2 8 7 11l35 20c10 6 26 6 36 0l35-20c10-6 25-6 35 0l36 20c4 3 7 6 7 10s-3 8-7 10l-36 21c-4 2-7 6-7 10s3 7 7 10l36 21c9 5 25 5 35 0l35-21c10-5 26-5 36 0l35 21c5 2 7 6 7 10s-2 7-7 10l-35 20c-5 3-8 7-8 11 0 3 3 7 8 10l35 20c10 6 26 6 35 0l36-20c9-6 26-6 36 0l35 20c5 3 8 7 8 10 0 4-3 8-8 11l-35 20c-5 3-7 6-7 10s2 8 7 10l35 21c10 5 26 5 36 0l35-21c10-5 26-5 35 0l36 21c4 3 7 6 7 10s-3 8-7 10l-36 21c-4 2-7 6-7 10s3 7 7 10l36 20c9 6 25 6 35 0l35-20c10-6 26-6 36 0z">
          <text:p/>
        </draw:path>
        <draw:polygon draw:style-name="gr8" draw:text-style-name="P1" draw:layer="layout" svg:width="0cm" svg:height="0cm" svg:x="4.919cm" svg:y="16.897cm" svg:viewBox="0 0 0 0" draw:points="0,0">
          <text:p/>
        </draw:polygon>
        <draw:path draw:style-name="gr7" draw:text-style-name="P5" draw:layer="layout" svg:width="0.806cm" svg:height="0.876cm" svg:x="6.747cm" svg:y="17.05cm" svg:viewBox="0 0 807 877" svg:d="M0 0c34 92 52 183 52 265v612l609-351c94-54 146-127 146-204 0-146-189-269-441-286-123-9-245-20-366-36z">
          <text:p/>
        </draw:path>
        <draw:polygon draw:style-name="gr8" draw:text-style-name="P1" draw:layer="layout" svg:width="0cm" svg:height="0cm" svg:x="4.919cm" svg:y="16.897cm" svg:viewBox="0 0 0 0" draw:points="0,0">
          <text:p/>
        </draw:polygon>
        <draw:path draw:style-name="gr7" draw:text-style-name="P5" draw:layer="layout" svg:width="0.848cm" svg:height="0.98cm" svg:x="5.951cm" svg:y="16.579cm" svg:viewBox="0 0 849 981" svg:d="M425 0c155 90 298 270 372 471 34 92 52 183 52 265l-424 245c0-64-11-134-33-206-4-14-7-28-8-42 0-9 2-18 8-22l36-20c6-4 7-13 7-21 0-12-2-23-7-34-11-26-23-51-36-75-3-6-7-12-12-17-3-3-8-6-13-7-3-2-7-1-11 1l-35 21c-4 2-8 2-11 1-5-2-9-4-13-8s-8-9-11-14c-12-18-23-36-36-54-4-6-7-12-7-20 0-5 1-11 7-14l36-21c6-3 7-9 7-14 0-7-3-13-7-19-12-14-24-28-36-42-3-3-6-6-11-8-4-2-8-3-13-3-4 0-7 1-11 2l-35 21c-4 2-8 3-11 2-5 0-9-1-13-2-5-2-9-5-12-8-11-12-23-23-35-33-4-4-7-9-7-14 0-4 1-8 7-12l35-20c6-4 8-8 8-12-1-5-3-9-8-12-11-10-23-18-35-26-3-2-7-4-11-5-6-1-15-2-24 3l-36 21c-6 3-12 4-17 4-7-1-13-2-18-5-1-1-2-1-3-2l425-245-424 246z">
          <text:p/>
        </draw:path>
        <draw:polygon draw:style-name="gr8" draw:text-style-name="P1" draw:layer="layout" svg:width="0cm" svg:height="0cm" svg:x="4.919cm" svg:y="16.897cm" svg:viewBox="0 0 0 0" draw:points="0,0">
          <text:p/>
        </draw:polygon>
        <draw:path draw:style-name="gr7" draw:text-style-name="P5" draw:layer="layout" svg:width="0.283cm" svg:height="1.274cm" svg:x="4.304cm" svg:y="15.619cm" svg:viewBox="0 0 284 1275" svg:d="M0 1275c159-5 284-81 284-173v-790-312c0 92-125 167-284 173z">
          <text:p/>
        </draw:path>
        <draw:polygon draw:style-name="gr8" draw:text-style-name="P1" draw:layer="layout" svg:width="0cm" svg:height="0cm" svg:x="4.919cm" svg:y="16.897cm" svg:viewBox="0 0 0 0" draw:points="0,0">
          <text:p/>
        </draw:polygon>
        <draw:path draw:style-name="gr7" draw:text-style-name="P5" draw:layer="layout" svg:width="0.122cm" svg:height="1.136cm" svg:x="4.182cm" svg:y="15.757cm" svg:viewBox="0 0 123 1137" svg:d="M70 1107l53 30v-1102l-53-30c-10-7-26-7-36 0l-34 19v1103l34-20c10-5 26-5 36 0z">
          <text:p/>
        </draw:path>
        <draw:polygon draw:style-name="gr8" draw:text-style-name="P1" draw:layer="layout" svg:width="0cm" svg:height="0cm" svg:x="4.919cm" svg:y="16.897cm" svg:viewBox="0 0 0 0" draw:points="0,0">
          <text:p/>
        </draw:polygon>
        <draw:path draw:style-name="gr7" draw:text-style-name="P5" draw:layer="layout" svg:width="0.377cm" svg:height="0.5cm" svg:x="5.11cm" svg:y="16.656cm" svg:viewBox="0 0 378 501" svg:d="M314 486l36-21c6-3 13-6 18-9 4-2 7-3 10-5v-313c-3-3-6-6-10-8-5-2-12-3-18 0l-36 20c-6 4-12 2-18 0-7-3-13-8-17-14-12-14-23-27-36-39-4-4-7-9-7-15v-81c-3-1-7-1-11-1-5 1-11 2-17 5l-35 21c-9 4-18 5-24 5-5 0-9 0-12-1-12-3-24-5-35-5-4 0-7-1-7-2-4 4-7 8-11 13-5 6-11 13-17 17l-36 21c-5 4-13 12-18 23-8 15-13 35-13 60s5 49 13 64c5 11 13 17 18 14l36-20c6-3 12 3 17 9 7 8 13 18 18 29 10 22 22 44 35 65 4 7 7 14 8 21 0 6-2 11-8 15l-35 20c-6 3-7 9-7 14 0 7 2 13 7 18 11 13 23 25 35 36 3 2 7 4 12 6 6 2 15 2 24-2l35-20c6-4 12-4 17-4 7 1 13 3 18 6 12 7 24 14 36 19 4 2 7 4 7 7s-2 6-7 9l-36 21c-5 3-7 6-7 8 0 4 3 6 7 6 13 3 24 3 36 2 4-1 10-3 17-6 6-2 12-5 18-8z">
          <text:p/>
        </draw:path>
        <draw:polygon draw:style-name="gr8" draw:text-style-name="P1" draw:layer="layout" svg:width="0cm" svg:height="0cm" svg:x="4.919cm" svg:y="16.897cm" svg:viewBox="0 0 0 0" draw:points="0,0">
          <text:p/>
        </draw:polygon>
        <draw:path draw:style-name="gr7" draw:text-style-name="P5" draw:layer="layout" svg:width="0.149cm" svg:height="1.13cm" svg:x="5.954cm" svg:y="16.802cm" svg:viewBox="0 0 150 1131" svg:d="M35 25l37-21c9-5 18-4 24-3 4 1 8 3 11 5 12 8 24 16 35 26 5 3 7 7 8 12 0 4-2 8-8 12l-35 20c-6 4-7 8-7 12v1016c-10-3-21-2-28 2l-37 21c-9 5-25 5-35 0v-1103c5 3 11 4 18 5 5 0 11-1 17-4z">
          <text:p/>
        </draw:path>
        <draw:polygon draw:style-name="gr8" draw:text-style-name="P1" draw:layer="layout" svg:width="0cm" svg:height="0cm" svg:x="4.919cm" svg:y="16.897cm" svg:viewBox="0 0 0 0" draw:points="0,0">
          <text:p/>
        </draw:polygon>
        <draw:path draw:style-name="gr7" draw:text-style-name="P5" draw:layer="layout" svg:width="0.148cm" svg:height="1.131cm" svg:x="5.813cm" svg:y="16.72cm" svg:viewBox="0 0 149 1132" svg:d="M142 25c5 3 7 7 7 11 0 3-2 7-7 10l-35 20c-5 3-8 7-8 10v1029c-9-3-20-1-28 3l-35 20c-11 6-27 6-36 0v-1103c9 6 25 6 36 0l35-20c10-7 26-7 36 0z">
          <text:p/>
        </draw:path>
        <draw:polygon draw:style-name="gr8" draw:text-style-name="P1" draw:layer="layout" svg:width="0cm" svg:height="0cm" svg:x="4.919cm" svg:y="16.897cm" svg:viewBox="0 0 0 0" draw:points="0,0">
          <text:p/>
        </draw:polygon>
        <draw:path draw:style-name="gr7" draw:text-style-name="P5" draw:layer="layout" svg:width="0.149cm" svg:height="1.131cm" svg:x="5.671cm" svg:y="16.638cm" svg:viewBox="0 0 150 1132" svg:d="M143 25c4 3 7 6 7 10s-3 8-7 10l-36 21c-4 2-7 6-7 10v1028c-9-2-21-1-28 3l-35 21c-11 5-27 5-37 0v-1103c10 5 26 5 37 0l35-21c10-5 26-5 35 0z">
          <text:p/>
        </draw:path>
        <draw:polygon draw:style-name="gr8" draw:text-style-name="P1" draw:layer="layout" svg:width="0cm" svg:height="0cm" svg:x="4.919cm" svg:y="16.897cm" svg:viewBox="0 0 0 0" draw:points="0,0">
          <text:p/>
        </draw:polygon>
        <draw:path draw:style-name="gr7" draw:text-style-name="P5" draw:layer="layout" svg:width="0.149cm" svg:height="1.131cm" svg:x="5.53cm" svg:y="16.557cm" svg:viewBox="0 0 150 1132" svg:d="M142 25c5 3 8 7 8 10 0 4-3 8-8 11l-35 20c-5 3-7 6-7 10v1029c-10-3-21-2-28 3l-36 20c-9 6-26 6-36 0v-1103c10 6 27 6 36 0l36-20c9-7 25-7 35 0z">
          <text:p/>
        </draw:path>
        <draw:polygon draw:style-name="gr8" draw:text-style-name="P1" draw:layer="layout" svg:width="0cm" svg:height="0cm" svg:x="4.919cm" svg:y="16.897cm" svg:viewBox="0 0 0 0" draw:points="0,0">
          <text:p/>
        </draw:polygon>
        <draw:path draw:style-name="gr7" draw:text-style-name="P5" draw:layer="layout" svg:width="0.149cm" svg:height="1.131cm" svg:x="4.964cm" svg:y="16.23cm" svg:viewBox="0 0 150 1132" svg:d="M143 25c5 2 7 6 7 10s-2 7-7 10l-36 21c-5 2-8 6-8 10v1028c-9-2-20-1-28 3l-35 21c-10 5-26 5-36 0v-1103c10 5 26 5 36 0l35-21c10-5 26-5 36 0z">
          <text:p/>
        </draw:path>
        <draw:polygon draw:style-name="gr8" draw:text-style-name="P1" draw:layer="layout" svg:width="0cm" svg:height="0cm" svg:x="4.919cm" svg:y="16.897cm" svg:viewBox="0 0 0 0" draw:points="0,0">
          <text:p/>
        </draw:polygon>
        <draw:path draw:style-name="gr7" draw:text-style-name="P5" draw:layer="layout" svg:width="0.149cm" svg:height="1.092cm" svg:x="6.095cm" svg:y="16.922cm" svg:viewBox="0 0 150 1093" svg:d="M36 23l36-21c4-1 7-2 11-2 5 0 9 1 13 3 5 2 8 5 11 8 12 14 24 28 36 42 4 6 7 12 7 19 0 5-1 11-7 14l-36 21c-6 3-7 9-7 14v943c-9-2-21-1-28 3l-36 21c-10 6-26 6-36 0v-1073c3 3 7 6 12 8 4 1 8 2 13 2 3 1 7 0 11-2z">
          <text:p/>
        </draw:path>
        <draw:polygon draw:style-name="gr8" draw:text-style-name="P1" draw:layer="layout" svg:width="0cm" svg:height="0cm" svg:x="4.919cm" svg:y="16.897cm" svg:viewBox="0 0 0 0" draw:points="0,0">
          <text:p/>
        </draw:polygon>
        <draw:path draw:style-name="gr7" draw:text-style-name="P5" draw:layer="layout" svg:width="0.146cm" svg:height="0.939cm" svg:x="7.407cm" svg:y="17.371cm" svg:viewBox="0 0 147 940" svg:d="M0 940v-736c94-54 147-127 147-204v735c0 76-53 150-147 205z">
          <text:p/>
        </draw:path>
        <draw:polygon draw:style-name="gr8" draw:text-style-name="P1" draw:layer="layout" svg:width="0cm" svg:height="0cm" svg:x="4.919cm" svg:y="16.897cm" svg:viewBox="0 0 0 0" draw:points="0,0">
          <text:p/>
        </draw:polygon>
        <draw:path draw:style-name="gr7" draw:text-style-name="P5" draw:layer="layout" svg:width="0.149cm" svg:height="1.062cm" svg:x="2.732cm" svg:y="15.01cm" svg:viewBox="0 0 150 1063" svg:d="M100 1035l1-994-1 994c-10-2-21-1-28 3l-36 21c-10 5-25 5-36 0v-1011c4-1 10-3 16-5s13-5 20-9l36-21c6-3 13-6 18-8 7-2 13-4 17-4 11-1 23-1 35-1 4 1 7 2 8 4 0 2-2 4-8 8l-35 20 38-27-38 27c-6 4-7 6-7 8z">
          <text:p/>
        </draw:path>
        <draw:polygon draw:style-name="gr8" draw:text-style-name="P1" draw:layer="layout" svg:width="0cm" svg:height="0cm" svg:x="4.919cm" svg:y="16.897cm" svg:viewBox="0 0 0 0" draw:points="0,0">
          <text:p/>
        </draw:polygon>
        <draw:path draw:style-name="gr7" draw:text-style-name="P5" draw:layer="layout" svg:width="0.14cm" svg:height="1.131cm" svg:x="4.832cm" svg:y="16.149cm" svg:viewBox="0 0 141 1132" svg:d="M132 25c5 3 9 7 9 10 0 4-4 8-9 11l-35 20c-5 3-7 6-7 10v1029c-10-3-21-2-28 3l-36 20c-7 4-17 5-26 3v-1103c9 2 19 1 26-3l36-20c10-7 25-7 35 0z">
          <text:p/>
        </draw:path>
        <draw:polygon draw:style-name="gr8" draw:text-style-name="P1" draw:layer="layout" svg:width="0cm" svg:height="0cm" svg:x="4.919cm" svg:y="16.897cm" svg:viewBox="0 0 0 0" draw:points="0,0">
          <text:p/>
        </draw:polygon>
        <draw:path draw:style-name="gr7" draw:text-style-name="P5" draw:layer="layout" svg:width="0.149cm" svg:height="1.131cm" svg:x="5.106cm" svg:y="16.312cm" svg:viewBox="0 0 150 1132" svg:d="M141 663c4 7 8 14 9 21 0 6-3 11-9 15l-35 20c-6 3-7 9-7 14v372c-10-3-21-1-28 3l-36 20c-10 6-25 6-35 0v-1103c10 6 25 6 35 0l36-20c9-7 25-7 35 0l35 20c5 3 9 7 9 11 0 3-4 7-9 10l-35 20c-5 3-7 7-7 11v292c-4 4-7 8-11 13-5 6-11 13-17 17l-36 20c-5 4-13 12-18 23-8 15-13 35-13 60s5 49 13 64c5 11 13 17 18 14l36-20c6-3 12 3 17 9 7 8 13 18 18 29 10 22 22 44 35 65z">
          <text:p/>
        </draw:path>
        <draw:polygon draw:style-name="gr8" draw:text-style-name="P1" draw:layer="layout" svg:width="0cm" svg:height="0cm" svg:x="4.919cm" svg:y="16.897cm" svg:viewBox="0 0 0 0" draw:points="0,0">
          <text:p/>
        </draw:polygon>
        <draw:path draw:style-name="gr7" draw:text-style-name="P5" draw:layer="layout" svg:width="0.148cm" svg:height="0.981cm" svg:x="6.237cm" svg:y="17.115cm" svg:viewBox="0 0 149 982" svg:d="M35 22l36-20c4-2 8-3 11-1 5 1 10 4 13 7 5 5 9 10 12 16 13 25 24 50 35 76 5 11 7 22 7 34 0 8-1 17-7 21l-35 20c-6 4-8 13-8 22v757c-9-3-20-2-28 3l-36 20c-10 6-25 6-35 0v-975c3 5 7 10 11 14 4 3 8 5 13 7 3 1 7 1 11-1z">
          <text:p/>
        </draw:path>
        <draw:polygon draw:style-name="gr8" draw:text-style-name="P1" draw:layer="layout" svg:width="0cm" svg:height="0cm" svg:x="4.919cm" svg:y="16.897cm" svg:viewBox="0 0 0 0" draw:points="0,0">
          <text:p/>
        </draw:polygon>
        <draw:path draw:style-name="gr7" draw:text-style-name="P5" draw:layer="layout" svg:width="0.078cm" svg:height="1.127cm" svg:x="4.104cm" svg:y="15.756cm" svg:viewBox="0 0 79 1128" svg:d="M0 1103c24 10 50 19 79 25v-1103c-29-6-55-14-79-25z">
          <text:p/>
        </draw:path>
        <draw:polygon draw:style-name="gr8" draw:text-style-name="P1" draw:layer="layout" svg:width="0cm" svg:height="0cm" svg:x="4.919cm" svg:y="16.897cm" svg:viewBox="0 0 0 0" draw:points="0,0">
          <text:p/>
        </draw:polygon>
        <draw:path draw:style-name="gr7" draw:text-style-name="P5" draw:layer="layout" svg:width="0.429cm" svg:height="0.248cm" svg:x="6.839cm" svg:y="17.247cm" svg:viewBox="0 0 430 249" svg:d="M430 124c0 51-52 97-132 116-82 19-174 8-235-27-41-23-63-56-63-89 0-68 96-124 215-124s215 56 215 124z">
          <text:p/>
        </draw:path>
        <draw:polygon draw:style-name="gr8" draw:text-style-name="P1" draw:layer="layout" svg:width="0cm" svg:height="0cm" svg:x="4.919cm" svg:y="16.897cm" svg:viewBox="0 0 0 0" draw:points="0,0">
          <text:p/>
        </draw:polygon>
        <draw:path draw:style-name="gr7" draw:text-style-name="P5" draw:layer="layout" svg:width="0.098cm" svg:height="0.9cm" svg:x="2.591cm" svg:y="15.091cm" svg:viewBox="0 0 99 901" svg:d="M99 873v-873c-3 4-7 8-12 12-4 5-10 10-16 13l-35 21c-7 4-15 12-20 18-7 8-13 16-16 23v809c10 6 26 6 36 0l35-20c8-5 19-6 28-3z">
          <text:p/>
        </draw:path>
        <draw:polygon draw:style-name="gr8" draw:text-style-name="P1" draw:layer="layout" svg:width="0cm" svg:height="0cm" svg:x="4.919cm" svg:y="16.897cm" svg:viewBox="0 0 0 0" draw:points="0,0">
          <text:p/>
        </draw:polygon>
        <draw:path draw:style-name="gr7" draw:text-style-name="P5" draw:layer="layout" svg:width="0.044cm" svg:height="1.146cm" svg:x="4.788cm" svg:y="16.132cm" svg:viewBox="0 0 45 1147" svg:d="M0 1103c12 16 26 31 45 44v-1103c-19-13-33-28-45-44v1042z">
          <text:p/>
        </draw:path>
        <draw:polygon draw:style-name="gr8" draw:text-style-name="P1" draw:layer="layout" svg:width="0cm" svg:height="0cm" svg:x="4.919cm" svg:y="16.897cm" svg:viewBox="0 0 0 0" draw:points="0,0">
          <text:p/>
        </draw:polygon>
        <draw:path draw:style-name="gr7" draw:text-style-name="P5" draw:layer="layout" svg:width="0.098cm" svg:height="0.5cm" svg:x="5.389cm" svg:y="17.106cm" svg:viewBox="0 0 99 501" svg:d="M71 476c8-4 19-5 28-3v-473c-3 2-6 3-10 5-5 3-12 6-18 9l-36 21c-6 3-12 6-18 8-7 3-13 5-17 6v447c9 6 25 6 35 0z">
          <text:p/>
        </draw:path>
        <draw:polygon draw:style-name="gr8" draw:text-style-name="P1" draw:layer="layout" svg:width="0cm" svg:height="0cm" svg:x="4.919cm" svg:y="16.897cm" svg:viewBox="0 0 0 0" draw:points="0,0">
          <text:p/>
        </draw:polygon>
        <draw:path draw:style-name="gr7" draw:text-style-name="P5" draw:layer="layout" svg:width="0.099cm" svg:height="0.487cm" svg:x="3.721cm" svg:y="16.156cm" svg:viewBox="0 0 100 488" svg:d="M100 461v-461c-3 1-6 3-10 4-5 2-12 5-18 9l-36 20c-6 3-13 6-18 8-7 2-13 4-18 3v440c10 5 26 5 36 0l36-21c7-4 19-5 28-2z">
          <text:p/>
        </draw:path>
        <draw:polygon draw:style-name="gr8" draw:text-style-name="P1" draw:layer="layout" svg:width="0cm" svg:height="0cm" svg:x="4.919cm" svg:y="16.897cm" svg:viewBox="0 0 0 0" draw:points="0,0">
          <text:p/>
        </draw:polygon>
        <draw:path draw:style-name="gr7" draw:text-style-name="P5" draw:layer="layout" svg:width="0.149cm" svg:height="0.447cm" svg:x="5.247cm" svg:y="17.077cm" svg:viewBox="0 0 150 448" svg:d="M100 420l2-348-30 351c7-4 18-5 28-3l-28 3-35 21c-10 5-26 5-37 0v-424c3 2 8 4 13 6 6 2 15 2 24-2l35-20c6-4 12-4 17-4 7 1 13 3 18 6 12 7 24 14 36 19 4 2 7 4 7 7s-2 6-7 9l-36 21c-5 3-7 6-7 8z">
          <text:p/>
        </draw:path>
        <draw:polygon draw:style-name="gr8" draw:text-style-name="P1" draw:layer="layout" svg:width="0cm" svg:height="0cm" svg:x="4.919cm" svg:y="16.897cm" svg:viewBox="0 0 0 0" draw:points="0,0">
          <text:p/>
        </draw:polygon>
        <draw:polygon draw:style-name="gr7" draw:text-style-name="P5" draw:layer="layout" svg:width="0.036cm" svg:height="1.122cm" svg:x="3.827cm" svg:y="15.598cm" svg:viewBox="0 0 37 1123" draw:points="0,0 37,21 37,1123 0,1103">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5.495cm" svg:y="16.561cm" svg:viewBox="0 0 36 1123" draw:points="36,20 36,1123 0,1103 0,0">
          <text:p/>
        </draw:polygon>
        <draw:polygon draw:style-name="gr8" draw:text-style-name="P1" draw:layer="layout" svg:width="0cm" svg:height="0cm" svg:x="4.919cm" svg:y="16.897cm" svg:viewBox="0 0 0 0" draw:points="0,0">
          <text:p/>
        </draw:polygon>
        <draw:polygon draw:style-name="gr7" draw:text-style-name="P5" draw:layer="layout" svg:width="0.035cm" svg:height="1.123cm" svg:x="4.929cm" svg:y="16.234cm" svg:viewBox="0 0 36 1124" draw:points="36,21 36,1124 0,1103 0,0">
          <text:p/>
        </draw:polygon>
        <draw:polygon draw:style-name="gr8" draw:text-style-name="P1" draw:layer="layout" svg:width="0cm" svg:height="0cm" svg:x="4.919cm" svg:y="16.897cm" svg:viewBox="0 0 0 0" draw:points="0,0">
          <text:p/>
        </draw:polygon>
        <draw:polygon draw:style-name="gr7" draw:text-style-name="P5" draw:layer="layout" svg:width="0.035cm" svg:height="1.123cm" svg:x="5.636cm" svg:y="16.642cm" svg:viewBox="0 0 36 1124" draw:points="36,21 36,1124 0,1103 0,0">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3.969cm" svg:y="15.68cm" svg:viewBox="0 0 36 1123" draw:points="0,0 36,20 36,1123 0,1103">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3.121cm" svg:y="15.19cm" svg:viewBox="0 0 36 1123" draw:points="0,0 36,21 36,1123 0,1103">
          <text:p/>
        </draw:polygon>
        <draw:polygon draw:style-name="gr8" draw:text-style-name="P1" draw:layer="layout" svg:width="0cm" svg:height="0cm" svg:x="4.919cm" svg:y="16.897cm" svg:viewBox="0 0 0 0" draw:points="0,0">
          <text:p/>
        </draw:polygon>
        <draw:polygon draw:style-name="gr7" draw:text-style-name="P5" draw:layer="layout" svg:width="0.036cm" svg:height="1.123cm" svg:x="3.403cm" svg:y="15.353cm" svg:viewBox="0 0 37 1124" draw:points="0,0 37,21 37,1124 0,1103">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3.262cm" svg:y="15.272cm" svg:viewBox="0 0 36 1123" draw:points="0,0 36,20 36,1123 0,1103">
          <text:p/>
        </draw:polygon>
        <draw:polygon draw:style-name="gr8" draw:text-style-name="P1" draw:layer="layout" svg:width="0cm" svg:height="0cm" svg:x="4.919cm" svg:y="16.897cm" svg:viewBox="0 0 0 0" draw:points="0,0">
          <text:p/>
        </draw:polygon>
        <draw:polygon draw:style-name="gr7" draw:text-style-name="P5" draw:layer="layout" svg:width="0.035cm" svg:height="1.122cm" svg:x="5.071cm" svg:y="16.316cm" svg:viewBox="0 0 36 1123" draw:points="36,20 36,1123 0,1103 0,0">
          <text:p/>
        </draw:polygon>
        <draw:polygon draw:style-name="gr8" draw:text-style-name="P1" draw:layer="layout" svg:width="0cm" svg:height="0cm" svg:x="4.919cm" svg:y="16.897cm" svg:viewBox="0 0 0 0" draw:points="0,0">
          <text:p/>
        </draw:polygon>
        <draw:polygon draw:style-name="gr7" draw:text-style-name="P5" draw:layer="layout" svg:width="0.036cm" svg:height="1.122cm" svg:x="5.777cm" svg:y="16.724cm" svg:viewBox="0 0 37 1123" draw:points="37,20 37,1123 0,1103 0,0">
          <text:p/>
        </draw:polygon>
        <draw:polygon draw:style-name="gr8" draw:text-style-name="P1" draw:layer="layout" svg:width="0cm" svg:height="0cm" svg:x="4.919cm" svg:y="16.897cm" svg:viewBox="0 0 0 0" draw:points="0,0">
          <text:p/>
        </draw:polygon>
        <draw:polygon draw:style-name="gr7" draw:text-style-name="P5" draw:layer="layout" svg:width="0.036cm" svg:height="1.122cm" svg:x="2.979cm" svg:y="15.109cm" svg:viewBox="0 0 37 1123" draw:points="0,0 37,20 37,1123 0,1102">
          <text:p/>
        </draw:polygon>
        <draw:polygon draw:style-name="gr8" draw:text-style-name="P1" draw:layer="layout" svg:width="0cm" svg:height="0cm" svg:x="4.919cm" svg:y="16.897cm" svg:viewBox="0 0 0 0" draw:points="0,0">
          <text:p/>
        </draw:polygon>
        <draw:path draw:style-name="gr7" draw:text-style-name="P5" draw:layer="layout" svg:width="0.035cm" svg:height="1.122cm" svg:x="5.919cm" svg:y="16.806cm" svg:viewBox="0 0 36 1123" svg:d="M33 18c1 1 2 1 3 2v1103l-36-21v-1102z">
          <text:p/>
        </draw:path>
        <draw:polygon draw:style-name="gr8" draw:text-style-name="P1" draw:layer="layout" svg:width="0cm" svg:height="0cm" svg:x="4.919cm" svg:y="16.897cm" svg:viewBox="0 0 0 0" draw:points="0,0">
          <text:p/>
        </draw:polygon>
        <draw:path draw:style-name="gr7" draw:text-style-name="P5" draw:layer="layout" svg:width="0.035cm" svg:height="1.094cm" svg:x="2.838cm" svg:y="15.055cm" svg:viewBox="0 0 36 1095" svg:d="M0 0c12 2 24 5 36 8v1087l-36-20z">
          <text:p/>
        </draw:path>
        <draw:polygon draw:style-name="gr8" draw:text-style-name="P1" draw:layer="layout" svg:width="0cm" svg:height="0cm" svg:x="4.919cm" svg:y="16.897cm" svg:viewBox="0 0 0 0" draw:points="0,0">
          <text:p/>
        </draw:polygon>
        <draw:path draw:style-name="gr7" draw:text-style-name="P5" draw:layer="layout" svg:width="0.035cm" svg:height="1.105cm" svg:x="6.06cm" svg:y="16.904cm" svg:viewBox="0 0 36 1106" svg:d="M0 0c12 10 25 21 36 33v1073l-36-20z">
          <text:p/>
        </draw:path>
        <draw:polygon draw:style-name="gr8" draw:text-style-name="P1" draw:layer="layout" svg:width="0cm" svg:height="0cm" svg:x="4.919cm" svg:y="16.897cm" svg:viewBox="0 0 0 0" draw:points="0,0">
          <text:p/>
        </draw:polygon>
        <draw:path draw:style-name="gr7" draw:text-style-name="P5" draw:layer="layout" svg:width="0.191cm" svg:height="0.247cm" svg:x="4.577cm" svg:y="16.758cm" svg:viewBox="0 0 192 248" svg:d="M192 248v-248c-110 7-192 60-192 124 0 33 23 65 63 88 34 20 81 33 129 36z">
          <text:p/>
        </draw:path>
        <draw:polygon draw:style-name="gr8" draw:text-style-name="P1" draw:layer="layout" svg:width="0cm" svg:height="0cm" svg:x="4.919cm" svg:y="16.897cm" svg:viewBox="0 0 0 0" draw:points="0,0">
          <text:p/>
        </draw:polygon>
        <draw:path draw:style-name="gr7" draw:text-style-name="P5" draw:layer="layout" svg:width="0.035cm" svg:height="1.01cm" svg:x="2.697cm" svg:y="15.058cm" svg:viewBox="0 0 36 1011" svg:d="M0 12c11-5 24-9 36-12v1011l-36-21z">
          <text:p/>
        </draw:path>
        <draw:polygon draw:style-name="gr8" draw:text-style-name="P1" draw:layer="layout" svg:width="0cm" svg:height="0cm" svg:x="4.919cm" svg:y="16.897cm" svg:viewBox="0 0 0 0" draw:points="0,0">
          <text:p/>
        </draw:polygon>
        <draw:path draw:style-name="gr7" draw:text-style-name="P5" draw:layer="layout" svg:width="0.036cm" svg:height="1.028cm" svg:x="6.201cm" svg:y="17.063cm" svg:viewBox="0 0 37 1029" svg:d="M0 0c14 18 25 36 37 54v975l-37-20z">
          <text:p/>
        </draw:path>
        <draw:polygon draw:style-name="gr8" draw:text-style-name="P1" draw:layer="layout" svg:width="0cm" svg:height="0cm" svg:x="4.919cm" svg:y="16.897cm" svg:viewBox="0 0 0 0" draw:points="0,0">
          <text:p/>
        </draw:polygon>
        <draw:path draw:style-name="gr7" draw:text-style-name="P5" draw:layer="layout" svg:width="0.148cm" svg:height="0.332cm" svg:x="5.389cm" svg:y="16.475cm" svg:viewBox="0 0 149 333" svg:d="M142 25c5 2 7 6 7 10s-2 7-7 10l-35 20c-5 3-8 7-8 11v243c-3-3-6-6-10-8-5-2-12-3-18 0l-35 20c-6 4-12 2-18 0-8-3-14-8-18-14v-292c9 5 26 5 36 0l35-21c10-5 26-5 36 0z">
          <text:p/>
        </draw:path>
        <draw:polygon draw:style-name="gr8" draw:text-style-name="P1" draw:layer="layout" svg:width="0cm" svg:height="0cm" svg:x="4.919cm" svg:y="16.897cm" svg:viewBox="0 0 0 0" draw:points="0,0">
          <text:p/>
        </draw:polygon>
        <draw:path draw:style-name="gr7" draw:text-style-name="P5" draw:layer="layout" svg:width="0.149cm" svg:height="0.294cm" svg:x="5.247cm" svg:y="16.393cm" svg:viewBox="0 0 150 295" svg:d="M143 25c4 3 7 6 7 10s-3 8-7 10l-36 21c-4 2-7 6-7 10v189c-3-1-7-1-11-1-5 1-11 2-17 5l-35 21c-9 4-18 5-24 5-5 0-10 0-13-1v-269c11 6 27 6 37 0l35-20c10-7 25-7 35 0z">
          <text:p/>
        </draw:path>
        <draw:polygon draw:style-name="gr8" draw:text-style-name="P1" draw:layer="layout" svg:width="0cm" svg:height="0cm" svg:x="4.919cm" svg:y="16.897cm" svg:viewBox="0 0 0 0" draw:points="0,0">
          <text:p/>
        </draw:polygon>
        <draw:path draw:style-name="gr7" draw:text-style-name="P5" draw:layer="layout" svg:width="0.036cm" svg:height="0.808cm" svg:x="2.555cm" svg:y="15.178cm" svg:viewBox="0 0 37 809" svg:d="M0 175c0-67 12-127 37-175v809l-37-20z">
          <text:p/>
        </draw:path>
        <draw:polygon draw:style-name="gr8" draw:text-style-name="P1" draw:layer="layout" svg:width="0cm" svg:height="0cm" svg:x="4.919cm" svg:y="16.897cm" svg:viewBox="0 0 0 0" draw:points="0,0">
          <text:p/>
        </draw:polygon>
        <draw:path draw:style-name="gr7" draw:text-style-name="P5" draw:layer="layout" svg:width="0.032cm" svg:height="0.818cm" svg:x="6.343cm" svg:y="17.353cm" svg:viewBox="0 0 33 819" svg:d="M0 0c22 72 33 142 33 206v613l-33-19z">
          <text:p/>
        </draw:path>
        <draw:polygon draw:style-name="gr8" draw:text-style-name="P1" draw:layer="layout" svg:width="0cm" svg:height="0cm" svg:x="4.919cm" svg:y="16.897cm" svg:viewBox="0 0 0 0" draw:points="0,0">
          <text:p/>
        </draw:polygon>
        <draw:path draw:style-name="gr7" draw:text-style-name="P5" draw:layer="layout" svg:width="0.062cm" svg:height="1.113cm" svg:x="4.768cm" svg:y="16.06cm" svg:viewBox="0 0 63 1114" svg:d="M56 32c5 2 7 6 7 10s-2 7-7 10l-36 20v1042l-20-11v-157-247-587-112z">
          <text:p/>
        </draw:path>
        <draw:polygon draw:style-name="gr8" draw:text-style-name="P1" draw:layer="layout" svg:width="0cm" svg:height="0cm" svg:x="4.919cm" svg:y="16.897cm" svg:viewBox="0 0 0 0" draw:points="0,0">
          <text:p/>
        </draw:polygon>
        <draw:path draw:style-name="gr7" draw:text-style-name="P5" draw:layer="layout" svg:width="0.035cm" svg:height="0.467cm" svg:x="3.545cm" svg:y="16.09cm" svg:viewBox="0 0 36 468" svg:d="M36 41v427l-36-20v-448c12 14 24 29 36 41z">
          <text:p/>
        </draw:path>
        <draw:polygon draw:style-name="gr8" draw:text-style-name="P1" draw:layer="layout" svg:width="0cm" svg:height="0cm" svg:x="4.919cm" svg:y="16.897cm" svg:viewBox="0 0 0 0" draw:points="0,0">
          <text:p/>
        </draw:polygon>
        <draw:path draw:style-name="gr7" draw:text-style-name="P5" draw:layer="layout" svg:width="0.036cm" svg:height="0.448cm" svg:x="5.353cm" svg:y="17.153cm" svg:viewBox="0 0 37 449" svg:d="M37 2v447l-37-20v-429c13 3 25 3 37 2z">
          <text:p/>
        </draw:path>
        <draw:polygon draw:style-name="gr8" draw:text-style-name="P1" draw:layer="layout" svg:width="0cm" svg:height="0cm" svg:x="4.919cm" svg:y="16.897cm" svg:viewBox="0 0 0 0" draw:points="0,0">
          <text:p/>
        </draw:polygon>
        <draw:path draw:style-name="gr7" draw:text-style-name="P5" draw:layer="layout" svg:width="0.035cm" svg:height="0.444cm" svg:x="3.686cm" svg:y="16.195cm" svg:viewBox="0 0 36 445" svg:d="M36 5v440l-36-21v-424c13 4 25 5 36 5z">
          <text:p/>
        </draw:path>
        <draw:polygon draw:style-name="gr8" draw:text-style-name="P1" draw:layer="layout" svg:width="0cm" svg:height="0cm" svg:x="4.919cm" svg:y="16.897cm" svg:viewBox="0 0 0 0" draw:points="0,0">
          <text:p/>
        </draw:polygon>
        <draw:path draw:style-name="gr7" draw:text-style-name="P5" draw:layer="layout" svg:width="0.035cm" svg:height="0.459cm" svg:x="5.212cm" svg:y="17.061cm" svg:viewBox="0 0 36 460" svg:d="M36 36v424l-36-21v-439c11 13 24 25 36 36z">
          <text:p/>
        </draw:path>
        <draw:polygon draw:style-name="gr8" draw:text-style-name="P1" draw:layer="layout" svg:width="0cm" svg:height="0cm" svg:x="4.919cm" svg:y="16.897cm" svg:viewBox="0 0 0 0" draw:points="0,0">
          <text:p/>
        </draw:polygon>
        <draw:path draw:style-name="gr7" draw:text-style-name="P5" draw:layer="layout" svg:width="0.036cm" svg:height="0.312cm" svg:x="5.353cm" svg:y="16.479cm" svg:viewBox="0 0 37 313" svg:d="M37 21v292c-12-14-24-27-37-39v-274z">
          <text:p/>
        </draw:path>
        <draw:polygon draw:style-name="gr8" draw:text-style-name="P1" draw:layer="layout" svg:width="0cm" svg:height="0cm" svg:x="4.919cm" svg:y="16.897cm" svg:viewBox="0 0 0 0" draw:points="0,0">
          <text:p/>
        </draw:polygon>
        <draw:path draw:style-name="gr7" draw:text-style-name="P5" draw:layer="layout" svg:width="0.035cm" svg:height="0.293cm" svg:x="3.545cm" svg:y="15.435cm" svg:viewBox="0 0 36 294" svg:d="M0 0l36 20v274c-10-2-20-2-31-2-2 0-4 1-5 1v-293l2 292z">
          <text:p/>
        </draw:path>
        <draw:polygon draw:style-name="gr8" draw:text-style-name="P1" draw:layer="layout" svg:width="0cm" svg:height="0cm" svg:x="4.919cm" svg:y="16.897cm" svg:viewBox="0 0 0 0" draw:points="0,0">
          <text:p/>
        </draw:polygon>
        <draw:path draw:style-name="gr7" draw:text-style-name="P5" draw:layer="layout" svg:width="0.035cm" svg:height="0.288cm" svg:x="5.212cm" svg:y="16.398cm" svg:viewBox="0 0 36 289" svg:d="M36 20v269c-12-3-25-5-36-5v-284z">
          <text:p/>
        </draw:path>
        <draw:polygon draw:style-name="gr8" draw:text-style-name="P1" draw:layer="layout" svg:width="0cm" svg:height="0cm" svg:x="4.919cm" svg:y="16.897cm" svg:viewBox="0 0 0 0" draw:points="0,0">
          <text:p/>
        </draw:polygon>
        <draw:path draw:style-name="gr7" draw:text-style-name="P5" draw:layer="layout" svg:width="0.035cm" svg:height="0.303cm" svg:x="3.686cm" svg:y="15.517cm" svg:viewBox="0 0 36 304" svg:d="M0 0l36 20v284c-11-13-23-25-36-35z">
          <text:p/>
        </draw:path>
        <draw:polygon draw:style-name="gr8" draw:text-style-name="P1" draw:layer="layout" svg:width="0cm" svg:height="0cm" svg:x="4.919cm" svg:y="16.897cm" svg:viewBox="0 0 0 0" draw:points="0,0">
          <text:p/>
        </draw:polygon>
        <draw:path draw:style-name="gr7" draw:text-style-name="P5" draw:layer="layout" svg:width="0.009cm" svg:height="1.112cm" svg:x="5.911cm" svg:y="16.795cm" svg:viewBox="0 0 10 1113" svg:d="M10 11v1102c-6-2-10-6-10-10v-74-1029c0 4 4 8 10 11z">
          <text:p/>
        </draw:path>
        <draw:polygon draw:style-name="gr8" draw:text-style-name="P1" draw:layer="layout" svg:width="0cm" svg:height="0cm" svg:x="4.919cm" svg:y="16.897cm" svg:viewBox="0 0 0 0" draw:points="0,0">
          <text:p/>
        </draw:polygon>
        <draw:path draw:style-name="gr7" draw:text-style-name="P5" draw:layer="layout" svg:width="0.007cm" svg:height="1.112cm" svg:x="5.77cm" svg:y="16.714cm" svg:viewBox="0 0 8 1113" svg:d="M8 10v1103c-4-3-8-7-8-10v-75-1028c0 4 4 7 8 10z">
          <text:p/>
        </draw:path>
        <draw:polygon draw:style-name="gr8" draw:text-style-name="P1" draw:layer="layout" svg:width="0cm" svg:height="0cm" svg:x="4.919cm" svg:y="16.897cm" svg:viewBox="0 0 0 0" draw:points="0,0">
          <text:p/>
        </draw:polygon>
        <draw:path draw:style-name="gr7" draw:text-style-name="P5" draw:layer="layout" svg:width="0.007cm" svg:height="1.112cm" svg:x="4.922cm" svg:y="16.224cm" svg:viewBox="0 0 8 1113" svg:d="M8 10v1103c-6-3-8-6-8-10v-74-1029c0 4 2 8 8 10z">
          <text:p/>
        </draw:path>
        <draw:polygon draw:style-name="gr8" draw:text-style-name="P1" draw:layer="layout" svg:width="0cm" svg:height="0cm" svg:x="4.919cm" svg:y="16.897cm" svg:viewBox="0 0 0 0" draw:points="0,0">
          <text:p/>
        </draw:polygon>
        <draw:path draw:style-name="gr7" draw:text-style-name="P5" draw:layer="layout" svg:width="0.007cm" svg:height="1.112cm" svg:x="5.629cm" svg:y="16.632cm" svg:viewBox="0 0 8 1113" svg:d="M8 10v1103c-6-2-8-6-8-10v-74-1029c0 4 2 8 8 10z">
          <text:p/>
        </draw:path>
        <draw:polygon draw:style-name="gr8" draw:text-style-name="P1" draw:layer="layout" svg:width="0cm" svg:height="0cm" svg:x="4.919cm" svg:y="16.897cm" svg:viewBox="0 0 0 0" draw:points="0,0">
          <text:p/>
        </draw:polygon>
        <draw:path draw:style-name="gr7" draw:text-style-name="P5" draw:layer="layout" svg:width="0.008cm" svg:height="1.112cm" svg:x="5.063cm" svg:y="16.306cm" svg:viewBox="0 0 9 1113" svg:d="M9 10v1103c-5-3-9-7-9-10v-75-1028c0 4 4 7 9 10z">
          <text:p/>
        </draw:path>
        <draw:polygon draw:style-name="gr8" draw:text-style-name="P1" draw:layer="layout" svg:width="0cm" svg:height="0cm" svg:x="4.919cm" svg:y="16.897cm" svg:viewBox="0 0 0 0" draw:points="0,0">
          <text:p/>
        </draw:polygon>
        <draw:path draw:style-name="gr7" draw:text-style-name="P5" draw:layer="layout" svg:width="0.008cm" svg:height="1.112cm" svg:x="5.487cm" svg:y="16.551cm" svg:viewBox="0 0 9 1113" svg:d="M9 10v1103c-6-3-9-7-9-11v-74-473-313-242c0 3 3 7 9 10z">
          <text:p/>
        </draw:path>
        <draw:polygon draw:style-name="gr8" draw:text-style-name="P1" draw:layer="layout" svg:width="0cm" svg:height="0cm" svg:x="4.919cm" svg:y="16.897cm" svg:viewBox="0 0 0 0" draw:points="0,0">
          <text:p/>
        </draw:polygon>
        <draw:path draw:style-name="gr7" draw:text-style-name="P5" draw:layer="layout" svg:width="0.007cm" svg:height="1.099cm" svg:x="6.053cm" svg:y="16.89cm" svg:viewBox="0 0 8 1100" svg:d="M8 14v1086c-6-3-8-6-8-10v-74-1016c0 5 3 10 8 14z">
          <text:p/>
        </draw:path>
        <draw:polygon draw:style-name="gr8" draw:text-style-name="P1" draw:layer="layout" svg:width="0cm" svg:height="0cm" svg:x="4.919cm" svg:y="16.897cm" svg:viewBox="0 0 0 0" draw:points="0,0">
          <text:p/>
        </draw:polygon>
        <draw:path draw:style-name="gr7" draw:text-style-name="P5" draw:layer="layout" svg:width="0.007cm" svg:height="1.079cm" svg:x="2.831cm" svg:y="15.05cm" svg:viewBox="0 0 8 1080" svg:d="M0 0c0 3 3 4 8 5v1075c-5-3-8-7-8-10v-75l2-994z">
          <text:p/>
        </draw:path>
        <draw:polygon draw:style-name="gr8" draw:text-style-name="P1" draw:layer="layout" svg:width="0cm" svg:height="0cm" svg:x="4.919cm" svg:y="16.897cm" svg:viewBox="0 0 0 0" draw:points="0,0">
          <text:p/>
        </draw:polygon>
        <draw:path draw:style-name="gr7" draw:text-style-name="P5" draw:layer="layout" svg:width="0.007cm" svg:height="1.028cm" svg:x="6.194cm" svg:y="17.043cm" svg:viewBox="0 0 8 1029" svg:d="M8 20v1009c-5-3-8-7-8-11v-74-944c0 8 3 14 8 20z">
          <text:p/>
        </draw:path>
        <draw:polygon draw:style-name="gr8" draw:text-style-name="P1" draw:layer="layout" svg:width="0cm" svg:height="0cm" svg:x="4.919cm" svg:y="16.897cm" svg:viewBox="0 0 0 0" draw:points="0,0">
          <text:p/>
        </draw:polygon>
        <draw:path draw:style-name="gr7" draw:text-style-name="P5" draw:layer="layout" svg:width="0.008cm" svg:height="0.841cm" svg:x="6.335cm" svg:y="17.311cm" svg:viewBox="0 0 9 842" svg:d="M9 42v800c-6-2-9-6-9-10v-75-757c1 14 5 28 9 42z">
          <text:p/>
        </draw:path>
        <draw:polygon draw:style-name="gr8" draw:text-style-name="P1" draw:layer="layout" svg:width="0cm" svg:height="0cm" svg:x="4.919cm" svg:y="16.897cm" svg:viewBox="0 0 0 0" draw:points="0,0">
          <text:p/>
        </draw:polygon>
        <draw:path draw:style-name="gr7" draw:text-style-name="P5" draw:layer="layout" svg:width="0.007cm" svg:height="0.456cm" svg:x="5.205cm" svg:y="17.043cm" svg:viewBox="0 0 8 457" svg:d="M8 18v439c-6-2-8-6-8-10v-74-373c0 7 2 13 8 18z">
          <text:p/>
        </draw:path>
        <draw:polygon draw:style-name="gr8" draw:text-style-name="P1" draw:layer="layout" svg:width="0cm" svg:height="0cm" svg:x="4.919cm" svg:y="16.897cm" svg:viewBox="0 0 0 0" draw:points="0,0">
          <text:p/>
        </draw:polygon>
        <draw:path draw:style-name="gr7" draw:text-style-name="P5" draw:layer="layout" svg:width="0.007cm" svg:height="0.294cm" svg:x="5.205cm" svg:y="16.387cm" svg:viewBox="0 0 8 295" svg:d="M8 11l-5 283 5 1c-5 0-8-1-8-2l3 1-3-294c0 4 2 8 8 11z">
          <text:p/>
        </draw:path>
        <draw:polygon draw:style-name="gr8" draw:text-style-name="P1" draw:layer="layout" svg:width="0cm" svg:height="0cm" svg:x="4.919cm" svg:y="16.897cm" svg:viewBox="0 0 0 0" draw:points="0,0">
          <text:p/>
        </draw:polygon>
        <draw:path draw:style-name="gr7" draw:text-style-name="P5" draw:layer="layout" svg:width="0.007cm" svg:height="0.283cm" svg:x="5.346cm" svg:y="16.469cm" svg:viewBox="0 0 8 284" svg:d="M8 10v274c-5-4-8-9-8-15v-80-189c0 4 3 7 8 10z">
          <text:p/>
        </draw:path>
        <draw:polygon draw:style-name="gr8" draw:text-style-name="P1" draw:layer="layout" svg:width="0cm" svg:height="0cm" svg:x="4.919cm" svg:y="16.897cm" svg:viewBox="0 0 0 0" draw:points="0,0">
          <text:p/>
        </draw:polygon>
        <draw:path draw:style-name="gr7" draw:text-style-name="P5" draw:layer="layout" svg:width="0.14cm" svg:height="0.081cm" svg:x="4.217cm" svg:y="15.333cm" svg:viewBox="0 0 141 82" svg:d="M0 0l141 82c-37-32-85-59-141-82z">
          <text:p/>
        </draw:path>
        <draw:polygon draw:style-name="gr8" draw:text-style-name="P1" draw:layer="layout" svg:width="0cm" svg:height="0cm" svg:x="4.919cm" svg:y="16.897cm" svg:viewBox="0 0 0 0" draw:points="0,0">
          <text:p/>
        </draw:polygon>
        <draw:path draw:style-name="gr9" draw:text-style-name="P1" draw:layer="layout" svg:width="0.146cm" svg:height="0.204cm" svg:x="7.407cm" svg:y="18.106cm" svg:viewBox="0 0 147 205" svg:d="M0 205c94-55 147-129 147-205">
          <text:p/>
        </draw:path>
        <draw:path draw:style-name="gr9" draw:text-style-name="P1" draw:layer="layout" svg:width="0.146cm" svg:height="0.204cm" svg:x="7.407cm" svg:y="17.371cm" svg:viewBox="0 0 147 205" svg:d="M0 205c94-54 147-127 147-205">
          <text:p/>
        </draw:path>
        <draw:path draw:style-name="gr9" draw:text-style-name="P1" draw:layer="layout" svg:width="0.441cm" svg:height="0.286cm" svg:x="7.112cm" svg:y="17.085cm" svg:viewBox="0 0 442 287" svg:d="M442 287c0-147-189-270-442-287">
          <text:p/>
        </draw:path>
        <draw:line draw:style-name="gr9" draw:text-style-name="P1" draw:layer="layout" svg:x1="7.407cm" svg:y1="18.31cm" svg:x2="7.407cm" svg:y2="17.575cm">
          <text:p/>
        </draw:line>
        <draw:path draw:style-name="gr9" draw:text-style-name="P1" draw:layer="layout" svg:width="0.181cm" svg:height="0.241cm" svg:x="4.587cm" svg:y="15.93cm" svg:viewBox="0 0 182 242" svg:d="M0 0c51 84 111 164 182 242">
          <text:p/>
        </draw:path>
        <draw:path draw:style-name="gr9" draw:text-style-name="P1" draw:layer="layout" svg:width="0.365cm" svg:height="0.036cm" svg:x="6.747cm" svg:y="17.05cm" svg:viewBox="0 0 366 37" svg:d="M0 0c120 17 242 28 366 37">
          <text:p/>
        </draw:path>
        <draw:path draw:style-name="gr9" draw:text-style-name="P1" draw:layer="layout" svg:width="0.14cm" svg:height="0.081cm" svg:x="4.217cm" svg:y="15.333cm" svg:viewBox="0 0 141 82" svg:d="M141 82c-37-32-85-59-141-82">
          <text:p/>
        </draw:path>
        <draw:line draw:style-name="gr9" draw:text-style-name="P1" draw:layer="layout" svg:x1="6.799cm" svg:y1="17.927cm" svg:x2="7.408cm" svg:y2="17.575cm">
          <text:p/>
        </draw:line>
        <draw:path draw:style-name="gr9" draw:text-style-name="P1" draw:layer="layout" svg:width="0.283cm" svg:height="0.173cm" svg:x="4.304cm" svg:y="16.72cm" svg:viewBox="0 0 284 174" svg:d="M0 174c159-5 284-81 284-174">
          <text:p/>
        </draw:path>
        <draw:line draw:style-name="gr9" draw:text-style-name="P1" draw:layer="layout" svg:x1="4.252cm" svg:y1="16.863cm" svg:x2="4.305cm" svg:y2="16.894cm">
          <text:p/>
        </draw:line>
        <draw:path draw:style-name="gr9" draw:text-style-name="P1" draw:layer="layout" svg:width="0.036cm" svg:height="0.004cm" svg:x="4.216cm" svg:y="16.859cm" svg:viewBox="0 0 37 5" svg:d="M37 5c-10-7-26-7-37 0">
          <text:p/>
        </draw:path>
        <draw:line draw:style-name="gr9" draw:text-style-name="P1" draw:layer="layout" svg:x1="4.217cm" svg:y1="16.863cm" svg:x2="4.182cm" svg:y2="16.884cm">
          <text:p/>
        </draw:line>
        <draw:path draw:style-name="gr9" draw:text-style-name="P1" draw:layer="layout" svg:width="0.078cm" svg:height="0.025cm" svg:x="4.104cm" svg:y="16.858cm" svg:viewBox="0 0 79 26" svg:d="M0 0c24 11 50 20 79 26">
          <text:p/>
        </draw:path>
        <draw:path draw:style-name="gr9" draw:text-style-name="P1" draw:layer="layout" svg:width="0.001cm" svg:height="0.006cm" svg:x="4.103cm" svg:y="16.853cm" svg:viewBox="0 0 2 7" svg:d="M0 0c0 3 0 4 2 7">
          <text:p/>
        </draw:path>
        <draw:path draw:style-name="gr9" draw:text-style-name="P1" draw:layer="layout" svg:width="0.028cm" svg:height="0.005cm" svg:x="4.075cm" svg:y="16.777cm" svg:viewBox="0 0 29 6" svg:d="M29 2c-11-4-22-3-29 4">
          <text:p/>
        </draw:path>
        <draw:line draw:style-name="gr9" draw:text-style-name="P1" draw:layer="layout" svg:x1="4.039cm" svg:y1="16.803cm" svg:x2="4.076cm" svg:y2="16.782cm">
          <text:p/>
        </draw:line>
        <draw:path draw:style-name="gr9" draw:text-style-name="P1" draw:layer="layout" svg:width="0.035cm" svg:height="0.004cm" svg:x="4.004cm" svg:y="16.802cm" svg:viewBox="0 0 36 5" svg:d="M0 0c11 7 27 7 36 0">
          <text:p/>
        </draw:path>
        <draw:line draw:style-name="gr9" draw:text-style-name="P1" draw:layer="layout" svg:x1="3.969cm" svg:y1="16.782cm" svg:x2="4.005cm" svg:y2="16.803cm">
          <text:p/>
        </draw:line>
        <draw:path draw:style-name="gr9" draw:text-style-name="P1" draw:layer="layout" svg:width="0.008cm" svg:height="0.011cm" svg:x="3.961cm" svg:y="16.771cm" svg:viewBox="0 0 9 12" svg:d="M0 0c0 5 3 9 9 12">
          <text:p/>
        </draw:path>
        <draw:path draw:style-name="gr9" draw:text-style-name="P1" draw:layer="layout" svg:width="0.028cm" svg:height="0.004cm" svg:x="3.933cm" svg:y="16.696cm" svg:viewBox="0 0 29 5" svg:d="M29 1c-9-2-20-1-29 4">
          <text:p/>
        </draw:path>
        <draw:line draw:style-name="gr9" draw:text-style-name="P1" draw:layer="layout" svg:x1="3.898cm" svg:y1="16.721cm" svg:x2="3.934cm" svg:y2="16.7cm">
          <text:p/>
        </draw:line>
        <draw:path draw:style-name="gr9" draw:text-style-name="P1" draw:layer="layout" svg:width="0.035cm" svg:height="0.005cm" svg:x="3.863cm" svg:y="16.72cm" svg:viewBox="0 0 36 6" svg:d="M0 0c11 8 26 8 36 0">
          <text:p/>
        </draw:path>
        <draw:line draw:style-name="gr9" draw:text-style-name="P1" draw:layer="layout" svg:x1="3.827cm" svg:y1="16.7cm" svg:x2="3.864cm" svg:y2="16.721cm">
          <text:p/>
        </draw:line>
        <draw:path draw:style-name="gr9" draw:text-style-name="P1" draw:layer="layout" svg:width="0.007cm" svg:height="0.01cm" svg:x="3.82cm" svg:y="16.69cm" svg:viewBox="0 0 8 11" svg:d="M0 0c0 4 3 8 8 11">
          <text:p/>
        </draw:path>
        <draw:path draw:style-name="gr9" draw:text-style-name="P1" draw:layer="layout" svg:width="0.028cm" svg:height="0.004cm" svg:x="3.792cm" svg:y="16.614cm" svg:viewBox="0 0 29 5" svg:d="M29 2c-9-4-21-2-29 3">
          <text:p/>
        </draw:path>
        <draw:line draw:style-name="gr9" draw:text-style-name="P1" draw:layer="layout" svg:x1="3.757cm" svg:y1="16.64cm" svg:x2="3.793cm" svg:y2="16.618cm">
          <text:p/>
        </draw:line>
        <draw:path draw:style-name="gr9" draw:text-style-name="P1" draw:layer="layout" svg:width="0.036cm" svg:height="0.004cm" svg:x="3.721cm" svg:y="16.639cm" svg:viewBox="0 0 37 5" svg:d="M0 0c11 6 27 6 37 0">
          <text:p/>
        </draw:path>
        <draw:line draw:style-name="gr9" draw:text-style-name="P1" draw:layer="layout" svg:x1="3.686cm" svg:y1="16.618cm" svg:x2="3.722cm" svg:y2="16.64cm">
          <text:p/>
        </draw:line>
        <draw:path draw:style-name="gr9" draw:text-style-name="P1" draw:layer="layout" svg:width="0.007cm" svg:height="0.01cm" svg:x="3.679cm" svg:y="16.608cm" svg:viewBox="0 0 8 11" svg:d="M0 0c0 4 2 9 8 11">
          <text:p/>
        </draw:path>
        <draw:path draw:style-name="gr9" draw:text-style-name="P1" draw:layer="layout" svg:width="0.028cm" svg:height="0.004cm" svg:x="3.651cm" svg:y="16.533cm" svg:viewBox="0 0 29 5" svg:d="M29 2c-10-4-21-2-29 3">
          <text:p/>
        </draw:path>
        <draw:line draw:style-name="gr9" draw:text-style-name="P1" draw:layer="layout" svg:x1="3.615cm" svg:y1="16.558cm" svg:x2="3.652cm" svg:y2="16.537cm">
          <text:p/>
        </draw:line>
        <draw:path draw:style-name="gr9" draw:text-style-name="P1" draw:layer="layout" svg:width="0.035cm" svg:height="0.005cm" svg:x="3.58cm" svg:y="16.557cm" svg:viewBox="0 0 36 6" svg:d="M0 0c11 8 27 8 36 0">
          <text:p/>
        </draw:path>
        <draw:line draw:style-name="gr9" draw:text-style-name="P1" draw:layer="layout" svg:x1="3.545cm" svg:y1="16.537cm" svg:x2="3.581cm" svg:y2="16.558cm">
          <text:p/>
        </draw:line>
        <draw:path draw:style-name="gr9" draw:text-style-name="P1" draw:layer="layout" svg:width="0.008cm" svg:height="0.01cm" svg:x="3.537cm" svg:y="16.527cm" svg:viewBox="0 0 9 11" svg:d="M0 0c0 3 4 7 9 11">
          <text:p/>
        </draw:path>
        <draw:path draw:style-name="gr9" draw:text-style-name="P1" draw:layer="layout" svg:width="0.028cm" svg:height="0.004cm" svg:x="3.509cm" svg:y="16.451cm" svg:viewBox="0 0 29 5" svg:d="M29 1c-9-2-20-1-29 4">
          <text:p/>
        </draw:path>
        <draw:line draw:style-name="gr9" draw:text-style-name="P1" draw:layer="layout" svg:x1="3.474cm" svg:y1="16.477cm" svg:x2="3.51cm" svg:y2="16.455cm">
          <text:p/>
        </draw:line>
        <draw:path draw:style-name="gr9" draw:text-style-name="P1" draw:layer="layout" svg:width="0.035cm" svg:height="0.004cm" svg:x="3.439cm" svg:y="16.476cm" svg:viewBox="0 0 36 5" svg:d="M0 0c10 6 26 6 36 0">
          <text:p/>
        </draw:path>
        <draw:line draw:style-name="gr9" draw:text-style-name="P1" draw:layer="layout" svg:x1="3.403cm" svg:y1="16.455cm" svg:x2="3.44cm" svg:y2="16.477cm">
          <text:p/>
        </draw:line>
        <draw:path draw:style-name="gr9" draw:text-style-name="P1" draw:layer="layout" svg:width="0.007cm" svg:height="0.01cm" svg:x="3.396cm" svg:y="16.445cm" svg:viewBox="0 0 8 11" svg:d="M0 0c0 4 4 8 8 11">
          <text:p/>
        </draw:path>
        <draw:path draw:style-name="gr9" draw:text-style-name="P1" draw:layer="layout" svg:width="0.028cm" svg:height="0.005cm" svg:x="3.368cm" svg:y="16.369cm" svg:viewBox="0 0 29 6" svg:d="M29 2c-9-4-21-3-29 4">
          <text:p/>
        </draw:path>
        <draw:line draw:style-name="gr9" draw:text-style-name="P1" draw:layer="layout" svg:x1="3.333cm" svg:y1="16.395cm" svg:x2="3.369cm" svg:y2="16.374cm">
          <text:p/>
        </draw:line>
        <draw:path draw:style-name="gr9" draw:text-style-name="P1" draw:layer="layout" svg:width="0.036cm" svg:height="0.004cm" svg:x="3.297cm" svg:y="16.394cm" svg:viewBox="0 0 37 5" svg:d="M0 0c10 7 27 7 37 0">
          <text:p/>
        </draw:path>
        <draw:line draw:style-name="gr9" draw:text-style-name="P1" draw:layer="layout" svg:x1="3.262cm" svg:y1="16.374cm" svg:x2="3.298cm" svg:y2="16.395cm">
          <text:p/>
        </draw:line>
        <draw:path draw:style-name="gr9" draw:text-style-name="P1" draw:layer="layout" svg:width="0.007cm" svg:height="0.011cm" svg:x="3.255cm" svg:y="16.363cm" svg:viewBox="0 0 8 12" svg:d="M0 0c0 5 2 9 8 12">
          <text:p/>
        </draw:path>
        <draw:path draw:style-name="gr9" draw:text-style-name="P1" draw:layer="layout" svg:width="0.028cm" svg:height="0.004cm" svg:x="3.227cm" svg:y="16.288cm" svg:viewBox="0 0 29 5" svg:d="M29 1c-10-2-21-1-29 4">
          <text:p/>
        </draw:path>
        <draw:line draw:style-name="gr9" draw:text-style-name="P1" draw:layer="layout" svg:x1="3.191cm" svg:y1="16.313cm" svg:x2="3.228cm" svg:y2="16.292cm">
          <text:p/>
        </draw:line>
        <draw:path draw:style-name="gr9" draw:text-style-name="P1" draw:layer="layout" svg:width="0.035cm" svg:height="0.005cm" svg:x="3.156cm" svg:y="16.312cm" svg:viewBox="0 0 36 6" svg:d="M0 0c10 8 27 8 36 0">
          <text:p/>
        </draw:path>
        <draw:line draw:style-name="gr9" draw:text-style-name="P1" draw:layer="layout" svg:x1="3.121cm" svg:y1="16.292cm" svg:x2="3.157cm" svg:y2="16.313cm">
          <text:p/>
        </draw:line>
        <draw:path draw:style-name="gr9" draw:text-style-name="P1" draw:layer="layout" svg:width="0.008cm" svg:height="0.01cm" svg:x="3.113cm" svg:y="16.282cm" svg:viewBox="0 0 9 11" svg:d="M0 0c0 5 3 8 9 11">
          <text:p/>
        </draw:path>
        <draw:path draw:style-name="gr9" draw:text-style-name="P1" draw:layer="layout" svg:width="0.028cm" svg:height="0.004cm" svg:x="3.085cm" svg:y="16.206cm" svg:viewBox="0 0 29 5" svg:d="M29 1c-9-3-21-1-29 4">
          <text:p/>
        </draw:path>
        <draw:line draw:style-name="gr9" draw:text-style-name="P1" draw:layer="layout" svg:x1="3.05cm" svg:y1="16.232cm" svg:x2="3.086cm" svg:y2="16.21cm">
          <text:p/>
        </draw:line>
        <draw:path draw:style-name="gr9" draw:text-style-name="P1" draw:layer="layout" svg:width="0.035cm" svg:height="0.004cm" svg:x="3.015cm" svg:y="16.231cm" svg:viewBox="0 0 36 5" svg:d="M0 0c9 6 26 6 36 0">
          <text:p/>
        </draw:path>
        <draw:line draw:style-name="gr9" draw:text-style-name="P1" draw:layer="layout" svg:x1="2.979cm" svg:y1="16.21cm" svg:x2="3.016cm" svg:y2="16.232cm">
          <text:p/>
        </draw:line>
        <draw:path draw:style-name="gr9" draw:text-style-name="P1" draw:layer="layout" svg:width="0.007cm" svg:height="0.01cm" svg:x="2.972cm" svg:y="16.2cm" svg:viewBox="0 0 8 11" svg:d="M0 0c0 4 3 9 8 11">
          <text:p/>
        </draw:path>
        <draw:path draw:style-name="gr9" draw:text-style-name="P1" draw:layer="layout" svg:width="0.028cm" svg:height="0.004cm" svg:x="2.944cm" svg:y="16.125cm" svg:viewBox="0 0 29 5" svg:d="M29 2c-10-4-22-2-29 3">
          <text:p/>
        </draw:path>
        <draw:line draw:style-name="gr9" draw:text-style-name="P1" draw:layer="layout" svg:x1="2.909cm" svg:y1="16.15cm" svg:x2="2.945cm" svg:y2="16.129cm">
          <text:p/>
        </draw:line>
        <draw:path draw:style-name="gr9" draw:text-style-name="P1" draw:layer="layout" svg:width="0.036cm" svg:height="0.005cm" svg:x="2.873cm" svg:y="16.149cm" svg:viewBox="0 0 37 6" svg:d="M0 0c10 8 27 8 37 0">
          <text:p/>
        </draw:path>
        <draw:line draw:style-name="gr9" draw:text-style-name="P1" draw:layer="layout" svg:x1="2.838cm" svg:y1="16.129cm" svg:x2="2.874cm" svg:y2="16.15cm">
          <text:p/>
        </draw:line>
        <draw:path draw:style-name="gr9" draw:text-style-name="P1" draw:layer="layout" svg:width="0.007cm" svg:height="0.01cm" svg:x="2.831cm" svg:y="16.119cm" svg:viewBox="0 0 8 11" svg:d="M0 0c0 3 3 8 8 11">
          <text:p/>
        </draw:path>
        <draw:path draw:style-name="gr9" draw:text-style-name="P1" draw:layer="layout" svg:width="0.028cm" svg:height="0.004cm" svg:x="2.803cm" svg:y="16.043cm" svg:viewBox="0 0 29 5" svg:d="M29 1c-10-2-22-1-29 4">
          <text:p/>
        </draw:path>
        <draw:line draw:style-name="gr9" draw:text-style-name="P1" draw:layer="layout" svg:x1="2.767cm" svg:y1="16.069cm" svg:x2="2.804cm" svg:y2="16.047cm">
          <text:p/>
        </draw:line>
        <draw:path draw:style-name="gr9" draw:text-style-name="P1" draw:layer="layout" svg:width="0.035cm" svg:height="0.004cm" svg:x="2.732cm" svg:y="16.068cm" svg:viewBox="0 0 36 5" svg:d="M0 0c10 6 26 6 36 0">
          <text:p/>
        </draw:path>
        <draw:line draw:style-name="gr9" draw:text-style-name="P1" draw:layer="layout" svg:x1="2.697cm" svg:y1="16.047cm" svg:x2="2.733cm" svg:y2="16.069cm">
          <text:p/>
        </draw:line>
        <draw:path draw:style-name="gr9" draw:text-style-name="P1" draw:layer="layout" svg:width="0.008cm" svg:height="0.01cm" svg:x="2.689cm" svg:y="16.037cm" svg:viewBox="0 0 9 11" svg:d="M0 0c0 4 4 7 9 11">
          <text:p/>
        </draw:path>
        <draw:path draw:style-name="gr9" draw:text-style-name="P1" draw:layer="layout" svg:width="0.028cm" svg:height="0.005cm" svg:x="2.661cm" svg:y="15.961cm" svg:viewBox="0 0 29 6" svg:d="M29 2c-9-4-21-3-29 4">
          <text:p/>
        </draw:path>
        <draw:line draw:style-name="gr9" draw:text-style-name="P1" draw:layer="layout" svg:x1="2.626cm" svg:y1="15.987cm" svg:x2="2.662cm" svg:y2="15.966cm">
          <text:p/>
        </draw:line>
        <draw:path draw:style-name="gr9" draw:text-style-name="P1" draw:layer="layout" svg:width="0.035cm" svg:height="0.004cm" svg:x="2.591cm" svg:y="15.986cm" svg:viewBox="0 0 36 5" svg:d="M0 0c9 7 26 7 36 0">
          <text:p/>
        </draw:path>
        <draw:line draw:style-name="gr9" draw:text-style-name="P1" draw:layer="layout" svg:x1="2.555cm" svg:y1="15.966cm" svg:x2="2.592cm" svg:y2="15.987cm">
          <text:p/>
        </draw:line>
        <draw:line draw:style-name="gr9" draw:text-style-name="P1" draw:layer="layout" svg:x1="2.315cm" svg:y1="16.105cm" svg:x2="2.556cm" svg:y2="15.966cm">
          <text:p/>
        </draw:line>
        <draw:line draw:style-name="gr9" draw:text-style-name="P1" draw:layer="layout" svg:x1="2.315cm" svg:y1="16.104cm" svg:x2="6.136cm" svg:y2="18.311cm">
          <text:p/>
        </draw:line>
        <draw:line draw:style-name="gr9" draw:text-style-name="P1" draw:layer="layout" svg:x1="6.376cm" svg:y1="18.171cm" svg:x2="6.135cm" svg:y2="18.311cm">
          <text:p/>
        </draw:line>
        <draw:line draw:style-name="gr9" draw:text-style-name="P1" draw:layer="layout" svg:x1="6.376cm" svg:y1="18.173cm" svg:x2="6.343cm" svg:y2="18.152cm">
          <text:p/>
        </draw:line>
        <draw:path draw:style-name="gr9" draw:text-style-name="P1" draw:layer="layout" svg:width="0.008cm" svg:height="0.01cm" svg:x="6.335cm" svg:y="18.142cm" svg:viewBox="0 0 9 11" svg:d="M9 11c-6-2-9-6-9-11">
          <text:p/>
        </draw:path>
        <draw:path draw:style-name="gr9" draw:text-style-name="P1" draw:layer="layout" svg:width="0.028cm" svg:height="0.005cm" svg:x="6.307cm" svg:y="18.066cm" svg:viewBox="0 0 29 6" svg:d="M0 6c9-6 20-8 29-4">
          <text:p/>
        </draw:path>
        <draw:line draw:style-name="gr9" draw:text-style-name="P1" draw:layer="layout" svg:x1="6.308cm" svg:y1="18.071cm" svg:x2="6.272cm" svg:y2="18.092cm">
          <text:p/>
        </draw:line>
        <draw:path draw:style-name="gr9" draw:text-style-name="P1" draw:layer="layout" svg:width="0.035cm" svg:height="0.004cm" svg:x="6.237cm" svg:y="18.091cm" svg:viewBox="0 0 36 5" svg:d="M36 0c-10 7-26 7-36 0">
          <text:p/>
        </draw:path>
        <draw:line draw:style-name="gr9" draw:text-style-name="P1" draw:layer="layout" svg:x1="6.238cm" svg:y1="18.092cm" svg:x2="6.201cm" svg:y2="18.071cm">
          <text:p/>
        </draw:line>
        <draw:path draw:style-name="gr9" draw:text-style-name="P1" draw:layer="layout" svg:width="0.007cm" svg:height="0.011cm" svg:x="6.194cm" svg:y="18.06cm" svg:viewBox="0 0 8 12" svg:d="M8 12c-5-3-8-8-8-12">
          <text:p/>
        </draw:path>
        <draw:path draw:style-name="gr9" draw:text-style-name="P1" draw:layer="layout" svg:width="0.028cm" svg:height="0.004cm" svg:x="6.166cm" svg:y="17.985cm" svg:viewBox="0 0 29 5" svg:d="M0 5c7-5 20-6 29-3">
          <text:p/>
        </draw:path>
        <draw:line draw:style-name="gr9" draw:text-style-name="P1" draw:layer="layout" svg:x1="6.167cm" svg:y1="17.989cm" svg:x2="6.131cm" svg:y2="18.01cm">
          <text:p/>
        </draw:line>
        <draw:path draw:style-name="gr9" draw:text-style-name="P1" draw:layer="layout" svg:width="0.036cm" svg:height="0.005cm" svg:x="6.095cm" svg:y="18.009cm" svg:viewBox="0 0 37 6" svg:d="M37 0c-10 8-27 8-37 0">
          <text:p/>
        </draw:path>
        <draw:line draw:style-name="gr9" draw:text-style-name="P1" draw:layer="layout" svg:x1="6.096cm" svg:y1="18.01cm" svg:x2="6.06cm" svg:y2="17.989cm">
          <text:p/>
        </draw:line>
        <draw:path draw:style-name="gr9" draw:text-style-name="P1" draw:layer="layout" svg:width="0.007cm" svg:height="0.01cm" svg:x="6.053cm" svg:y="17.979cm" svg:viewBox="0 0 8 11" svg:d="M8 11c-6-3-8-7-8-11">
          <text:p/>
        </draw:path>
        <draw:path draw:style-name="gr9" draw:text-style-name="P1" draw:layer="layout" svg:width="0.028cm" svg:height="0.004cm" svg:x="6.025cm" svg:y="17.903cm" svg:viewBox="0 0 29 5" svg:d="M0 5c7-5 19-6 29-3">
          <text:p/>
        </draw:path>
        <draw:line draw:style-name="gr9" draw:text-style-name="P1" draw:layer="layout" svg:x1="6.026cm" svg:y1="17.907cm" svg:x2="5.989cm" svg:y2="17.929cm">
          <text:p/>
        </draw:line>
        <draw:path draw:style-name="gr9" draw:text-style-name="P1" draw:layer="layout" svg:width="0.035cm" svg:height="0.004cm" svg:x="5.954cm" svg:y="17.928cm" svg:viewBox="0 0 36 5" svg:d="M36 0c-9 6-26 6-36 0">
          <text:p/>
        </draw:path>
        <draw:line draw:style-name="gr9" draw:text-style-name="P1" draw:layer="layout" svg:x1="5.955cm" svg:y1="17.929cm" svg:x2="5.919cm" svg:y2="17.907cm">
          <text:p/>
        </draw:line>
        <draw:path draw:style-name="gr9" draw:text-style-name="P1" draw:layer="layout" svg:width="0.009cm" svg:height="0.01cm" svg:x="5.911cm" svg:y="17.897cm" svg:viewBox="0 0 10 11" svg:d="M10 11c-6-2-10-7-10-11">
          <text:p/>
        </draw:path>
        <draw:path draw:style-name="gr9" draw:text-style-name="P1" draw:layer="layout" svg:width="0.028cm" svg:height="0.005cm" svg:x="5.883cm" svg:y="17.822cm" svg:viewBox="0 0 29 6" svg:d="M0 6c8-5 20-8 29-4">
          <text:p/>
        </draw:path>
        <draw:line draw:style-name="gr9" draw:text-style-name="P1" draw:layer="layout" svg:x1="5.884cm" svg:y1="17.826cm" svg:x2="5.848cm" svg:y2="17.847cm">
          <text:p/>
        </draw:line>
        <draw:path draw:style-name="gr9" draw:text-style-name="P1" draw:layer="layout" svg:width="0.035cm" svg:height="0.004cm" svg:x="5.813cm" svg:y="17.846cm" svg:viewBox="0 0 36 5" svg:d="M36 0c-10 7-27 7-36 0">
          <text:p/>
        </draw:path>
        <draw:line draw:style-name="gr9" draw:text-style-name="P1" draw:layer="layout" svg:x1="5.814cm" svg:y1="17.847cm" svg:x2="5.777cm" svg:y2="17.826cm">
          <text:p/>
        </draw:line>
        <draw:path draw:style-name="gr9" draw:text-style-name="P1" draw:layer="layout" svg:width="0.007cm" svg:height="0.01cm" svg:x="5.77cm" svg:y="17.816cm" svg:viewBox="0 0 8 11" svg:d="M8 11c-4-4-8-8-8-11">
          <text:p/>
        </draw:path>
        <draw:path draw:style-name="gr9" draw:text-style-name="P1" draw:layer="layout" svg:width="0.028cm" svg:height="0.004cm" svg:x="5.742cm" svg:y="17.74cm" svg:viewBox="0 0 29 5" svg:d="M0 5c7-5 20-6 29-4">
          <text:p/>
        </draw:path>
        <draw:line draw:style-name="gr9" draw:text-style-name="P1" draw:layer="layout" svg:x1="5.743cm" svg:y1="17.744cm" svg:x2="5.707cm" svg:y2="17.766cm">
          <text:p/>
        </draw:line>
        <draw:path draw:style-name="gr9" draw:text-style-name="P1" draw:layer="layout" svg:width="0.036cm" svg:height="0.004cm" svg:x="5.671cm" svg:y="17.765cm" svg:viewBox="0 0 37 5" svg:d="M37 0c-10 7-27 7-37 0">
          <text:p/>
        </draw:path>
        <draw:line draw:style-name="gr9" draw:text-style-name="P1" draw:layer="layout" svg:x1="5.672cm" svg:y1="17.766cm" svg:x2="5.636cm" svg:y2="17.744cm">
          <text:p/>
        </draw:line>
        <draw:path draw:style-name="gr9" draw:text-style-name="P1" draw:layer="layout" svg:width="0.007cm" svg:height="0.01cm" svg:x="5.629cm" svg:y="17.734cm" svg:viewBox="0 0 8 11" svg:d="M8 11c-6-2-8-6-8-11">
          <text:p/>
        </draw:path>
        <draw:path draw:style-name="gr9" draw:text-style-name="P1" draw:layer="layout" svg:width="0.028cm" svg:height="0.005cm" svg:x="5.601cm" svg:y="17.658cm" svg:viewBox="0 0 29 6" svg:d="M0 6c7-6 19-8 29-4">
          <text:p/>
        </draw:path>
        <draw:line draw:style-name="gr9" draw:text-style-name="P1" draw:layer="layout" svg:x1="5.602cm" svg:y1="17.663cm" svg:x2="5.565cm" svg:y2="17.684cm">
          <text:p/>
        </draw:line>
        <draw:path draw:style-name="gr9" draw:text-style-name="P1" draw:layer="layout" svg:width="0.035cm" svg:height="0.004cm" svg:x="5.53cm" svg:y="17.683cm" svg:viewBox="0 0 36 5" svg:d="M36 0c-9 7-26 7-36 0">
          <text:p/>
        </draw:path>
        <draw:line draw:style-name="gr9" draw:text-style-name="P1" draw:layer="layout" svg:x1="5.531cm" svg:y1="17.684cm" svg:x2="5.495cm" svg:y2="17.663cm">
          <text:p/>
        </draw:line>
        <draw:path draw:style-name="gr9" draw:text-style-name="P1" draw:layer="layout" svg:width="0.008cm" svg:height="0.011cm" svg:x="5.487cm" svg:y="17.652cm" svg:viewBox="0 0 9 12" svg:d="M9 12c-6-3-9-7-9-12">
          <text:p/>
        </draw:path>
        <draw:path draw:style-name="gr9" draw:text-style-name="P1" draw:layer="layout" svg:width="0.028cm" svg:height="0.004cm" svg:x="5.459cm" svg:y="17.577cm" svg:viewBox="0 0 29 5" svg:d="M0 5c8-5 20-6 29-3">
          <text:p/>
        </draw:path>
        <draw:line draw:style-name="gr9" draw:text-style-name="P1" draw:layer="layout" svg:x1="5.46cm" svg:y1="17.581cm" svg:x2="5.424cm" svg:y2="17.602cm">
          <text:p/>
        </draw:line>
        <draw:path draw:style-name="gr9" draw:text-style-name="P1" draw:layer="layout" svg:width="0.035cm" svg:height="0.005cm" svg:x="5.389cm" svg:y="17.601cm" svg:viewBox="0 0 36 6" svg:d="M36 0c-10 8-27 8-36 0">
          <text:p/>
        </draw:path>
        <draw:line draw:style-name="gr9" draw:text-style-name="P1" draw:layer="layout" svg:x1="5.39cm" svg:y1="17.602cm" svg:x2="5.353cm" svg:y2="17.581cm">
          <text:p/>
        </draw:line>
        <draw:path draw:style-name="gr9" draw:text-style-name="P1" draw:layer="layout" svg:width="0.007cm" svg:height="0.01cm" svg:x="5.346cm" svg:y="17.571cm" svg:viewBox="0 0 8 11" svg:d="M8 11c-5-3-8-6-8-11">
          <text:p/>
        </draw:path>
        <draw:path draw:style-name="gr9" draw:text-style-name="P1" draw:layer="layout" svg:width="0.028cm" svg:height="0.004cm" svg:x="5.318cm" svg:y="17.495cm" svg:viewBox="0 0 29 5" svg:d="M0 5c7-5 19-6 29-4">
          <text:p/>
        </draw:path>
        <draw:line draw:style-name="gr9" draw:text-style-name="P1" draw:layer="layout" svg:x1="5.319cm" svg:y1="17.499cm" svg:x2="5.283cm" svg:y2="17.521cm">
          <text:p/>
        </draw:line>
        <draw:path draw:style-name="gr9" draw:text-style-name="P1" draw:layer="layout" svg:width="0.036cm" svg:height="0.004cm" svg:x="5.247cm" svg:y="17.52cm" svg:viewBox="0 0 37 5" svg:d="M37 0c-10 6-27 6-37 0">
          <text:p/>
        </draw:path>
        <draw:line draw:style-name="gr9" draw:text-style-name="P1" draw:layer="layout" svg:x1="5.248cm" svg:y1="17.521cm" svg:x2="5.212cm" svg:y2="17.499cm">
          <text:p/>
        </draw:line>
        <draw:path draw:style-name="gr9" draw:text-style-name="P1" draw:layer="layout" svg:width="0.007cm" svg:height="0.01cm" svg:x="5.205cm" svg:y="17.489cm" svg:viewBox="0 0 8 11" svg:d="M8 11c-6-2-8-7-8-11">
          <text:p/>
        </draw:path>
        <draw:path draw:style-name="gr9" draw:text-style-name="P1" draw:layer="layout" svg:width="0.028cm" svg:height="0.005cm" svg:x="5.177cm" svg:y="17.414cm" svg:viewBox="0 0 29 6" svg:d="M0 6c7-5 19-8 29-4">
          <text:p/>
        </draw:path>
        <draw:line draw:style-name="gr9" draw:text-style-name="P1" draw:layer="layout" svg:x1="5.178cm" svg:y1="17.418cm" svg:x2="5.141cm" svg:y2="17.439cm">
          <text:p/>
        </draw:line>
        <draw:path draw:style-name="gr9" draw:text-style-name="P1" draw:layer="layout" svg:width="0.035cm" svg:height="0.004cm" svg:x="5.106cm" svg:y="17.438cm" svg:viewBox="0 0 36 5" svg:d="M36 0c-10 7-26 7-36 0">
          <text:p/>
        </draw:path>
        <draw:line draw:style-name="gr9" draw:text-style-name="P1" draw:layer="layout" svg:x1="5.107cm" svg:y1="17.439cm" svg:x2="5.071cm" svg:y2="17.418cm">
          <text:p/>
        </draw:line>
        <draw:path draw:style-name="gr9" draw:text-style-name="P1" draw:layer="layout" svg:width="0.008cm" svg:height="0.01cm" svg:x="5.063cm" svg:y="17.408cm" svg:viewBox="0 0 9 11" svg:d="M9 11c-5-3-9-8-9-11">
          <text:p/>
        </draw:path>
        <draw:path draw:style-name="gr9" draw:text-style-name="P1" draw:layer="layout" svg:width="0.028cm" svg:height="0.004cm" svg:x="5.035cm" svg:y="17.332cm" svg:viewBox="0 0 29 5" svg:d="M0 5c8-5 20-6 29-4">
          <text:p/>
        </draw:path>
        <draw:line draw:style-name="gr9" draw:text-style-name="P1" draw:layer="layout" svg:x1="5.036cm" svg:y1="17.336cm" svg:x2="5cm" svg:y2="17.358cm">
          <text:p/>
        </draw:line>
        <draw:path draw:style-name="gr9" draw:text-style-name="P1" draw:layer="layout" svg:width="0.036cm" svg:height="0.004cm" svg:x="4.964cm" svg:y="17.357cm" svg:viewBox="0 0 37 5" svg:d="M37 0c-10 7-27 7-37 0">
          <text:p/>
        </draw:path>
        <draw:line draw:style-name="gr9" draw:text-style-name="P1" draw:layer="layout" svg:x1="4.965cm" svg:y1="17.358cm" svg:x2="4.929cm" svg:y2="17.336cm">
          <text:p/>
        </draw:line>
        <draw:path draw:style-name="gr9" draw:text-style-name="P1" draw:layer="layout" svg:width="0.007cm" svg:height="0.01cm" svg:x="4.922cm" svg:y="17.326cm" svg:viewBox="0 0 8 11" svg:d="M8 11c-6-4-8-7-8-11">
          <text:p/>
        </draw:path>
        <draw:path draw:style-name="gr9" draw:text-style-name="P1" draw:layer="layout" svg:width="0.028cm" svg:height="0.005cm" svg:x="4.894cm" svg:y="17.25cm" svg:viewBox="0 0 29 6" svg:d="M0 6c7-6 18-8 29-4">
          <text:p/>
        </draw:path>
        <draw:line draw:style-name="gr9" draw:text-style-name="P1" draw:layer="layout" svg:x1="4.895cm" svg:y1="17.255cm" svg:x2="4.858cm" svg:y2="17.276cm">
          <text:p/>
        </draw:line>
        <draw:path draw:style-name="gr9" draw:text-style-name="P1" draw:layer="layout" svg:width="0.026cm" svg:height="0.004cm" svg:x="4.832cm" svg:y="17.275cm" svg:viewBox="0 0 27 5" svg:d="M27 0c-7 5-18 6-27 4">
          <text:p/>
        </draw:path>
        <draw:path draw:style-name="gr9" draw:text-style-name="P1" draw:layer="layout" svg:width="0.044cm" svg:height="0.044cm" svg:x="4.788cm" svg:y="17.234cm" svg:viewBox="0 0 45 45" svg:d="M0 0c12 16 26 31 45 45">
          <text:p/>
        </draw:path>
        <draw:line draw:style-name="gr9" draw:text-style-name="P1" draw:layer="layout" svg:x1="4.789cm" svg:y1="17.174cm" svg:x2="4.768cm" svg:y2="17.162cm">
          <text:p/>
        </draw:line>
        <draw:path draw:style-name="gr9" draw:text-style-name="P1" draw:layer="layout" svg:width="0.063cm" svg:height="0.088cm" svg:x="4.577cm" svg:y="16.881cm" svg:viewBox="0 0 64 89" svg:d="M64 89c-41-23-64-56-64-89">
          <text:p/>
        </draw:path>
        <draw:path draw:style-name="gr9" draw:text-style-name="P1" draw:layer="layout" svg:width="0.191cm" svg:height="0.123cm" svg:x="4.577cm" svg:y="16.758cm" svg:viewBox="0 0 192 124" svg:d="M0 124c0-63 82-117 192-124">
          <text:p/>
        </draw:path>
        <draw:path draw:style-name="gr9" draw:text-style-name="P1" draw:layer="layout" svg:width="0.128cm" svg:height="0.036cm" svg:x="4.64cm" svg:y="16.969cm" svg:viewBox="0 0 129 37" svg:d="M129 37c-48-3-94-17-129-37">
          <text:p/>
        </draw:path>
        <draw:path draw:style-name="gr9" draw:text-style-name="P1" draw:layer="layout" svg:width="0.063cm" svg:height="0.088cm" svg:x="6.839cm" svg:y="17.371cm" svg:viewBox="0 0 64 89" svg:d="M64 89c-41-24-64-56-64-89">
          <text:p/>
        </draw:path>
        <draw:path draw:style-name="gr9" draw:text-style-name="P1" draw:layer="layout" svg:width="0.429cm" svg:height="0.124cm" svg:x="6.839cm" svg:y="17.247cm" svg:viewBox="0 0 430 125" svg:d="M0 125c0-68 96-125 215-125s215 57 215 125">
          <text:p/>
        </draw:path>
        <draw:path draw:style-name="gr9" draw:text-style-name="P1" draw:layer="layout" svg:width="0.366cm" svg:height="0.124cm" svg:x="6.902cm" svg:y="17.371cm" svg:viewBox="0 0 367 125" svg:d="M367 0c0 51-52 97-133 116s-173 8-234-27">
          <text:p/>
        </draw:path>
        <draw:path draw:style-name="gr9" draw:text-style-name="P1" draw:layer="layout" svg:width="0.3cm" svg:height="0.058cm" svg:x="3.103cm" svg:y="14.806cm" svg:viewBox="0 0 301 59" svg:d="M0 28c81-47 189-35 301 31">
          <text:p/>
        </draw:path>
        <draw:line draw:style-name="gr9" draw:text-style-name="P1" draw:layer="layout" svg:x1="3.403cm" svg:y1="14.864cm" svg:x2="4.5cm" svg:y2="15.497cm">
          <text:p/>
        </draw:line>
        <draw:path draw:style-name="gr9" draw:text-style-name="P1" draw:layer="layout" svg:width="0.283cm" svg:height="0.173cm" svg:x="4.304cm" svg:y="15.619cm" svg:viewBox="0 0 284 174" svg:d="M0 174c159-6 284-82 284-174">
          <text:p/>
        </draw:path>
        <draw:path draw:style-name="gr9" draw:text-style-name="P1" draw:layer="layout" svg:width="0.088cm" svg:height="0.123cm" svg:x="4.499cm" svg:y="15.496cm" svg:viewBox="0 0 89 124" svg:d="M89 124c0-46-33-91-89-124">
          <text:p/>
        </draw:path>
        <draw:line draw:style-name="gr9" draw:text-style-name="P1" draw:layer="layout" svg:x1="4.304cm" svg:y1="16.893cm" svg:x2="4.304cm" svg:y2="15.792cm">
          <text:p/>
        </draw:line>
        <draw:line draw:style-name="gr9" draw:text-style-name="P1" draw:layer="layout" svg:x1="3.404cm" svg:y1="14.864cm" svg:x2="2.979cm" svg:y2="15.11cm">
          <text:p/>
        </draw:line>
        <draw:path draw:style-name="gr9" draw:text-style-name="P1" draw:layer="layout" svg:width="0.007cm" svg:height="0.01cm" svg:x="2.972cm" svg:y="15.089cm" svg:viewBox="0 0 8 11" svg:d="M8 0c-7 3-8 7-8 11">
          <text:p/>
        </draw:path>
        <draw:path draw:style-name="gr9" draw:text-style-name="P1" draw:layer="layout" svg:width="0.007cm" svg:height="0.01cm" svg:x="2.972cm" svg:y="15.099cm" svg:viewBox="0 0 8 11" svg:d="M0 0c0 3 2 7 8 11">
          <text:p/>
        </draw:path>
        <draw:line draw:style-name="gr9" draw:text-style-name="P1" draw:layer="layout" svg:x1="2.979cm" svg:y1="15.09cm" svg:x2="3.016cm" svg:y2="15.068cm">
          <text:p/>
        </draw:line>
        <draw:path draw:style-name="gr9" draw:text-style-name="P1" draw:layer="layout" svg:width="0.007cm" svg:height="0.009cm" svg:x="3.015cm" svg:y="15.049cm" svg:viewBox="0 0 8 10" svg:d="M0 0c3 2 8 6 8 10">
          <text:p/>
        </draw:path>
        <draw:path draw:style-name="gr9" draw:text-style-name="P1" draw:layer="layout" svg:width="0.007cm" svg:height="0.01cm" svg:x="3.015cm" svg:y="15.058cm" svg:viewBox="0 0 8 11" svg:d="M8 0c0 3-3 8-8 11">
          <text:p/>
        </draw:path>
        <draw:path draw:style-name="gr9" draw:text-style-name="P1" draw:layer="layout" svg:width="0.036cm" svg:height="0.015cm" svg:x="2.979cm" svg:y="15.034cm" svg:viewBox="0 0 37 16" svg:d="M0 0c12 5 25 10 37 16">
          <text:p/>
        </draw:path>
        <draw:path draw:style-name="gr9" draw:text-style-name="P1" draw:layer="layout" svg:width="0.035cm" svg:height="0.007cm" svg:x="2.944cm" svg:y="15.032cm" svg:viewBox="0 0 36 8" svg:d="M0 8c7-5 15-6 20-8 7 0 12 0 16 3">
          <text:p/>
        </draw:path>
        <draw:line draw:style-name="gr9" draw:text-style-name="P1" draw:layer="layout" svg:x1="2.909cm" svg:y1="15.059cm" svg:x2="2.945cm" svg:y2="15.038cm">
          <text:p/>
        </draw:line>
        <draw:path draw:style-name="gr9" draw:text-style-name="P1" draw:layer="layout" svg:width="0.036cm" svg:height="0.006cm" svg:x="2.873cm" svg:y="15.058cm" svg:viewBox="0 0 37 7" svg:d="M0 6c3 1 7 1 12 1s10-1 15-3c4-1 7-2 10-4">
          <text:p/>
        </draw:path>
        <draw:path draw:style-name="gr9" draw:text-style-name="P1" draw:layer="layout" svg:width="0.035cm" svg:height="0.008cm" svg:x="2.838cm" svg:y="15.055cm" svg:viewBox="0 0 36 9" svg:d="M0 0c12 2 24 5 36 9">
          <text:p/>
        </draw:path>
        <draw:path draw:style-name="gr9" draw:text-style-name="P1" draw:layer="layout" svg:width="0.007cm" svg:height="0.008cm" svg:x="2.831cm" svg:y="15.042cm" svg:viewBox="0 0 8 9" svg:d="M8 0c-6 4-8 7-8 9">
          <text:p/>
        </draw:path>
        <draw:path draw:style-name="gr9" draw:text-style-name="P1" draw:layer="layout" svg:width="0.007cm" svg:height="0.005cm" svg:x="2.831cm" svg:y="15.05cm" svg:viewBox="0 0 8 6" svg:d="M0 0c0 3 3 5 8 6">
          <text:p/>
        </draw:path>
        <draw:line draw:style-name="gr9" draw:text-style-name="P1" draw:layer="layout" svg:x1="2.838cm" svg:y1="15.043cm" svg:x2="2.874cm" svg:y2="15.022cm">
          <text:p/>
        </draw:line>
        <draw:path draw:style-name="gr9" draw:text-style-name="P1" draw:layer="layout" svg:width="0.009cm" svg:height="0.005cm" svg:x="2.873cm" svg:y="15.01cm" svg:viewBox="0 0 10 6" svg:d="M0 0c5 2 8 3 10 6">
          <text:p/>
        </draw:path>
        <draw:path draw:style-name="gr9" draw:text-style-name="P1" draw:layer="layout" svg:width="0.009cm" svg:height="0.008cm" svg:x="2.873cm" svg:y="15.014cm" svg:viewBox="0 0 10 9" svg:d="M10 0c0 2-3 4-10 9">
          <text:p/>
        </draw:path>
        <draw:path draw:style-name="gr9" draw:text-style-name="P1" draw:layer="layout" svg:width="0.034cm" svg:height="0cm" svg:x="2.838cm" svg:y="15.01cm" svg:viewBox="0 0 35 1" svg:d="M0 1c11-1 23-1 35-1">
          <text:p/>
        </draw:path>
        <draw:path draw:style-name="gr9" draw:text-style-name="P1" draw:layer="layout" svg:width="0.035cm" svg:height="0.012cm" svg:x="2.803cm" svg:y="15.011cm" svg:viewBox="0 0 36 13" svg:d="M0 13c6-3 13-7 19-9 7-2 13-4 17-4">
          <text:p/>
        </draw:path>
        <draw:line draw:style-name="gr9" draw:text-style-name="P1" draw:layer="layout" svg:x1="2.767cm" svg:y1="15.045cm" svg:x2="2.804cm" svg:y2="15.023cm">
          <text:p/>
        </draw:line>
        <draw:path draw:style-name="gr9" draw:text-style-name="P1" draw:layer="layout" svg:width="0.035cm" svg:height="0.014cm" svg:x="2.732cm" svg:y="15.044cm" svg:viewBox="0 0 36 15" svg:d="M0 15c4-1 9-3 15-5 7-2 14-5 21-10">
          <text:p/>
        </draw:path>
        <draw:path draw:style-name="gr9" draw:text-style-name="P1" draw:layer="layout" svg:width="0.035cm" svg:height="0.012cm" svg:x="2.697cm" svg:y="15.058cm" svg:viewBox="0 0 36 13" svg:d="M0 13c11-6 24-10 36-13">
          <text:p/>
        </draw:path>
        <draw:path draw:style-name="gr9" draw:text-style-name="P1" draw:layer="layout" svg:width="0.004cm" svg:height="0.002cm" svg:x="2.693cm" svg:y="15.069cm" svg:viewBox="0 0 5 3" svg:d="M5 0c-3 1-4 3-5 3">
          <text:p/>
        </draw:path>
        <draw:path draw:style-name="gr9" draw:text-style-name="P1" draw:layer="layout" svg:width="0.005cm" svg:height="0.002cm" svg:x="2.689cm" svg:y="15.071cm" svg:viewBox="0 0 6 3" svg:d="M6 0c-4 3-6 3-6 3">
          <text:p/>
        </draw:path>
        <draw:path draw:style-name="gr9" draw:text-style-name="P1" draw:layer="layout" svg:width="0.008cm" svg:height="0.003cm" svg:x="2.689cm" svg:y="15.07cm" svg:viewBox="0 0 9 4" svg:d="M0 4c1 0 4-1 9-4">
          <text:p/>
        </draw:path>
        <draw:line draw:style-name="gr9" draw:text-style-name="P1" draw:layer="layout" svg:x1="2.697cm" svg:y1="15.07cm" svg:x2="2.733cm" svg:y2="15.049cm">
          <text:p/>
        </draw:line>
        <draw:path draw:style-name="gr9" draw:text-style-name="P1" draw:layer="layout" svg:width="0.028cm" svg:height="0.025cm" svg:x="2.661cm" svg:y="15.091cm" svg:viewBox="0 0 29 26" svg:d="M0 26c6-3 12-9 17-14 5-4 9-8 12-12">
          <text:p/>
        </draw:path>
        <draw:line draw:style-name="gr9" draw:text-style-name="P1" draw:layer="layout" svg:x1="2.626cm" svg:y1="15.138cm" svg:x2="2.662cm" svg:y2="15.116cm">
          <text:p/>
        </draw:line>
        <draw:path draw:style-name="gr9" draw:text-style-name="P1" draw:layer="layout" svg:width="0.035cm" svg:height="0.041cm" svg:x="2.591cm" svg:y="15.137cm" svg:viewBox="0 0 36 42" svg:d="M0 42c3-7 8-15 15-23 6-7 14-15 21-19">
          <text:p/>
        </draw:path>
        <draw:path draw:style-name="gr9" draw:text-style-name="P1" draw:layer="layout" svg:width="0.036cm" svg:height="0.175cm" svg:x="2.555cm" svg:y="15.178cm" svg:viewBox="0 0 37 176" svg:d="M0 176c0-68 12-128 37-176">
          <text:p/>
        </draw:path>
        <draw:line draw:style-name="gr9" draw:text-style-name="P1" draw:layer="layout" svg:x1="2.555cm" svg:y1="15.353cm" svg:x2="2.555cm" svg:y2="15.966cm">
          <text:p/>
        </draw:line>
        <draw:line draw:style-name="gr9" draw:text-style-name="P1" draw:layer="layout" svg:x1="2.591cm" svg:y1="15.178cm" svg:x2="2.591cm" svg:y2="15.986cm">
          <text:p/>
        </draw:line>
        <draw:line draw:style-name="gr9" draw:text-style-name="P1" draw:layer="layout" svg:x1="2.979cm" svg:y1="15.109cm" svg:x2="3.016cm" svg:y2="15.13cm">
          <text:p/>
        </draw:line>
        <draw:path draw:style-name="gr9" draw:text-style-name="P1" draw:layer="layout" svg:width="0.035cm" svg:height="0.005cm" svg:x="3.015cm" svg:y="15.129cm" svg:viewBox="0 0 36 6" svg:d="M0 0c9 8 26 8 36 0">
          <text:p/>
        </draw:path>
        <draw:line draw:style-name="gr9" draw:text-style-name="P1" draw:layer="layout" svg:x1="3.05cm" svg:y1="15.13cm" svg:x2="3.086cm" svg:y2="15.109cm">
          <text:p/>
        </draw:line>
        <draw:path draw:style-name="gr9" draw:text-style-name="P1" draw:layer="layout" svg:width="0.036cm" svg:height="0.004cm" svg:x="3.085cm" svg:y="15.104cm" svg:viewBox="0 0 37 5" svg:d="M37 5c-10-7-27-7-37 0">
          <text:p/>
        </draw:path>
        <draw:line draw:style-name="gr9" draw:text-style-name="P1" draw:layer="layout" svg:x1="3.121cm" svg:y1="15.109cm" svg:x2="3.157cm" svg:y2="15.13cm">
          <text:p/>
        </draw:line>
        <draw:path draw:style-name="gr9" draw:text-style-name="P1" draw:layer="layout" svg:width="0.007cm" svg:height="0.01cm" svg:x="3.156cm" svg:y="15.139cm" svg:viewBox="0 0 8 11" svg:d="M0 11c6-2 8-7 8-11">
          <text:p/>
        </draw:path>
        <draw:path draw:style-name="gr9" draw:text-style-name="P1" draw:layer="layout" svg:width="0.007cm" svg:height="0.01cm" svg:x="3.156cm" svg:y="15.129cm" svg:viewBox="0 0 8 11" svg:d="M8 11c0-4-2-8-8-11">
          <text:p/>
        </draw:path>
        <draw:line draw:style-name="gr9" draw:text-style-name="P1" draw:layer="layout" svg:x1="3.157cm" svg:y1="15.149cm" svg:x2="3.121cm" svg:y2="15.172cm">
          <text:p/>
        </draw:line>
        <draw:path draw:style-name="gr9" draw:text-style-name="P1" draw:layer="layout" svg:width="0.008cm" svg:height="0.01cm" svg:x="3.113cm" svg:y="15.17cm" svg:viewBox="0 0 9 11" svg:d="M9 0c-6 3-9 7-9 11">
          <text:p/>
        </draw:path>
        <draw:path draw:style-name="gr9" draw:text-style-name="P1" draw:layer="layout" svg:width="0.008cm" svg:height="0.01cm" svg:x="3.113cm" svg:y="15.18cm" svg:viewBox="0 0 9 11" svg:d="M0 0c0 4 3 8 9 11">
          <text:p/>
        </draw:path>
        <draw:line draw:style-name="gr9" draw:text-style-name="P1" draw:layer="layout" svg:x1="3.121cm" svg:y1="15.19cm" svg:x2="3.157cm" svg:y2="15.212cm">
          <text:p/>
        </draw:line>
        <draw:path draw:style-name="gr9" draw:text-style-name="P1" draw:layer="layout" svg:width="0.035cm" svg:height="0.004cm" svg:x="3.156cm" svg:y="15.211cm" svg:viewBox="0 0 36 5" svg:d="M0 0c10 6 27 6 36 0">
          <text:p/>
        </draw:path>
        <draw:line draw:style-name="gr9" draw:text-style-name="P1" draw:layer="layout" svg:x1="3.191cm" svg:y1="15.212cm" svg:x2="3.228cm" svg:y2="15.19cm">
          <text:p/>
        </draw:line>
        <draw:path draw:style-name="gr9" draw:text-style-name="P1" draw:layer="layout" svg:width="0.035cm" svg:height="0.004cm" svg:x="3.227cm" svg:y="15.186cm" svg:viewBox="0 0 36 5" svg:d="M36 5c-10-7-27-7-36 0">
          <text:p/>
        </draw:path>
        <draw:line draw:style-name="gr9" draw:text-style-name="P1" draw:layer="layout" svg:x1="3.262cm" svg:y1="15.19cm" svg:x2="3.298cm" svg:y2="15.212cm">
          <text:p/>
        </draw:line>
        <draw:path draw:style-name="gr9" draw:text-style-name="P1" draw:layer="layout" svg:width="0.008cm" svg:height="0.01cm" svg:x="3.297cm" svg:y="15.221cm" svg:viewBox="0 0 9 11" svg:d="M0 11c6-3 9-6 9-11">
          <text:p/>
        </draw:path>
        <draw:path draw:style-name="gr9" draw:text-style-name="P1" draw:layer="layout" svg:width="0.008cm" svg:height="0.01cm" svg:x="3.297cm" svg:y="15.211cm" svg:viewBox="0 0 9 11" svg:d="M9 11c0-4-3-9-9-11">
          <text:p/>
        </draw:path>
        <draw:line draw:style-name="gr9" draw:text-style-name="P1" draw:layer="layout" svg:x1="3.298cm" svg:y1="15.231cm" svg:x2="3.262cm" svg:y2="15.252cm">
          <text:p/>
        </draw:line>
        <draw:path draw:style-name="gr9" draw:text-style-name="P1" draw:layer="layout" svg:width="0.007cm" svg:height="0.011cm" svg:x="3.255cm" svg:y="15.251cm" svg:viewBox="0 0 8 12" svg:d="M8 0c-6 3-8 8-8 12">
          <text:p/>
        </draw:path>
        <draw:path draw:style-name="gr9" draw:text-style-name="P1" draw:layer="layout" svg:width="0.007cm" svg:height="0.01cm" svg:x="3.255cm" svg:y="15.262cm" svg:viewBox="0 0 8 11" svg:d="M0 0c0 4 2 8 8 11">
          <text:p/>
        </draw:path>
        <draw:line draw:style-name="gr9" draw:text-style-name="P1" draw:layer="layout" svg:x1="3.262cm" svg:y1="15.272cm" svg:x2="3.298cm" svg:y2="15.293cm">
          <text:p/>
        </draw:line>
        <draw:path draw:style-name="gr9" draw:text-style-name="P1" draw:layer="layout" svg:width="0.036cm" svg:height="0.005cm" svg:x="3.297cm" svg:y="15.292cm" svg:viewBox="0 0 37 6" svg:d="M0 0c10 8 27 8 37 0">
          <text:p/>
        </draw:path>
        <draw:line draw:style-name="gr9" draw:text-style-name="P1" draw:layer="layout" svg:x1="3.333cm" svg:y1="15.293cm" svg:x2="3.369cm" svg:y2="15.272cm">
          <text:p/>
        </draw:line>
        <draw:path draw:style-name="gr9" draw:text-style-name="P1" draw:layer="layout" svg:width="0.035cm" svg:height="0.004cm" svg:x="3.368cm" svg:y="15.268cm" svg:viewBox="0 0 36 5" svg:d="M36 5c-9-7-25-7-36 0">
          <text:p/>
        </draw:path>
        <draw:line draw:style-name="gr9" draw:text-style-name="P1" draw:layer="layout" svg:x1="3.403cm" svg:y1="15.272cm" svg:x2="3.44cm" svg:y2="15.293cm">
          <text:p/>
        </draw:line>
        <draw:path draw:style-name="gr9" draw:text-style-name="P1" draw:layer="layout" svg:width="0.007cm" svg:height="0.011cm" svg:x="3.439cm" svg:y="15.302cm" svg:viewBox="0 0 8 12" svg:d="M0 12c5-3 8-7 8-12">
          <text:p/>
        </draw:path>
        <draw:path draw:style-name="gr9" draw:text-style-name="P1" draw:layer="layout" svg:width="0.007cm" svg:height="0.01cm" svg:x="3.439cm" svg:y="15.292cm" svg:viewBox="0 0 8 11" svg:d="M8 11c0-3-3-7-8-11">
          <text:p/>
        </draw:path>
        <draw:line draw:style-name="gr9" draw:text-style-name="P1" draw:layer="layout" svg:x1="3.44cm" svg:y1="15.313cm" svg:x2="3.403cm" svg:y2="15.334cm">
          <text:p/>
        </draw:line>
        <draw:path draw:style-name="gr9" draw:text-style-name="P1" draw:layer="layout" svg:width="0.007cm" svg:height="0.01cm" svg:x="3.396cm" svg:y="15.333cm" svg:viewBox="0 0 8 11" svg:d="M8 0c-4 4-8 7-8 11">
          <text:p/>
        </draw:path>
        <draw:path draw:style-name="gr9" draw:text-style-name="P1" draw:layer="layout" svg:width="0.007cm" svg:height="0.01cm" svg:x="3.396cm" svg:y="15.343cm" svg:viewBox="0 0 8 11" svg:d="M0 0c0 5 4 9 8 11">
          <text:p/>
        </draw:path>
        <draw:line draw:style-name="gr9" draw:text-style-name="P1" draw:layer="layout" svg:x1="3.403cm" svg:y1="15.353cm" svg:x2="3.44cm" svg:y2="15.375cm">
          <text:p/>
        </draw:line>
        <draw:path draw:style-name="gr9" draw:text-style-name="P1" draw:layer="layout" svg:width="0.035cm" svg:height="0.004cm" svg:x="3.439cm" svg:y="15.374cm" svg:viewBox="0 0 36 5" svg:d="M0 0c10 6 26 6 36 0">
          <text:p/>
        </draw:path>
        <draw:line draw:style-name="gr9" draw:text-style-name="P1" draw:layer="layout" svg:x1="3.474cm" svg:y1="15.375cm" svg:x2="3.51cm" svg:y2="15.353cm">
          <text:p/>
        </draw:line>
        <draw:path draw:style-name="gr9" draw:text-style-name="P1" draw:layer="layout" svg:width="0.036cm" svg:height="0.004cm" svg:x="3.509cm" svg:y="15.349cm" svg:viewBox="0 0 37 5" svg:d="M37 5c-10-7-26-7-37 0">
          <text:p/>
        </draw:path>
        <draw:line draw:style-name="gr9" draw:text-style-name="P1" draw:layer="layout" svg:x1="3.545cm" svg:y1="15.353cm" svg:x2="3.581cm" svg:y2="15.375cm">
          <text:p/>
        </draw:line>
        <draw:path draw:style-name="gr9" draw:text-style-name="P1" draw:layer="layout" svg:width="0.007cm" svg:height="0.01cm" svg:x="3.58cm" svg:y="15.384cm" svg:viewBox="0 0 8 11" svg:d="M0 11c6-2 8-6 8-11">
          <text:p/>
        </draw:path>
        <draw:path draw:style-name="gr9" draw:text-style-name="P1" draw:layer="layout" svg:width="0.007cm" svg:height="0.01cm" svg:x="3.58cm" svg:y="15.374cm" svg:viewBox="0 0 8 11" svg:d="M8 11c0-4-2-7-8-11">
          <text:p/>
        </draw:path>
        <draw:line draw:style-name="gr9" draw:text-style-name="P1" draw:layer="layout" svg:x1="3.581cm" svg:y1="15.394cm" svg:x2="3.545cm" svg:y2="15.416cm">
          <text:p/>
        </draw:line>
        <draw:path draw:style-name="gr9" draw:text-style-name="P1" draw:layer="layout" svg:width="0.008cm" svg:height="0.01cm" svg:x="3.537cm" svg:y="15.415cm" svg:viewBox="0 0 9 11" svg:d="M9 0c-5 2-9 6-9 11">
          <text:p/>
        </draw:path>
        <draw:path draw:style-name="gr9" draw:text-style-name="P1" draw:layer="layout" svg:width="0.008cm" svg:height="0.01cm" svg:x="3.537cm" svg:y="15.425cm" svg:viewBox="0 0 9 11" svg:d="M0 0c0 4 4 7 9 11">
          <text:p/>
        </draw:path>
        <draw:line draw:style-name="gr9" draw:text-style-name="P1" draw:layer="layout" svg:x1="3.545cm" svg:y1="15.435cm" svg:x2="3.581cm" svg:y2="15.456cm">
          <text:p/>
        </draw:line>
        <draw:path draw:style-name="gr9" draw:text-style-name="P1" draw:layer="layout" svg:width="0.035cm" svg:height="0.004cm" svg:x="3.58cm" svg:y="15.455cm" svg:viewBox="0 0 36 5" svg:d="M0 0c11 7 27 7 36 0">
          <text:p/>
        </draw:path>
        <draw:line draw:style-name="gr9" draw:text-style-name="P1" draw:layer="layout" svg:x1="3.615cm" svg:y1="15.456cm" svg:x2="3.652cm" svg:y2="15.435cm">
          <text:p/>
        </draw:line>
        <draw:path draw:style-name="gr9" draw:text-style-name="P1" draw:layer="layout" svg:width="0.035cm" svg:height="0.005cm" svg:x="3.651cm" svg:y="15.431cm" svg:viewBox="0 0 36 6" svg:d="M36 6c-10-8-26-8-36 0">
          <text:p/>
        </draw:path>
        <draw:line draw:style-name="gr9" draw:text-style-name="P1" draw:layer="layout" svg:x1="3.686cm" svg:y1="15.435cm" svg:x2="3.722cm" svg:y2="15.456cm">
          <text:p/>
        </draw:line>
        <draw:path draw:style-name="gr9" draw:text-style-name="P1" draw:layer="layout" svg:width="0.008cm" svg:height="0.01cm" svg:x="3.721cm" svg:y="15.466cm" svg:viewBox="0 0 9 11" svg:d="M0 11c5-4 9-8 9-11">
          <text:p/>
        </draw:path>
        <draw:path draw:style-name="gr9" draw:text-style-name="P1" draw:layer="layout" svg:width="0.008cm" svg:height="0.011cm" svg:x="3.721cm" svg:y="15.455cm" svg:viewBox="0 0 9 12" svg:d="M9 12c0-5-4-9-9-12">
          <text:p/>
        </draw:path>
        <draw:line draw:style-name="gr9" draw:text-style-name="P1" draw:layer="layout" svg:x1="3.722cm" svg:y1="15.476cm" svg:x2="3.686cm" svg:y2="15.497cm">
          <text:p/>
        </draw:line>
        <draw:path draw:style-name="gr9" draw:text-style-name="P1" draw:layer="layout" svg:width="0.007cm" svg:height="0.01cm" svg:x="3.679cm" svg:y="15.496cm" svg:viewBox="0 0 8 11" svg:d="M8 0c-6 3-8 7-8 11">
          <text:p/>
        </draw:path>
        <draw:path draw:style-name="gr9" draw:text-style-name="P1" draw:layer="layout" svg:width="0.007cm" svg:height="0.011cm" svg:x="3.679cm" svg:y="15.506cm" svg:viewBox="0 0 8 12" svg:d="M0 0c0 4 2 8 8 12">
          <text:p/>
        </draw:path>
        <draw:line draw:style-name="gr9" draw:text-style-name="P1" draw:layer="layout" svg:x1="3.686cm" svg:y1="15.517cm" svg:x2="3.722cm" svg:y2="15.538cm">
          <text:p/>
        </draw:line>
        <draw:path draw:style-name="gr9" draw:text-style-name="P1" draw:layer="layout" svg:width="0.036cm" svg:height="0.005cm" svg:x="3.721cm" svg:y="15.537cm" svg:viewBox="0 0 37 6" svg:d="M0 0c11 8 27 8 37 0">
          <text:p/>
        </draw:path>
        <draw:line draw:style-name="gr9" draw:text-style-name="P1" draw:layer="layout" svg:x1="3.757cm" svg:y1="15.538cm" svg:x2="3.793cm" svg:y2="15.517cm">
          <text:p/>
        </draw:line>
        <draw:path draw:style-name="gr9" draw:text-style-name="P1" draw:layer="layout" svg:width="0.035cm" svg:height="0.004cm" svg:x="3.792cm" svg:y="15.512cm" svg:viewBox="0 0 36 5" svg:d="M36 5c-9-7-25-7-36 0">
          <text:p/>
        </draw:path>
        <draw:line draw:style-name="gr9" draw:text-style-name="P1" draw:layer="layout" svg:x1="3.827cm" svg:y1="15.517cm" svg:x2="3.864cm" svg:y2="15.538cm">
          <text:p/>
        </draw:line>
        <draw:path draw:style-name="gr9" draw:text-style-name="P1" draw:layer="layout" svg:width="0.007cm" svg:height="0.01cm" svg:x="3.863cm" svg:y="15.547cm" svg:viewBox="0 0 8 11" svg:d="M0 11c4-2 8-7 8-11">
          <text:p/>
        </draw:path>
        <draw:path draw:style-name="gr9" draw:text-style-name="P1" draw:layer="layout" svg:width="0.007cm" svg:height="0.01cm" svg:x="3.863cm" svg:y="15.537cm" svg:viewBox="0 0 8 11" svg:d="M8 11c0-5-4-8-8-11">
          <text:p/>
        </draw:path>
        <draw:line draw:style-name="gr9" draw:text-style-name="P1" draw:layer="layout" svg:x1="3.864cm" svg:y1="15.557cm" svg:x2="3.827cm" svg:y2="15.579cm">
          <text:p/>
        </draw:line>
        <draw:path draw:style-name="gr9" draw:text-style-name="P1" draw:layer="layout" svg:width="0.007cm" svg:height="0.01cm" svg:x="3.82cm" svg:y="15.578cm" svg:viewBox="0 0 8 11" svg:d="M8 0c-5 3-8 6-8 11">
          <text:p/>
        </draw:path>
        <draw:path draw:style-name="gr9" draw:text-style-name="P1" draw:layer="layout" svg:width="0.007cm" svg:height="0.01cm" svg:x="3.82cm" svg:y="15.588cm" svg:viewBox="0 0 8 11" svg:d="M0 0c0 4 3 9 8 11">
          <text:p/>
        </draw:path>
        <draw:line draw:style-name="gr9" draw:text-style-name="P1" draw:layer="layout" svg:x1="3.827cm" svg:y1="15.598cm" svg:x2="3.864cm" svg:y2="15.62cm">
          <text:p/>
        </draw:line>
        <draw:path draw:style-name="gr9" draw:text-style-name="P1" draw:layer="layout" svg:width="0.035cm" svg:height="0.004cm" svg:x="3.863cm" svg:y="15.619cm" svg:viewBox="0 0 36 5" svg:d="M0 0c11 6 26 6 36 0">
          <text:p/>
        </draw:path>
        <draw:line draw:style-name="gr9" draw:text-style-name="P1" draw:layer="layout" svg:x1="3.898cm" svg:y1="15.62cm" svg:x2="3.934cm" svg:y2="15.598cm">
          <text:p/>
        </draw:line>
        <draw:path draw:style-name="gr9" draw:text-style-name="P1" draw:layer="layout" svg:width="0.036cm" svg:height="0.004cm" svg:x="3.933cm" svg:y="15.594cm" svg:viewBox="0 0 37 5" svg:d="M37 5c-10-7-26-7-37 0">
          <text:p/>
        </draw:path>
        <draw:line draw:style-name="gr9" draw:text-style-name="P1" draw:layer="layout" svg:x1="3.969cm" svg:y1="15.598cm" svg:x2="4.005cm" svg:y2="15.62cm">
          <text:p/>
        </draw:line>
        <draw:path draw:style-name="gr9" draw:text-style-name="P1" draw:layer="layout" svg:width="0.007cm" svg:height="0.01cm" svg:x="4.004cm" svg:y="15.629cm" svg:viewBox="0 0 8 11" svg:d="M0 11c6-3 8-7 8-11">
          <text:p/>
        </draw:path>
        <draw:path draw:style-name="gr9" draw:text-style-name="P1" draw:layer="layout" svg:width="0.007cm" svg:height="0.01cm" svg:x="4.004cm" svg:y="15.619cm" svg:viewBox="0 0 8 11" svg:d="M8 11c0-4-2-9-8-11">
          <text:p/>
        </draw:path>
        <draw:line draw:style-name="gr9" draw:text-style-name="P1" draw:layer="layout" svg:x1="4.005cm" svg:y1="15.639cm" svg:x2="3.969cm" svg:y2="15.66cm">
          <text:p/>
        </draw:line>
        <draw:path draw:style-name="gr9" draw:text-style-name="P1" draw:layer="layout" svg:width="0.008cm" svg:height="0.011cm" svg:x="3.961cm" svg:y="15.659cm" svg:viewBox="0 0 9 12" svg:d="M9 0c-6 3-9 8-9 12">
          <text:p/>
        </draw:path>
        <draw:path draw:style-name="gr9" draw:text-style-name="P1" draw:layer="layout" svg:width="0.008cm" svg:height="0.01cm" svg:x="3.961cm" svg:y="15.67cm" svg:viewBox="0 0 9 11" svg:d="M0 0c0 4 3 8 9 11">
          <text:p/>
        </draw:path>
        <draw:line draw:style-name="gr9" draw:text-style-name="P1" draw:layer="layout" svg:x1="3.969cm" svg:y1="15.68cm" svg:x2="4.005cm" svg:y2="15.701cm">
          <text:p/>
        </draw:line>
        <draw:path draw:style-name="gr9" draw:text-style-name="P1" draw:layer="layout" svg:width="0.035cm" svg:height="0.005cm" svg:x="4.004cm" svg:y="15.7cm" svg:viewBox="0 0 36 6" svg:d="M0 0c11 8 27 8 36 0">
          <text:p/>
        </draw:path>
        <draw:line draw:style-name="gr9" draw:text-style-name="P1" draw:layer="layout" svg:x1="4.039cm" svg:y1="15.701cm" svg:x2="4.076cm" svg:y2="15.68cm">
          <text:p/>
        </draw:line>
        <draw:path draw:style-name="gr9" draw:text-style-name="P1" draw:layer="layout" svg:width="0.035cm" svg:height="0.004cm" svg:x="4.075cm" svg:y="15.676cm" svg:viewBox="0 0 36 5" svg:d="M36 5c-10-7-25-7-36 0">
          <text:p/>
        </draw:path>
        <draw:line draw:style-name="gr9" draw:text-style-name="P1" draw:layer="layout" svg:x1="4.11cm" svg:y1="15.68cm" svg:x2="4.147cm" svg:y2="15.701cm">
          <text:p/>
        </draw:line>
        <draw:path draw:style-name="gr9" draw:text-style-name="P1" draw:layer="layout" svg:width="0.007cm" svg:height="0.011cm" svg:x="4.146cm" svg:y="15.71cm" svg:viewBox="0 0 8 12" svg:d="M0 12c5-3 8-8 8-12">
          <text:p/>
        </draw:path>
        <draw:path draw:style-name="gr9" draw:text-style-name="P1" draw:layer="layout" svg:width="0.007cm" svg:height="0.01cm" svg:x="4.146cm" svg:y="15.7cm" svg:viewBox="0 0 8 11" svg:d="M8 11c0-3-3-8-8-11">
          <text:p/>
        </draw:path>
        <draw:line draw:style-name="gr9" draw:text-style-name="P1" draw:layer="layout" svg:x1="4.147cm" svg:y1="15.721cm" svg:x2="4.11cm" svg:y2="15.742cm">
          <text:p/>
        </draw:line>
        <draw:path draw:style-name="gr9" draw:text-style-name="P1" draw:layer="layout" svg:width="0.007cm" svg:height="0.01cm" svg:x="4.103cm" svg:y="15.741cm" svg:viewBox="0 0 8 11" svg:d="M8 0c-6 3-8 7-8 11">
          <text:p/>
        </draw:path>
        <draw:path draw:style-name="gr9" draw:text-style-name="P1" draw:layer="layout" svg:width="0.001cm" svg:height="0.005cm" svg:x="4.103cm" svg:y="15.751cm" svg:viewBox="0 0 2 6" svg:d="M0 0c0 2 0 4 2 6">
          <text:p/>
        </draw:path>
        <draw:path draw:style-name="gr9" draw:text-style-name="P1" draw:layer="layout" svg:width="0.078cm" svg:height="0.025cm" svg:x="4.104cm" svg:y="15.756cm" svg:viewBox="0 0 79 26" svg:d="M0 0c24 11 50 19 79 26">
          <text:p/>
        </draw:path>
        <draw:line draw:style-name="gr9" draw:text-style-name="P1" draw:layer="layout" svg:x1="4.217cm" svg:y1="15.762cm" svg:x2="4.182cm" svg:y2="15.782cm">
          <text:p/>
        </draw:line>
        <draw:path draw:style-name="gr9" draw:text-style-name="P1" draw:layer="layout" svg:width="0.036cm" svg:height="0.005cm" svg:x="4.216cm" svg:y="15.757cm" svg:viewBox="0 0 37 6" svg:d="M37 6c-10-8-26-8-37 0">
          <text:p/>
        </draw:path>
        <draw:line draw:style-name="gr9" draw:text-style-name="P1" draw:layer="layout" svg:x1="4.252cm" svg:y1="15.762cm" svg:x2="4.305cm" svg:y2="15.793cm">
          <text:p/>
        </draw:line>
        <draw:line draw:style-name="gr9" draw:text-style-name="P1" draw:layer="layout" svg:x1="2.697cm" svg:y1="15.07cm" svg:x2="2.697cm" svg:y2="16.047cm">
          <text:p/>
        </draw:line>
        <draw:line draw:style-name="gr9" draw:text-style-name="P1" draw:layer="layout" svg:x1="2.732cm" svg:y1="15.058cm" svg:x2="2.732cm" svg:y2="16.068cm">
          <text:p/>
        </draw:line>
        <draw:line draw:style-name="gr9" draw:text-style-name="P1" draw:layer="layout" svg:x1="2.838cm" svg:y1="15.055cm" svg:x2="2.838cm" svg:y2="16.129cm">
          <text:p/>
        </draw:line>
        <draw:line draw:style-name="gr9" draw:text-style-name="P1" draw:layer="layout" svg:x1="2.873cm" svg:y1="15.063cm" svg:x2="2.873cm" svg:y2="16.149cm">
          <text:p/>
        </draw:line>
        <draw:line draw:style-name="gr9" draw:text-style-name="P1" draw:layer="layout" svg:x1="2.979cm" svg:y1="15.109cm" svg:x2="2.979cm" svg:y2="16.21cm">
          <text:p/>
        </draw:line>
        <draw:line draw:style-name="gr9" draw:text-style-name="P1" draw:layer="layout" svg:x1="3.015cm" svg:y1="15.129cm" svg:x2="3.015cm" svg:y2="16.231cm">
          <text:p/>
        </draw:line>
        <draw:line draw:style-name="gr9" draw:text-style-name="P1" draw:layer="layout" svg:x1="3.121cm" svg:y1="15.19cm" svg:x2="3.121cm" svg:y2="16.292cm">
          <text:p/>
        </draw:line>
        <draw:line draw:style-name="gr9" draw:text-style-name="P1" draw:layer="layout" svg:x1="3.156cm" svg:y1="15.211cm" svg:x2="3.156cm" svg:y2="16.312cm">
          <text:p/>
        </draw:line>
        <draw:line draw:style-name="gr9" draw:text-style-name="P1" draw:layer="layout" svg:x1="3.262cm" svg:y1="15.272cm" svg:x2="3.262cm" svg:y2="16.374cm">
          <text:p/>
        </draw:line>
        <draw:line draw:style-name="gr9" draw:text-style-name="P1" draw:layer="layout" svg:x1="3.297cm" svg:y1="15.292cm" svg:x2="3.297cm" svg:y2="16.394cm">
          <text:p/>
        </draw:line>
        <draw:line draw:style-name="gr9" draw:text-style-name="P1" draw:layer="layout" svg:x1="3.403cm" svg:y1="15.353cm" svg:x2="3.403cm" svg:y2="16.455cm">
          <text:p/>
        </draw:line>
        <draw:line draw:style-name="gr9" draw:text-style-name="P1" draw:layer="layout" svg:x1="3.439cm" svg:y1="15.374cm" svg:x2="3.439cm" svg:y2="16.476cm">
          <text:p/>
        </draw:line>
        <draw:line draw:style-name="gr9" draw:text-style-name="P1" draw:layer="layout" svg:x1="3.827cm" svg:y1="15.598cm" svg:x2="3.827cm" svg:y2="16.7cm">
          <text:p/>
        </draw:line>
        <draw:line draw:style-name="gr9" draw:text-style-name="P1" draw:layer="layout" svg:x1="3.863cm" svg:y1="15.619cm" svg:x2="3.863cm" svg:y2="16.72cm">
          <text:p/>
        </draw:line>
        <draw:line draw:style-name="gr9" draw:text-style-name="P1" draw:layer="layout" svg:x1="3.969cm" svg:y1="15.68cm" svg:x2="3.969cm" svg:y2="16.782cm">
          <text:p/>
        </draw:line>
        <draw:line draw:style-name="gr9" draw:text-style-name="P1" draw:layer="layout" svg:x1="4.004cm" svg:y1="15.7cm" svg:x2="4.004cm" svg:y2="16.802cm">
          <text:p/>
        </draw:line>
        <draw:path draw:style-name="gr9" draw:text-style-name="P1" draw:layer="layout" svg:width="0.004cm" svg:height="0.013cm" svg:x="3.47cm" svg:y="15.849cm" svg:viewBox="0 0 5 14" svg:d="M0 0c0 4 0 7 1 10 0 3 2 5 4 4">
          <text:p/>
        </draw:path>
        <draw:line draw:style-name="gr9" draw:text-style-name="P1" draw:layer="layout" svg:x1="3.474cm" svg:y1="15.863cm" svg:x2="3.51cm" svg:y2="15.842cm">
          <text:p/>
        </draw:line>
        <draw:path draw:style-name="gr9" draw:text-style-name="P1" draw:layer="layout" svg:width="0.004cm" svg:height="0.017cm" svg:x="3.47cm" svg:y="15.832cm" svg:viewBox="0 0 5 18" svg:d="M0 18c0-8 1-15 5-18">
          <text:p/>
        </draw:path>
        <draw:path draw:style-name="gr9" draw:text-style-name="P1" draw:layer="layout" svg:width="0.036cm" svg:height="0.077cm" svg:x="3.509cm" svg:y="15.841cm" svg:viewBox="0 0 37 78" svg:d="M37 78c-5-15-12-31-18-45-2-5-4-10-6-14-2-5-5-9-7-13-2-3-4-7-6-6">
          <text:p/>
        </draw:path>
        <draw:line draw:style-name="gr9" draw:text-style-name="P1" draw:layer="layout" svg:x1="3.474cm" svg:y1="15.833cm" svg:x2="3.51cm" svg:y2="15.812cm">
          <text:p/>
        </draw:line>
        <draw:path draw:style-name="gr9" draw:text-style-name="P1" draw:layer="layout" svg:width="0.035cm" svg:height="0.078cm" svg:x="3.545cm" svg:y="15.919cm" svg:viewBox="0 0 36 79" svg:d="M36 79c-14-25-26-53-36-79">
          <text:p/>
        </draw:path>
        <draw:path draw:style-name="gr9" draw:text-style-name="P1" draw:layer="layout" svg:width="0.036cm" svg:height="0.077cm" svg:x="3.509cm" svg:y="15.735cm" svg:viewBox="0 0 37 78" svg:d="M37 0c-5 9-12 22-18 36-2 5-4 10-6 15-2 6-5 11-7 16-2 4-4 10-6 11">
          <text:p/>
        </draw:path>
        <draw:path draw:style-name="gr9" draw:text-style-name="P1" draw:layer="layout" svg:width="0.007cm" svg:height="0.015cm" svg:x="3.58cm" svg:y="16.02cm" svg:viewBox="0 0 8 16" svg:d="M0 16c7-3 8-10 8-16">
          <text:p/>
        </draw:path>
        <draw:path draw:style-name="gr9" draw:text-style-name="P1" draw:layer="layout" svg:width="0.007cm" svg:height="0.023cm" svg:x="3.58cm" svg:y="15.997cm" svg:viewBox="0 0 8 24" svg:d="M8 24c0-9-3-17-8-24">
          <text:p/>
        </draw:path>
        <draw:path draw:style-name="gr9" draw:text-style-name="P1" draw:layer="layout" svg:width="0.005cm" svg:height="0.009cm" svg:x="3.545cm" svg:y="15.726cm" svg:viewBox="0 0 6 10" svg:d="M0 10c1-3 4-7 6-10">
          <text:p/>
        </draw:path>
        <draw:line draw:style-name="gr9" draw:text-style-name="P1" draw:layer="layout" svg:x1="3.545cm" svg:y1="16.057cm" svg:x2="3.581cm" svg:y2="16.035cm">
          <text:p/>
        </draw:line>
        <draw:path draw:style-name="gr9" draw:text-style-name="P1" draw:layer="layout" svg:width="0.008cm" svg:height="0.02cm" svg:x="3.537cm" svg:y="16.07cm" svg:viewBox="0 0 9 21" svg:d="M9 21c-5-6-8-13-9-21">
          <text:p/>
        </draw:path>
        <draw:path draw:style-name="gr9" draw:text-style-name="P1" draw:layer="layout" svg:width="0.008cm" svg:height="0.014cm" svg:x="3.537cm" svg:y="16.056cm" svg:viewBox="0 0 9 15" svg:d="M0 15c0-5 3-12 9-15">
          <text:p/>
        </draw:path>
        <draw:path draw:style-name="gr9" draw:text-style-name="P1" draw:layer="layout" svg:width="0.035cm" svg:height="0.04cm" svg:x="3.545cm" svg:y="16.09cm" svg:viewBox="0 0 36 41" svg:d="M36 41c-12-13-24-27-36-41">
          <text:p/>
        </draw:path>
        <draw:path draw:style-name="gr9" draw:text-style-name="P1" draw:layer="layout" svg:width="0.007cm" svg:height="0cm" svg:x="3.537cm" svg:y="15.726cm" svg:viewBox="0 0 8 1" svg:d="M8 1c-5 0-7 0-8-1">
          <text:p/>
        </draw:path>
        <draw:path draw:style-name="gr9" draw:text-style-name="P1" draw:layer="layout" svg:width="0.035cm" svg:height="0.009cm" svg:x="3.58cm" svg:y="16.13cm" svg:viewBox="0 0 36 10" svg:d="M0 0c3 3 7 6 12 7 6 3 16 5 24-1">
          <text:p/>
        </draw:path>
        <draw:path draw:style-name="gr9" draw:text-style-name="P1" draw:layer="layout" svg:width="0.035cm" svg:height="0.002cm" svg:x="3.545cm" svg:y="15.726cm" svg:viewBox="0 0 36 3" svg:d="M0 2c12-3 24-2 36 1">
          <text:p/>
        </draw:path>
        <draw:line draw:style-name="gr9" draw:text-style-name="P1" draw:layer="layout" svg:x1="3.615cm" svg:y1="16.136cm" svg:x2="3.652cm" svg:y2="16.115cm">
          <text:p/>
        </draw:line>
        <draw:path draw:style-name="gr9" draw:text-style-name="P1" draw:layer="layout" svg:width="0.035cm" svg:height="0.008cm" svg:x="3.58cm" svg:y="15.722cm" svg:viewBox="0 0 36 9" svg:d="M0 7c3 2 7 2 12 2 4-2 8-2 13-3 4-1 8-3 11-6">
          <text:p/>
        </draw:path>
        <draw:path draw:style-name="gr9" draw:text-style-name="P1" draw:layer="layout" svg:width="0.035cm" svg:height="0.008cm" svg:x="3.651cm" svg:y="16.112cm" svg:viewBox="0 0 36 9" svg:d="M36 9c-5-5-10-7-17-9-6 0-13 0-19 4">
          <text:p/>
        </draw:path>
        <draw:line draw:style-name="gr9" draw:text-style-name="P1" draw:layer="layout" svg:x1="3.615cm" svg:y1="15.723cm" svg:x2="3.652cm" svg:y2="15.702cm">
          <text:p/>
        </draw:line>
        <draw:path draw:style-name="gr9" draw:text-style-name="P1" draw:layer="layout" svg:width="0.035cm" svg:height="0.022cm" svg:x="3.686cm" svg:y="16.119cm" svg:viewBox="0 0 36 23" svg:d="M36 23c-11-7-23-15-36-23">
          <text:p/>
        </draw:path>
        <draw:path draw:style-name="gr9" draw:text-style-name="P1" draw:layer="layout" svg:width="0.028cm" svg:height="0.006cm" svg:x="3.651cm" svg:y="15.696cm" svg:viewBox="0 0 29 7" svg:d="M29 0c-3 0-7 0-10 0-6 1-12 3-19 7">
          <text:p/>
        </draw:path>
        <draw:path draw:style-name="gr9" draw:text-style-name="P1" draw:layer="layout" svg:width="0.008cm" svg:height="0.01cm" svg:x="3.721cm" svg:y="16.149cm" svg:viewBox="0 0 9 11" svg:d="M0 11c6-4 9-7 9-11">
          <text:p/>
        </draw:path>
        <draw:path draw:style-name="gr9" draw:text-style-name="P1" draw:layer="layout" svg:width="0.008cm" svg:height="0.008cm" svg:x="3.721cm" svg:y="16.141cm" svg:viewBox="0 0 9 9" svg:d="M9 9c0-4-4-7-9-9">
          <text:p/>
        </draw:path>
        <draw:line draw:style-name="gr9" draw:text-style-name="P1" draw:layer="layout" svg:x1="3.686cm" svg:y1="16.18cm" svg:x2="3.722cm" svg:y2="16.159cm">
          <text:p/>
        </draw:line>
        <draw:path draw:style-name="gr9" draw:text-style-name="P1" draw:layer="layout" svg:width="0.007cm" svg:height="0.007cm" svg:x="3.679cm" svg:y="16.188cm" svg:viewBox="0 0 8 8" svg:d="M8 8c-5-1-8-3-8-8">
          <text:p/>
        </draw:path>
        <draw:path draw:style-name="gr9" draw:text-style-name="P1" draw:layer="layout" svg:width="0.007cm" svg:height="0.009cm" svg:x="3.679cm" svg:y="16.179cm" svg:viewBox="0 0 8 10" svg:d="M0 10c0-3 2-7 8-10">
          <text:p/>
        </draw:path>
        <draw:path draw:style-name="gr9" draw:text-style-name="P1" draw:layer="layout" svg:width="0.035cm" svg:height="0.005cm" svg:x="3.686cm" svg:y="16.195cm" svg:viewBox="0 0 36 6" svg:d="M36 6c-11 0-23-1-36-6">
          <text:p/>
        </draw:path>
        <draw:path draw:style-name="gr9" draw:text-style-name="P1" draw:layer="layout" svg:width="0.007cm" svg:height="0.014cm" svg:x="3.679cm" svg:y="15.771cm" svg:viewBox="0 0 8 15" svg:d="M8 15c-5-4-8-8-8-15">
          <text:p/>
        </draw:path>
        <draw:path draw:style-name="gr9" draw:text-style-name="P1" draw:layer="layout" svg:width="0.036cm" svg:height="0.011cm" svg:x="3.721cm" svg:y="16.189cm" svg:viewBox="0 0 37 12" svg:d="M0 12c5 1 12-1 19-4 5-2 12-5 18-8">
          <text:p/>
        </draw:path>
        <draw:path draw:style-name="gr9" draw:text-style-name="P1" draw:layer="layout" svg:width="0.035cm" svg:height="0.035cm" svg:x="3.686cm" svg:y="15.785cm" svg:viewBox="0 0 36 36" svg:d="M0 0c13 10 25 23 36 36">
          <text:p/>
        </draw:path>
        <draw:line draw:style-name="gr9" draw:text-style-name="P1" draw:layer="layout" svg:x1="3.757cm" svg:y1="16.19cm" svg:x2="3.793cm" svg:y2="16.169cm">
          <text:p/>
        </draw:line>
        <draw:path draw:style-name="gr9" draw:text-style-name="P1" draw:layer="layout" svg:width="0.036cm" svg:height="0.014cm" svg:x="3.721cm" svg:y="15.82cm" svg:viewBox="0 0 37 15" svg:d="M0 0c5 6 12 11 19 13 5 2 12 3 18 0">
          <text:p/>
        </draw:path>
        <draw:path draw:style-name="gr9" draw:text-style-name="P1" draw:layer="layout" svg:width="0.028cm" svg:height="0.013cm" svg:x="3.792cm" svg:y="16.156cm" svg:viewBox="0 0 29 14" svg:d="M29 0c-3 1-6 4-10 5-5 2-12 5-19 9">
          <text:p/>
        </draw:path>
        <draw:line draw:style-name="gr9" draw:text-style-name="P1" draw:layer="layout" svg:x1="3.757cm" svg:y1="15.833cm" svg:x2="3.793cm" svg:y2="15.812cm">
          <text:p/>
        </draw:line>
        <draw:path draw:style-name="gr9" draw:text-style-name="P1" draw:layer="layout" svg:width="0.028cm" svg:height="0.009cm" svg:x="3.792cm" svg:y="15.809cm" svg:viewBox="0 0 29 10" svg:d="M29 10c-3-3-6-5-10-8-5-2-12-3-19 2">
          <text:p/>
        </draw:path>
        <draw:path draw:style-name="gr9" draw:text-style-name="P1" draw:layer="layout" svg:width="0.005cm" svg:height="0.056cm" svg:x="3.82cm" svg:y="16.069cm" svg:viewBox="0 0 6 57" svg:d="M0 57c0-10 6-31 6-57">
          <text:p/>
        </draw:path>
        <draw:path draw:style-name="gr9" draw:text-style-name="P1" draw:layer="layout" svg:width="0.005cm" svg:height="0.071cm" svg:x="3.82cm" svg:y="15.998cm" svg:viewBox="0 0 6 72" svg:d="M0 0c0 20 6 46 6 72">
          <text:p/>
        </draw:path>
        <draw:line draw:style-name="gr9" draw:text-style-name="P1" draw:layer="layout" svg:x1="3.545cm" svg:y1="16.09cm" svg:x2="3.545cm" svg:y2="16.537cm">
          <text:p/>
        </draw:line>
        <draw:line draw:style-name="gr9" draw:text-style-name="P1" draw:layer="layout" svg:x1="3.58cm" svg:y1="16.13cm" svg:x2="3.58cm" svg:y2="16.557cm">
          <text:p/>
        </draw:line>
        <draw:line draw:style-name="gr9" draw:text-style-name="P1" draw:layer="layout" svg:x1="3.686cm" svg:y1="16.195cm" svg:x2="3.686cm" svg:y2="16.618cm">
          <text:p/>
        </draw:line>
        <draw:line draw:style-name="gr9" draw:text-style-name="P1" draw:layer="layout" svg:x1="3.721cm" svg:y1="16.2cm" svg:x2="3.721cm" svg:y2="16.639cm">
          <text:p/>
        </draw:line>
        <draw:line draw:style-name="gr9" draw:text-style-name="P1" draw:layer="layout" svg:x1="3.545cm" svg:y1="15.435cm" svg:x2="3.545cm" svg:y2="15.727cm">
          <text:p/>
        </draw:line>
        <draw:line draw:style-name="gr9" draw:text-style-name="P1" draw:layer="layout" svg:x1="3.58cm" svg:y1="15.455cm" svg:x2="3.58cm" svg:y2="15.728cm">
          <text:p/>
        </draw:line>
        <draw:line draw:style-name="gr9" draw:text-style-name="P1" draw:layer="layout" svg:x1="3.686cm" svg:y1="15.517cm" svg:x2="3.686cm" svg:y2="15.785cm">
          <text:p/>
        </draw:line>
        <draw:line draw:style-name="gr9" draw:text-style-name="P1" draw:layer="layout" svg:x1="3.721cm" svg:y1="15.537cm" svg:x2="3.721cm" svg:y2="15.82cm">
          <text:p/>
        </draw:line>
        <draw:line draw:style-name="gr9" draw:text-style-name="P1" draw:layer="layout" svg:x1="4.104cm" svg:y1="16.858cm" svg:x2="4.104cm" svg:y2="15.756cm">
          <text:p/>
        </draw:line>
        <draw:line draw:style-name="gr9" draw:text-style-name="P1" draw:layer="layout" svg:x1="4.182cm" svg:y1="16.883cm" svg:x2="4.182cm" svg:y2="15.781cm">
          <text:p/>
        </draw:line>
        <draw:line draw:style-name="gr9" draw:text-style-name="P1" draw:layer="layout" svg:x1="6.135cm" svg:y1="19.044cm" svg:x2="6.135cm" svg:y2="18.31cm">
          <text:p/>
        </draw:line>
        <draw:line draw:style-name="gr9" draw:text-style-name="P1" draw:layer="layout" svg:x1="6.136cm" svg:y1="19.045cm" svg:x2="2.315cm" svg:y2="16.839cm">
          <text:p/>
        </draw:line>
        <draw:line draw:style-name="gr9" draw:text-style-name="P1" draw:layer="layout" svg:x1="2.315cm" svg:y1="16.104cm" svg:x2="2.315cm" svg:y2="16.839cm">
          <text:p/>
        </draw:line>
        <draw:line draw:style-name="gr9" draw:text-style-name="P1" draw:layer="layout" svg:x1="5.389cm" svg:y1="17.155cm" svg:x2="5.389cm" svg:y2="17.601cm">
          <text:p/>
        </draw:line>
        <draw:line draw:style-name="gr9" draw:text-style-name="P1" draw:layer="layout" svg:x1="5.353cm" svg:y1="17.153cm" svg:x2="5.353cm" svg:y2="17.581cm">
          <text:p/>
        </draw:line>
        <draw:path draw:style-name="gr9" draw:text-style-name="P1" draw:layer="layout" svg:width="0.036cm" svg:height="0.003cm" svg:x="5.353cm" svg:y="17.153cm" svg:viewBox="0 0 37 4" svg:d="M37 3c-12 1-24 1-37-3">
          <text:p/>
        </draw:path>
        <draw:path draw:style-name="gr9" draw:text-style-name="P1" draw:layer="layout" svg:width="0.035cm" svg:height="0.014cm" svg:x="5.389cm" svg:y="17.141cm" svg:viewBox="0 0 36 15" svg:d="M36 0c-6 4-12 7-19 9-7 3-13 5-17 6">
          <text:p/>
        </draw:path>
        <draw:path draw:style-name="gr9" draw:text-style-name="P1" draw:layer="layout" svg:width="0.511cm" svg:height="0.164cm" svg:x="4.768cm" svg:y="15.897cm" svg:viewBox="0 0 512 165" svg:d="M512 51c-83-48-208-65-319-39-111 24-186 84-193 153">
          <text:p/>
        </draw:path>
        <draw:line draw:style-name="gr9" draw:text-style-name="P1" draw:layer="layout" svg:x1="4.768cm" svg:y1="17.162cm" svg:x2="4.768cm" svg:y2="16.06cm">
          <text:p/>
        </draw:line>
        <draw:path draw:style-name="gr9" draw:text-style-name="P1" draw:layer="layout" svg:width="0.424cm" svg:height="0.735cm" svg:x="6.375cm" svg:y="16.579cm" svg:viewBox="0 0 425 736" svg:d="M0 0c235 136 425 465 425 736">
          <text:p/>
        </draw:path>
        <draw:line draw:style-name="gr9" draw:text-style-name="P1" draw:layer="layout" svg:x1="6.376cm" svg:y1="16.58cm" svg:x2="5.279cm" svg:y2="15.947cm">
          <text:p/>
        </draw:line>
        <draw:line draw:style-name="gr9" draw:text-style-name="P1" draw:layer="layout" svg:x1="6.799cm" svg:y1="17.314cm" svg:x2="6.799cm" svg:y2="17.926cm">
          <text:p/>
        </draw:line>
        <draw:line draw:style-name="gr9" draw:text-style-name="P1" draw:layer="layout" svg:x1="6.8cm" svg:y1="17.314cm" svg:x2="6.375cm" svg:y2="17.56cm">
          <text:p/>
        </draw:line>
        <draw:path draw:style-name="gr9" draw:text-style-name="P1" draw:layer="layout" svg:width="0.032cm" svg:height="0.206cm" svg:x="6.343cm" svg:y="17.353cm" svg:viewBox="0 0 33 207" svg:d="M0 0c22 72 33 142 33 207">
          <text:p/>
        </draw:path>
        <draw:path draw:style-name="gr9" draw:text-style-name="P1" draw:layer="layout" svg:width="0.008cm" svg:height="0.042cm" svg:x="6.335cm" svg:y="17.311cm" svg:viewBox="0 0 9 43" svg:d="M9 43c-4-14-8-28-9-43">
          <text:p/>
        </draw:path>
        <draw:path draw:style-name="gr9" draw:text-style-name="P1" draw:layer="layout" svg:width="0.008cm" svg:height="0.022cm" svg:x="6.335cm" svg:y="17.289cm" svg:viewBox="0 0 9 23" svg:d="M0 23c0-9 2-19 9-23">
          <text:p/>
        </draw:path>
        <draw:line draw:style-name="gr9" draw:text-style-name="P1" draw:layer="layout" svg:x1="6.343cm" svg:y1="17.29cm" svg:x2="6.379cm" svg:y2="17.269cm">
          <text:p/>
        </draw:line>
        <draw:path draw:style-name="gr9" draw:text-style-name="P1" draw:layer="layout" svg:width="0.007cm" svg:height="0.034cm" svg:x="6.378cm" svg:y="17.214cm" svg:viewBox="0 0 8 35" svg:d="M0 0c6 12 8 23 8 35">
          <text:p/>
        </draw:path>
        <draw:path draw:style-name="gr9" draw:text-style-name="P1" draw:layer="layout" svg:width="0.007cm" svg:height="0.021cm" svg:x="6.378cm" svg:y="17.248cm" svg:viewBox="0 0 8 22" svg:d="M8 0c0 9-1 18-8 22">
          <text:p/>
        </draw:path>
        <draw:path draw:style-name="gr9" draw:text-style-name="P1" draw:layer="layout" svg:width="0.035cm" svg:height="0.075cm" svg:x="6.343cm" svg:y="17.139cm" svg:viewBox="0 0 36 76" svg:d="M0 0c14 24 25 49 36 76">
          <text:p/>
        </draw:path>
        <draw:path draw:style-name="gr9" draw:text-style-name="P1" draw:layer="layout" svg:width="0.036cm" svg:height="0.024cm" svg:x="6.307cm" svg:y="17.115cm" svg:viewBox="0 0 37 25" svg:d="M0 2c4-2 8-3 12-1 5 1 10 4 13 7 5 6 9 11 12 17">
          <text:p/>
        </draw:path>
        <draw:line draw:style-name="gr9" draw:text-style-name="P1" draw:layer="layout" svg:x1="6.272cm" svg:y1="17.138cm" svg:x2="6.308cm" svg:y2="17.117cm">
          <text:p/>
        </draw:line>
        <draw:path draw:style-name="gr9" draw:text-style-name="P1" draw:layer="layout" svg:width="0.035cm" svg:height="0.022cm" svg:x="6.237cm" svg:y="17.117cm" svg:viewBox="0 0 36 23" svg:d="M36 21c-4 2-8 2-11 1-5-2-9-4-13-7-5-4-9-10-12-15">
          <text:p/>
        </draw:path>
        <draw:path draw:style-name="gr9" draw:text-style-name="P1" draw:layer="layout" svg:width="0.036cm" svg:height="0.054cm" svg:x="6.201cm" svg:y="17.063cm" svg:viewBox="0 0 37 55" svg:d="M0 0c14 18 25 37 37 55">
          <text:p/>
        </draw:path>
        <draw:path draw:style-name="gr9" draw:text-style-name="P1" draw:layer="layout" svg:width="0.007cm" svg:height="0.02cm" svg:x="6.194cm" svg:y="17.043cm" svg:viewBox="0 0 8 21" svg:d="M8 21c-5-6-8-12-8-21">
          <text:p/>
        </draw:path>
        <draw:path draw:style-name="gr9" draw:text-style-name="P1" draw:layer="layout" svg:width="0.007cm" svg:height="0.014cm" svg:x="6.194cm" svg:y="17.029cm" svg:viewBox="0 0 8 15" svg:d="M0 15c0-5 1-11 8-15">
          <text:p/>
        </draw:path>
        <draw:line draw:style-name="gr9" draw:text-style-name="P1" draw:layer="layout" svg:x1="6.201cm" svg:y1="17.03cm" svg:x2="6.238cm" svg:y2="17.008cm">
          <text:p/>
        </draw:line>
        <draw:path draw:style-name="gr9" draw:text-style-name="P1" draw:layer="layout" svg:width="0.007cm" svg:height="0.019cm" svg:x="6.237cm" svg:y="16.975cm" svg:viewBox="0 0 8 20" svg:d="M0 0c5 7 8 13 8 20">
          <text:p/>
        </draw:path>
        <draw:path draw:style-name="gr9" draw:text-style-name="P1" draw:layer="layout" svg:width="0.007cm" svg:height="0.014cm" svg:x="6.237cm" svg:y="16.994cm" svg:viewBox="0 0 8 15" svg:d="M8 0c0 5-1 12-8 15">
          <text:p/>
        </draw:path>
        <draw:path draw:style-name="gr9" draw:text-style-name="P1" draw:layer="layout" svg:width="0.036cm" svg:height="0.042cm" svg:x="6.201cm" svg:y="16.933cm" svg:viewBox="0 0 37 43" svg:d="M0 0c13 14 25 29 37 43">
          <text:p/>
        </draw:path>
        <draw:path draw:style-name="gr9" draw:text-style-name="P1" draw:layer="layout" svg:width="0.035cm" svg:height="0.011cm" svg:x="6.166cm" svg:y="16.922cm" svg:viewBox="0 0 36 12" svg:d="M0 3c4-2 7-3 11-3 6 0 10 1 14 4 5 2 8 5 11 8">
          <text:p/>
        </draw:path>
        <draw:line draw:style-name="gr9" draw:text-style-name="P1" draw:layer="layout" svg:x1="6.131cm" svg:y1="16.946cm" svg:x2="6.167cm" svg:y2="16.924cm">
          <text:p/>
        </draw:line>
        <draw:path draw:style-name="gr9" draw:text-style-name="P1" draw:layer="layout" svg:width="0.036cm" svg:height="0.01cm" svg:x="6.095cm" svg:y="16.937cm" svg:viewBox="0 0 37 11" svg:d="M37 9c-4 2-8 3-11 2-5 0-9-1-14-2-5-3-9-6-12-9">
          <text:p/>
        </draw:path>
        <draw:path draw:style-name="gr9" draw:text-style-name="P1" draw:layer="layout" svg:width="0.035cm" svg:height="0.033cm" svg:x="6.06cm" svg:y="16.904cm" svg:viewBox="0 0 36 34" svg:d="M0 0c12 11 25 22 36 34">
          <text:p/>
        </draw:path>
        <draw:path draw:style-name="gr9" draw:text-style-name="P1" draw:layer="layout" svg:width="0.007cm" svg:height="0.014cm" svg:x="6.053cm" svg:y="16.89cm" svg:viewBox="0 0 8 15" svg:d="M8 15c-5-4-8-9-8-15">
          <text:p/>
        </draw:path>
        <draw:path draw:style-name="gr9" draw:text-style-name="P1" draw:layer="layout" svg:width="0.007cm" svg:height="0.012cm" svg:x="6.053cm" svg:y="16.878cm" svg:viewBox="0 0 8 13" svg:d="M0 13c0-4 1-8 8-13">
          <text:p/>
        </draw:path>
        <draw:line draw:style-name="gr9" draw:text-style-name="P1" draw:layer="layout" svg:x1="6.06cm" svg:y1="16.879cm" svg:x2="6.096cm" svg:y2="16.858cm">
          <text:p/>
        </draw:line>
        <draw:path draw:style-name="gr9" draw:text-style-name="P1" draw:layer="layout" svg:width="0.008cm" svg:height="0.012cm" svg:x="6.095cm" svg:y="16.834cm" svg:viewBox="0 0 9 13" svg:d="M0 0c5 3 8 7 9 13">
          <text:p/>
        </draw:path>
        <draw:path draw:style-name="gr9" draw:text-style-name="P1" draw:layer="layout" svg:width="0.008cm" svg:height="0.013cm" svg:x="6.095cm" svg:y="16.846cm" svg:viewBox="0 0 9 14" svg:d="M9 0c0 5-2 9-9 14">
          <text:p/>
        </draw:path>
        <draw:path draw:style-name="gr9" draw:text-style-name="P1" draw:layer="layout" svg:width="0.035cm" svg:height="0.026cm" svg:x="6.06cm" svg:y="16.808cm" svg:viewBox="0 0 36 27" svg:d="M0 0c12 9 25 17 36 27">
          <text:p/>
        </draw:path>
        <draw:path draw:style-name="gr9" draw:text-style-name="P1" draw:layer="layout" svg:width="0.035cm" svg:height="0.007cm" svg:x="6.025cm" svg:y="16.802cm" svg:viewBox="0 0 36 8" svg:d="M0 5c9-6 19-5 25-3 4 1 8 3 11 6">
          <text:p/>
        </draw:path>
        <draw:line draw:style-name="gr9" draw:text-style-name="P1" draw:layer="layout" svg:x1="5.989cm" svg:y1="16.828cm" svg:x2="6.026cm" svg:y2="16.806cm">
          <text:p/>
        </draw:line>
        <draw:path draw:style-name="gr9" draw:text-style-name="P1" draw:layer="layout" svg:width="0.035cm" svg:height="0.005cm" svg:x="5.954cm" svg:y="16.826cm" svg:viewBox="0 0 36 6" svg:d="M36 1c-6 4-12 5-17 5-8-1-14-3-19-6">
          <text:p/>
        </draw:path>
        <draw:path draw:style-name="gr9" draw:text-style-name="P1" draw:layer="layout" svg:width="0.003cm" svg:height="0.003cm" svg:x="5.951cm" svg:y="16.824cm" svg:viewBox="0 0 4 4" svg:d="M0 0c1 2 2 2 4 4">
          <text:p/>
        </draw:path>
        <draw:line draw:style-name="gr9" draw:text-style-name="P1" draw:layer="layout" svg:x1="6.376cm" svg:y1="16.579cm" svg:x2="5.951cm" svg:y2="16.825cm">
          <text:p/>
        </draw:line>
        <draw:line draw:style-name="gr9" draw:text-style-name="P1" draw:layer="layout" svg:x1="6.375cm" svg:y1="17.559cm" svg:x2="6.375cm" svg:y2="18.171cm">
          <text:p/>
        </draw:line>
        <draw:line draw:style-name="gr9" draw:text-style-name="P1" draw:layer="layout" svg:x1="6.343cm" svg:y1="17.353cm" svg:x2="6.343cm" svg:y2="18.152cm">
          <text:p/>
        </draw:line>
        <draw:line draw:style-name="gr9" draw:text-style-name="P1" draw:layer="layout" svg:x1="6.237cm" svg:y1="17.117cm" svg:x2="6.237cm" svg:y2="18.091cm">
          <text:p/>
        </draw:line>
        <draw:line draw:style-name="gr9" draw:text-style-name="P1" draw:layer="layout" svg:x1="6.201cm" svg:y1="17.063cm" svg:x2="6.201cm" svg:y2="18.071cm">
          <text:p/>
        </draw:line>
        <draw:line draw:style-name="gr9" draw:text-style-name="P1" draw:layer="layout" svg:x1="6.095cm" svg:y1="16.937cm" svg:x2="6.095cm" svg:y2="18.009cm">
          <text:p/>
        </draw:line>
        <draw:line draw:style-name="gr9" draw:text-style-name="P1" draw:layer="layout" svg:x1="6.06cm" svg:y1="16.904cm" svg:x2="6.06cm" svg:y2="17.989cm">
          <text:p/>
        </draw:line>
        <draw:line draw:style-name="gr9" draw:text-style-name="P1" draw:layer="layout" svg:x1="5.954cm" svg:y1="16.826cm" svg:x2="5.954cm" svg:y2="17.928cm">
          <text:p/>
        </draw:line>
        <draw:line draw:style-name="gr9" draw:text-style-name="P1" draw:layer="layout" svg:x1="5.919cm" svg:y1="16.806cm" svg:x2="5.919cm" svg:y2="17.907cm">
          <text:p/>
        </draw:line>
        <draw:line draw:style-name="gr9" draw:text-style-name="P1" draw:layer="layout" svg:x1="5.952cm" svg:y1="16.825cm" svg:x2="5.919cm" svg:y2="16.806cm">
          <text:p/>
        </draw:line>
        <draw:line draw:style-name="gr9" draw:text-style-name="P1" draw:layer="layout" svg:x1="4.824cm" svg:y1="16.093cm" svg:x2="4.768cm" svg:y2="16.06cm">
          <text:p/>
        </draw:line>
        <draw:path draw:style-name="gr9" draw:text-style-name="P1" draw:layer="layout" svg:width="0.007cm" svg:height="0.01cm" svg:x="4.823cm" svg:y="16.092cm" svg:viewBox="0 0 8 11" svg:d="M0 0c6 2 8 7 8 11">
          <text:p/>
        </draw:path>
        <draw:path draw:style-name="gr9" draw:text-style-name="P1" draw:layer="layout" svg:width="0.007cm" svg:height="0.01cm" svg:x="4.823cm" svg:y="16.102cm" svg:viewBox="0 0 8 11" svg:d="M8 0c0 5-2 8-8 11">
          <text:p/>
        </draw:path>
        <draw:line draw:style-name="gr9" draw:text-style-name="P1" draw:layer="layout" svg:x1="4.824cm" svg:y1="16.112cm" svg:x2="4.788cm" svg:y2="16.133cm">
          <text:p/>
        </draw:line>
        <draw:path draw:style-name="gr9" draw:text-style-name="P1" draw:layer="layout" svg:width="0.044cm" svg:height="0.044cm" svg:x="4.788cm" svg:y="16.132cm" svg:viewBox="0 0 45 45" svg:d="M0 0c12 16 26 31 45 45">
          <text:p/>
        </draw:path>
        <draw:path draw:style-name="gr9" draw:text-style-name="P1" draw:layer="layout" svg:width="0.026cm" svg:height="0.004cm" svg:x="4.832cm" svg:y="16.173cm" svg:viewBox="0 0 27 5" svg:d="M27 0c-7 5-18 7-27 4">
          <text:p/>
        </draw:path>
        <draw:line draw:style-name="gr9" draw:text-style-name="P1" draw:layer="layout" svg:x1="4.895cm" svg:y1="16.153cm" svg:x2="4.858cm" svg:y2="16.174cm">
          <text:p/>
        </draw:line>
        <draw:path draw:style-name="gr9" draw:text-style-name="P1" draw:layer="layout" svg:width="0.035cm" svg:height="0.004cm" svg:x="4.894cm" svg:y="16.149cm" svg:viewBox="0 0 36 5" svg:d="M0 5c10-7 26-7 36 0">
          <text:p/>
        </draw:path>
        <draw:line draw:style-name="gr9" draw:text-style-name="P1" draw:layer="layout" svg:x1="4.965cm" svg:y1="16.174cm" svg:x2="4.929cm" svg:y2="16.153cm">
          <text:p/>
        </draw:line>
        <draw:path draw:style-name="gr9" draw:text-style-name="P1" draw:layer="layout" svg:width="0.008cm" svg:height="0.01cm" svg:x="4.964cm" svg:y="16.173cm" svg:viewBox="0 0 9 11" svg:d="M0 0c6 4 9 8 9 11">
          <text:p/>
        </draw:path>
        <draw:path draw:style-name="gr9" draw:text-style-name="P1" draw:layer="layout" svg:width="0.008cm" svg:height="0.011cm" svg:x="4.964cm" svg:y="16.183cm" svg:viewBox="0 0 9 12" svg:d="M9 0c0 5-3 9-9 12">
          <text:p/>
        </draw:path>
        <draw:line draw:style-name="gr9" draw:text-style-name="P1" draw:layer="layout" svg:x1="4.929cm" svg:y1="16.215cm" svg:x2="4.965cm" svg:y2="16.194cm">
          <text:p/>
        </draw:line>
        <draw:path draw:style-name="gr9" draw:text-style-name="P1" draw:layer="layout" svg:width="0.007cm" svg:height="0.01cm" svg:x="4.922cm" svg:y="16.224cm" svg:viewBox="0 0 8 11" svg:d="M8 11c-6-2-8-6-8-11">
          <text:p/>
        </draw:path>
        <draw:path draw:style-name="gr9" draw:text-style-name="P1" draw:layer="layout" svg:width="0.007cm" svg:height="0.01cm" svg:x="4.922cm" svg:y="16.214cm" svg:viewBox="0 0 8 11" svg:d="M0 11c0-4 2-7 8-11">
          <text:p/>
        </draw:path>
        <draw:line draw:style-name="gr9" draw:text-style-name="P1" draw:layer="layout" svg:x1="4.965cm" svg:y1="16.256cm" svg:x2="4.929cm" svg:y2="16.234cm">
          <text:p/>
        </draw:line>
        <draw:path draw:style-name="gr9" draw:text-style-name="P1" draw:layer="layout" svg:width="0.036cm" svg:height="0.004cm" svg:x="4.964cm" svg:y="16.255cm" svg:viewBox="0 0 37 5" svg:d="M37 0c-10 6-27 6-37 0">
          <text:p/>
        </draw:path>
        <draw:line draw:style-name="gr9" draw:text-style-name="P1" draw:layer="layout" svg:x1="5.036cm" svg:y1="16.234cm" svg:x2="5cm" svg:y2="16.256cm">
          <text:p/>
        </draw:line>
        <draw:path draw:style-name="gr9" draw:text-style-name="P1" draw:layer="layout" svg:width="0.036cm" svg:height="0.004cm" svg:x="5.035cm" svg:y="16.23cm" svg:viewBox="0 0 37 5" svg:d="M0 5c10-7 27-7 37 0">
          <text:p/>
        </draw:path>
        <draw:line draw:style-name="gr9" draw:text-style-name="P1" draw:layer="layout" svg:x1="5.107cm" svg:y1="16.256cm" svg:x2="5.071cm" svg:y2="16.234cm">
          <text:p/>
        </draw:line>
        <draw:path draw:style-name="gr9" draw:text-style-name="P1" draw:layer="layout" svg:width="0.007cm" svg:height="0.01cm" svg:x="5.106cm" svg:y="16.255cm" svg:viewBox="0 0 8 11" svg:d="M0 0c6 2 8 6 8 11">
          <text:p/>
        </draw:path>
        <draw:path draw:style-name="gr9" draw:text-style-name="P1" draw:layer="layout" svg:width="0.007cm" svg:height="0.01cm" svg:x="5.106cm" svg:y="16.265cm" svg:viewBox="0 0 8 11" svg:d="M8 0c0 4-2 7-8 11">
          <text:p/>
        </draw:path>
        <draw:line draw:style-name="gr9" draw:text-style-name="P1" draw:layer="layout" svg:x1="5.071cm" svg:y1="16.297cm" svg:x2="5.107cm" svg:y2="16.275cm">
          <text:p/>
        </draw:line>
        <draw:path draw:style-name="gr9" draw:text-style-name="P1" draw:layer="layout" svg:width="0.008cm" svg:height="0.01cm" svg:x="5.063cm" svg:y="16.306cm" svg:viewBox="0 0 9 11" svg:d="M9 11c-5-4-9-7-9-11">
          <text:p/>
        </draw:path>
        <draw:path draw:style-name="gr9" draw:text-style-name="P1" draw:layer="layout" svg:width="0.008cm" svg:height="0.01cm" svg:x="5.063cm" svg:y="16.296cm" svg:viewBox="0 0 9 11" svg:d="M0 11c0-5 4-9 9-11">
          <text:p/>
        </draw:path>
        <draw:line draw:style-name="gr9" draw:text-style-name="P1" draw:layer="layout" svg:x1="5.107cm" svg:y1="16.337cm" svg:x2="5.071cm" svg:y2="16.316cm">
          <text:p/>
        </draw:line>
        <draw:path draw:style-name="gr9" draw:text-style-name="P1" draw:layer="layout" svg:width="0.035cm" svg:height="0.005cm" svg:x="5.106cm" svg:y="16.336cm" svg:viewBox="0 0 36 6" svg:d="M36 0c-10 8-26 8-36 0">
          <text:p/>
        </draw:path>
        <draw:line draw:style-name="gr9" draw:text-style-name="P1" draw:layer="layout" svg:x1="5.178cm" svg:y1="16.316cm" svg:x2="5.141cm" svg:y2="16.337cm">
          <text:p/>
        </draw:line>
        <draw:path draw:style-name="gr9" draw:text-style-name="P1" draw:layer="layout" svg:width="0.035cm" svg:height="0.004cm" svg:x="5.177cm" svg:y="16.312cm" svg:viewBox="0 0 36 5" svg:d="M0 5c9-7 26-7 36 0">
          <text:p/>
        </draw:path>
        <draw:line draw:style-name="gr9" draw:text-style-name="P1" draw:layer="layout" svg:x1="5.248cm" svg:y1="16.337cm" svg:x2="5.212cm" svg:y2="16.316cm">
          <text:p/>
        </draw:line>
        <draw:path draw:style-name="gr9" draw:text-style-name="P1" draw:layer="layout" svg:width="0.008cm" svg:height="0.011cm" svg:x="5.247cm" svg:y="16.336cm" svg:viewBox="0 0 9 12" svg:d="M0 0c5 3 9 7 9 12">
          <text:p/>
        </draw:path>
        <draw:path draw:style-name="gr9" draw:text-style-name="P1" draw:layer="layout" svg:width="0.008cm" svg:height="0.01cm" svg:x="5.247cm" svg:y="16.347cm" svg:viewBox="0 0 9 11" svg:d="M9 0c0 3-4 7-9 11">
          <text:p/>
        </draw:path>
        <draw:line draw:style-name="gr9" draw:text-style-name="P1" draw:layer="layout" svg:x1="5.212cm" svg:y1="16.378cm" svg:x2="5.248cm" svg:y2="16.357cm">
          <text:p/>
        </draw:line>
        <draw:path draw:style-name="gr9" draw:text-style-name="P1" draw:layer="layout" svg:width="0.007cm" svg:height="0.011cm" svg:x="5.205cm" svg:y="16.387cm" svg:viewBox="0 0 8 12" svg:d="M8 12c-6-3-8-8-8-12">
          <text:p/>
        </draw:path>
        <draw:path draw:style-name="gr9" draw:text-style-name="P1" draw:layer="layout" svg:width="0.007cm" svg:height="0.01cm" svg:x="5.205cm" svg:y="16.377cm" svg:viewBox="0 0 8 11" svg:d="M0 11c0-4 2-8 8-11">
          <text:p/>
        </draw:path>
        <draw:line draw:style-name="gr9" draw:text-style-name="P1" draw:layer="layout" svg:x1="5.248cm" svg:y1="16.419cm" svg:x2="5.212cm" svg:y2="16.398cm">
          <text:p/>
        </draw:line>
        <draw:path draw:style-name="gr9" draw:text-style-name="P1" draw:layer="layout" svg:width="0.036cm" svg:height="0.004cm" svg:x="5.247cm" svg:y="16.418cm" svg:viewBox="0 0 37 5" svg:d="M37 0c-10 7-27 7-37 0">
          <text:p/>
        </draw:path>
        <draw:line draw:style-name="gr9" draw:text-style-name="P1" draw:layer="layout" svg:x1="5.319cm" svg:y1="16.398cm" svg:x2="5.283cm" svg:y2="16.419cm">
          <text:p/>
        </draw:line>
        <draw:path draw:style-name="gr9" draw:text-style-name="P1" draw:layer="layout" svg:width="0.035cm" svg:height="0.005cm" svg:x="5.318cm" svg:y="16.393cm" svg:viewBox="0 0 36 6" svg:d="M0 6c10-8 26-8 36 0">
          <text:p/>
        </draw:path>
        <draw:line draw:style-name="gr9" draw:text-style-name="P1" draw:layer="layout" svg:x1="5.39cm" svg:y1="16.419cm" svg:x2="5.353cm" svg:y2="16.398cm">
          <text:p/>
        </draw:line>
        <draw:path draw:style-name="gr9" draw:text-style-name="P1" draw:layer="layout" svg:width="0.007cm" svg:height="0.01cm" svg:x="5.389cm" svg:y="16.418cm" svg:viewBox="0 0 8 11" svg:d="M0 0c4 3 8 6 8 11">
          <text:p/>
        </draw:path>
        <draw:path draw:style-name="gr9" draw:text-style-name="P1" draw:layer="layout" svg:width="0.007cm" svg:height="0.01cm" svg:x="5.389cm" svg:y="16.428cm" svg:viewBox="0 0 8 11" svg:d="M8 0c0 4-4 9-8 11">
          <text:p/>
        </draw:path>
        <draw:line draw:style-name="gr9" draw:text-style-name="P1" draw:layer="layout" svg:x1="5.353cm" svg:y1="16.46cm" svg:x2="5.39cm" svg:y2="16.438cm">
          <text:p/>
        </draw:line>
        <draw:path draw:style-name="gr9" draw:text-style-name="P1" draw:layer="layout" svg:width="0.007cm" svg:height="0.01cm" svg:x="5.346cm" svg:y="16.469cm" svg:viewBox="0 0 8 11" svg:d="M8 11c-5-3-8-7-8-11">
          <text:p/>
        </draw:path>
        <draw:path draw:style-name="gr9" draw:text-style-name="P1" draw:layer="layout" svg:width="0.007cm" svg:height="0.01cm" svg:x="5.346cm" svg:y="16.459cm" svg:viewBox="0 0 8 11" svg:d="M0 11c0-4 3-9 8-11">
          <text:p/>
        </draw:path>
        <draw:line draw:style-name="gr9" draw:text-style-name="P1" draw:layer="layout" svg:x1="5.39cm" svg:y1="16.501cm" svg:x2="5.353cm" svg:y2="16.479cm">
          <text:p/>
        </draw:line>
        <draw:path draw:style-name="gr9" draw:text-style-name="P1" draw:layer="layout" svg:width="0.035cm" svg:height="0.004cm" svg:x="5.389cm" svg:y="16.5cm" svg:viewBox="0 0 36 5" svg:d="M36 0c-10 6-27 6-36 0">
          <text:p/>
        </draw:path>
        <draw:line draw:style-name="gr9" draw:text-style-name="P1" draw:layer="layout" svg:x1="5.46cm" svg:y1="16.479cm" svg:x2="5.424cm" svg:y2="16.501cm">
          <text:p/>
        </draw:line>
        <draw:path draw:style-name="gr9" draw:text-style-name="P1" draw:layer="layout" svg:width="0.036cm" svg:height="0.004cm" svg:x="5.459cm" svg:y="16.475cm" svg:viewBox="0 0 37 5" svg:d="M0 5c10-7 27-7 37 0">
          <text:p/>
        </draw:path>
        <draw:line draw:style-name="gr9" draw:text-style-name="P1" draw:layer="layout" svg:x1="5.531cm" svg:y1="16.501cm" svg:x2="5.495cm" svg:y2="16.479cm">
          <text:p/>
        </draw:line>
        <draw:path draw:style-name="gr9" draw:text-style-name="P1" draw:layer="layout" svg:width="0.007cm" svg:height="0.01cm" svg:x="5.53cm" svg:y="16.5cm" svg:viewBox="0 0 8 11" svg:d="M0 0c6 2 8 7 8 11">
          <text:p/>
        </draw:path>
        <draw:path draw:style-name="gr9" draw:text-style-name="P1" draw:layer="layout" svg:width="0.007cm" svg:height="0.01cm" svg:x="5.53cm" svg:y="16.51cm" svg:viewBox="0 0 8 11" svg:d="M8 0c0 4-2 8-8 11">
          <text:p/>
        </draw:path>
        <draw:line draw:style-name="gr9" draw:text-style-name="P1" draw:layer="layout" svg:x1="5.495cm" svg:y1="16.541cm" svg:x2="5.531cm" svg:y2="16.52cm">
          <text:p/>
        </draw:line>
        <draw:path draw:style-name="gr9" draw:text-style-name="P1" draw:layer="layout" svg:width="0.008cm" svg:height="0.01cm" svg:x="5.487cm" svg:y="16.551cm" svg:viewBox="0 0 9 11" svg:d="M9 11c-6-3-9-8-9-11">
          <text:p/>
        </draw:path>
        <draw:path draw:style-name="gr9" draw:text-style-name="P1" draw:layer="layout" svg:width="0.008cm" svg:height="0.011cm" svg:x="5.487cm" svg:y="16.54cm" svg:viewBox="0 0 9 12" svg:d="M0 12c0-4 3-9 9-12">
          <text:p/>
        </draw:path>
        <draw:line draw:style-name="gr9" draw:text-style-name="P1" draw:layer="layout" svg:x1="5.531cm" svg:y1="16.582cm" svg:x2="5.495cm" svg:y2="16.561cm">
          <text:p/>
        </draw:line>
        <draw:path draw:style-name="gr9" draw:text-style-name="P1" draw:layer="layout" svg:width="0.035cm" svg:height="0.005cm" svg:x="5.53cm" svg:y="16.581cm" svg:viewBox="0 0 36 6" svg:d="M36 0c-9 8-26 8-36 0">
          <text:p/>
        </draw:path>
        <draw:line draw:style-name="gr9" draw:text-style-name="P1" draw:layer="layout" svg:x1="5.602cm" svg:y1="16.561cm" svg:x2="5.565cm" svg:y2="16.582cm">
          <text:p/>
        </draw:line>
        <draw:path draw:style-name="gr9" draw:text-style-name="P1" draw:layer="layout" svg:width="0.035cm" svg:height="0.004cm" svg:x="5.601cm" svg:y="16.557cm" svg:viewBox="0 0 36 5" svg:d="M0 5c9-7 26-7 36 0">
          <text:p/>
        </draw:path>
        <draw:line draw:style-name="gr9" draw:text-style-name="P1" draw:layer="layout" svg:x1="5.672cm" svg:y1="16.582cm" svg:x2="5.636cm" svg:y2="16.561cm">
          <text:p/>
        </draw:line>
        <draw:path draw:style-name="gr9" draw:text-style-name="P1" draw:layer="layout" svg:width="0.008cm" svg:height="0.01cm" svg:x="5.671cm" svg:y="16.581cm" svg:viewBox="0 0 9 11" svg:d="M0 0c6 3 9 8 9 11">
          <text:p/>
        </draw:path>
        <draw:path draw:style-name="gr9" draw:text-style-name="P1" draw:layer="layout" svg:width="0.008cm" svg:height="0.011cm" svg:x="5.671cm" svg:y="16.591cm" svg:viewBox="0 0 9 12" svg:d="M9 0c0 5-3 9-9 12">
          <text:p/>
        </draw:path>
        <draw:line draw:style-name="gr9" draw:text-style-name="P1" draw:layer="layout" svg:x1="5.636cm" svg:y1="16.623cm" svg:x2="5.672cm" svg:y2="16.602cm">
          <text:p/>
        </draw:line>
        <draw:path draw:style-name="gr9" draw:text-style-name="P1" draw:layer="layout" svg:width="0.007cm" svg:height="0.01cm" svg:x="5.629cm" svg:y="16.632cm" svg:viewBox="0 0 8 11" svg:d="M8 11c-6-2-8-6-8-11">
          <text:p/>
        </draw:path>
        <draw:path draw:style-name="gr9" draw:text-style-name="P1" draw:layer="layout" svg:width="0.007cm" svg:height="0.01cm" svg:x="5.629cm" svg:y="16.622cm" svg:viewBox="0 0 8 11" svg:d="M0 11c0-4 2-7 8-11">
          <text:p/>
        </draw:path>
        <draw:line draw:style-name="gr9" draw:text-style-name="P1" draw:layer="layout" svg:x1="5.672cm" svg:y1="16.664cm" svg:x2="5.636cm" svg:y2="16.642cm">
          <text:p/>
        </draw:line>
        <draw:path draw:style-name="gr9" draw:text-style-name="P1" draw:layer="layout" svg:width="0.036cm" svg:height="0.004cm" svg:x="5.671cm" svg:y="16.663cm" svg:viewBox="0 0 37 5" svg:d="M37 0c-10 6-27 6-37 0">
          <text:p/>
        </draw:path>
        <draw:line draw:style-name="gr9" draw:text-style-name="P1" draw:layer="layout" svg:x1="5.743cm" svg:y1="16.642cm" svg:x2="5.707cm" svg:y2="16.664cm">
          <text:p/>
        </draw:line>
        <draw:path draw:style-name="gr9" draw:text-style-name="P1" draw:layer="layout" svg:width="0.035cm" svg:height="0.004cm" svg:x="5.742cm" svg:y="16.638cm" svg:viewBox="0 0 36 5" svg:d="M0 5c10-7 27-7 36 0">
          <text:p/>
        </draw:path>
        <draw:line draw:style-name="gr9" draw:text-style-name="P1" draw:layer="layout" svg:x1="5.814cm" svg:y1="16.664cm" svg:x2="5.777cm" svg:y2="16.642cm">
          <text:p/>
        </draw:line>
        <draw:path draw:style-name="gr9" draw:text-style-name="P1" draw:layer="layout" svg:width="0.007cm" svg:height="0.01cm" svg:x="5.813cm" svg:y="16.663cm" svg:viewBox="0 0 8 11" svg:d="M0 0c5 4 8 7 8 11">
          <text:p/>
        </draw:path>
        <draw:path draw:style-name="gr9" draw:text-style-name="P1" draw:layer="layout" svg:width="0.007cm" svg:height="0.01cm" svg:x="5.813cm" svg:y="16.673cm" svg:viewBox="0 0 8 11" svg:d="M8 0c0 5-3 9-8 11">
          <text:p/>
        </draw:path>
        <draw:line draw:style-name="gr9" draw:text-style-name="P1" draw:layer="layout" svg:x1="5.777cm" svg:y1="16.705cm" svg:x2="5.814cm" svg:y2="16.683cm">
          <text:p/>
        </draw:line>
        <draw:path draw:style-name="gr9" draw:text-style-name="P1" draw:layer="layout" svg:width="0.007cm" svg:height="0.01cm" svg:x="5.77cm" svg:y="16.714cm" svg:viewBox="0 0 8 11" svg:d="M8 11c-4-3-8-6-8-11">
          <text:p/>
        </draw:path>
        <draw:path draw:style-name="gr9" draw:text-style-name="P1" draw:layer="layout" svg:width="0.007cm" svg:height="0.01cm" svg:x="5.77cm" svg:y="16.704cm" svg:viewBox="0 0 8 11" svg:d="M0 11c0-4 4-8 8-11">
          <text:p/>
        </draw:path>
        <draw:line draw:style-name="gr9" draw:text-style-name="P1" draw:layer="layout" svg:x1="5.814cm" svg:y1="16.745cm" svg:x2="5.777cm" svg:y2="16.724cm">
          <text:p/>
        </draw:line>
        <draw:path draw:style-name="gr9" draw:text-style-name="P1" draw:layer="layout" svg:width="0.035cm" svg:height="0.005cm" svg:x="5.813cm" svg:y="16.744cm" svg:viewBox="0 0 36 6" svg:d="M36 0c-10 8-27 8-36 0">
          <text:p/>
        </draw:path>
        <draw:line draw:style-name="gr9" draw:text-style-name="P1" draw:layer="layout" svg:x1="5.884cm" svg:y1="16.724cm" svg:x2="5.848cm" svg:y2="16.745cm">
          <text:p/>
        </draw:line>
        <draw:path draw:style-name="gr9" draw:text-style-name="P1" draw:layer="layout" svg:width="0.036cm" svg:height="0.004cm" svg:x="5.883cm" svg:y="16.72cm" svg:viewBox="0 0 37 5" svg:d="M0 5c10-7 27-7 37 0">
          <text:p/>
        </draw:path>
        <draw:line draw:style-name="gr9" draw:text-style-name="P1" draw:layer="layout" svg:x1="5.955cm" svg:y1="16.745cm" svg:x2="5.919cm" svg:y2="16.724cm">
          <text:p/>
        </draw:line>
        <draw:path draw:style-name="gr9" draw:text-style-name="P1" draw:layer="layout" svg:width="0.007cm" svg:height="0.012cm" svg:x="5.954cm" svg:y="16.744cm" svg:viewBox="0 0 8 13" svg:d="M0 0c5 4 8 8 8 13">
          <text:p/>
        </draw:path>
        <draw:path draw:style-name="gr9" draw:text-style-name="P1" draw:layer="layout" svg:width="0.007cm" svg:height="0.01cm" svg:x="5.954cm" svg:y="16.755cm" svg:viewBox="0 0 8 11" svg:d="M8 0c0 3-3 7-8 11">
          <text:p/>
        </draw:path>
        <draw:line draw:style-name="gr9" draw:text-style-name="P1" draw:layer="layout" svg:x1="5.919cm" svg:y1="16.786cm" svg:x2="5.955cm" svg:y2="16.765cm">
          <text:p/>
        </draw:line>
        <draw:path draw:style-name="gr9" draw:text-style-name="P1" draw:layer="layout" svg:width="0.009cm" svg:height="0.011cm" svg:x="5.911cm" svg:y="16.795cm" svg:viewBox="0 0 10 12" svg:d="M10 12c-6-4-10-8-10-12">
          <text:p/>
        </draw:path>
        <draw:path draw:style-name="gr9" draw:text-style-name="P1" draw:layer="layout" svg:width="0.009cm" svg:height="0.01cm" svg:x="5.911cm" svg:y="16.785cm" svg:viewBox="0 0 10 11" svg:d="M0 11c0-4 4-8 10-11">
          <text:p/>
        </draw:path>
        <draw:line draw:style-name="gr9" draw:text-style-name="P1" draw:layer="layout" svg:x1="4.964cm" svg:y1="16.255cm" svg:x2="4.964cm" svg:y2="17.357cm">
          <text:p/>
        </draw:line>
        <draw:line draw:style-name="gr9" draw:text-style-name="P1" draw:layer="layout" svg:x1="4.929cm" svg:y1="16.234cm" svg:x2="4.929cm" svg:y2="17.336cm">
          <text:p/>
        </draw:line>
        <draw:line draw:style-name="gr9" draw:text-style-name="P1" draw:layer="layout" svg:x1="5.106cm" svg:y1="16.336cm" svg:x2="5.106cm" svg:y2="17.438cm">
          <text:p/>
        </draw:line>
        <draw:line draw:style-name="gr9" draw:text-style-name="P1" draw:layer="layout" svg:x1="5.071cm" svg:y1="16.316cm" svg:x2="5.071cm" svg:y2="17.418cm">
          <text:p/>
        </draw:line>
        <draw:line draw:style-name="gr9" draw:text-style-name="P1" draw:layer="layout" svg:x1="5.53cm" svg:y1="16.581cm" svg:x2="5.53cm" svg:y2="17.683cm">
          <text:p/>
        </draw:line>
        <draw:line draw:style-name="gr9" draw:text-style-name="P1" draw:layer="layout" svg:x1="5.495cm" svg:y1="16.561cm" svg:x2="5.495cm" svg:y2="17.663cm">
          <text:p/>
        </draw:line>
        <draw:line draw:style-name="gr9" draw:text-style-name="P1" draw:layer="layout" svg:x1="5.671cm" svg:y1="16.663cm" svg:x2="5.671cm" svg:y2="17.765cm">
          <text:p/>
        </draw:line>
        <draw:line draw:style-name="gr9" draw:text-style-name="P1" draw:layer="layout" svg:x1="5.636cm" svg:y1="16.642cm" svg:x2="5.636cm" svg:y2="17.744cm">
          <text:p/>
        </draw:line>
        <draw:line draw:style-name="gr9" draw:text-style-name="P1" draw:layer="layout" svg:x1="5.813cm" svg:y1="16.744cm" svg:x2="5.813cm" svg:y2="17.846cm">
          <text:p/>
        </draw:line>
        <draw:line draw:style-name="gr9" draw:text-style-name="P1" draw:layer="layout" svg:x1="5.777cm" svg:y1="16.724cm" svg:x2="5.777cm" svg:y2="17.826cm">
          <text:p/>
        </draw:line>
        <draw:path draw:style-name="gr9" draw:text-style-name="P1" draw:layer="layout" svg:width="0.028cm" svg:height="0.014cm" svg:x="5.459cm" svg:y="17.106cm" svg:viewBox="0 0 29 15" svg:d="M0 15c6-3 13-7 19-10 4-2 7-3 10-5">
          <text:p/>
        </draw:path>
        <draw:line draw:style-name="gr9" draw:text-style-name="P1" draw:layer="layout" svg:x1="5.424cm" svg:y1="17.142cm" svg:x2="5.46cm" svg:y2="17.12cm">
          <text:p/>
        </draw:line>
        <draw:path draw:style-name="gr9" draw:text-style-name="P1" draw:layer="layout" svg:width="0.007cm" svg:height="0.007cm" svg:x="5.346cm" svg:y="17.147cm" svg:viewBox="0 0 8 8" svg:d="M8 8c-5 0-8-3-8-8">
          <text:p/>
        </draw:path>
        <draw:path draw:style-name="gr9" draw:text-style-name="P1" draw:layer="layout" svg:width="0.007cm" svg:height="0.008cm" svg:x="5.346cm" svg:y="17.139cm" svg:viewBox="0 0 8 9" svg:d="M0 9c0-2 2-5 8-9">
          <text:p/>
        </draw:path>
        <draw:path draw:style-name="gr9" draw:text-style-name="P1" draw:layer="layout" svg:width="0.031cm" svg:height="0.079cm" svg:x="5.11cm" svg:y="16.812cm" svg:viewBox="0 0 32 80" svg:d="M32 79c-5 3-13-3-18-14-8-16-14-40-14-65">
          <text:p/>
        </draw:path>
        <draw:line draw:style-name="gr9" draw:text-style-name="P1" draw:layer="layout" svg:x1="5.141cm" svg:y1="16.891cm" svg:x2="5.178cm" svg:y2="16.87cm">
          <text:p/>
        </draw:line>
        <draw:path draw:style-name="gr9" draw:text-style-name="P1" draw:layer="layout" svg:width="0.031cm" svg:height="0.083cm" svg:x="5.11cm" svg:y="16.729cm" svg:viewBox="0 0 32 84" svg:d="M32 0c-5 4-13 12-18 23-8 15-14 36-14 61">
          <text:p/>
        </draw:path>
        <draw:path draw:style-name="gr9" draw:text-style-name="P1" draw:layer="layout" svg:width="0.035cm" svg:height="0.039cm" svg:x="5.177cm" svg:y="16.869cm" svg:viewBox="0 0 36 40" svg:d="M0 1c6-4 12 3 17 9 8 8 14 18 19 30">
          <text:p/>
        </draw:path>
        <draw:line draw:style-name="gr9" draw:text-style-name="P1" draw:layer="layout" svg:x1="5.141cm" svg:y1="16.73cm" svg:x2="5.178cm" svg:y2="16.709cm">
          <text:p/>
        </draw:line>
        <draw:path draw:style-name="gr9" draw:text-style-name="P1" draw:layer="layout" svg:width="0.035cm" svg:height="0.065cm" svg:x="5.212cm" svg:y="16.908cm" svg:viewBox="0 0 36 66" svg:d="M36 66c-13-21-26-44-36-66">
          <text:p/>
        </draw:path>
        <draw:path draw:style-name="gr9" draw:text-style-name="P1" draw:layer="layout" svg:width="0.028cm" svg:height="0.03cm" svg:x="5.177cm" svg:y="16.679cm" svg:viewBox="0 0 29 31" svg:d="M0 31c6-4 12-11 18-17 4-6 7-10 11-14">
          <text:p/>
        </draw:path>
        <draw:path draw:style-name="gr9" draw:text-style-name="P1" draw:layer="layout" svg:width="0.008cm" svg:height="0.021cm" svg:x="5.247cm" svg:y="16.973cm" svg:viewBox="0 0 9 22" svg:d="M0 0c4 8 8 15 9 22">
          <text:p/>
        </draw:path>
        <draw:path draw:style-name="gr9" draw:text-style-name="P1" draw:layer="layout" svg:width="0.008cm" svg:height="0.015cm" svg:x="5.247cm" svg:y="16.994cm" svg:viewBox="0 0 9 16" svg:d="M9 0c0 6-3 12-9 16">
          <text:p/>
        </draw:path>
        <draw:line draw:style-name="gr9" draw:text-style-name="P1" draw:layer="layout" svg:x1="5.212cm" svg:y1="17.03cm" svg:x2="5.248cm" svg:y2="17.009cm">
          <text:p/>
        </draw:line>
        <draw:path draw:style-name="gr9" draw:text-style-name="P1" draw:layer="layout" svg:width="0.007cm" svg:height="0.018cm" svg:x="5.205cm" svg:y="17.043cm" svg:viewBox="0 0 8 19" svg:d="M8 19c-6-5-8-12-8-19">
          <text:p/>
        </draw:path>
        <draw:path draw:style-name="gr9" draw:text-style-name="P1" draw:layer="layout" svg:width="0.007cm" svg:height="0.014cm" svg:x="5.205cm" svg:y="17.029cm" svg:viewBox="0 0 8 15" svg:d="M0 15c0-5 1-12 8-15">
          <text:p/>
        </draw:path>
        <draw:path draw:style-name="gr9" draw:text-style-name="P1" draw:layer="layout" svg:width="0.035cm" svg:height="0.036cm" svg:x="5.212cm" svg:y="17.061cm" svg:viewBox="0 0 36 37" svg:d="M36 37c-12-11-25-23-36-37">
          <text:p/>
        </draw:path>
        <draw:path draw:style-name="gr9" draw:text-style-name="P1" draw:layer="layout" svg:width="0.007cm" svg:height="0.002cm" svg:x="5.205cm" svg:y="16.679cm" svg:viewBox="0 0 8 3" svg:d="M8 3c-6 0-8-2-8-3">
          <text:p/>
        </draw:path>
        <draw:path draw:style-name="gr9" draw:text-style-name="P1" draw:layer="layout" svg:width="0.036cm" svg:height="0.008cm" svg:x="5.247cm" svg:y="17.097cm" svg:viewBox="0 0 37 9" svg:d="M37 5c-9 5-19 5-25 2-5-2-9-4-12-7">
          <text:p/>
        </draw:path>
        <draw:path draw:style-name="gr9" draw:text-style-name="P1" draw:layer="layout" svg:width="0.035cm" svg:height="0.005cm" svg:x="5.212cm" svg:y="16.681cm" svg:viewBox="0 0 36 6" svg:d="M0 0c11 0 24 3 36 6">
          <text:p/>
        </draw:path>
        <draw:line draw:style-name="gr9" draw:text-style-name="P1" draw:layer="layout" svg:x1="5.283cm" svg:y1="17.102cm" svg:x2="5.319cm" svg:y2="17.081cm">
          <text:p/>
        </draw:line>
        <draw:path draw:style-name="gr9" draw:text-style-name="P1" draw:layer="layout" svg:width="0.036cm" svg:height="0.005cm" svg:x="5.247cm" svg:y="16.682cm" svg:viewBox="0 0 37 6" svg:d="M37 0c-9 5-19 6-25 6-5 0-9 0-12-1">
          <text:p/>
        </draw:path>
        <draw:path draw:style-name="gr9" draw:text-style-name="P1" draw:layer="layout" svg:width="0.035cm" svg:height="0.007cm" svg:x="5.318cm" svg:y="17.077cm" svg:viewBox="0 0 36 8" svg:d="M0 5c6-5 12-5 17-5 8 2 14 4 19 8">
          <text:p/>
        </draw:path>
        <draw:line draw:style-name="gr9" draw:text-style-name="P1" draw:layer="layout" svg:x1="5.283cm" svg:y1="16.683cm" svg:x2="5.319cm" svg:y2="16.661cm">
          <text:p/>
        </draw:line>
        <draw:path draw:style-name="gr9" draw:text-style-name="P1" draw:layer="layout" svg:width="0.036cm" svg:height="0.019cm" svg:x="5.353cm" svg:y="17.083cm" svg:viewBox="0 0 37 20" svg:d="M37 20c-12-5-25-13-37-20">
          <text:p/>
        </draw:path>
        <draw:path draw:style-name="gr9" draw:text-style-name="P1" draw:layer="layout" svg:width="0.028cm" svg:height="0.005cm" svg:x="5.318cm" svg:y="16.656cm" svg:viewBox="0 0 29 6" svg:d="M0 6c6-3 12-5 18-6 4 0 8 0 11 1">
          <text:p/>
        </draw:path>
        <draw:path draw:style-name="gr9" draw:text-style-name="P1" draw:layer="layout" svg:width="0.007cm" svg:height="0.007cm" svg:x="5.389cm" svg:y="17.102cm" svg:viewBox="0 0 8 8" svg:d="M0 0c4 2 8 5 8 8">
          <text:p/>
        </draw:path>
        <draw:path draw:style-name="gr9" draw:text-style-name="P1" draw:layer="layout" svg:width="0.007cm" svg:height="0.009cm" svg:x="5.389cm" svg:y="17.109cm" svg:viewBox="0 0 8 10" svg:d="M8 0c0 3-2 6-8 10">
          <text:p/>
        </draw:path>
        <draw:line draw:style-name="gr9" draw:text-style-name="P1" draw:layer="layout" svg:x1="5.353cm" svg:y1="17.14cm" svg:x2="5.39cm" svg:y2="17.118cm">
          <text:p/>
        </draw:line>
        <draw:path draw:style-name="gr9" draw:text-style-name="P1" draw:layer="layout" svg:width="0.007cm" svg:height="0.015cm" svg:x="5.346cm" svg:y="16.737cm" svg:viewBox="0 0 8 16" svg:d="M8 16c-5-5-8-10-8-16">
          <text:p/>
        </draw:path>
        <draw:path draw:style-name="gr9" draw:text-style-name="P1" draw:layer="layout" svg:width="0.036cm" svg:height="0.039cm" svg:x="5.353cm" svg:y="16.752cm" svg:viewBox="0 0 37 40" svg:d="M0 0c13 12 25 25 37 40">
          <text:p/>
        </draw:path>
        <draw:path draw:style-name="gr9" draw:text-style-name="P1" draw:layer="layout" svg:width="0.035cm" svg:height="0.017cm" svg:x="5.389cm" svg:y="16.791cm" svg:viewBox="0 0 36 18" svg:d="M36 15c-6 5-12 2-19 0-7-3-13-8-17-15">
          <text:p/>
        </draw:path>
        <draw:line draw:style-name="gr9" draw:text-style-name="P1" draw:layer="layout" svg:x1="5.424cm" svg:y1="16.806cm" svg:x2="5.46cm" svg:y2="16.785cm">
          <text:p/>
        </draw:line>
        <draw:path draw:style-name="gr9" draw:text-style-name="P1" draw:layer="layout" svg:width="0.028cm" svg:height="0.01cm" svg:x="5.459cm" svg:y="16.783cm" svg:viewBox="0 0 29 11" svg:d="M0 3c6-4 13-3 19 0 4 2 7 5 10 8">
          <text:p/>
        </draw:path>
        <draw:line draw:style-name="gr9" draw:text-style-name="P1" draw:layer="layout" svg:x1="5.247cm" svg:y1="17.097cm" svg:x2="5.247cm" svg:y2="17.52cm">
          <text:p/>
        </draw:line>
        <draw:line draw:style-name="gr9" draw:text-style-name="P1" draw:layer="layout" svg:x1="5.212cm" svg:y1="17.061cm" svg:x2="5.212cm" svg:y2="17.499cm">
          <text:p/>
        </draw:line>
        <draw:line draw:style-name="gr9" draw:text-style-name="P1" draw:layer="layout" svg:x1="4.832cm" svg:y1="17.278cm" svg:x2="4.832cm" svg:y2="16.176cm">
          <text:p/>
        </draw:line>
        <draw:line draw:style-name="gr9" draw:text-style-name="P1" draw:layer="layout" svg:x1="4.788cm" svg:y1="17.234cm" svg:x2="4.788cm" svg:y2="16.132cm">
          <text:p/>
        </draw:line>
        <draw:line draw:style-name="gr9" draw:text-style-name="P1" draw:layer="layout" svg:x1="5.212cm" svg:y1="16.398cm" svg:x2="5.212cm" svg:y2="16.681cm">
          <text:p/>
        </draw:line>
        <draw:line draw:style-name="gr9" draw:text-style-name="P1" draw:layer="layout" svg:x1="5.247cm" svg:y1="16.418cm" svg:x2="5.247cm" svg:y2="16.686cm">
          <text:p/>
        </draw:line>
        <draw:line draw:style-name="gr9" draw:text-style-name="P1" draw:layer="layout" svg:x1="5.353cm" svg:y1="16.479cm" svg:x2="5.353cm" svg:y2="16.752cm">
          <text:p/>
        </draw:line>
        <draw:line draw:style-name="gr9" draw:text-style-name="P1" draw:layer="layout" svg:x1="5.389cm" svg:y1="16.5cm" svg:x2="5.389cm" svg:y2="16.791cm">
          <text:p/>
        </draw:line>
        <draw:line draw:style-name="gr9" draw:text-style-name="P1" draw:layer="layout" svg:x1="7.408cm" svg:y1="18.31cm" svg:x2="6.135cm" svg:y2="19.045cm">
          <text:p/>
        </draw:line>
        <draw:line draw:style-name="gr9" draw:text-style-name="P1" draw:layer="layout" svg:x1="7.553cm" svg:y1="17.371cm" svg:x2="7.553cm" svg:y2="18.106cm">
          <text:p/>
        </draw:line>
        <draw:line draw:style-name="gr9" draw:text-style-name="P1" draw:layer="layout" svg:x1="4.587cm" svg:y1="16.72cm" svg:x2="4.587cm" svg:y2="15.619cm">
          <text:p/>
        </draw:line>
        <draw:line draw:style-name="gr9" draw:text-style-name="P1" draw:layer="layout" svg:x1="2.693cm" svg:y1="15.072cm" svg:x2="3.104cm" svg:y2="14.834cm">
          <text:p/>
        </draw:line>
        <draw:line draw:style-name="gr9" draw:text-style-name="P1" draw:layer="layout" svg:x1="2.972cm" svg:y1="16.2cm" svg:x2="2.972cm" svg:y2="15.099cm">
          <text:p/>
        </draw:line>
        <draw:line draw:style-name="gr9" draw:text-style-name="P1" draw:layer="layout" svg:x1="2.831cm" svg:y1="16.119cm" svg:x2="2.831cm" svg:y2="15.05cm">
          <text:p/>
        </draw:line>
        <draw:line draw:style-name="gr9" draw:text-style-name="P1" draw:layer="layout" svg:x1="2.689cm" svg:y1="16.037cm" svg:x2="2.689cm" svg:y2="15.073cm">
          <text:p/>
        </draw:line>
        <draw:line draw:style-name="gr9" draw:text-style-name="P1" draw:layer="layout" svg:x1="3.113cm" svg:y1="16.282cm" svg:x2="3.113cm" svg:y2="15.18cm">
          <text:p/>
        </draw:line>
        <draw:line draw:style-name="gr9" draw:text-style-name="P1" draw:layer="layout" svg:x1="3.255cm" svg:y1="16.363cm" svg:x2="3.255cm" svg:y2="15.262cm">
          <text:p/>
        </draw:line>
        <draw:line draw:style-name="gr9" draw:text-style-name="P1" draw:layer="layout" svg:x1="3.396cm" svg:y1="16.445cm" svg:x2="3.396cm" svg:y2="15.343cm">
          <text:p/>
        </draw:line>
        <draw:line draw:style-name="gr9" draw:text-style-name="P1" draw:layer="layout" svg:x1="3.537cm" svg:y1="15.726cm" svg:x2="3.537cm" svg:y2="15.425cm">
          <text:p/>
        </draw:line>
        <draw:line draw:style-name="gr9" draw:text-style-name="P1" draw:layer="layout" svg:x1="3.679cm" svg:y1="15.771cm" svg:x2="3.679cm" svg:y2="15.506cm">
          <text:p/>
        </draw:line>
        <draw:line draw:style-name="gr9" draw:text-style-name="P1" draw:layer="layout" svg:x1="3.82cm" svg:y1="16.69cm" svg:x2="3.82cm" svg:y2="16.125cm">
          <text:p/>
        </draw:line>
        <draw:line draw:style-name="gr9" draw:text-style-name="P1" draw:layer="layout" svg:x1="3.82cm" svg:y1="15.998cm" svg:x2="3.82cm" svg:y2="15.588cm">
          <text:p/>
        </draw:line>
        <draw:line draw:style-name="gr9" draw:text-style-name="P1" draw:layer="layout" svg:x1="3.961cm" svg:y1="16.771cm" svg:x2="3.961cm" svg:y2="15.67cm">
          <text:p/>
        </draw:line>
        <draw:line draw:style-name="gr9" draw:text-style-name="P1" draw:layer="layout" svg:x1="4.103cm" svg:y1="16.853cm" svg:x2="4.103cm" svg:y2="15.751cm">
          <text:p/>
        </draw:line>
        <draw:line draw:style-name="gr9" draw:text-style-name="P1" draw:layer="layout" svg:x1="3.537cm" svg:y1="16.527cm" svg:x2="3.537cm" svg:y2="16.07cm">
          <text:p/>
        </draw:line>
        <draw:line draw:style-name="gr9" draw:text-style-name="P1" draw:layer="layout" svg:x1="3.679cm" svg:y1="16.608cm" svg:x2="3.679cm" svg:y2="16.188cm">
          <text:p/>
        </draw:line>
        <draw:line draw:style-name="gr9" draw:text-style-name="P1" draw:layer="layout" svg:x1="6.335cm" svg:y1="18.142cm" svg:x2="6.335cm" svg:y2="17.311cm">
          <text:p/>
        </draw:line>
        <draw:line draw:style-name="gr9" draw:text-style-name="P1" draw:layer="layout" svg:x1="6.194cm" svg:y1="18.06cm" svg:x2="6.194cm" svg:y2="17.043cm">
          <text:p/>
        </draw:line>
        <draw:line draw:style-name="gr9" draw:text-style-name="P1" draw:layer="layout" svg:x1="6.053cm" svg:y1="17.979cm" svg:x2="6.053cm" svg:y2="16.89cm">
          <text:p/>
        </draw:line>
        <draw:line draw:style-name="gr9" draw:text-style-name="P1" draw:layer="layout" svg:x1="5.911cm" svg:y1="17.897cm" svg:x2="5.911cm" svg:y2="16.795cm">
          <text:p/>
        </draw:line>
        <draw:line draw:style-name="gr9" draw:text-style-name="P1" draw:layer="layout" svg:x1="5.77cm" svg:y1="17.816cm" svg:x2="5.77cm" svg:y2="16.714cm">
          <text:p/>
        </draw:line>
        <draw:line draw:style-name="gr9" draw:text-style-name="P1" draw:layer="layout" svg:x1="5.629cm" svg:y1="17.734cm" svg:x2="5.629cm" svg:y2="16.632cm">
          <text:p/>
        </draw:line>
        <draw:line draw:style-name="gr9" draw:text-style-name="P1" draw:layer="layout" svg:x1="5.487cm" svg:y1="17.652cm" svg:x2="5.487cm" svg:y2="16.551cm">
          <text:p/>
        </draw:line>
        <draw:line draw:style-name="gr9" draw:text-style-name="P1" draw:layer="layout" svg:x1="5.346cm" svg:y1="17.571cm" svg:x2="5.346cm" svg:y2="17.147cm">
          <text:p/>
        </draw:line>
        <draw:line draw:style-name="gr9" draw:text-style-name="P1" draw:layer="layout" svg:x1="5.205cm" svg:y1="17.489cm" svg:x2="5.205cm" svg:y2="17.043cm">
          <text:p/>
        </draw:line>
        <draw:line draw:style-name="gr9" draw:text-style-name="P1" draw:layer="layout" svg:x1="5.063cm" svg:y1="17.408cm" svg:x2="5.063cm" svg:y2="16.306cm">
          <text:p/>
        </draw:line>
        <draw:line draw:style-name="gr9" draw:text-style-name="P1" draw:layer="layout" svg:x1="4.922cm" svg:y1="17.326cm" svg:x2="4.922cm" svg:y2="16.224cm">
          <text:p/>
        </draw:line>
        <draw:line draw:style-name="gr9" draw:text-style-name="P1" draw:layer="layout" svg:x1="5.205cm" svg:y1="16.679cm" svg:x2="5.205cm" svg:y2="16.387cm">
          <text:p/>
        </draw:line>
        <draw:line draw:style-name="gr9" draw:text-style-name="P1" draw:layer="layout" svg:x1="5.346cm" svg:y1="16.737cm" svg:x2="5.346cm" svg:y2="16.469cm">
          <text:p/>
        </draw:line>
        <draw:path draw:style-name="gr7" draw:text-style-name="P5" draw:layer="layout" svg:width="5.402cm" svg:height="2.249cm" svg:x="4.717cm" svg:y="8.681cm" svg:viewBox="0 0 5403 2250" svg:d="M4593 2250c22 0 44 0 67 0 24 0 48 0 72 0 26 0 51 0 77 0 53 0 106 0 159 0 26 0 52 0 78 0 25 0 50 0 75 0 23 0 46 0 69 0 20 0 41 0 61 0 18 0 35 0 53 0 14 0 28 0 42 0 11 0 21 0 31 0 7 0 13 0 19 0 3 0 5 0 7 0v-900-750c0-83-17-164-50-240-5-12-11-23-16-33-4-8-9-17-9-17 0-1-1-2-3-5-2-4-5-9-8-15-5-7-9-14-14-22-15-22-32-44-50-65-8-9-17-18-25-26 0 0 3 3 6 6 2 2 4 4 6 6 4 4 8 9 13 14 18 21 35 43 50 65 9 14 17 28 25 42 9 16 17 33 25 50 33 76 50 157 50 240v750c-2 0-4 0-7 0-6 0-12 0-19 0-10 0-20 0-31 0-14 0-28 0-42 0-18 0-35 0-53 0-20 0-41 0-61 0-23 0-46 0-69 0-25 0-50 0-75 0-26 0-52 0-78 0-53 0-106 0-159 0-26 0-51 0-77 0-24 0-48 0-72 0-23 0-45 0-67 0h-235-252-264-276-284-289-40v-1350c0 0 1 0 2 0 2 0 3 0 5 0 3 0 7 0 10 0 4 0 8 0 13 0s10 0 16 0 13 0 19 0c8 0 15 0 23 0s16 0 25 0 18 0 27 0c10 0 20 0 30 0s20 0 31 0c10 0 21 0 32 0 22 0 44 0 67 0h1550c7 0 12 0 16 0 5 1 9 1 9 1 25 1 50 3 75 8 6 1 11 2 16 3 4 0 9 1 9 1 8 2 17 4 25 6 25 7 51 15 75 25 0 0 4 2 8 3 6 3 11 5 17 8-8-4-17-8-25-11-24-10-50-18-75-25-4-1-9-2-13-3-5-1-12-3-12-3-8-1-17-3-25-4-25-5-50-7-75-8-8-1-17-1-25-1h-1550c-23 0-45 0-67 0-11 0-22 0-32 0-11 0-21 0-31 0s-20 0-30 0c-9 0-18 0-27 0s-17 0-25 0-15 0-23 0c-6 0-13 0-19 0s-11 0-16 0-9 0-13 0c-3 0-7 0-10 0-2 0-3 0-5 0-1 0-2 0-2 0v1350h-504v-1350h-2-6-9-13-16-20-22-25-28-29-31-32-34-33-1550c-331 0-599 269-599 600v750 900h6 19 31 43 52 62 69 74 78 80 79 77 73 66 236 251 265 275 284 289 292 292 289 284 276 264 252z">
          <text:p/>
        </draw:path>
        <draw:polygon draw:style-name="gr8" draw:text-style-name="P1" draw:layer="layout" svg:width="0cm" svg:height="0cm" svg:x="7.418cm" svg:y="9.781cm" svg:viewBox="0 0 0 0" draw:points="0,0">
          <text:p/>
        </draw:polygon>
        <draw:polygon draw:style-name="gr7" draw:text-style-name="P5" draw:layer="layout" svg:width="3.783cm" svg:height="0.899cm" svg:x="5.526cm" svg:y="10.031cm" svg:viewBox="0 0 3784 900" draw:points="3784,900 3784,0 3549,0 3297,0 3033,0 2757,0 2474,0 2185,0 2145,0 1641,0 1601,0 1312,0 1028,0 753,0 488,0 237,0 0,0 0,900 237,900 488,900 753,900 1028,900 1312,900 1601,900 1893,900 2185,900 2474,900 2757,900 3033,900 3297,900 3549,900">
          <text:p/>
        </draw:polygon>
        <draw:polygon draw:style-name="gr8" draw:text-style-name="P1" draw:layer="layout" svg:width="0cm" svg:height="0cm" svg:x="7.418cm" svg:y="9.781cm" svg:viewBox="0 0 0 0" draw:points="0,0">
          <text:p/>
        </draw:polygon>
        <draw:path draw:style-name="gr7" draw:text-style-name="P5" draw:layer="layout" svg:width="2.449cm" svg:height="1.35cm" svg:x="4.717cm" svg:y="8.681cm" svg:viewBox="0 0 2450 1351" svg:d="M2450 1351v-1351h-2-6-9-13-16-20-22-25-28-29-31-32-34-33-1551c-331 0-599 270-599 601v750h6 19 31 43 52 62 69 74 78 80 79 77 73 66 236 251 266 275 284 289z">
          <text:p/>
        </draw:path>
        <draw:polygon draw:style-name="gr8" draw:text-style-name="P1" draw:layer="layout" svg:width="0cm" svg:height="0cm" svg:x="7.418cm" svg:y="9.781cm" svg:viewBox="0 0 0 0" draw:points="0,0">
          <text:p/>
        </draw:polygon>
        <draw:path draw:style-name="gr7" draw:text-style-name="P5" draw:layer="layout" svg:width="0.81cm" svg:height="0.899cm" svg:x="9.309cm" svg:y="10.031cm" svg:viewBox="0 0 811 900" svg:d="M0 900c22 0 44 0 67 0 24 0 48 0 72 0 26 0 51 0 77 0 53 0 106 0 159 0 26 0 52 0 78 0 25 0 50 0 75 0 23 0 46 0 69 0 20 0 41 0 61 0 18 0 35 0 53 0 14 0 28 0 42 0 11 0 21 0 31 0 7 0 13 0 19 0 4 0 6 0 8 0v-900c-2 0-4 0-8 0-6 0-12 0-19 0-10 0-20 0-31 0-14 0-28 0-42 0-18 0-35 0-53 0-20 0-41 0-61 0-23 0-46 0-69 0-25 0-50 0-75 0-26 0-52 0-78 0-53 0-106 0-159 0-26 0-51 0-77 0-24 0-48 0-72 0-23 0-45 0-67 0z">
          <text:p/>
        </draw:path>
        <draw:polygon draw:style-name="gr8" draw:text-style-name="P1" draw:layer="layout" svg:width="0cm" svg:height="0cm" svg:x="7.418cm" svg:y="9.781cm" svg:viewBox="0 0 0 0" draw:points="0,0">
          <text:p/>
        </draw:polygon>
        <draw:polygon draw:style-name="gr7" draw:text-style-name="P5" draw:layer="layout" svg:width="0.809cm" svg:height="0.899cm" svg:x="4.717cm" svg:y="10.031cm" svg:viewBox="0 0 810 900" draw:points="0,900 6,900 25,900 56,900 99,900 151,900 213,900 282,900 356,900 434,900 514,900 594,900 671,900 744,900 810,900 810,0 744,0 671,0 594,0 514,0 434,0 356,0 282,0 213,0 151,0 99,0 56,0 25,0 6,0 0,0">
          <text:p/>
        </draw:polygon>
        <draw:polygon draw:style-name="gr8" draw:text-style-name="P1" draw:layer="layout" svg:width="0cm" svg:height="0cm" svg:x="7.418cm" svg:y="9.781cm" svg:viewBox="0 0 0 0" draw:points="0,0">
          <text:p/>
        </draw:polygon>
        <draw:path draw:style-name="gr7" draw:text-style-name="P5" draw:layer="layout" svg:width="0.72cm" svg:height="0.72cm" svg:x="8.225cm" svg:y="8.901cm" svg:viewBox="0 0 721 721" svg:d="M721 361c0 199-161 360-360 360s-361-161-361-360 162-361 361-361 360 162 360 361z">
          <text:p/>
        </draw:path>
        <draw:polygon draw:style-name="gr8" draw:text-style-name="P1" draw:layer="layout" svg:width="0cm" svg:height="0cm" svg:x="7.418cm" svg:y="9.781cm" svg:viewBox="0 0 0 0" draw:points="0,0">
          <text:p/>
        </draw:polygon>
        <draw:path draw:style-name="gr7" draw:text-style-name="P5" draw:layer="layout" svg:width="0.72cm" svg:height="0.72cm" svg:x="5.886cm" svg:y="8.901cm" svg:viewBox="0 0 721 721" svg:d="M721 361c0 199-161 360-360 360-200 0-361-161-361-360s161-361 361-361c199 0 360 162 360 361z">
          <text:p/>
        </draw:path>
        <draw:polygon draw:style-name="gr8" draw:text-style-name="P1" draw:layer="layout" svg:width="0cm" svg:height="0cm" svg:x="7.418cm" svg:y="9.781cm" svg:viewBox="0 0 0 0" draw:points="0,0">
          <text:p/>
        </draw:polygon>
        <draw:path draw:style-name="gr7" draw:text-style-name="P5" draw:layer="layout" svg:width="0.144cm" svg:height="0.331cm" svg:x="6.362cm" svg:y="9.028cm" svg:viewBox="0 0 145 332" svg:d="M145 230v4c0 30-6 58-11 76-4 13-8 22-8 22 12-31 19-64 19-98v-4c-1-33-7-65-19-94-7-17-15-33-25-47-14-22-31-40-50-56-9-7-18-13-26-19-8-5-17-10-25-14 6 3 12 7 17 10 4 2 8 4 8 4 0 1 7 5 12 9 4 3 10 6 14 10 19 16 36 34 50 56 6 10 12 20 17 31 4 7 7 15 8 16 12 29 18 61 19 94z">
          <text:p/>
        </draw:path>
        <draw:polygon draw:style-name="gr8" draw:text-style-name="P1" draw:layer="layout" svg:width="0cm" svg:height="0cm" svg:x="7.418cm" svg:y="9.781cm" svg:viewBox="0 0 0 0" draw:points="0,0">
          <text:p/>
        </draw:polygon>
        <draw:path draw:style-name="gr7" draw:text-style-name="P5" draw:layer="layout" svg:width="0.144cm" svg:height="0.233cm" svg:x="8.325cm" svg:y="9.028cm" svg:viewBox="0 0 145 234" svg:d="M145 0c-6 3-12 7-17 10-4 2-7 4-8 4-8 6-17 12-26 19-19 16-36 34-49 55-10 14-19 30-25 47-13 32-20 65-20 99 0-31 6-58 12-76 4-13 8-24 8-23 0-1 3-9 7-16 5-11 11-21 18-31 13-21 30-39 49-55 6-4 10-7 14-10 5-4 12-8 12-9 9-5 17-10 25-14z">
          <text:p/>
        </draw:path>
        <draw:polygon draw:style-name="gr8" draw:text-style-name="P1" draw:layer="layout" svg:width="0cm" svg:height="0cm" svg:x="7.418cm" svg:y="9.781cm" svg:viewBox="0 0 0 0" draw:points="0,0">
          <text:p/>
        </draw:polygon>
        <draw:path draw:style-name="gr7" draw:text-style-name="P5" draw:layer="layout" svg:width="0.02cm" svg:height="0.098cm" svg:x="8.325cm" svg:y="9.261cm" svg:viewBox="0 0 21 99" svg:d="M0 0c0 35 8 68 21 99 0 0-4-9-8-22-7-18-13-46-13-77z">
          <text:p/>
        </draw:path>
        <draw:polygon draw:style-name="gr8" draw:text-style-name="P1" draw:layer="layout" svg:width="0cm" svg:height="0cm" svg:x="7.418cm" svg:y="9.781cm" svg:viewBox="0 0 0 0" draw:points="0,0">
          <text:p/>
        </draw:polygon>
        <draw:path draw:style-name="gr7" draw:text-style-name="P5" draw:layer="layout" svg:width="0.119cm" svg:height="0.219cm" svg:x="6.387cm" svg:y="9.261cm" svg:viewBox="0 0 120 220" svg:d="M101 99c-1 1-5 9-9 16-5 11-11 21-17 31-14 21-31 39-50 55-4 4-9 7-13 10-5 4-12 8-12 9 8-6 17-12 25-19 19-16 36-34 50-55 10-15 18-30 26-47 0 0 4-9 8-22 5-18 11-46 11-77 0 35-7 68-19 99z">
          <text:p/>
        </draw:path>
        <draw:polygon draw:style-name="gr8" draw:text-style-name="P1" draw:layer="layout" svg:width="0cm" svg:height="0cm" svg:x="7.418cm" svg:y="9.781cm" svg:viewBox="0 0 0 0" draw:points="0,0">
          <text:p/>
        </draw:polygon>
        <draw:path draw:style-name="gr7" draw:text-style-name="P5" draw:layer="layout" svg:width="0.125cm" svg:height="0.205cm" svg:x="5.987cm" svg:y="9.038cm" svg:viewBox="0 0 126 206" svg:d="M101 18c0 0 3-3 7-6 5-4 11-8 18-12-9 6-17 11-25 18 0 0-7 5-13 10-4 4-8 8-12 13-21 20-38 44-51 70-7 15-13 31-18 49-1 6-3 12-4 18s-2 12-2 17c-1 5-1 10-1 11 2-33 11-65 25-95 13-26 30-50 51-70 8-9 16-17 25-23z">
          <text:p/>
        </draw:path>
        <draw:polygon draw:style-name="gr8" draw:text-style-name="P1" draw:layer="layout" svg:width="0cm" svg:height="0cm" svg:x="7.418cm" svg:y="9.781cm" svg:viewBox="0 0 0 0" draw:points="0,0">
          <text:p/>
        </draw:polygon>
        <draw:path draw:style-name="gr7" draw:text-style-name="P5" draw:layer="layout" svg:width="0.026cm" svg:height="0.094cm" svg:x="8.819cm" svg:y="9.279cm" svg:viewBox="0 0 27 95" svg:d="M0 95c9-15 14-32 19-49 1-6 3-12 4-18s2-12 2-17c2-5 2-11 2-11-3 33-11 65-27 95z">
          <text:p/>
        </draw:path>
        <draw:polygon draw:style-name="gr8" draw:text-style-name="P1" draw:layer="layout" svg:width="0cm" svg:height="0cm" svg:x="7.418cm" svg:y="9.781cm" svg:viewBox="0 0 0 0" draw:points="0,0">
          <text:p/>
        </draw:polygon>
        <draw:path draw:style-name="gr7" draw:text-style-name="P5" draw:layer="layout" svg:width="0.126cm" svg:height="0.335cm" svg:x="5.986cm" svg:y="9.148cm" svg:viewBox="0 0 127 336" svg:d="M102 319c0 0-7-5-13-10-4-4-8-8-13-12-44-44-71-103-75-165-1-6-1-12-1-18s0-12 1-18c2-34 11-66 25-96-7 15-13 31-18 49-1 6-3 12-4 19-1 6-2 12-2 17-1 5-1 10-1 11-1 6-1 12-1 18 0 4 0 8 0 11 1 4 1 7 1 7 4 62 31 121 75 165 9 8 17 15 26 22 8 6 16 12 25 17-7-4-13-7-18-11-4-3-7-6-7-6z">
          <text:p/>
        </draw:path>
        <draw:polygon draw:style-name="gr8" draw:text-style-name="P1" draw:layer="layout" svg:width="0cm" svg:height="0cm" svg:x="7.418cm" svg:y="9.781cm" svg:viewBox="0 0 0 0" draw:points="0,0">
          <text:p/>
        </draw:polygon>
        <draw:path draw:style-name="gr7" draw:text-style-name="P5" draw:layer="layout" svg:width="0.419cm" svg:height="0.358cm" svg:x="8.325cm" svg:y="9.163cm" svg:viewBox="0 0 420 359" svg:d="M345 345c-4 1-8 2-12 4-6 1-12 3-13 3 0 0-3 1-7 2-5 1-11 2-18 3-16 2-34 2-51 1-8 0-16-1-25-2-8-2-16-3-25-6-17-4-34-10-50-18-6-4-12-7-17-11-4-2-7-4-8-4-8-6-17-12-25-19-19-16-36-34-49-55-10-15-19-30-25-47 0 0-4-9-8-22-6-18-12-46-12-76 0-34 7-67 20-98 0-1-4 9-8 22-6 18-12 45-12 76 0 34 7 67 20 98 0 1 3 9 7 16 5 11 11 21 18 31 13 21 30 39 49 55 5 4 9 7 13 10 5 4 12 8 12 9 9 5 17 10 25 15 16 8 33 14 50 18 5 2 10 3 15 4s10 2 10 2c1 0 4 0 8 1 4 0 10 1 17 1 17 1 35 1 51-1 9-2 17-3 25-5 9-2 17-4 25-7 18-6 35-14 50-25 5-3 10-6 15-9s10-7 10-8c-8 6-16 12-25 17-15 11-32 19-50 25z">
          <text:p/>
        </draw:path>
        <draw:polygon draw:style-name="gr8" draw:text-style-name="P1" draw:layer="layout" svg:width="0cm" svg:height="0cm" svg:x="7.418cm" svg:y="9.781cm" svg:viewBox="0 0 0 0" draw:points="0,0">
          <text:p/>
        </draw:polygon>
        <draw:path draw:style-name="gr7" draw:text-style-name="P5" draw:layer="layout" svg:width="0.025cm" svg:height="0.047cm" svg:x="6.462cm" svg:y="9.116cm" svg:viewBox="0 0 26 48" svg:d="M26 48c-7-17-15-34-26-48 7 10 13 21 18 32 4 7 7 15 8 16z">
          <text:p/>
        </draw:path>
        <draw:polygon draw:style-name="gr8" draw:text-style-name="P1" draw:layer="layout" svg:width="0cm" svg:height="0cm" svg:x="7.418cm" svg:y="9.781cm" svg:viewBox="0 0 0 0" draw:points="0,0">
          <text:p/>
        </draw:polygon>
        <draw:path draw:style-name="gr7" draw:text-style-name="P5" draw:layer="layout" svg:width="0.025cm" svg:height="0.047cm" svg:x="8.345cm" svg:y="9.116cm" svg:viewBox="0 0 26 48" svg:d="M0 48c0-1 3-9 7-16 5-11 11-22 19-32-11 14-20 31-26 48z">
          <text:p/>
        </draw:path>
        <draw:polygon draw:style-name="gr8" draw:text-style-name="P1" draw:layer="layout" svg:width="0cm" svg:height="0cm" svg:x="7.418cm" svg:y="9.781cm" svg:viewBox="0 0 0 0" draw:points="0,0">
          <text:p/>
        </draw:polygon>
        <draw:path draw:style-name="gr7" draw:text-style-name="P5" draw:layer="layout" svg:width="0.025cm" svg:height="0.047cm" svg:x="6.462cm" svg:y="9.359cm" svg:viewBox="0 0 26 48" svg:d="M0 48c11-15 19-30 26-48-1 1-4 10-8 17-5 11-11 21-18 31z">
          <text:p/>
        </draw:path>
        <draw:polygon draw:style-name="gr8" draw:text-style-name="P1" draw:layer="layout" svg:width="0cm" svg:height="0cm" svg:x="7.418cm" svg:y="9.781cm" svg:viewBox="0 0 0 0" draw:points="0,0">
          <text:p/>
        </draw:polygon>
        <draw:path draw:style-name="gr7" draw:text-style-name="P5" draw:layer="layout" svg:width="0.025cm" svg:height="0.047cm" svg:x="8.345cm" svg:y="9.359cm" svg:viewBox="0 0 26 48" svg:d="M0 0c6 18 15 33 26 48-8-10-14-20-19-31-4-7-7-16-7-17z">
          <text:p/>
        </draw:path>
        <draw:polygon draw:style-name="gr8" draw:text-style-name="P1" draw:layer="layout" svg:width="0cm" svg:height="0cm" svg:x="7.418cm" svg:y="9.781cm" svg:viewBox="0 0 0 0" draw:points="0,0">
          <text:p/>
        </draw:polygon>
        <draw:path draw:style-name="gr7" draw:text-style-name="P5" draw:layer="layout" svg:width="0.225cm" svg:height="0.077cm" svg:x="8.544cm" svg:y="9.001cm" svg:viewBox="0 0 226 78" svg:d="M201 56c1 0 7 5 13 10 4 4 8 8 12 12-8-8-16-16-25-22-22-18-48-32-75-41-8-3-16-5-25-7-8-2-16-5-26-6-16-2-33-2-50-1-8 0-16 1-25 2 1 0 4 0 8-1 4 0 10-1 17-1 17-1 34-1 50 1 8 1 14 2 19 4 4 1 7 2 7 2 1 0 7 2 13 3 4 1 8 3 12 4 27 9 53 23 75 41z">
          <text:p/>
        </draw:path>
        <draw:polygon draw:style-name="gr8" draw:text-style-name="P1" draw:layer="layout" svg:width="0cm" svg:height="0cm" svg:x="7.418cm" svg:y="9.781cm" svg:viewBox="0 0 0 0" draw:points="0,0">
          <text:p/>
        </draw:polygon>
        <draw:path draw:style-name="gr7" draw:text-style-name="P5" draw:layer="layout" svg:width="0.15cm" svg:height="0.059cm" svg:x="6.262cm" svg:y="9.461cm" svg:viewBox="0 0 151 60" svg:d="M25 58c0 0-4 0-8 1-4 0-10 1-17 1 8 0 16-1 25-2 8-2 16-3 25-6 17-4 35-10 51-18 8-5 17-9 25-14 8-6 17-13 25-20-4 4-9 7-13 11-5 4-12 8-12 9 0 0-4 2-8 4-5 3-11 6-17 10-16 8-34 14-51 18-4 2-9 2-13 3-5 2-12 3-12 3z">
          <text:p/>
        </draw:path>
        <draw:polygon draw:style-name="gr8" draw:text-style-name="P1" draw:layer="layout" svg:width="0cm" svg:height="0cm" svg:x="7.418cm" svg:y="9.781cm" svg:viewBox="0 0 0 0" draw:points="0,0">
          <text:p/>
        </draw:polygon>
        <draw:path draw:style-name="gr7" draw:text-style-name="P5" draw:layer="layout" svg:width="0.125cm" svg:height="0.014cm" svg:x="6.162cm" svg:y="9.507cm" svg:viewBox="0 0 126 15" svg:d="M50 13c-7-1-13-2-18-3-3-1-7-2-7-2-1 0-7-3-13-4-4-2-8-3-12-4 8 3 16 5 25 8 8 2 16 3 25 5 16 2 33 2 51 1 8 0 16-1 25-2 0 0-4 0-8 1-4 0-10 1-17 1-18 1-35 1-51-1z">
          <text:p/>
        </draw:path>
        <draw:polygon draw:style-name="gr8" draw:text-style-name="P1" draw:layer="layout" svg:width="0cm" svg:height="0cm" svg:x="7.418cm" svg:y="9.781cm" svg:viewBox="0 0 0 0" draw:points="0,0">
          <text:p/>
        </draw:polygon>
        <draw:path draw:style-name="gr7" draw:text-style-name="P5" draw:layer="layout" svg:width="0.1cm" svg:height="0.048cm" svg:x="6.087cm" svg:y="9.466cm" svg:viewBox="0 0 101 49" svg:d="M0 0c9 7 17 13 26 18 16 10 32 18 50 24 8 3 16 5 25 7-1 0-7-2-13-3-4-2-8-3-12-4-18-6-34-14-50-24-7-4-13-7-18-11-4-4-8-7-8-7z">
          <text:p/>
        </draw:path>
        <draw:polygon draw:style-name="gr8" draw:text-style-name="P1" draw:layer="layout" svg:width="0cm" svg:height="0cm" svg:x="7.418cm" svg:y="9.781cm" svg:viewBox="0 0 0 0" draw:points="0,0">
          <text:p/>
        </draw:polygon>
        <draw:path draw:style-name="gr7" draw:text-style-name="P5" draw:layer="layout" svg:width="0.1cm" svg:height="0.048cm" svg:x="6.087cm" svg:y="9.008cm" svg:viewBox="0 0 101 49" svg:d="M76 7c4-1 8-3 12-4 6-1 12-3 13-3-9 2-17 4-25 7-18 6-34 14-50 23-9 6-17 12-26 19 0 0 4-3 8-6 5-5 11-9 18-13 16-9 32-17 50-23z">
          <text:p/>
        </draw:path>
        <draw:polygon draw:style-name="gr8" draw:text-style-name="P1" draw:layer="layout" svg:width="0cm" svg:height="0cm" svg:x="7.418cm" svg:y="9.781cm" svg:viewBox="0 0 0 0" draw:points="0,0">
          <text:p/>
        </draw:polygon>
        <draw:path draw:style-name="gr7" draw:text-style-name="P5" draw:layer="layout" svg:width="0.1cm" svg:height="0.038cm" svg:x="6.287cm" svg:y="9.004cm" svg:viewBox="0 0 101 39" svg:d="M75 25c6 3 12 7 17 10 4 2 9 4 9 4-9-5-18-10-26-14-16-9-33-15-50-20-9-2-17-3-25-5 0 0 7 1 12 3 4 0 9 1 13 2 17 5 34 11 50 20z">
          <text:p/>
        </draw:path>
        <draw:polygon draw:style-name="gr8" draw:text-style-name="P1" draw:layer="layout" svg:width="0cm" svg:height="0cm" svg:x="7.418cm" svg:y="9.781cm" svg:viewBox="0 0 0 0" draw:points="0,0">
          <text:p/>
        </draw:polygon>
        <draw:path draw:style-name="gr7" draw:text-style-name="P5" draw:layer="layout" svg:width="0.025cm" svg:height="0.05cm" svg:x="10.044cm" svg:y="8.991cm" svg:viewBox="0 0 26 51" svg:d="M26 51c-9-18-17-35-26-51 0 0 5 9 9 17 5 10 11 22 17 34z">
          <text:p/>
        </draw:path>
        <draw:polygon draw:style-name="gr8" draw:text-style-name="P1" draw:layer="layout" svg:width="0cm" svg:height="0cm" svg:x="7.418cm" svg:y="9.781cm" svg:viewBox="0 0 0 0" draw:points="0,0">
          <text:p/>
        </draw:polygon>
        <draw:path draw:style-name="gr7" draw:text-style-name="P5" draw:layer="layout" svg:width="0.025cm" svg:height="0.022cm" svg:x="6.062cm" svg:y="9.444cm" svg:viewBox="0 0 26 23" svg:d="M26 23c0 0-8-5-14-10-4-4-8-9-12-13 8 9 16 16 26 23z">
          <text:p/>
        </draw:path>
        <draw:polygon draw:style-name="gr8" draw:text-style-name="P1" draw:layer="layout" svg:width="0cm" svg:height="0cm" svg:x="7.418cm" svg:y="9.781cm" svg:viewBox="0 0 0 0" draw:points="0,0">
          <text:p/>
        </draw:polygon>
        <draw:path draw:style-name="gr7" draw:text-style-name="P5" draw:layer="layout" svg:width="0.025cm" svg:height="0.022cm" svg:x="8.744cm" svg:y="9.444cm" svg:viewBox="0 0 26 23" svg:d="M0 23c10-7 18-14 26-23-4 4-8 9-12 13-6 5-13 10-14 10z">
          <text:p/>
        </draw:path>
        <draw:polygon draw:style-name="gr8" draw:text-style-name="P1" draw:layer="layout" svg:width="0cm" svg:height="0cm" svg:x="7.418cm" svg:y="9.781cm" svg:viewBox="0 0 0 0" draw:points="0,0">
          <text:p/>
        </draw:polygon>
        <draw:path draw:style-name="gr7" draw:text-style-name="P5" draw:layer="layout" svg:width="0.025cm" svg:height="0.022cm" svg:x="6.062cm" svg:y="9.056cm" svg:viewBox="0 0 26 23" svg:d="M26 0c0 0-8 5-14 10-4 4-8 8-12 13 8-9 16-17 26-23z">
          <text:p/>
        </draw:path>
        <draw:polygon draw:style-name="gr8" draw:text-style-name="P1" draw:layer="layout" svg:width="0cm" svg:height="0cm" svg:x="7.418cm" svg:y="9.781cm" svg:viewBox="0 0 0 0" draw:points="0,0">
          <text:p/>
        </draw:polygon>
        <draw:path draw:style-name="gr7" draw:text-style-name="P5" draw:layer="layout" svg:width="0.026cm" svg:height="0.042cm" svg:x="10.019cm" svg:y="8.949cm" svg:viewBox="0 0 27 43" svg:d="M27 43c0-1-2-2-4-5-2-4-5-9-8-15-5-7-9-15-15-23 10 15 18 29 27 43z">
          <text:p/>
        </draw:path>
        <draw:polygon draw:style-name="gr8" draw:text-style-name="P1" draw:layer="layout" svg:width="0cm" svg:height="0cm" svg:x="7.418cm" svg:y="9.781cm" svg:viewBox="0 0 0 0" draw:points="0,0">
          <text:p/>
        </draw:polygon>
        <draw:path draw:style-name="gr7" draw:text-style-name="P5" draw:layer="layout" svg:width="0.025cm" svg:height="0.019cm" svg:x="8.419cm" svg:y="9.042cm" svg:viewBox="0 0 26 20" svg:d="M26 0c-8 7-18 13-26 20 5-4 9-7 13-10 6-4 13-9 13-10z">
          <text:p/>
        </draw:path>
        <draw:polygon draw:style-name="gr8" draw:text-style-name="P1" draw:layer="layout" svg:width="0cm" svg:height="0cm" svg:x="7.418cm" svg:y="9.781cm" svg:viewBox="0 0 0 0" draw:points="0,0">
          <text:p/>
        </draw:polygon>
        <draw:path draw:style-name="gr7" draw:text-style-name="P5" draw:layer="layout" svg:width="0.025cm" svg:height="0.019cm" svg:x="8.419cm" svg:y="9.461cm" svg:viewBox="0 0 26 20" svg:d="M0 0c5 4 9 7 13 10 6 4 13 9 13 10-8-7-18-13-26-20z">
          <text:p/>
        </draw:path>
        <draw:polygon draw:style-name="gr8" draw:text-style-name="P1" draw:layer="layout" svg:width="0cm" svg:height="0cm" svg:x="7.418cm" svg:y="9.781cm" svg:viewBox="0 0 0 0" draw:points="0,0">
          <text:p/>
        </draw:polygon>
        <draw:path draw:style-name="gr7" draw:text-style-name="P5" draw:layer="layout" svg:width="0.025cm" svg:height="0.019cm" svg:x="6.387cm" svg:y="9.042cm" svg:viewBox="0 0 26 20" svg:d="M26 20c-4-4-9-7-13-10-6-4-13-9-13-10 8 7 18 13 26 20z">
          <text:p/>
        </draw:path>
        <draw:polygon draw:style-name="gr8" draw:text-style-name="P1" draw:layer="layout" svg:width="0cm" svg:height="0cm" svg:x="7.418cm" svg:y="9.781cm" svg:viewBox="0 0 0 0" draw:points="0,0">
          <text:p/>
        </draw:polygon>
        <draw:path draw:style-name="gr7" draw:text-style-name="P5" draw:layer="layout" svg:width="0.025cm" svg:height="0.014cm" svg:x="8.444cm" svg:y="9.48cm" svg:viewBox="0 0 26 15" svg:d="M0 0c9 6 18 10 26 15-6-4-13-7-18-11-4-2-7-4-8-4z">
          <text:p/>
        </draw:path>
        <draw:polygon draw:style-name="gr8" draw:text-style-name="P1" draw:layer="layout" svg:width="0cm" svg:height="0cm" svg:x="7.418cm" svg:y="9.781cm" svg:viewBox="0 0 0 0" draw:points="0,0">
          <text:p/>
        </draw:polygon>
        <draw:path draw:style-name="gr7" draw:text-style-name="P5" draw:layer="layout" svg:width="0.025cm" svg:height="0.014cm" svg:x="6.362cm" svg:y="9.48cm" svg:viewBox="0 0 26 15" svg:d="M0 15c8-5 18-9 26-15 0 0-4 2-8 4-5 4-12 7-18 11z">
          <text:p/>
        </draw:path>
        <draw:polygon draw:style-name="gr8" draw:text-style-name="P1" draw:layer="layout" svg:width="0cm" svg:height="0cm" svg:x="7.418cm" svg:y="9.781cm" svg:viewBox="0 0 0 0" draw:points="0,0">
          <text:p/>
        </draw:polygon>
        <draw:path draw:style-name="gr7" draw:text-style-name="P5" draw:layer="layout" svg:width="0.125cm" svg:height="0.008cm" svg:x="6.187cm" svg:y="9.001cm" svg:viewBox="0 0 126 9" svg:d="M101 4c0 0 7 1 12 3 4 0 9 1 13 2-9-2-17-3-25-5 0 0-4 0-8-2-4 0-10-1-17-1-18-1-35-1-51 1-7 2-13 3-18 4-3 1-7 2-7 2 8-2 16-4 25-6 16-2 33-2 51-1 8 0 16 1 25 3z">
          <text:p/>
        </draw:path>
        <draw:polygon draw:style-name="gr8" draw:text-style-name="P1" draw:layer="layout" svg:width="0cm" svg:height="0cm" svg:x="7.418cm" svg:y="9.781cm" svg:viewBox="0 0 0 0" draw:points="0,0">
          <text:p/>
        </draw:polygon>
        <draw:path draw:style-name="gr7" draw:text-style-name="P5" draw:layer="layout" svg:width="0.025cm" svg:height="0.007cm" svg:x="8.644cm" svg:y="9.507cm" svg:viewBox="0 0 26 8" svg:d="M0 8c10-2 18-4 26-8-4 1-8 2-12 5-7 1-13 3-14 3z">
          <text:p/>
        </draw:path>
        <draw:polygon draw:style-name="gr8" draw:text-style-name="P1" draw:layer="layout" svg:width="0cm" svg:height="0cm" svg:x="7.418cm" svg:y="9.781cm" svg:viewBox="0 0 0 0" draw:points="0,0">
          <text:p/>
        </draw:polygon>
        <draw:path draw:style-name="gr7" draw:text-style-name="P5" draw:layer="layout" svg:width="0.025cm" svg:height="0.007cm" svg:x="8.644cm" svg:y="9.008cm" svg:viewBox="0 0 26 8" svg:d="M26 8c-4-1-8-4-12-5-7-1-13-3-14-3 10 2 18 4 26 8z">
          <text:p/>
        </draw:path>
        <draw:polygon draw:style-name="gr8" draw:text-style-name="P1" draw:layer="layout" svg:width="0cm" svg:height="0cm" svg:x="7.418cm" svg:y="9.781cm" svg:viewBox="0 0 0 0" draw:points="0,0">
          <text:p/>
        </draw:polygon>
        <draw:path draw:style-name="gr7" draw:text-style-name="P5" draw:layer="layout" svg:width="0.025cm" svg:height="0.002cm" svg:x="8.544cm" svg:y="9.518cm" svg:viewBox="0 0 26 3" svg:d="M0 0c9 2 18 3 26 3-7 0-13-1-18-1-4-2-7-2-8-2z">
          <text:p/>
        </draw:path>
        <draw:polygon draw:style-name="gr8" draw:text-style-name="P1" draw:layer="layout" svg:width="0cm" svg:height="0cm" svg:x="7.418cm" svg:y="9.781cm" svg:viewBox="0 0 0 0" draw:points="0,0">
          <text:p/>
        </draw:polygon>
        <draw:path draw:style-name="gr7" draw:text-style-name="P5" draw:layer="layout" svg:width="0.025cm" svg:height="0.002cm" svg:x="6.262cm" svg:y="9.002cm" svg:viewBox="0 0 26 3" svg:d="M26 3c0 0-4 0-8-1-5 0-11-2-18-2 8 0 17 2 26 3z">
          <text:p/>
        </draw:path>
        <draw:polygon draw:style-name="gr8" draw:text-style-name="P1" draw:layer="layout" svg:width="0cm" svg:height="0cm" svg:x="7.418cm" svg:y="9.781cm" svg:viewBox="0 0 0 0" draw:points="0,0">
          <text:p/>
        </draw:polygon>
        <draw:path draw:style-name="gr7" draw:text-style-name="P5" draw:layer="layout" svg:width="0.025cm" svg:height="0.005cm" svg:x="8.619cm" svg:y="9.514cm" svg:viewBox="0 0 26 6" svg:d="M0 6c10-3 18-4 26-6 0 0-3 1-7 2-5 1-12 3-19 4z">
          <text:p/>
        </draw:path>
        <draw:polygon draw:style-name="gr8" draw:text-style-name="P1" draw:layer="layout" svg:width="0cm" svg:height="0cm" svg:x="7.418cm" svg:y="9.781cm" svg:viewBox="0 0 0 0" draw:points="0,0">
          <text:p/>
        </draw:polygon>
        <draw:path draw:style-name="gr7" draw:text-style-name="P5" draw:layer="layout" svg:width="0.025cm" svg:height="0.005cm" svg:x="6.187cm" svg:y="9.514cm" svg:viewBox="0 0 26 6" svg:d="M0 0c8 2 16 3 26 6-7-1-14-3-19-4-3-1-7-2-7-2z">
          <text:p/>
        </draw:path>
        <draw:polygon draw:style-name="gr8" draw:text-style-name="P1" draw:layer="layout" svg:width="0cm" svg:height="0cm" svg:x="7.418cm" svg:y="9.781cm" svg:viewBox="0 0 0 0" draw:points="0,0">
          <text:p/>
        </draw:polygon>
        <draw:path draw:style-name="gr7" draw:text-style-name="P5" draw:layer="layout" svg:width="0.025cm" svg:height="0.005cm" svg:x="8.619cm" svg:y="9.003cm" svg:viewBox="0 0 26 6" svg:d="M0 0c7 1 14 2 19 4 4 1 7 2 7 2-8-2-16-5-26-6z">
          <text:p/>
        </draw:path>
        <draw:polygon draw:style-name="gr8" draw:text-style-name="P1" draw:layer="layout" svg:width="0cm" svg:height="0cm" svg:x="7.418cm" svg:y="9.781cm" svg:viewBox="0 0 0 0" draw:points="0,0">
          <text:p/>
        </draw:polygon>
        <draw:path draw:style-name="gr7" draw:text-style-name="P5" draw:layer="layout" svg:width="0.025cm" svg:height="0.007cm" svg:x="6.287cm" svg:y="9.512cm" svg:viewBox="0 0 26 8" svg:d="M0 8c8-3 17-4 26-8-4 3-9 3-14 4-5 2-12 4-12 4z">
          <text:p/>
        </draw:path>
        <draw:polygon draw:style-name="gr8" draw:text-style-name="P1" draw:layer="layout" svg:width="0cm" svg:height="0cm" svg:x="7.418cm" svg:y="9.781cm" svg:viewBox="0 0 0 0" draw:points="0,0">
          <text:p/>
        </draw:polygon>
        <draw:path draw:style-name="gr7" draw:text-style-name="P5" draw:layer="layout" svg:width="0.2cm" svg:height="0.133cm" svg:x="9.744cm" svg:y="8.725cm" svg:viewBox="0 0 201 134" svg:d="M201 134c0-1-2-2-4-4s-4-4-7-7c-4-4-9-9-14-13-16-14-33-28-50-40-6-4-11-8-16-11s-10-7-10-7c-24-16-49-29-75-41-8-4-17-8-25-11 0 0 4 2 8 3 6 3 11 5 17 8 26 12 51 25 75 41 9 6 18 12 26 18 17 12 34 26 50 40 8 8 17 15 25 24z">
          <text:p/>
        </draw:path>
        <draw:polygon draw:style-name="gr8" draw:text-style-name="P1" draw:layer="layout" svg:width="0cm" svg:height="0cm" svg:x="7.418cm" svg:y="9.781cm" svg:viewBox="0 0 0 0" draw:points="0,0">
          <text:p/>
        </draw:polygon>
        <draw:path draw:style-name="gr7" draw:text-style-name="P5" draw:layer="layout" svg:width="0.025cm" svg:height="0.007cm" svg:x="8.519cm" svg:y="9.512cm" svg:viewBox="0 0 26 8" svg:d="M0 0c9 4 18 5 26 8 0 0-5-2-10-3-6-1-11-2-16-5z">
          <text:p/>
        </draw:path>
        <draw:polygon draw:style-name="gr8" draw:text-style-name="P1" draw:layer="layout" svg:width="0cm" svg:height="0cm" svg:x="7.418cm" svg:y="9.781cm" svg:viewBox="0 0 0 0" draw:points="0,0">
          <text:p/>
        </draw:polygon>
        <draw:path draw:style-name="gr7" draw:text-style-name="P5" draw:layer="layout" svg:width="0.125cm" svg:height="0.04cm" svg:x="8.444cm" svg:y="9.002cm" svg:viewBox="0 0 126 41" svg:d="M101 2c1 0 4 0 8-1 4 0 10-1 17-1-8 0-16 1-25 2-26 4-52 12-76 25-6 3-12 7-17 10-4 2-7 4-8 4 9-5 17-10 25-14 24-13 50-21 76-25z">
          <text:p/>
        </draw:path>
        <draw:polygon draw:style-name="gr8" draw:text-style-name="P1" draw:layer="layout" svg:width="0cm" svg:height="0cm" svg:x="7.418cm" svg:y="9.781cm" svg:viewBox="0 0 0 0" draw:points="0,0">
          <text:p/>
        </draw:polygon>
        <draw:path draw:style-name="gr7" draw:text-style-name="P5" draw:layer="layout" svg:width="0.025cm" svg:height="0.017cm" svg:x="9.844cm" svg:y="8.777cm" svg:viewBox="0 0 26 18" svg:d="M26 18c-8-6-17-12-26-18 0 0 5 3 10 7 5 3 10 7 16 11z">
          <text:p/>
        </draw:path>
        <draw:polygon draw:style-name="gr8" draw:text-style-name="P1" draw:layer="layout" svg:width="0cm" svg:height="0cm" svg:x="7.418cm" svg:y="9.781cm" svg:viewBox="0 0 0 0" draw:points="0,0">
          <text:p/>
        </draw:polygon>
        <draw:path draw:style-name="gr7" draw:text-style-name="P5" draw:layer="layout" svg:width="0cm" svg:height="0.017cm" svg:x="8.844cm" svg:y="9.243cm" svg:viewBox="0 0 1 18" svg:d="M1 18c0-4 0-8 0-11 0-4-1-7-1-7 1 6 1 12 1 18z">
          <text:p/>
        </draw:path>
        <draw:polygon draw:style-name="gr8" draw:text-style-name="P1" draw:layer="layout" svg:width="0cm" svg:height="0cm" svg:x="7.418cm" svg:y="9.781cm" svg:viewBox="0 0 0 0" draw:points="0,0">
          <text:p/>
        </draw:polygon>
        <draw:path draw:style-name="gr7" draw:text-style-name="P5" draw:layer="layout" svg:width="0cm" svg:height="0.017cm" svg:x="5.986cm" svg:y="9.261cm" svg:viewBox="0 0 1 18" svg:d="M0 0c0 4 0 8 0 11 1 4 1 7 1 7-1-6-1-12-1-18z">
          <text:p/>
        </draw:path>
        <draw:polygon draw:style-name="gr8" draw:text-style-name="P1" draw:layer="layout" svg:width="0cm" svg:height="0cm" svg:x="7.418cm" svg:y="9.781cm" svg:viewBox="0 0 0 0" draw:points="0,0">
          <text:p/>
        </draw:polygon>
        <draw:path draw:style-name="gr7" draw:text-style-name="P5" draw:layer="layout" svg:width="0.025cm" svg:height="0.006cm" svg:x="9.644cm" svg:y="8.694cm" svg:viewBox="0 0 26 7" svg:d="M26 7c-4-1-9-2-14-4-5-1-12-3-12-3 8 2 18 5 26 7z">
          <text:p/>
        </draw:path>
        <draw:polygon draw:style-name="gr8" draw:text-style-name="P1" draw:layer="layout" svg:width="0cm" svg:height="0cm" svg:x="7.418cm" svg:y="9.781cm" svg:viewBox="0 0 0 0" draw:points="0,0">
          <text:p/>
        </draw:polygon>
        <draw:path draw:style-name="gr7" draw:text-style-name="P5" draw:layer="layout" svg:width="0.025cm" svg:height="0.004cm" svg:x="9.619cm" svg:y="8.69cm" svg:viewBox="0 0 26 5" svg:d="M26 5c-8-2-18-4-26-5 6 1 11 2 16 3 5 0 10 2 10 2z">
          <text:p/>
        </draw:path>
        <draw:polygon draw:style-name="gr8" draw:text-style-name="P1" draw:layer="layout" svg:width="0cm" svg:height="0cm" svg:x="7.418cm" svg:y="9.781cm" svg:viewBox="0 0 0 0" draw:points="0,0">
          <text:p/>
        </draw:polygon>
        <draw:path draw:style-name="gr7" draw:text-style-name="P5" draw:layer="layout" svg:width="0.024cm" svg:height="0cm" svg:x="9.519cm" svg:y="8.681cm" svg:viewBox="0 0 25 1" svg:d="M25 1c0 0-4 0-9-1-4 0-9 0-16 0 8 0 17 0 25 1z">
          <text:p/>
        </draw:path>
        <draw:polygon draw:style-name="gr8" draw:text-style-name="P1" draw:layer="layout" svg:width="0cm" svg:height="0cm" svg:x="7.418cm" svg:y="9.781cm" svg:viewBox="0 0 0 0" draw:points="0,0">
          <text:p/>
        </draw:polygon>
        <draw:path draw:style-name="gr7" draw:text-style-name="P5" draw:layer="layout" svg:width="0.05cm" svg:height="0.05cm" svg:x="9.919cm" svg:y="8.834cm" svg:viewBox="0 0 51 51" svg:d="M51 51c-8-9-17-19-25-27 0-1-2-2-4-4s-4-4-7-7c-4-4-9-9-15-13 9 8 18 15 26 24 0 0 3 3 6 6 2 2 4 4 6 6 4 4 8 10 13 15z">
          <text:p/>
        </draw:path>
        <draw:polygon draw:style-name="gr8" draw:text-style-name="P1" draw:layer="layout" svg:width="0cm" svg:height="0cm" svg:x="7.418cm" svg:y="9.781cm" svg:viewBox="0 0 0 0" draw:points="0,0">
          <text:p/>
        </draw:polygon>
        <draw:path draw:style-name="gr7" draw:text-style-name="P5" draw:layer="layout" svg:width="0.05cm" svg:height="0.013cm" svg:x="6.162cm" svg:y="9.003cm" svg:viewBox="0 0 51 14" svg:d="M51 0c-7 2-13 3-19 4-3 1-7 2-7 2-9 2-17 4-25 8 4-2 8-4 12-5 6-1 12-3 13-3 8-2 17-4 26-6z">
          <text:p/>
        </draw:path>
        <draw:polygon draw:style-name="gr8" draw:text-style-name="P1" draw:layer="layout" svg:width="0cm" svg:height="0cm" svg:x="7.418cm" svg:y="9.781cm" svg:viewBox="0 0 0 0" draw:points="0,0">
          <text:p/>
        </draw:polygon>
        <draw:path draw:style-name="gr7" draw:text-style-name="P5" draw:layer="layout" svg:width="0cm" svg:height="0.005cm" svg:x="8.844cm" svg:y="9.273cm" svg:viewBox="0 0 1 6" svg:d="M0 6c0-2 1-4 1-6 0 3-1 6-1 6z">
          <text:p/>
        </draw:path>
        <draw:polygon draw:style-name="gr8" draw:text-style-name="P1" draw:layer="layout" svg:width="0cm" svg:height="0cm" svg:x="7.418cm" svg:y="9.781cm" svg:viewBox="0 0 0 0" draw:points="0,0">
          <text:p/>
        </draw:polygon>
        <draw:polyline draw:style-name="gr9" draw:text-style-name="P1" draw:layer="layout" svg:width="0.808cm" svg:height="0cm" svg:x="4.717cm" svg:y="10.93cm" svg:viewBox="0 0 809 0" draw:points="0,0 6,0 25,0 56,0 99,0 151,0 213,0 282,0 356,0 434,0 514,0 593,0 670,0 743,0 809,0">
          <text:p/>
        </draw:polyline>
        <draw:line draw:style-name="gr9" draw:text-style-name="P1" draw:layer="layout" svg:x1="5.526cm" svg:y1="10.93cm" svg:x2="5.526cm" svg:y2="10.031cm">
          <text:p/>
        </draw:line>
        <draw:polyline draw:style-name="gr9" draw:text-style-name="P1" draw:layer="layout" svg:width="0.808cm" svg:height="0cm" svg:x="4.717cm" svg:y="10.031cm" svg:viewBox="0 0 809 0" draw:points="0,0 6,0 25,0 56,0 99,0 151,0 213,0 282,0 356,0 434,0 514,0 593,0 670,0 743,0 809,0">
          <text:p/>
        </draw:polyline>
        <draw:line draw:style-name="gr9" draw:text-style-name="P1" draw:layer="layout" svg:x1="4.717cm" svg:y1="10.93cm" svg:x2="4.717cm" svg:y2="10.031cm">
          <text:p/>
        </draw:line>
        <draw:polyline draw:style-name="gr9" draw:text-style-name="P1" draw:layer="layout" svg:width="3.782cm" svg:height="0cm" svg:x="5.526cm" svg:y="10.93cm" svg:viewBox="0 0 3783 0" draw:points="3783,0 3548,0 3296,0 3032,0 2756,0 2473,0 2184,0 1892,0 1600,0 1311,0 1027,0 752,0 487,0 236,0 0,0">
          <text:p/>
        </draw:polyline>
        <draw:polyline draw:style-name="gr9" draw:text-style-name="P1" draw:layer="layout" svg:width="3.782cm" svg:height="0cm" svg:x="5.526cm" svg:y="10.031cm" svg:viewBox="0 0 3783 0" draw:points="3783,0 3548,0 3296,0 3032,0 2756,0 2473,0 2184,0 1892,0 1600,0 1311,0 1027,0 752,0 487,0 236,0 0,0">
          <text:p/>
        </draw:polyline>
        <draw:line draw:style-name="gr9" draw:text-style-name="P1" draw:layer="layout" svg:x1="9.309cm" svg:y1="10.93cm" svg:x2="9.309cm" svg:y2="10.031cm">
          <text:p/>
        </draw:line>
        <draw:path draw:style-name="gr9" draw:text-style-name="P1" draw:layer="layout" svg:width="0.809cm" svg:height="0cm" svg:x="9.309cm" svg:y="10.93cm" svg:viewBox="0 0 810 0" svg:d="M0 0c22 0 44 0 67 0 24 0 48 0 72 0 26 0 51 0 77 0 53 0 106 0 159 0 26 0 52 0 78 0 25 0 50 0 75 0 23 0 46 0 69 0 20 0 41 0 61 0 18 0 35 0 53 0 14 0 28 0 42 0 11 0 21 0 31 0 7 0 13 0 19 0 3 0 5 0 7 0">
          <text:p/>
        </draw:path>
        <draw:line draw:style-name="gr9" draw:text-style-name="P1" draw:layer="layout" svg:x1="10.119cm" svg:y1="10.93cm" svg:x2="10.119cm" svg:y2="10.031cm">
          <text:p/>
        </draw:line>
        <draw:path draw:style-name="gr9" draw:text-style-name="P1" draw:layer="layout" svg:width="0.809cm" svg:height="0cm" svg:x="9.309cm" svg:y="10.031cm" svg:viewBox="0 0 810 0" svg:d="M0 0c22 0 44 0 67 0 24 0 48 0 72 0 26 0 51 0 77 0 53 0 106 0 159 0 26 0 52 0 78 0 25 0 50 0 75 0 23 0 46 0 69 0 20 0 41 0 61 0 18 0 35 0 53 0 14 0 28 0 42 0 11 0 21 0 31 0 7 0 13 0 19 0 3 0 5 0 7 0">
          <text:p/>
        </draw:path>
        <draw:path draw:style-name="gr9" draw:text-style-name="P1" draw:layer="layout" svg:width="0.72cm" svg:height="0.72cm" svg:x="8.225cm" svg:y="8.901cm" svg:viewBox="0 0 721 721" svg:d="M721 361c0 199-161 360-360 360s-361-161-361-360 162-361 361-361 360 162 360 361z">
          <text:p/>
        </draw:path>
        <draw:path draw:style-name="gr9" draw:text-style-name="P1" draw:layer="layout" svg:width="0.6cm" svg:height="0.6cm" svg:x="9.519cm" svg:y="8.681cm" svg:viewBox="0 0 601 601" svg:d="M601 601c0-331-270-601-601-601">
          <text:p/>
        </draw:path>
        <draw:line draw:style-name="gr9" draw:text-style-name="P1" draw:layer="layout" svg:x1="9.519cm" svg:y1="8.681cm" svg:x2="7.97cm" svg:y2="8.681cm">
          <text:p/>
        </draw:line>
        <draw:line draw:style-name="gr9" draw:text-style-name="P1" draw:layer="layout" svg:x1="10.119cm" svg:y1="9.281cm" svg:x2="10.119cm" svg:y2="10.031cm">
          <text:p/>
        </draw:line>
        <draw:path draw:style-name="gr9" draw:text-style-name="P1" draw:layer="layout" svg:width="0.299cm" svg:height="0cm" svg:x="7.67cm" svg:y="8.681cm" svg:viewBox="0 0 300 0" svg:d="M0 0c0 0 1 0 2 0 2 0 3 0 5 0 3 0 7 0 10 0 4 0 8 0 13 0s10 0 16 0 13 0 19 0c8 0 15 0 23 0s16 0 25 0 18 0 27 0c10 0 20 0 30 0s20 0 31 0c10 0 21 0 32 0 22 0 44 0 67 0">
          <text:p/>
        </draw:path>
        <draw:path draw:style-name="gr9" draw:text-style-name="P1" draw:layer="layout" svg:width="0.024cm" svg:height="0cm" svg:x="9.519cm" svg:y="8.681cm" svg:viewBox="0 0 25 1" svg:d="M25 1c0 0-4 0-9-1-4 0-9 0-16 0">
          <text:p/>
        </draw:path>
        <draw:path draw:style-name="gr9" draw:text-style-name="P1" draw:layer="layout" svg:width="0.025cm" svg:height="0.004cm" svg:x="9.619cm" svg:y="8.69cm" svg:viewBox="0 0 26 5" svg:d="M26 5c0 0-5-2-10-2-5-1-10-2-16-3">
          <text:p/>
        </draw:path>
        <draw:path draw:style-name="gr9" draw:text-style-name="P1" draw:layer="layout" svg:width="0.025cm" svg:height="0.006cm" svg:x="9.644cm" svg:y="8.694cm" svg:viewBox="0 0 26 7" svg:d="M26 7c-4-1-9-2-14-4-5-1-12-3-12-3">
          <text:p/>
        </draw:path>
        <draw:path draw:style-name="gr9" draw:text-style-name="P1" draw:layer="layout" svg:width="0.025cm" svg:height="0.011cm" svg:x="9.744cm" svg:y="8.725cm" svg:viewBox="0 0 26 12" svg:d="M26 12c-6-4-11-6-18-9-4-1-8-3-8-3">
          <text:p/>
        </draw:path>
        <draw:path draw:style-name="gr9" draw:text-style-name="P1" draw:layer="layout" svg:width="0.025cm" svg:height="0.017cm" svg:x="9.844cm" svg:y="8.777cm" svg:viewBox="0 0 26 18" svg:d="M26 18c-6-4-11-8-16-11-5-4-10-7-10-7">
          <text:p/>
        </draw:path>
        <draw:path draw:style-name="gr9" draw:text-style-name="P1" draw:layer="layout" svg:width="0.025cm" svg:height="0.024cm" svg:x="9.919cm" svg:y="8.834cm" svg:viewBox="0 0 26 25" svg:d="M26 25c0-1-2-2-4-4s-4-4-7-7c-4-5-9-10-15-14">
          <text:p/>
        </draw:path>
        <draw:path draw:style-name="gr9" draw:text-style-name="P1" draw:layer="layout" svg:width="0.025cm" svg:height="0.026cm" svg:x="9.944cm" svg:y="8.858cm" svg:viewBox="0 0 26 27" svg:d="M26 27c-5-5-9-11-13-15-2-2-4-4-6-6-4-3-7-6-7-6">
          <text:p/>
        </draw:path>
        <draw:path draw:style-name="gr9" draw:text-style-name="P1" draw:layer="layout" svg:width="0.026cm" svg:height="0.042cm" svg:x="10.019cm" svg:y="8.949cm" svg:viewBox="0 0 27 43" svg:d="M27 43c0-1-2-2-4-5-2-4-5-9-8-15-5-7-9-15-15-23">
          <text:p/>
        </draw:path>
        <draw:path draw:style-name="gr9" draw:text-style-name="P1" draw:layer="layout" svg:width="0.025cm" svg:height="0.05cm" svg:x="10.044cm" svg:y="8.991cm" svg:viewBox="0 0 26 51" svg:d="M26 51c-6-12-12-24-17-34-4-8-9-17-9-17">
          <text:p/>
        </draw:path>
        <draw:path draw:style-name="gr9" draw:text-style-name="P1" draw:layer="layout" svg:width="0.52cm" svg:height="0.52cm" svg:x="8.325cm" svg:y="9.001cm" svg:viewBox="0 0 521 521" svg:d="M521 261c0 143-116 260-260 260s-261-117-261-260c0-144 117-261 261-261s260 117 260 261z">
          <text:p/>
        </draw:path>
        <draw:path draw:style-name="gr9" draw:text-style-name="P1" draw:layer="layout" svg:width="0cm" svg:height="0.005cm" svg:x="8.844cm" svg:y="9.273cm" svg:viewBox="0 0 1 6" svg:d="M1 0c0 3-1 6-1 6">
          <text:p/>
        </draw:path>
        <draw:path draw:style-name="gr9" draw:text-style-name="P1" draw:layer="layout" svg:width="0cm" svg:height="0.017cm" svg:x="8.844cm" svg:y="9.243cm" svg:viewBox="0 0 1 18" svg:d="M1 18c0-4 0-8 0-11 0-4-1-7-1-7">
          <text:p/>
        </draw:path>
        <draw:path draw:style-name="gr9" draw:text-style-name="P1" draw:layer="layout" svg:width="0.026cm" svg:height="0.094cm" svg:x="8.819cm" svg:y="9.279cm" svg:viewBox="0 0 27 95" svg:d="M0 95c9-15 14-32 19-49 1-6 3-12 4-18s2-12 2-17c2-5 2-11 2-11">
          <text:p/>
        </draw:path>
        <draw:path draw:style-name="gr9" draw:text-style-name="P1" draw:layer="layout" svg:width="0.025cm" svg:height="0.022cm" svg:x="8.744cm" svg:y="9.444cm" svg:viewBox="0 0 26 23" svg:d="M0 23c1 0 8-5 14-10 4-4 8-9 12-13">
          <text:p/>
        </draw:path>
        <draw:path draw:style-name="gr9" draw:text-style-name="P1" draw:layer="layout" svg:width="0.025cm" svg:height="0.022cm" svg:x="8.744cm" svg:y="9.056cm" svg:viewBox="0 0 26 23" svg:d="M0 0c1 0 8 5 14 10 4 4 8 8 12 13">
          <text:p/>
        </draw:path>
        <draw:path draw:style-name="gr9" draw:text-style-name="P1" draw:layer="layout" svg:width="0.025cm" svg:height="0.017cm" svg:x="8.719cm" svg:y="9.466cm" svg:viewBox="0 0 26 18" svg:d="M0 18c6-3 11-7 16-10s10-7 10-8">
          <text:p/>
        </draw:path>
        <draw:path draw:style-name="gr9" draw:text-style-name="P1" draw:layer="layout" svg:width="0.025cm" svg:height="0.007cm" svg:x="8.644cm" svg:y="9.507cm" svg:viewBox="0 0 26 8" svg:d="M26 0c-4 1-8 2-12 5-7 1-13 3-14 3">
          <text:p/>
        </draw:path>
        <draw:path draw:style-name="gr9" draw:text-style-name="P1" draw:layer="layout" svg:width="0.025cm" svg:height="0.007cm" svg:x="8.644cm" svg:y="9.008cm" svg:viewBox="0 0 26 8" svg:d="M26 8c-4-1-8-4-12-5-7-1-13-3-14-3">
          <text:p/>
        </draw:path>
        <draw:path draw:style-name="gr9" draw:text-style-name="P1" draw:layer="layout" svg:width="0.025cm" svg:height="0.005cm" svg:x="8.619cm" svg:y="9.514cm" svg:viewBox="0 0 26 6" svg:d="M0 6c7-1 14-3 19-4 4-1 7-2 7-2">
          <text:p/>
        </draw:path>
        <draw:path draw:style-name="gr9" draw:text-style-name="P1" draw:layer="layout" svg:width="0.025cm" svg:height="0.005cm" svg:x="8.619cm" svg:y="9.003cm" svg:viewBox="0 0 26 6" svg:d="M0 0c7 1 14 2 19 4 4 1 7 2 7 2">
          <text:p/>
        </draw:path>
        <draw:path draw:style-name="gr9" draw:text-style-name="P1" draw:layer="layout" svg:width="0.025cm" svg:height="0.002cm" svg:x="8.544cm" svg:y="9.518cm" svg:viewBox="0 0 26 3" svg:d="M0 0c1 0 4 0 8 2 5 0 11 1 18 1">
          <text:p/>
        </draw:path>
        <draw:path draw:style-name="gr9" draw:text-style-name="P1" draw:layer="layout" svg:width="0.025cm" svg:height="0.002cm" svg:x="8.544cm" svg:y="9.002cm" svg:viewBox="0 0 26 3" svg:d="M0 3c1 0 4 0 8-1 5 0 11-2 18-2">
          <text:p/>
        </draw:path>
        <draw:path draw:style-name="gr9" draw:text-style-name="P1" draw:layer="layout" svg:width="0.025cm" svg:height="0.007cm" svg:x="8.519cm" svg:y="9.512cm" svg:viewBox="0 0 26 8" svg:d="M0 0c5 3 10 4 16 5 5 1 10 3 10 3">
          <text:p/>
        </draw:path>
        <draw:path draw:style-name="gr9" draw:text-style-name="P1" draw:layer="layout" svg:width="0.025cm" svg:height="0.014cm" svg:x="8.444cm" svg:y="9.48cm" svg:viewBox="0 0 26 15" svg:d="M26 15c-6-4-13-7-18-11-4-2-7-4-8-4">
          <text:p/>
        </draw:path>
        <draw:path draw:style-name="gr9" draw:text-style-name="P1" draw:layer="layout" svg:width="0.025cm" svg:height="0.014cm" svg:x="8.444cm" svg:y="9.028cm" svg:viewBox="0 0 26 15" svg:d="M26 0c-6 3-13 7-18 11-4 2-7 4-8 4">
          <text:p/>
        </draw:path>
        <draw:path draw:style-name="gr9" draw:text-style-name="P1" draw:layer="layout" svg:width="0.025cm" svg:height="0.019cm" svg:x="8.419cm" svg:y="9.461cm" svg:viewBox="0 0 26 20" svg:d="M0 0c5 4 9 7 13 10 6 4 13 9 13 10">
          <text:p/>
        </draw:path>
        <draw:path draw:style-name="gr9" draw:text-style-name="P1" draw:layer="layout" svg:width="0.025cm" svg:height="0.019cm" svg:x="8.419cm" svg:y="9.042cm" svg:viewBox="0 0 26 20" svg:d="M0 20c5-4 9-7 13-10 6-4 13-9 13-10">
          <text:p/>
        </draw:path>
        <draw:path draw:style-name="gr9" draw:text-style-name="P1" draw:layer="layout" svg:width="0.025cm" svg:height="0.047cm" svg:x="8.345cm" svg:y="9.359cm" svg:viewBox="0 0 26 48" svg:d="M0 0c0 1 3 10 7 17 5 11 11 21 19 31">
          <text:p/>
        </draw:path>
        <draw:path draw:style-name="gr9" draw:text-style-name="P1" draw:layer="layout" svg:width="0.025cm" svg:height="0.047cm" svg:x="8.345cm" svg:y="9.116cm" svg:viewBox="0 0 26 48" svg:d="M0 48c0-1 3-9 7-16 5-11 11-22 19-32">
          <text:p/>
        </draw:path>
        <draw:path draw:style-name="gr9" draw:text-style-name="P1" draw:layer="layout" svg:width="0.02cm" svg:height="0.098cm" svg:x="8.325cm" svg:y="9.261cm" svg:viewBox="0 0 21 99" svg:d="M21 99c0 0-4-9-8-22-7-18-13-46-13-77">
          <text:p/>
        </draw:path>
        <draw:path draw:style-name="gr9" draw:text-style-name="P1" draw:layer="layout" svg:width="0.02cm" svg:height="0.098cm" svg:x="8.325cm" svg:y="9.163cm" svg:viewBox="0 0 21 99" svg:d="M21 0c0-1-4 10-8 23-7 18-13 45-13 76">
          <text:p/>
        </draw:path>
        <draw:path draw:style-name="gr9" draw:text-style-name="P1" draw:layer="layout" svg:width="0.025cm" svg:height="0.017cm" svg:x="6.087cm" svg:y="9.466cm" svg:viewBox="0 0 26 18" svg:d="M0 0c0 0 3 3 7 6 5 4 11 8 19 12">
          <text:p/>
        </draw:path>
        <draw:polyline draw:style-name="gr9" draw:text-style-name="P1" draw:layer="layout" svg:width="0.299cm" svg:height="0cm" svg:x="6.866cm" svg:y="8.681cm" svg:viewBox="0 0 300 0" draw:points="0,0 33,0 67,0 99,0 130,0 159,0 187,0 212,0 234,0 254,0 270,0 283,0 292,0 298,0 300,0">
          <text:p/>
        </draw:polyline>
        <draw:path draw:style-name="gr9" draw:text-style-name="P1" draw:layer="layout" svg:width="0.72cm" svg:height="0.72cm" svg:x="5.886cm" svg:y="8.901cm" svg:viewBox="0 0 721 721" svg:d="M721 361c0 199-161 360-360 360-200 0-361-161-361-360s161-361 361-361c199 0 360 162 360 361z">
          <text:p/>
        </draw:path>
        <draw:path draw:style-name="gr9" draw:text-style-name="P1" draw:layer="layout" svg:width="0.599cm" svg:height="0.6cm" svg:x="4.717cm" svg:y="8.681cm" svg:viewBox="0 0 600 601" svg:d="M600 0c-332 0-600 270-600 601">
          <text:p/>
        </draw:path>
        <draw:line draw:style-name="gr9" draw:text-style-name="P1" draw:layer="layout" svg:x1="5.316cm" svg:y1="8.681cm" svg:x2="6.866cm" svg:y2="8.681cm">
          <text:p/>
        </draw:line>
        <draw:line draw:style-name="gr9" draw:text-style-name="P1" draw:layer="layout" svg:x1="4.717cm" svg:y1="9.281cm" svg:x2="4.717cm" svg:y2="10.031cm">
          <text:p/>
        </draw:line>
        <draw:path draw:style-name="gr9" draw:text-style-name="P1" draw:layer="layout" svg:width="0.52cm" svg:height="0.52cm" svg:x="5.986cm" svg:y="9.001cm" svg:viewBox="0 0 521 521" svg:d="M521 261c0 143-117 260-261 260-143 0-260-117-260-260 0-144 117-261 260-261 144 0 261 117 261 261z">
          <text:p/>
        </draw:path>
        <draw:path draw:style-name="gr9" draw:text-style-name="P1" draw:layer="layout" svg:width="0cm" svg:height="0.017cm" svg:x="5.986cm" svg:y="9.261cm" svg:viewBox="0 0 1 18" svg:d="M0 0c0 4 0 8 0 11 1 4 1 7 1 7">
          <text:p/>
        </draw:path>
        <draw:path draw:style-name="gr9" draw:text-style-name="P1" draw:layer="layout" svg:width="0.025cm" svg:height="0.022cm" svg:x="6.062cm" svg:y="9.444cm" svg:viewBox="0 0 26 23" svg:d="M26 23c0 0-8-5-14-10-4-4-8-9-12-13">
          <text:p/>
        </draw:path>
        <draw:path draw:style-name="gr9" draw:text-style-name="P1" draw:layer="layout" svg:width="0.025cm" svg:height="0.007cm" svg:x="6.162cm" svg:y="9.507cm" svg:viewBox="0 0 26 8" svg:d="M0 0c4 1 8 2 12 5 7 1 13 3 14 3">
          <text:p/>
        </draw:path>
        <draw:path draw:style-name="gr9" draw:text-style-name="P1" draw:layer="layout" svg:width="0.019cm" svg:height="0.098cm" svg:x="6.487cm" svg:y="9.261cm" svg:viewBox="0 0 20 99" svg:d="M0 99c0 0 5-9 9-22 5-18 11-46 11-77">
          <text:p/>
        </draw:path>
        <draw:line draw:style-name="gr9" draw:text-style-name="P1" draw:layer="layout" svg:x1="6.506cm" svg:y1="9.257cm" svg:x2="6.506cm" svg:y2="9.261cm">
          <text:p/>
        </draw:line>
        <draw:path draw:style-name="gr9" draw:text-style-name="P1" draw:layer="layout" svg:width="0.025cm" svg:height="0.047cm" svg:x="6.462cm" svg:y="9.359cm" svg:viewBox="0 0 26 48" svg:d="M26 0c-1 1-4 10-8 17-5 11-11 21-18 31">
          <text:p/>
        </draw:path>
        <draw:path draw:style-name="gr9" draw:text-style-name="P1" draw:layer="layout" svg:width="0.025cm" svg:height="0.047cm" svg:x="6.462cm" svg:y="9.116cm" svg:viewBox="0 0 26 48" svg:d="M26 48c-1-1-4-9-8-16-5-11-11-22-18-32">
          <text:p/>
        </draw:path>
        <draw:path draw:style-name="gr9" draw:text-style-name="P1" draw:layer="layout" svg:width="0.025cm" svg:height="0.019cm" svg:x="6.387cm" svg:y="9.461cm" svg:viewBox="0 0 26 20" svg:d="M26 0c-4 4-9 7-13 10-6 4-13 9-13 10">
          <text:p/>
        </draw:path>
        <draw:path draw:style-name="gr9" draw:text-style-name="P1" draw:layer="layout" svg:width="0.025cm" svg:height="0.019cm" svg:x="6.387cm" svg:y="9.042cm" svg:viewBox="0 0 26 20" svg:d="M26 20c-4-4-9-7-13-10-6-4-13-9-13-10">
          <text:p/>
        </draw:path>
        <draw:path draw:style-name="gr9" draw:text-style-name="P1" draw:layer="layout" svg:width="0.025cm" svg:height="0.014cm" svg:x="6.362cm" svg:y="9.48cm" svg:viewBox="0 0 26 15" svg:d="M0 15c6-4 13-7 18-11 4-2 8-4 8-4">
          <text:p/>
        </draw:path>
        <draw:path draw:style-name="gr9" draw:text-style-name="P1" draw:layer="layout" svg:width="0.025cm" svg:height="0.014cm" svg:x="6.362cm" svg:y="9.028cm" svg:viewBox="0 0 26 15" svg:d="M0 0c6 3 13 7 18 11 4 2 8 4 8 4">
          <text:p/>
        </draw:path>
        <draw:path draw:style-name="gr9" draw:text-style-name="P1" draw:layer="layout" svg:width="0.025cm" svg:height="0.007cm" svg:x="6.287cm" svg:y="9.512cm" svg:viewBox="0 0 26 8" svg:d="M0 8c0 0 7-2 12-4 5-1 10-1 14-4">
          <text:p/>
        </draw:path>
        <draw:path draw:style-name="gr9" draw:text-style-name="P1" draw:layer="layout" svg:width="0.025cm" svg:height="0.005cm" svg:x="6.287cm" svg:y="9.004cm" svg:viewBox="0 0 26 6" svg:d="M0 0c0 0 7 1 12 3 5 0 10 2 14 3">
          <text:p/>
        </draw:path>
        <draw:path draw:style-name="gr9" draw:text-style-name="P1" draw:layer="layout" svg:width="0.025cm" svg:height="0.002cm" svg:x="6.262cm" svg:y="9.518cm" svg:viewBox="0 0 26 3" svg:d="M26 0c0 0-4 0-8 2-5 0-11 1-18 1">
          <text:p/>
        </draw:path>
        <draw:path draw:style-name="gr9" draw:text-style-name="P1" draw:layer="layout" svg:width="0.025cm" svg:height="0.002cm" svg:x="6.262cm" svg:y="9.002cm" svg:viewBox="0 0 26 3" svg:d="M26 3c0 0-4 0-8-1-5 0-11-2-18-2">
          <text:p/>
        </draw:path>
        <draw:path draw:style-name="gr9" draw:text-style-name="P1" draw:layer="layout" svg:width="0.025cm" svg:height="0.005cm" svg:x="6.187cm" svg:y="9.514cm" svg:viewBox="0 0 26 6" svg:d="M26 6c-7-1-14-3-19-4-3-1-7-2-7-2">
          <text:p/>
        </draw:path>
        <draw:path draw:style-name="gr9" draw:text-style-name="P1" draw:layer="layout" svg:width="0.025cm" svg:height="0.005cm" svg:x="6.187cm" svg:y="9.003cm" svg:viewBox="0 0 26 6" svg:d="M26 0c-7 1-14 2-19 4-3 1-7 2-7 2">
          <text:p/>
        </draw:path>
        <draw:path draw:style-name="gr9" draw:text-style-name="P1" draw:layer="layout" svg:width="0.025cm" svg:height="0.007cm" svg:x="6.162cm" svg:y="9.008cm" svg:viewBox="0 0 26 8" svg:d="M0 8c4-1 8-4 12-5 7-1 13-3 14-3">
          <text:p/>
        </draw:path>
        <draw:path draw:style-name="gr9" draw:text-style-name="P1" draw:layer="layout" svg:width="0.025cm" svg:height="0.018cm" svg:x="6.087cm" svg:y="9.038cm" svg:viewBox="0 0 26 19" svg:d="M0 19c0 0 3-3 7-7 5-4 11-8 19-12">
          <text:p/>
        </draw:path>
        <draw:path draw:style-name="gr9" draw:text-style-name="P1" draw:layer="layout" svg:width="0.025cm" svg:height="0.022cm" svg:x="6.062cm" svg:y="9.056cm" svg:viewBox="0 0 26 23" svg:d="M26 0c0 0-8 5-14 10-4 4-8 8-12 13">
          <text:p/>
        </draw:path>
        <draw:path draw:style-name="gr9" draw:text-style-name="P1" draw:layer="layout" svg:width="0.026cm" svg:height="0.095cm" svg:x="5.987cm" svg:y="9.148cm" svg:viewBox="0 0 27 96" svg:d="M27 0c-8 15-14 32-19 50-1 6-3 12-4 18s-2 12-2 17c-2 5-2 10-2 11">
          <text:p/>
        </draw:path>
        <draw:line draw:style-name="gr9" draw:text-style-name="P1" draw:layer="layout" svg:x1="7.67cm" svg:y1="10.031cm" svg:x2="7.67cm" svg:y2="8.681cm">
          <text:p/>
        </draw:line>
        <draw:line draw:style-name="gr9" draw:text-style-name="P1" draw:layer="layout" svg:x1="7.166cm" svg:y1="10.031cm" svg:x2="7.166cm" svg:y2="8.681cm">
          <text:p/>
        </draw:line>
        <draw:polygon draw:style-name="gr8" draw:text-style-name="P1" draw:layer="layout" svg:width="0cm" svg:height="0cm" svg:x="7.418cm" svg:y="9.781cm" svg:viewBox="0 0 0 0" draw:points="0,0">
          <text:p/>
        </draw:polygon>
        <draw:frame draw:style-name="gr10" draw:text-style-name="P6" draw:layer="layout" svg:width="0.119cm" svg:height="0.141cm" svg:x="28.023cm" svg:y="19.792cm">
          <draw:text-box>
            <text:p text:style-name="P3"><text:span text:style-name="T2"><text:s/></text:span></text:p>
          </draw:text-box>
        </draw:frame>
        <draw:polyline draw:style-name="gr11" draw:text-style-name="P1" draw:layer="layout" svg:width="3.989cm" svg:height="2.098cm" svg:x="6.554cm" svg:y="9.446cm" svg:viewBox="0 0 3990 2099" draw:points="3990,2099 3491,2099 0,0">
          <text:p/>
        </draw:polyline>
        <draw:polygon draw:style-name="gr12" draw:text-style-name="P2" draw:layer="layout" svg:width="0.472cm" svg:height="0.329cm" svg:x="6.554cm" svg:y="9.446cm" svg:viewBox="0 0 473 330" draw:points="0,0 387,330 473,186">
          <text:p/>
        </draw:polygon>
        <draw:polygon draw:style-name="gr8" draw:text-style-name="P1" draw:layer="layout" svg:width="0cm" svg:height="0cm" svg:x="7.418cm" svg:y="9.781cm" svg:viewBox="0 0 0 0" draw:points="0,0">
          <text:p/>
        </draw:polygon>
        <draw:frame draw:style-name="gr13" draw:text-style-name="P7" draw:layer="layout" svg:width="6.763cm" svg:height="0.465cm" svg:x="11.044cm" svg:y="11.341cm">
          <draw:text-box>
            <text:p text:style-name="P3"><text:span text:style-name="T3">2X M3 Brass Inserts [HD-MS0030]</text:span></text:p>
          </draw:text-box>
        </draw:frame>
        <draw:polyline draw:style-name="gr11" draw:text-style-name="P1" draw:layer="layout" svg:width="1.763cm" svg:height="1.953cm" svg:x="8.78cm" svg:y="9.563cm" svg:viewBox="0 0 1764 1954" draw:points="1764,1954 1265,1954 0,0">
          <text:p/>
        </draw:polyline>
        <draw:polygon draw:style-name="gr12" draw:text-style-name="P2" draw:layer="layout" svg:width="0.342cm" svg:height="0.465cm" svg:x="8.78cm" svg:y="9.563cm" svg:viewBox="0 0 343 466" draw:points="0,0 202,466 343,375">
          <text:p/>
        </draw:polygon>
        <draw:path draw:style-name="gr7" draw:text-style-name="P5" draw:layer="layout" svg:width="2.299cm" svg:height="5.402cm" svg:x="19.837cm" svg:y="5.509cm" svg:viewBox="0 0 2300 5403" svg:d="M2192 4594c-896-1102-896-2682 0-3784 119-150 142-355 58-528-83-172-259-282-451-282h-1799v5403h340 600 859c192 0 368-109 451-282 84-172 61-377-58-527z">
          <text:p/>
        </draw:path>
        <draw:polygon draw:style-name="gr8" draw:text-style-name="P1" draw:layer="layout" svg:width="0cm" svg:height="0cm" svg:x="21.007cm" svg:y="8.21cm" svg:viewBox="0 0 0 0" draw:points="0,0">
          <text:p/>
        </draw:polygon>
        <draw:path draw:style-name="gr7" draw:text-style-name="P5" draw:layer="layout" svg:width="2.299cm" svg:height="5.402cm" svg:x="19.837cm" svg:y="5.509cm" svg:viewBox="0 0 2300 5403" svg:d="M2192 4594c-896-1102-896-2682 0-3784 119-150 142-355 58-528-83-172-259-282-451-282h-1799v5403h340l600-3v3c0 0 0-2 0-7 0 5 0 7 0 7h859l-859-3 1252-806c119 150 142 355 58 527-83 173-259 282-451 282z">
          <text:p/>
        </draw:path>
        <draw:polygon draw:style-name="gr8" draw:text-style-name="P1" draw:layer="layout" svg:width="0cm" svg:height="0cm" svg:x="21.007cm" svg:y="8.21cm" svg:viewBox="0 0 0 0" draw:points="0,0">
          <text:p/>
        </draw:polygon>
        <draw:path draw:style-name="gr7" draw:text-style-name="P5" draw:layer="layout" svg:width="0.63cm" svg:height="0.629cm" svg:x="21.321cm" svg:y="10.097cm" svg:viewBox="0 0 631 630" svg:d="M631 315c0 174-141 315-316 315-174 0-315-141-315-315s141-315 315-315c175 0 316 141 316 315z">
          <text:p/>
        </draw:path>
        <draw:polygon draw:style-name="gr8" draw:text-style-name="P1" draw:layer="layout" svg:width="0cm" svg:height="0cm" svg:x="21.007cm" svg:y="8.21cm" svg:viewBox="0 0 0 0" draw:points="0,0">
          <text:p/>
        </draw:polygon>
        <draw:path draw:style-name="gr7" draw:text-style-name="P5" draw:layer="layout" svg:width="0.63cm" svg:height="0.63cm" svg:x="20.322cm" svg:y="7.893cm" svg:viewBox="0 0 631 631" svg:d="M631 315c0 174-141 316-315 316s-316-142-316-316 142-315 316-315 315 141 315 315z">
          <text:p/>
        </draw:path>
        <draw:polygon draw:style-name="gr8" draw:text-style-name="P1" draw:layer="layout" svg:width="0cm" svg:height="0cm" svg:x="21.007cm" svg:y="8.21cm" svg:viewBox="0 0 0 0" draw:points="0,0">
          <text:p/>
        </draw:polygon>
        <draw:path draw:style-name="gr7" draw:text-style-name="P5" draw:layer="layout" svg:width="0.63cm" svg:height="0.63cm" svg:x="21.321cm" svg:y="5.694cm" svg:viewBox="0 0 631 631" svg:d="M631 316c0 174-141 315-316 315-174 0-315-141-315-315 0-175 141-316 315-316 175 0 316 141 316 316z">
          <text:p/>
        </draw:path>
        <draw:polygon draw:style-name="gr8" draw:text-style-name="P1" draw:layer="layout" svg:width="0cm" svg:height="0cm" svg:x="21.007cm" svg:y="8.21cm" svg:viewBox="0 0 0 0" draw:points="0,0">
          <text:p/>
        </draw:polygon>
        <draw:path draw:style-name="gr7" draw:text-style-name="P5" draw:layer="layout" svg:width="0.43cm" svg:height="0.43cm" svg:x="21.421cm" svg:y="5.794cm" svg:viewBox="0 0 431 431" svg:d="M431 215c0 119-96 216-216 216-118 0-215-97-215-216s97-215 215-215c120 0 216 96 216 215z">
          <text:p/>
        </draw:path>
        <draw:polygon draw:style-name="gr8" draw:text-style-name="P1" draw:layer="layout" svg:width="0cm" svg:height="0cm" svg:x="21.007cm" svg:y="8.21cm" svg:viewBox="0 0 0 0" draw:points="0,0">
          <text:p/>
        </draw:polygon>
        <draw:path draw:style-name="gr7" draw:text-style-name="P5" draw:layer="layout" svg:width="0.43cm" svg:height="0.43cm" svg:x="20.422cm" svg:y="7.993cm" svg:viewBox="0 0 431 431" svg:d="M431 215c0 119-98 216-216 216-119 0-215-97-215-216s96-215 215-215c118 0 216 96 216 215z">
          <text:p/>
        </draw:path>
        <draw:polygon draw:style-name="gr8" draw:text-style-name="P1" draw:layer="layout" svg:width="0cm" svg:height="0cm" svg:x="21.007cm" svg:y="8.21cm" svg:viewBox="0 0 0 0" draw:points="0,0">
          <text:p/>
        </draw:polygon>
        <draw:path draw:style-name="gr7" draw:text-style-name="P5" draw:layer="layout" svg:width="0.43cm" svg:height="0.429cm" svg:x="21.421cm" svg:y="10.197cm" svg:viewBox="0 0 431 430" svg:d="M431 214c0 120-96 216-216 216-118 0-215-96-215-216 0-118 97-214 215-214 120 0 216 96 216 214z">
          <text:p/>
        </draw:path>
        <draw:polygon draw:style-name="gr8" draw:text-style-name="P1" draw:layer="layout" svg:width="0cm" svg:height="0cm" svg:x="21.007cm" svg:y="8.21cm" svg:viewBox="0 0 0 0" draw:points="0,0">
          <text:p/>
        </draw:polygon>
        <draw:path draw:style-name="gr9" draw:text-style-name="P1" draw:layer="layout" svg:width="0.5cm" svg:height="0.81cm" svg:x="21.636cm" svg:y="5.509cm" svg:viewBox="0 0 501 811" svg:d="M0 0c193 0 368 110 451 282 84 173 61 379-58 529">
          <text:p/>
        </draw:path>
        <draw:path draw:style-name="gr9" draw:text-style-name="P1" draw:layer="layout" svg:width="0.672cm" svg:height="3.783cm" svg:x="21.357cm" svg:y="6.319cm" svg:viewBox="0 0 673 3784" svg:d="M673 3784c-897-1103-897-2682 0-3784">
          <text:p/>
        </draw:path>
        <draw:path draw:style-name="gr9" draw:text-style-name="P1" draw:layer="layout" svg:width="0.5cm" svg:height="0.809cm" svg:x="21.636cm" svg:y="10.102cm" svg:viewBox="0 0 501 810" svg:d="M393 0c119 151 142 356 58 528-83 173-258 282-451 282">
          <text:p/>
        </draw:path>
        <draw:path draw:style-name="gr9" draw:text-style-name="P1" draw:layer="layout" svg:width="0cm" svg:height="0.006cm" svg:x="20.777cm" svg:y="10.904cm" svg:viewBox="0 0 0 7" svg:d="M0 7c0 0 0-2 0-7">
          <text:p/>
        </draw:path>
        <draw:polyline draw:style-name="gr9" draw:text-style-name="P1" draw:layer="layout" svg:width="0cm" svg:height="0cm" svg:x="20.177cm" svg:y="10.911cm" svg:viewBox="0 0 0 0" draw:points="0,0">
          <text:p/>
        </draw:polyline>
        <draw:line draw:style-name="gr9" draw:text-style-name="P1" draw:layer="layout" svg:x1="19.837cm" svg:y1="5.509cm" svg:x2="19.837cm" svg:y2="10.911cm">
          <text:p/>
        </draw:line>
        <draw:path draw:style-name="gr9" draw:text-style-name="P1" draw:layer="layout" svg:width="0.43cm" svg:height="0.43cm" svg:x="20.422cm" svg:y="7.993cm" svg:viewBox="0 0 431 431" svg:d="M431 215c0 119-98 216-216 216-119 0-215-97-215-216s96-215 215-215c118 0 216 96 216 215z">
          <text:p/>
        </draw:path>
        <draw:path draw:style-name="gr9" draw:text-style-name="P1" draw:layer="layout" svg:width="0.63cm" svg:height="0.63cm" svg:x="20.322cm" svg:y="7.893cm" svg:viewBox="0 0 631 631" svg:d="M631 315c0 174-141 316-315 316s-316-142-316-316 142-315 316-315 315 141 315 315z">
          <text:p/>
        </draw:path>
        <draw:path draw:style-name="gr9" draw:text-style-name="P1" draw:layer="layout" svg:width="0.43cm" svg:height="0.43cm" svg:x="21.421cm" svg:y="5.794cm" svg:viewBox="0 0 431 431" svg:d="M431 215c0 119-96 216-216 216-118 0-215-97-215-216s97-215 215-215c120 0 216 96 216 215z">
          <text:p/>
        </draw:path>
        <draw:path draw:style-name="gr9" draw:text-style-name="P1" draw:layer="layout" svg:width="0.63cm" svg:height="0.63cm" svg:x="21.321cm" svg:y="5.694cm" svg:viewBox="0 0 631 631" svg:d="M631 316c0 174-141 315-316 315-174 0-315-141-315-315 0-175 141-316 315-316 175 0 316 141 316 316z">
          <text:p/>
        </draw:path>
        <draw:path draw:style-name="gr9" draw:text-style-name="P1" draw:layer="layout" svg:width="0.43cm" svg:height="0.429cm" svg:x="21.421cm" svg:y="10.197cm" svg:viewBox="0 0 431 430" svg:d="M431 214c0 120-96 216-216 216-118 0-215-96-215-216 0-118 97-214 215-214 120 0 216 96 216 214z">
          <text:p/>
        </draw:path>
        <draw:path draw:style-name="gr9" draw:text-style-name="P1" draw:layer="layout" svg:width="0.63cm" svg:height="0.629cm" svg:x="21.321cm" svg:y="10.097cm" svg:viewBox="0 0 631 630" svg:d="M631 315c0 174-141 315-316 315-174 0-315-141-315-315s141-315 315-315c175 0 316 141 316 315z">
          <text:p/>
        </draw:path>
        <draw:line draw:style-name="gr9" draw:text-style-name="P1" draw:layer="layout" svg:x1="21.636cm" svg:y1="5.509cm" svg:x2="19.837cm" svg:y2="5.509cm">
          <text:p/>
        </draw:line>
        <draw:line draw:style-name="gr9" draw:text-style-name="P1" draw:layer="layout" svg:x1="21.636cm" svg:y1="10.911cm" svg:x2="19.837cm" svg:y2="10.911cm">
          <text:p/>
        </draw:line>
        <draw:polygon draw:style-name="gr8" draw:text-style-name="P1" draw:layer="layout" svg:width="0cm" svg:height="0cm" svg:x="21.007cm" svg:y="8.21cm" svg:viewBox="0 0 0 0" draw:points="0,0">
          <text:p/>
        </draw:polygon>
        <draw:polyline draw:style-name="gr11" draw:text-style-name="P1" draw:layer="layout" svg:width="1.985cm" svg:height="0.014cm" svg:x="20.852cm" svg:y="8.21cm" svg:viewBox="0 0 1986 15" draw:points="1986,15 1485,15 0,0">
          <text:p/>
        </draw:polyline>
        <draw:polygon draw:style-name="gr12" draw:text-style-name="P2" draw:layer="layout" svg:width="0.5cm" svg:height="0.167cm" svg:x="20.852cm" svg:y="8.131cm" svg:viewBox="0 0 501 168" draw:points="0,79 500,168 501,0">
          <text:p/>
        </draw:polygon>
        <draw:polygon draw:style-name="gr8" draw:text-style-name="P1" draw:layer="layout" svg:width="0cm" svg:height="0cm" svg:x="21.007cm" svg:y="8.21cm" svg:viewBox="0 0 0 0" draw:points="0,0">
          <text:p/>
        </draw:polygon>
        <draw:frame draw:style-name="gr13" draw:text-style-name="P7" draw:layer="layout" svg:width="4.087cm" svg:height="0.923cm" svg:x="23.332cm" svg:y="8.022cm">
          <draw:text-box>
            <text:p text:style-name="P3"><text:span text:style-name="T3">3X M3 Brass Inserts </text:span></text:p>
            <text:p text:style-name="P3"><text:span text:style-name="T3">[HD-MS0030]</text:span></text:p>
          </draw:text-box>
        </draw:frame>
        <draw:polyline draw:style-name="gr11" draw:text-style-name="P1" draw:layer="layout" svg:width="1.236cm" svg:height="1.985cm" svg:x="21.711cm" svg:y="6.211cm" svg:viewBox="0 0 1237 1986" draw:points="1237,1986 736,1986 0,0">
          <text:p/>
        </draw:polyline>
        <draw:polygon draw:style-name="gr12" draw:text-style-name="P2" draw:layer="layout" svg:width="0.253cm" svg:height="0.497cm" svg:x="21.711cm" svg:y="6.211cm" svg:viewBox="0 0 254 498" draw:points="0,0 97,498 254,440">
          <text:p/>
        </draw:polygon>
        <draw:polygon draw:style-name="gr8" draw:text-style-name="P1" draw:layer="layout" svg:width="0cm" svg:height="0cm" svg:x="21.007cm" svg:y="8.21cm" svg:viewBox="0 0 0 0" draw:points="0,0">
          <text:p/>
        </draw:polygon>
        <draw:polyline draw:style-name="gr11" draw:text-style-name="P1" draw:layer="layout" svg:width="1.224cm" svg:height="1.999cm" svg:x="21.709cm" svg:y="8.21cm" svg:viewBox="0 0 1225 2000" draw:points="1225,0 724,0 0,2000">
          <text:p/>
        </draw:polyline>
        <draw:polygon draw:style-name="gr12" draw:text-style-name="P2" draw:layer="layout" svg:width="0.249cm" svg:height="0.498cm" svg:x="21.709cm" svg:y="9.711cm" svg:viewBox="0 0 250 499" draw:points="0,499 250,57 92,0">
          <text:p/>
        </draw:polygon>
        <draw:path draw:style-name="gr7" draw:text-style-name="P5" draw:layer="layout" svg:width="5.715cm" svg:height="4.531cm" svg:x="2.075cm" svg:y="1.937cm" svg:viewBox="0 0 5716 4532" svg:d="M5659 2140c76 44 76 186 0 318-76 131-199 202-275 159l-36-21c-19-11-35-30-44-55 9 25 25 44 44 55l36 21c-37-21-57-67-57-126 0-91 47-200 120-277 72-77 156-106 212-74 76 44 76 186 0 318-76 131-199 202-275 159-37-21-57-67-57-126 0-91 47-200 120-277 72-77 156-106 212-74l-36-20c-19-11-43-15-69-11l-36-21-27-16c-51-29-127-2-193 67-66 70-109 169-109 252 0 54 19 95 52 114l27 16c-14-1-27-5-39-12h-1l-34-20c-35-20-54-63-54-119 0-79 38-174 100-246 70-83 157-117 213-84l35 20c12 7 22 16 30 28-8-12-18-21-30-28l-35-20c-56-33-143 1-213 84v-412c0-77-53-150-147-204l-608-351v-613c0-129-44-229-124-275-79-46-187-35-300 30 113-65 221-76 300-30l-408-236 2 2-5-3 3 1 38 22-38-22 2 2-5-3c-14-8-23-14-30-17-11-5-23-9-35-12-5-1-8-1-8 0s2 3 8 6l-3-4 41 28-3-3c6 3 7 5 7 6 0 2-3 2-7 2-12-1-23-1-35-1-3 0-5 0-8 0-2 0-6-1-9-2-5-1-12-3-19-7l-35-20c-7-4-14-6-19-7-7-1-12-2-16-1-12 2-24 5-36 8-4 1-7 3-7 7 0-4 3-6 7-7 12-3 24-6 36-8 4-1 9 0 16 1 5 1 12 3 19 7l35 20c7 4 14 6 19 7 3 1 7 2 9 2h4l1-32 3-2c-5-1-8-1-8 0l43 12c-11-5-23-9-35-12l65 29c-14-8-23-14-30-17l33 18 408 236c80 46 124 146 124 275v613l-1519 877c-84 48-209 64-319 39-111-24-186-84-193-152v-359-743c7 69 82 128 193 152 110 25 235 9 319-39l1095-633-424-245-35 20c-5 3-8 7-8 10 0 4 3 8 8 11l35 20c5 3 7 6 7 10s-2 8-7 10l-39 22-4 2c3-1 6-2 8-3l-4 1-4-73c0-3 3-7 8-10l35-20c5-3 10-4 16-4s12 0 19 4l36 21c5 3 12 4 17 4 4 0 8 0 11-1l4-1 1-62h-5c0 2 1 5 7 9l-2-9 38 29c6 4 7 7 7 9 0 3-3 6-7 8-12 4-24 9-36 15-2 1-4 2-7 2-3 1-7 1-11 1-5 0-12-1-17-4l-36-21c-7-4-13-4-19-4s-11 1-16 4l424 245-1095 633c-84 48-209 64-319 39-111-24-186-83-193-152l19-10v-60c10-16 25-31 43-45 9-2 19 0 26 4l35 20c7 4 18 6 28 3 3-1 5-2 7-3l36-20-39 22 39-22c4-3 7-7 7-10 0-4-3-8-7-11l-36-20c-4-3-7-6-7-10l4 73-32-2c7 4 18 6 28 3l-28-3-35-20c-7-4-17-6-26-4-18 14-33 29-43 45l33 20c5 3 8 6 8 10s-3 8-8 10l-33 20-19 10v743l-181 105v-407c0-91-124-167-283-172l-55 31c-10 6-26 6-36 0l-35-20c-27 6-53 15-76 25-1 2-2 4-2 6v74l1-77-1 77c-10 2-21 1-28-3l-35-20c-10-6-26-6-36 0l-35 20c-5 3-7 6-7 10v75c-10 2-21 1-28-3l-36-21c-10-5-25-5-35 0l-35 21c-5 2-8 6-8 10v74c-9 3-20 1-28-3l-35-20c-10-6-26-6-35 0l-36 20c-4 3-7 7-7 10v75c-10 2-21 1-28-3l-35-21c-10-5-26-5-36 0l-35 21c-5 3-7 6-7 10v74c-10 3-21 2-28-3l-36-20c-10-6-25-6-35 0l-36 20c-4 3-7 7-7 11v74c-9 2-20 1-28-3l-35-20c-10-6-26-6-36 0l-35 20c-5 3-7 6-7 10v75c-10 2-21 1-28-3l-36-21c-9-5-25-5-35 0l-35 21c-5 2-8 6-8 10v74c-9 3-21 2-29-3l-35-20c-10-6-25-6-35 0l-34 19 1-1c-1 1-2 2-3 2-4 3-7 7-7 11v83c-3 1-6 2-10 2-5 1-12 1-18-3l-35-20c-4-2-8-3-12-3-5 0-9 0-13 2-4 1-8 3-11 6-12 11-23 22-35 33-5 5-7 10-7 16v111c-3 3-7 5-10 6-5 2-12 3-18 0l-36-21c-4-1-7-2-11-1-5 0-9 2-13 5s-8 6-11 11c-12 17-24 35-35 53-5 8-7 16-8 24v169c-3 5-6 9-10 13-5 5-11 11-18 7l-35-20c-4-2-8-1-11 2-5 3-10 8-13 15-5 8-9 16-11 26-22 72-33 142-33 206v335l-240 138v735l1273 734c136 79 337 105 518 69s310-129 332-239c146-815 1263-1460 2675-1544 211-15 384-105 430-224h1c-34-20-54-62-54-118 0-86 45-189 113-261 69-73 148-100 200-70-52-30-131-3-200 70-68 72-113 175-113 261 0 56 20 98 54 118 12 7 25 11 39 12l36 20c-8-20-12-44-12-71 0-73 31-160 83-232s119-121 179-129c26-4 50 0 69 11z">
          <text:p/>
        </draw:path>
        <draw:polygon draw:style-name="gr8" draw:text-style-name="P1" draw:layer="layout" svg:width="0cm" svg:height="0cm" svg:x="4.847cm" svg:y="4.26cm" svg:viewBox="0 0 0 0" draw:points="0,0">
          <text:p/>
        </draw:polygon>
        <draw:path draw:style-name="gr7" draw:text-style-name="P5" draw:layer="layout" svg:width="4.575cm" svg:height="2.64cm" svg:x="2.739cm" svg:y="3.093cm" svg:viewBox="0 0 4576 2641" svg:d="M4134 841c252-17 442-140 442-286 0-77-53-150-147-204l-609-351-1519 878c-84 48-209 64-319 39-111-24-186-85-193-153v-359l-181 105v495c11-17 28-33 50-46 61-35 154-46 234-27 80 20 133 65 133 115 0 60-75 112-178 122-103 11-203-23-239-80v117c0 46-32 90-88 123l-1520 877 608 351c136 78 337 105 518 68 181-36 310-129 332-239 146-815 1263-1460 2676-1545z">
          <text:p/>
        </draw:path>
        <draw:polygon draw:style-name="gr8" draw:text-style-name="P1" draw:layer="layout" svg:width="0cm" svg:height="0cm" svg:x="4.847cm" svg:y="4.26cm" svg:viewBox="0 0 0 0" draw:points="0,0">
          <text:p/>
        </draw:polygon>
        <draw:path draw:style-name="gr7" draw:text-style-name="P5" draw:layer="layout" svg:width="2.675cm" svg:height="2.279cm" svg:x="4.197cm" svg:y="3.934cm" svg:viewBox="0 0 2676 2280" svg:d="M2676 735v-735c-1413 84-2530 729-2676 1544v736c146-816 1263-1461 2676-1545z">
          <text:p/>
        </draw:path>
        <draw:polygon draw:style-name="gr8" draw:text-style-name="P1" draw:layer="layout" svg:width="0cm" svg:height="0cm" svg:x="4.847cm" svg:y="4.26cm" svg:viewBox="0 0 0 0" draw:points="0,0">
          <text:p/>
        </draw:polygon>
        <draw:path draw:style-name="gr7" draw:text-style-name="P5" draw:layer="layout" svg:width="1.608cm" svg:height="2.102cm" svg:x="2.739cm" svg:y="3.196cm" svg:viewBox="0 0 1609 2103" svg:d="M425 755c-235 136-425 464-425 735v613l1521-878c56-33 88-77 88-123v-117-84-494-407c0 46-32 90-88 123z">
          <text:p/>
        </draw:path>
        <draw:polygon draw:style-name="gr8" draw:text-style-name="P1" draw:layer="layout" svg:width="0cm" svg:height="0cm" svg:x="4.847cm" svg:y="4.26cm" svg:viewBox="0 0 0 0" draw:points="0,0">
          <text:p/>
        </draw:polygon>
        <draw:polygon draw:style-name="gr7" draw:text-style-name="P5" draw:layer="layout" svg:width="1.272cm" svg:height="1.942cm" svg:x="2.075cm" svg:y="4.441cm" svg:viewBox="0 0 1273 1943" draw:points="1273,1943 1273,1209 664,858 664,245 240,0 240,335 240,613 0,474 0,1209">
          <text:p/>
        </draw:polygon>
        <draw:polygon draw:style-name="gr8" draw:text-style-name="P1" draw:layer="layout" svg:width="0cm" svg:height="0cm" svg:x="4.847cm" svg:y="4.26cm" svg:viewBox="0 0 0 0" draw:points="0,0">
          <text:p/>
        </draw:polygon>
        <draw:path draw:style-name="gr7" draw:text-style-name="P5" draw:layer="layout" svg:width="0.85cm" svg:height="0.99cm" svg:x="3.347cm" svg:y="5.478cm" svg:viewBox="0 0 851 991" svg:d="M0 905c136 80 337 106 519 70 181-37 310-130 332-240v-735c-22 110-151 203-332 239-182 37-383 10-519-68z">
          <text:p/>
        </draw:path>
        <draw:polygon draw:style-name="gr8" draw:text-style-name="P1" draw:layer="layout" svg:width="0cm" svg:height="0cm" svg:x="4.847cm" svg:y="4.26cm" svg:viewBox="0 0 0 0" draw:points="0,0">
          <text:p/>
        </draw:polygon>
        <draw:path draw:style-name="gr7" draw:text-style-name="P5" draw:layer="layout" svg:width="1.608cm" svg:height="0.927cm" svg:x="2.739cm" svg:y="3.024cm" svg:viewBox="0 0 1609 928" svg:d="M425 928l1096-632c56-33 88-78 88-124 0-91-124-167-283-172l-56 31c-10 6-26 6-36 0l-35-20c-27 6-53 15-76 25-1 2-2 4-2 6 0 3 3 7 7 10l36 20c4 3 7 7 7 10 0 4-3 8-7 11l-39 21 3-1c-2 1-4 2-7 3-10 2-21 1-28-3l-35-20c-10-6-26-6-36 0l-35 20c-5 3-7 6-7 10s2 8 7 10l35 21c5 2 8 6 8 10s-3 7-8 10l-39 22 4-1c-2 1-5 2-7 3-10 2-21 1-28-3l-36-21c-10-5-25-5-35 0l-35 21c-5 2-8 6-8 10s3 7 8 10l35 21c5 3 7 7 7 11 0 3-2 7-7 10l-39 22 4-2c-3 1-5 2-8 3-9 3-20 1-28-3l-35-20c-10-6-26-6-35 0l-36 20c-4 3-7 7-7 10 0 4 3 8 7 11l36 20c4 3 7 6 7 10s-3 8-7 10l-39 22 3-1c-2 1-4 2-7 3-10 2-21 1-28-3l-35-21c-10-5-26-5-36 0l-35 21c-5 3-7 6-7 10s2 8 7 10l35 21c5 2 8 6 8 10s-3 7-8 10l-39 22 4-2c-2 2-5 3-7 3-10 3-21 2-28-3l-36-20c-10-6-25-6-35 0l-36 20c-4 3-7 7-7 11 0 3 3 7 7 10l36 20c5 3 7 7 7 10 0 4-2 8-7 11l-39 22 3-2c-2 1-4 2-7 3-9 2-20 1-28-3l-35-20c-10-6-26-6-36 0l-35 20c-5 3-7 6-7 10s2 8 7 10l35 21c5 3 8 6 8 10s-3 8-8 10l-39 22 4-1c-2 1-4 2-7 3-10 2-21 1-28-3l-36-21c-9-5-25-5-35 0l-35 21c-5 2-8 6-8 10s3 7 8 10l35 20c5 3 7 7 7 11 0 3-2 7-7 10l-39 22 4-2c-2 1-5 2-8 3-9 3-20 2-28-3l-35-20c-10-6-25-6-35 0l-33 18z">
          <text:p/>
        </draw:path>
        <draw:polygon draw:style-name="gr8" draw:text-style-name="P1" draw:layer="layout" svg:width="0cm" svg:height="0cm" svg:x="4.847cm" svg:y="4.26cm" svg:viewBox="0 0 0 0" draw:points="0,0">
          <text:p/>
        </draw:polygon>
        <draw:path draw:style-name="gr7" draw:text-style-name="P5" draw:layer="layout" svg:width="0.849cm" svg:height="0.98cm" svg:x="2.315cm" svg:y="3.706cm" svg:viewBox="0 0 850 981" svg:d="M421 23l36 21c6 3 7 7 7 10 0 5-3 9-7 11-12 9-24 17-36 26-2 2-4 3-7 5-3 1-6 2-10 2-5 1-12 1-18-3l-35-20c-4-2-8-3-12-3-5 0-9 0-13 2-4 1-8 3-11 6-12 11-23 22-35 33-5 5-7 10-7 16 0 4 1 9 7 12l35 21c6 3 8 9 8 13 0 6-3 12-8 16-12 14-23 28-35 42-2 3-4 5-7 7-3 3-7 5-10 6-5 2-12 3-18 0l-36-21c-4-1-7-2-11-1-5 0-9 2-13 5s-8 6-11 11c-12 17-24 35-35 53-5 8-7 16-8 24 0 6 2 13 8 17l35 20c6 4 7 10 7 16 0 10-3 19-7 27-13 24-25 49-35 75-2 5-5 9-8 14s-6 9-10 13c-5 5-11 11-18 7l-35-20c-4-2-8-1-11 2-5 3-10 8-13 15-5 8-9 16-11 26-22 72-33 142-33 207l424 245c0-271 190-600 426-736l-427-244 1-1c-1 1-2 2-3 2-4 3-7 7-7 11 0 3 1 7 7 10z">
          <text:p/>
        </draw:path>
        <draw:polygon draw:style-name="gr8" draw:text-style-name="P1" draw:layer="layout" svg:width="0cm" svg:height="0cm" svg:x="4.847cm" svg:y="4.26cm" svg:viewBox="0 0 0 0" draw:points="0,0">
          <text:p/>
        </draw:polygon>
        <draw:path draw:style-name="gr7" draw:text-style-name="P5" draw:layer="layout" svg:width="0.442cm" svg:height="1.021cm" svg:x="6.872cm" svg:y="3.648cm" svg:viewBox="0 0 443 1022" svg:d="M0 1022v-736c252-17 443-140 443-286v412c-63 72-101 167-101 246 0 56 19 99 54 119l35 20c-47 119-220 210-431 225z">
          <text:p/>
        </draw:path>
        <draw:polygon draw:style-name="gr8" draw:text-style-name="P1" draw:layer="layout" svg:width="0cm" svg:height="0cm" svg:x="4.847cm" svg:y="4.26cm" svg:viewBox="0 0 0 0" draw:points="0,0">
          <text:p/>
        </draw:polygon>
        <draw:path draw:style-name="gr7" draw:text-style-name="P5" draw:layer="layout" svg:width="0.509cm" svg:height="0.657cm" svg:x="3.566cm" svg:y="3.717cm" svg:viewBox="0 0 510 658" svg:d="M510 182c0-162-114-228-254-147-14 8-27 16-39 26-110 83-197 232-214 369-2 16-3 31-3 46 0 163 114 229 256 148 140-82 254-279 254-442z">
          <text:p/>
        </draw:path>
        <draw:polygon draw:style-name="gr8" draw:text-style-name="P1" draw:layer="layout" svg:width="0cm" svg:height="0cm" svg:x="4.847cm" svg:y="4.26cm" svg:viewBox="0 0 0 0" draw:points="0,0">
          <text:p/>
        </draw:polygon>
        <draw:path draw:style-name="gr7" draw:text-style-name="P5" draw:layer="layout" svg:width="0.509cm" svg:height="0.657cm" svg:x="5.22cm" svg:y="2.762cm" svg:viewBox="0 0 510 658" svg:d="M510 182c0-162-114-228-254-147-13 8-26 16-38 26-112 83-198 234-215 370-2 16-3 31-3 46 0 162 115 228 256 147 140-81 254-278 254-442z">
          <text:p/>
        </draw:path>
        <draw:polygon draw:style-name="gr8" draw:text-style-name="P1" draw:layer="layout" svg:width="0cm" svg:height="0cm" svg:x="4.847cm" svg:y="4.26cm" svg:viewBox="0 0 0 0" draw:points="0,0">
          <text:p/>
        </draw:polygon>
        <draw:path draw:style-name="gr7" draw:text-style-name="P5" draw:layer="layout" svg:width="0.576cm" svg:height="0.602cm" svg:x="5.56cm" svg:y="4.918cm" svg:viewBox="0 0 577 603" svg:d="M520 113c76 44 76 187 0 319-77 131-200 202-276 158l-35-20c-20-11-35-30-45-55 10 25 25 44 45 55l35 20c-37-21-57-66-57-125 0-91 47-200 120-278 73-77 156-106 213-74 76 44 76 187 0 319-77 131-200 202-276 158-37-21-57-66-57-125 0-91 47-200 120-278 73-77 156-106 213-74l-36-20c-20-11-44-15-70-11l-36-21-27-16c-51-29-127-3-193 67s-109 170-109 253c0 54 19 95 52 114l28 16c-15-1-28-5-40-12l-35-20c-35-20-54-63-54-119 0-86 45-190 113-262 69-72 148-100 200-69l35 20c12 7 22 16 30 28-8-12-18-21-30-28l-35-20c-52-31-131-3-200 69-68 72-113 176-113 262 0 56 19 99 54 119l35 20c-34-20-54-62-54-119 0-85 45-189 114-262 68-72 147-99 199-69-52-30-131-3-199 69-69 73-114 177-114 262 0 57 20 99 54 119 12 7 25 11 40 12l35 20c-8-20-12-44-12-71 0-73 31-160 83-232 52-73 119-122 179-130 26-4 50 0 70 11z">
          <text:p/>
        </draw:path>
        <draw:polygon draw:style-name="gr8" draw:text-style-name="P1" draw:layer="layout" svg:width="0cm" svg:height="0cm" svg:x="4.847cm" svg:y="4.26cm" svg:viewBox="0 0 0 0" draw:points="0,0">
          <text:p/>
        </draw:polygon>
        <draw:path draw:style-name="gr7" draw:text-style-name="P5" draw:layer="layout" svg:width="0.509cm" svg:height="0.657cm" svg:x="5.22cm" svg:y="2.762cm" svg:viewBox="0 0 510 658" svg:d="M3 431c7 39 25 68 51 84 53 30 133 2 201-70 69-73 114-176 114-263 0-56-19-99-54-119-26-15-60-16-97-2 12-10 25-18 38-26 140-81 254-15 254 147 0 164-114 361-254 442-141 81-256 15-256-147 0-15 1-30 3-46z">
          <text:p/>
        </draw:path>
        <draw:polygon draw:style-name="gr8" draw:text-style-name="P1" draw:layer="layout" svg:width="0cm" svg:height="0cm" svg:x="4.847cm" svg:y="4.26cm" svg:viewBox="0 0 0 0" draw:points="0,0">
          <text:p/>
        </draw:polygon>
        <draw:path draw:style-name="gr7" draw:text-style-name="P5" draw:layer="layout" svg:width="0.509cm" svg:height="0.657cm" svg:x="3.566cm" svg:y="3.717cm" svg:viewBox="0 0 510 658" svg:d="M3 430c7 39 25 68 51 83 53 31 132 3 202-69 68-73 113-176 113-262 0-56-19-99-54-119-26-15-60-16-98-2 12-10 25-18 39-26 140-81 254-15 254 147 0 163-114 360-254 442-142 81-256 15-256-148 0-15 1-30 3-46z">
          <text:p/>
        </draw:path>
        <draw:polygon draw:style-name="gr8" draw:text-style-name="P1" draw:layer="layout" svg:width="0cm" svg:height="0cm" svg:x="4.847cm" svg:y="4.26cm" svg:viewBox="0 0 0 0" draw:points="0,0">
          <text:p/>
        </draw:polygon>
        <draw:path draw:style-name="gr7" draw:text-style-name="P5" draw:layer="layout" svg:width="0.365cm" svg:height="0.474cm" svg:x="3.569cm" svg:y="3.767cm" svg:viewBox="0 0 366 475" svg:d="M366 131c0-56-19-99-54-119-26-15-61-16-98-2-110 83-197 232-214 370 7 39 25 68 51 83 53 31 132 3 201-69 69-73 114-177 114-263z">
          <text:p/>
        </draw:path>
        <draw:polygon draw:style-name="gr8" draw:text-style-name="P1" draw:layer="layout" svg:width="0cm" svg:height="0cm" svg:x="4.847cm" svg:y="4.26cm" svg:viewBox="0 0 0 0" draw:points="0,0">
          <text:p/>
        </draw:polygon>
        <draw:path draw:style-name="gr7" draw:text-style-name="P5" draw:layer="layout" svg:width="0.365cm" svg:height="0.475cm" svg:x="5.223cm" svg:y="2.812cm" svg:viewBox="0 0 366 476" svg:d="M366 131c0-56-19-99-54-119-26-15-60-16-97-2-111 83-198 233-215 370 7 39 25 68 51 84 54 30 133 2 201-70 69-73 114-177 114-263z">
          <text:p/>
        </draw:path>
        <draw:polygon draw:style-name="gr8" draw:text-style-name="P1" draw:layer="layout" svg:width="0cm" svg:height="0cm" svg:x="4.847cm" svg:y="4.26cm" svg:viewBox="0 0 0 0" draw:points="0,0">
          <text:p/>
        </draw:polygon>
        <draw:path draw:style-name="gr7" draw:text-style-name="P5" draw:layer="layout" svg:width="0.43cm" svg:height="0.248cm" svg:x="6.599cm" svg:y="3.524cm" svg:viewBox="0 0 431 249" svg:d="M64 36c61-36 154-46 234-27s133 65 133 116c0 68-97 124-215 124-119 0-216-56-216-124 0-33 23-65 64-89z">
          <text:p/>
        </draw:path>
        <draw:polygon draw:style-name="gr8" draw:text-style-name="P1" draw:layer="layout" svg:width="0cm" svg:height="0cm" svg:x="4.847cm" svg:y="4.26cm" svg:viewBox="0 0 0 0" draw:points="0,0">
          <text:p/>
        </draw:polygon>
        <draw:path draw:style-name="gr7" draw:text-style-name="P5" draw:layer="layout" svg:width="0.43cm" svg:height="0.248cm" svg:x="3.486cm" svg:y="5.321cm" svg:viewBox="0 0 431 249" svg:d="M63 36c61-35 155-46 235-27s133 65 133 115c0 68-97 125-215 125-120 0-216-57-216-125 0-33 22-65 63-88z">
          <text:p/>
        </draw:path>
        <draw:polygon draw:style-name="gr8" draw:text-style-name="P1" draw:layer="layout" svg:width="0cm" svg:height="0cm" svg:x="4.847cm" svg:y="4.26cm" svg:viewBox="0 0 0 0" draw:points="0,0">
          <text:p/>
        </draw:polygon>
        <draw:path draw:style-name="gr7" draw:text-style-name="P5" draw:layer="layout" svg:width="0.417cm" svg:height="0.248cm" svg:x="4.347cm" svg:y="4.015cm" svg:viewBox="0 0 418 249" svg:d="M51 36c61-35 154-46 234-27 80 20 133 65 133 116 0 60-75 112-178 122-103 11-203-23-240-80v-84c11-18 29-34 51-47z">
          <text:p/>
        </draw:path>
        <draw:polygon draw:style-name="gr8" draw:text-style-name="P1" draw:layer="layout" svg:width="0cm" svg:height="0cm" svg:x="4.847cm" svg:y="4.26cm" svg:viewBox="0 0 0 0" draw:points="0,0">
          <text:p/>
        </draw:polygon>
        <draw:path draw:style-name="gr7" draw:text-style-name="P5" draw:layer="layout" svg:width="0.365cm" svg:height="0.481cm" svg:x="5.609cm" svg:y="4.952cm" svg:viewBox="0 0 366 482" svg:d="M116 482c-8-20-12-44-12-71 0-73 31-160 83-232s119-122 179-130l-36-21-27-16c-51-29-127-3-193 67-66 71-110 170-110 253 0 54 19 95 53 114l28 16z">
          <text:p/>
        </draw:path>
        <draw:polygon draw:style-name="gr8" draw:text-style-name="P1" draw:layer="layout" svg:width="0cm" svg:height="0cm" svg:x="4.847cm" svg:y="4.26cm" svg:viewBox="0 0 0 0" draw:points="0,0">
          <text:p/>
        </draw:polygon>
        <draw:path draw:style-name="gr7" draw:text-style-name="P5" draw:layer="layout" svg:width="0.365cm" svg:height="0.481cm" svg:x="7.263cm" svg:y="3.997cm" svg:viewBox="0 0 366 482" svg:d="M115 482c-8-20-12-44-12-71 0-73 31-160 83-232 53-72 120-122 180-130l-36-21-27-16c-51-29-128-2-194 67-66 71-109 170-109 253 0 54 19 95 52 114l27 16z">
          <text:p/>
        </draw:path>
        <draw:polygon draw:style-name="gr8" draw:text-style-name="P1" draw:layer="layout" svg:width="0cm" svg:height="0cm" svg:x="4.847cm" svg:y="4.26cm" svg:viewBox="0 0 0 0" draw:points="0,0">
          <text:p/>
        </draw:polygon>
        <draw:path draw:style-name="gr7" draw:text-style-name="P5" draw:layer="layout" svg:width="0.213cm" svg:height="0.273cm" svg:x="7.489cm" svg:y="4.178cm" svg:viewBox="0 0 214 274" svg:d="M182 7c42 24 42 102 0 174-41 72-108 110-151 86-20-11-31-36-31-68 0-50 26-109 67-152 39-42 85-58 115-40z">
          <text:p/>
        </draw:path>
        <draw:polygon draw:style-name="gr8" draw:text-style-name="P1" draw:layer="layout" svg:width="0cm" svg:height="0cm" svg:x="4.847cm" svg:y="4.26cm" svg:viewBox="0 0 0 0" draw:points="0,0">
          <text:p/>
        </draw:polygon>
        <draw:path draw:style-name="gr7" draw:text-style-name="P5" draw:layer="layout" svg:width="0.212cm" svg:height="0.273cm" svg:x="5.835cm" svg:y="5.133cm" svg:viewBox="0 0 213 274" svg:d="M181 7c43 23 43 101 0 173-41 72-108 111-150 87-20-11-31-36-31-68 0-51 26-110 66-152 39-42 85-58 115-40z">
          <text:p/>
        </draw:path>
        <draw:polygon draw:style-name="gr8" draw:text-style-name="P1" draw:layer="layout" svg:width="0cm" svg:height="0cm" svg:x="4.847cm" svg:y="4.26cm" svg:viewBox="0 0 0 0" draw:points="0,0">
          <text:p/>
        </draw:polygon>
        <draw:polygon draw:style-name="gr7" draw:text-style-name="P5" draw:layer="layout" svg:width="0.24cm" svg:height="0.277cm" svg:x="2.075cm" svg:y="4.776cm" svg:viewBox="0 0 241 278" draw:points="241,0 241,278 0,139">
          <text:p/>
        </draw:polygon>
        <draw:polygon draw:style-name="gr8" draw:text-style-name="P1" draw:layer="layout" svg:width="0cm" svg:height="0cm" svg:x="4.847cm" svg:y="4.26cm" svg:viewBox="0 0 0 0" draw:points="0,0">
          <text:p/>
        </draw:polygon>
        <draw:path draw:style-name="gr7" draw:text-style-name="P5" draw:layer="layout" svg:width="0.05cm" svg:height="0.169cm" svg:x="2.446cm" svg:y="4.023cm" svg:viewBox="0 0 51 170" svg:d="M8 17l36 20c6 4 7 10 7 16 0 10-3 19-7 27-13 25-26 50-36 76-2 5-5 9-8 14v-170c0 6 2 13 8 17z">
          <text:p/>
        </draw:path>
        <draw:polygon draw:style-name="gr8" draw:text-style-name="P1" draw:layer="layout" svg:width="0cm" svg:height="0cm" svg:x="4.847cm" svg:y="4.26cm" svg:viewBox="0 0 0 0" draw:points="0,0">
          <text:p/>
        </draw:polygon>
        <draw:path draw:style-name="gr7" draw:text-style-name="P5" draw:layer="layout" svg:width="0.05cm" svg:height="0.111cm" svg:x="2.588cm" svg:y="3.835cm" svg:viewBox="0 0 51 112" svg:d="M7 12l36 21c6 3 8 9 8 13 0 6-3 12-8 16-13 14-24 28-36 42-2 4-4 6-7 8v-112c0 4 1 9 7 12z">
          <text:p/>
        </draw:path>
        <draw:polygon draw:style-name="gr8" draw:text-style-name="P1" draw:layer="layout" svg:width="0cm" svg:height="0cm" svg:x="4.847cm" svg:y="4.26cm" svg:viewBox="0 0 0 0" draw:points="0,0">
          <text:p/>
        </draw:polygon>
        <draw:path draw:style-name="gr7" draw:text-style-name="P5" draw:layer="layout" svg:width="0.05cm" svg:height="0.083cm" svg:x="2.729cm" svg:y="3.719cm" svg:viewBox="0 0 51 84" svg:d="M7 10l37 22c6 3 7 7 7 10 0 5-3 9-7 11-13 9-25 17-37 26-2 2-4 3-7 5l4-3-4-81c0 3 1 7 7 10z">
          <text:p/>
        </draw:path>
        <draw:polygon draw:style-name="gr8" draw:text-style-name="P1" draw:layer="layout" svg:width="0cm" svg:height="0cm" svg:x="4.847cm" svg:y="4.26cm" svg:viewBox="0 0 0 0" draw:points="0,0">
          <text:p/>
        </draw:polygon>
        <draw:path draw:style-name="gr7" draw:text-style-name="P5" draw:layer="layout" svg:width="0.05cm" svg:height="0.075cm" svg:x="3.436cm" svg:y="3.31cm" svg:viewBox="0 0 51 76" svg:d="M44 31c4 3 7 6 7 10s-3 8-7 10l-40 23 3-1c-2 1-4 2-7 3l4-2-4-74c0 4 3 8 7 11z">
          <text:p/>
        </draw:path>
        <draw:polygon draw:style-name="gr8" draw:text-style-name="P1" draw:layer="layout" svg:width="0cm" svg:height="0cm" svg:x="4.847cm" svg:y="4.26cm" svg:viewBox="0 0 0 0" draw:points="0,0">
          <text:p/>
        </draw:polygon>
        <draw:path draw:style-name="gr7" draw:text-style-name="P5" draw:layer="layout" svg:width="0.05cm" svg:height="0.075cm" svg:x="3.012cm" svg:y="3.555cm" svg:viewBox="0 0 51 76" svg:d="M43 31c5 4 8 7 8 11s-3 8-8 10l-39 22 4-1c-2 1-4 2-8 3l4-2-4-74c0 4 3 8 8 10z">
          <text:p/>
        </draw:path>
        <draw:polygon draw:style-name="gr8" draw:text-style-name="P1" draw:layer="layout" svg:width="0cm" svg:height="0cm" svg:x="4.847cm" svg:y="4.26cm" svg:viewBox="0 0 0 0" draw:points="0,0">
          <text:p/>
        </draw:polygon>
        <draw:path draw:style-name="gr7" draw:text-style-name="P5" draw:layer="layout" svg:width="0.05cm" svg:height="0.075cm" svg:x="3.719cm" svg:y="3.147cm" svg:viewBox="0 0 51 76" svg:d="M43 31c5 2 8 6 8 10s-3 7-8 10l-40 23 4-1c-2 1-5 2-7 3l3-2-3-74c0 4 2 8 7 10z">
          <text:p/>
        </draw:path>
        <draw:polygon draw:style-name="gr8" draw:text-style-name="P1" draw:layer="layout" svg:width="0cm" svg:height="0cm" svg:x="4.847cm" svg:y="4.26cm" svg:viewBox="0 0 0 0" draw:points="0,0">
          <text:p/>
        </draw:polygon>
        <draw:path draw:style-name="gr7" draw:text-style-name="P5" draw:layer="layout" svg:width="0.05cm" svg:height="0.074cm" svg:x="3.577cm" svg:y="3.229cm" svg:viewBox="0 0 51 75" svg:d="M44 30c5 3 7 7 7 11 0 3-2 7-7 10l-40 23 4-2c-3 1-5 2-8 3l4-1-4-74c0 4 3 7 8 10z">
          <text:p/>
        </draw:path>
        <draw:polygon draw:style-name="gr8" draw:text-style-name="P1" draw:layer="layout" svg:width="0cm" svg:height="0cm" svg:x="4.847cm" svg:y="4.26cm" svg:viewBox="0 0 0 0" draw:points="0,0">
          <text:p/>
        </draw:polygon>
        <draw:path draw:style-name="gr7" draw:text-style-name="P5" draw:layer="layout" svg:width="0.05cm" svg:height="0.074cm" svg:x="3.86cm" svg:y="3.066cm" svg:viewBox="0 0 51 75" svg:d="M44 31c4 3 7 7 7 10 0 4-3 8-7 11l-40 21 3-1c-2 1-4 2-7 3l4-2-4-73c0 3 3 8 7 11z">
          <text:p/>
        </draw:path>
        <draw:polygon draw:style-name="gr8" draw:text-style-name="P1" draw:layer="layout" svg:width="0cm" svg:height="0cm" svg:x="4.847cm" svg:y="4.26cm" svg:viewBox="0 0 0 0" draw:points="0,0">
          <text:p/>
        </draw:polygon>
        <draw:path draw:style-name="gr7" draw:text-style-name="P5" draw:layer="layout" svg:width="0.05cm" svg:height="0.074cm" svg:x="2.87cm" svg:y="3.637cm" svg:viewBox="0 0 51 75" svg:d="M43 31c6 3 8 7 8 11 0 3-2 7-8 10l-39 22 4-2c-2 1-5 2-8 3l4-1-4-74c0 4 3 7 8 10z">
          <text:p/>
        </draw:path>
        <draw:polygon draw:style-name="gr8" draw:text-style-name="P1" draw:layer="layout" svg:width="0cm" svg:height="0cm" svg:x="4.847cm" svg:y="4.26cm" svg:viewBox="0 0 0 0" draw:points="0,0">
          <text:p/>
        </draw:polygon>
        <draw:path draw:style-name="gr7" draw:text-style-name="P5" draw:layer="layout" svg:width="0.05cm" svg:height="0.074cm" svg:x="3.295cm" svg:y="3.392cm" svg:viewBox="0 0 51 75" svg:d="M43 31c5 2 8 6 8 10s-3 7-8 11l-40 22 4-2c-2 2-5 3-7 3l3-1-3-74c0 4 2 8 7 10z">
          <text:p/>
        </draw:path>
        <draw:polygon draw:style-name="gr8" draw:text-style-name="P1" draw:layer="layout" svg:width="0cm" svg:height="0cm" svg:x="4.847cm" svg:y="4.26cm" svg:viewBox="0 0 0 0" draw:points="0,0">
          <text:p/>
        </draw:polygon>
        <draw:path draw:style-name="gr7" draw:text-style-name="P5" draw:layer="layout" svg:width="0.05cm" svg:height="0.074cm" svg:x="3.153cm" svg:y="3.474cm" svg:viewBox="0 0 51 75" svg:d="M44 30c5 3 7 7 7 10 0 5-2 9-7 12l-40 22 3-2c-2 1-4 2-7 3l4-1-4-74c0 3 3 7 7 10z">
          <text:p/>
        </draw:path>
        <draw:polygon draw:style-name="gr8" draw:text-style-name="P1" draw:layer="layout" svg:width="0cm" svg:height="0cm" svg:x="4.847cm" svg:y="4.26cm" svg:viewBox="0 0 0 0" draw:points="0,0">
          <text:p/>
        </draw:polygon>
        <draw:path draw:style-name="gr7" draw:text-style-name="P5" draw:layer="layout" svg:width="0.05cm" svg:height="0.063cm" svg:x="5.81cm" svg:y="1.952cm" svg:viewBox="0 0 51 64" svg:d="M51 39c0 3-3 6-8 8-12 4-24 9-36 15-2 1-4 2-7 2l4-1-4-63c0 2 1 5 7 9l36 20c7 5 8 8 8 10z">
          <text:p/>
        </draw:path>
        <draw:polygon draw:style-name="gr8" draw:text-style-name="P1" draw:layer="layout" svg:width="0cm" svg:height="0cm" svg:x="4.847cm" svg:y="4.26cm" svg:viewBox="0 0 0 0" draw:points="0,0">
          <text:p/>
        </draw:polygon>
        <draw:path draw:style-name="gr7" draw:text-style-name="P5" draw:layer="layout" svg:width="0.041cm" svg:height="0.06cm" svg:x="4.547cm" svg:y="2.685cm" svg:viewBox="0 0 42 61" svg:d="M34 40c5-2 8-6 8-10s-3-7-8-10l-34-20v61z">
          <text:p/>
        </draw:path>
        <draw:polygon draw:style-name="gr8" draw:text-style-name="P1" draw:layer="layout" svg:width="0cm" svg:height="0cm" svg:x="4.847cm" svg:y="4.26cm" svg:viewBox="0 0 0 0" draw:points="0,0">
          <text:p/>
        </draw:polygon>
        <draw:path draw:style-name="gr7" draw:text-style-name="P5" draw:layer="layout" svg:width="0.05cm" svg:height="0.035cm" svg:x="5.951cm" svg:y="1.94cm" svg:viewBox="0 0 51 36" svg:d="M51 34c0 2-3 2-7 2-12-1-23-1-35-1-3 0-5 0-9 0h5v-32l-5-3c0 1 2 3 9 6l-4-3 41 26-2-1c6 3 7 5 7 6z">
          <text:p/>
        </draw:path>
        <draw:polygon draw:style-name="gr8" draw:text-style-name="P1" draw:layer="layout" svg:width="0cm" svg:height="0cm" svg:x="4.847cm" svg:y="4.26cm" svg:viewBox="0 0 0 0" draw:points="0,0">
          <text:p/>
        </draw:polygon>
        <draw:path draw:style-name="gr7" draw:text-style-name="P5" draw:layer="layout" svg:width="0.191cm" svg:height="0.156cm" svg:x="5.527cm" svg:y="2.021cm" svg:viewBox="0 0 192 157" svg:d="M185 51c5-2 7-6 7-10s-2-7-7-10l-35-20c-5-3-8-7-8-11l4 74-32-1c8 4 19 5 28 3l-28-3-36-22c-10-5-25-5-35 0l-36 22c-4 3-7 6-7 10s3 8 7 10l36 21c4 2 7 6 7 10s-3 7-7 10l-39 22-4 1c3 0 5-1 7-3l-3 2-4-73c0-4 3-7 7-10l36-22c10-5 25-5 35 0l36 22c8 4 19 5 28 3 3-1 6-2 8-3l35-22-39 23z">
          <text:p/>
        </draw:path>
        <draw:polygon draw:style-name="gr8" draw:text-style-name="P1" draw:layer="layout" svg:width="0cm" svg:height="0cm" svg:x="4.847cm" svg:y="4.26cm" svg:viewBox="0 0 0 0" draw:points="0,0">
          <text:p/>
        </draw:polygon>
        <draw:path draw:style-name="gr7" draw:text-style-name="P5" draw:layer="layout" svg:width="0.191cm" svg:height="0.156cm" svg:x="5.103cm" svg:y="2.266cm" svg:viewBox="0 0 192 157" svg:d="M185 51c5-2 7-6 7-10s-2-7-7-10l-36-21c-5-2-8-6-8-10l4 73-32-1c8 4 19 5 28 3l-28-3-35-21c-10-5-26-5-35 0l-36 21c-4 2-7 6-7 10s3 7 7 10l36 20c4 3 7 7 7 11s-3 7-7 10l-39 23-4 1c3-1 5-1 7-3l-3 2-4-74c0-4 3-8 7-10l36-21c9-5 25-5 35 0l35 21c8 4 19 5 28 3 3-1 6-2 8-3l36-21-40 22z">
          <text:p/>
        </draw:path>
        <draw:polygon draw:style-name="gr8" draw:text-style-name="P1" draw:layer="layout" svg:width="0cm" svg:height="0cm" svg:x="4.847cm" svg:y="4.26cm" svg:viewBox="0 0 0 0" draw:points="0,0">
          <text:p/>
        </draw:polygon>
        <draw:path draw:style-name="gr7" draw:text-style-name="P5" draw:layer="layout" svg:width="0.192cm" svg:height="0.156cm" svg:x="5.244cm" svg:y="2.185cm" svg:viewBox="0 0 193 157" svg:d="M185 51c5-3 8-7 8-11 0-3-3-7-8-10l-35-20c-5-3-7-7-7-10l3 74-31-2c7 4 18 5 28 3l-28-3-36-21c-9-6-25-6-35 0l-36 21c-5 3-8 6-8 10s3 8 8 10l36 21c5 3 7 6 7 10s-2 8-7 10l-40 22-4 2c3-1 6-2 8-3l-4 1-4-73c0-4 3-7 8-10l36-21c10-6 26-6 35 0l36 21c7 4 18 5 28 3 2-1 5-2 7-3l35-21-39 23z">
          <text:p/>
        </draw:path>
        <draw:polygon draw:style-name="gr8" draw:text-style-name="P1" draw:layer="layout" svg:width="0cm" svg:height="0cm" svg:x="4.847cm" svg:y="4.26cm" svg:viewBox="0 0 0 0" draw:points="0,0">
          <text:p/>
        </draw:polygon>
        <draw:path draw:style-name="gr7" draw:text-style-name="P5" draw:layer="layout" svg:width="0.192cm" svg:height="0.156cm" svg:x="4.82cm" svg:y="2.429cm" svg:viewBox="0 0 193 157" svg:d="M185 51l-39 22 39-22c5-2 8-6 8-10s-3-7-8-10l-35-20c-5-3-7-7-7-11l3 73-31-1c7 4 18 5 28 3l-28-3-36-21c-9-5-25-5-36 0l-35 21c-5 3-8 6-8 10s3 8 8 10l35 21c5 2 7 6 7 10s-2 8-7 11l-39 22-4 1c3 0 6-1 8-2l-4 1-4-74c0-4 3-7 8-10l35-21c11-5 27-5 36 0l36 21c7 4 18 5 28 3 2-1 5-2 7-3z">
          <text:p/>
        </draw:path>
        <draw:polygon draw:style-name="gr8" draw:text-style-name="P1" draw:layer="layout" svg:width="0cm" svg:height="0cm" svg:x="4.847cm" svg:y="4.26cm" svg:viewBox="0 0 0 0" draw:points="0,0">
          <text:p/>
        </draw:polygon>
        <draw:path draw:style-name="gr7" draw:text-style-name="P5" draw:layer="layout" svg:width="0.191cm" svg:height="0.156cm" svg:x="4.962cm" svg:y="2.348cm" svg:viewBox="0 0 192 157" svg:d="M185 51c4-3 7-6 7-10s-3-8-7-11l-36-20c-4-3-7-6-7-10l4 74-32-2c7 5 19 6 28 3l-28-3-36-21c-10-6-26-6-36 0l-35 21c-5 3-7 7-7 10 0 4 2 8 7 11l35 20c5 3 8 6 8 10s-3 8-8 10l-39 22-3 2c2-1 5-2 7-3l-4 1-3-73c0-3 2-7 7-10l35-21c10-6 26-6 36 0l36 21c7 5 19 6 28 3 3-1 5-1 7-3l36-21-39 23z">
          <text:p/>
        </draw:path>
        <draw:polygon draw:style-name="gr8" draw:text-style-name="P1" draw:layer="layout" svg:width="0cm" svg:height="0cm" svg:x="4.847cm" svg:y="4.26cm" svg:viewBox="0 0 0 0" draw:points="0,0">
          <text:p/>
        </draw:polygon>
        <draw:path draw:style-name="gr7" draw:text-style-name="P5" draw:layer="layout" svg:width="0.191cm" svg:height="0.156cm" svg:x="4.679cm" svg:y="2.511cm" svg:viewBox="0 0 192 157" svg:d="M185 52c5-3 7-7 7-11s-2-8-7-10l-35-21c-5-2-8-6-8-10l4 74-32-1c8 4 19 5 28 2l-28-2-35-21c-10-7-26-7-35 0l-36 21c-4 2-8 6-8 10s4 7 8 10l36 20c4 3 7 7 7 11 0 3-3 7-7 10l-39 22-5 1c4-1 6-2 8-3l-3 2-5-73c0-4 4-8 8-10l36-21c9-7 25-7 35 0l35 21c8 4 19 5 28 2 3 0 6-1 8-2l35-21-39 22z">
          <text:p/>
        </draw:path>
        <draw:polygon draw:style-name="gr8" draw:text-style-name="P1" draw:layer="layout" svg:width="0cm" svg:height="0cm" svg:x="4.847cm" svg:y="4.26cm" svg:viewBox="0 0 0 0" draw:points="0,0">
          <text:p/>
        </draw:polygon>
        <draw:path draw:style-name="gr7" draw:text-style-name="P5" draw:layer="layout" svg:width="0.191cm" svg:height="0.156cm" svg:x="5.386cm" svg:y="2.103cm" svg:viewBox="0 0 192 157" svg:d="M185 51c4-3 7-6 7-10s-3-8-7-10l-36-21c-4-2-7-6-7-10l4 73-32-2c7 5 19 6 28 3l-28-3-35-20c-10-6-27-6-37 0l-35 20c-5 3-7 7-7 11 0 3 2 7 7 10l35 20c5 3 8 7 8 10 0 4-3 8-8 11l-39 23-3 1c2-1 5-2 7-3l-4 2-3-74c0-4 2-8 7-11l35-20c10-6 27-6 37 0l35 20c7 5 19 6 28 3 3 0 5-1 7-3l36-20-39 22z">
          <text:p/>
        </draw:path>
        <draw:polygon draw:style-name="gr8" draw:text-style-name="P1" draw:layer="layout" svg:width="0cm" svg:height="0cm" svg:x="4.847cm" svg:y="4.26cm" svg:viewBox="0 0 0 0" draw:points="0,0">
          <text:p/>
        </draw:polygon>
        <draw:path draw:style-name="gr9" draw:text-style-name="P1" draw:layer="layout" svg:width="0.85cm" svg:height="0.255cm" svg:x="3.347cm" svg:y="6.213cm" svg:viewBox="0 0 851 256" svg:d="M0 171c136 79 337 106 519 69 181-36 310-129 332-240">
          <text:p/>
        </draw:path>
        <draw:line draw:style-name="gr9" draw:text-style-name="P1" draw:layer="layout" svg:x1="4.197cm" svg:y1="6.213cm" svg:x2="4.197cm" svg:y2="5.478cm">
          <text:p/>
        </draw:line>
        <draw:path draw:style-name="gr9" draw:text-style-name="P1" draw:layer="layout" svg:width="0.85cm" svg:height="0.255cm" svg:x="3.347cm" svg:y="5.478cm" svg:viewBox="0 0 851 256" svg:d="M0 171c136 79 337 106 519 69 181-37 310-130 332-240">
          <text:p/>
        </draw:path>
        <draw:line draw:style-name="gr9" draw:text-style-name="P1" draw:layer="layout" svg:x1="3.347cm" svg:y1="6.383cm" svg:x2="3.347cm" svg:y2="5.649cm">
          <text:p/>
        </draw:line>
        <draw:path draw:style-name="gr9" draw:text-style-name="P1" draw:layer="layout" svg:width="2.675cm" svg:height="1.544cm" svg:x="4.197cm" svg:y="4.669cm" svg:viewBox="0 0 2676 1545" svg:d="M2676 0c-1413 84-2530 729-2676 1545">
          <text:p/>
        </draw:path>
        <draw:path draw:style-name="gr9" draw:text-style-name="P1" draw:layer="layout" svg:width="2.675cm" svg:height="1.544cm" svg:x="4.197cm" svg:y="3.934cm" svg:viewBox="0 0 2676 1545" svg:d="M2676 0c-1413 84-2530 729-2676 1545">
          <text:p/>
        </draw:path>
        <draw:line draw:style-name="gr9" draw:text-style-name="P1" draw:layer="layout" svg:x1="6.872cm" svg:y1="4.669cm" svg:x2="6.872cm" svg:y2="3.934cm">
          <text:p/>
        </draw:line>
        <draw:path draw:style-name="gr9" draw:text-style-name="P1" draw:layer="layout" svg:width="0.43cm" svg:height="0.224cm" svg:x="6.872cm" svg:y="4.445cm" svg:viewBox="0 0 431 225" svg:d="M0 225c212-15 385-106 431-225">
          <text:p/>
        </draw:path>
        <draw:path draw:style-name="gr9" draw:text-style-name="P1" draw:layer="layout" svg:width="0.442cm" svg:height="0.286cm" svg:x="6.872cm" svg:y="3.648cm" svg:viewBox="0 0 443 287" svg:d="M0 287c252-17 443-141 443-287">
          <text:p/>
        </draw:path>
        <draw:path draw:style-name="gr9" draw:text-style-name="P1" draw:layer="layout" svg:width="0.147cm" svg:height="0.204cm" svg:x="7.167cm" svg:y="3.444cm" svg:viewBox="0 0 148 205" svg:d="M148 205c0-77-53-151-148-205">
          <text:p/>
        </draw:path>
        <draw:line draw:style-name="gr9" draw:text-style-name="P1" draw:layer="layout" svg:x1="2.739cm" svg:y1="5.298cm" svg:x2="3.348cm" svg:y2="5.65cm">
          <text:p/>
        </draw:line>
        <draw:line draw:style-name="gr9" draw:text-style-name="P1" draw:layer="layout" svg:x1="6.559cm" svg:y1="3.093cm" svg:x2="7.168cm" svg:y2="3.445cm">
          <text:p/>
        </draw:line>
        <draw:line draw:style-name="gr9" draw:text-style-name="P1" draw:layer="layout" svg:x1="6.56cm" svg:y1="3.093cm" svg:x2="5.04cm" svg:y2="3.971cm">
          <text:p/>
        </draw:line>
        <draw:path draw:style-name="gr9" draw:text-style-name="P1" draw:layer="layout" svg:width="0.512cm" svg:height="0.164cm" svg:x="4.528cm" svg:y="3.857cm" svg:viewBox="0 0 513 165" svg:d="M0 0c7 68 82 128 193 153 110 25 236 9 320-40">
          <text:p/>
        </draw:path>
        <draw:line draw:style-name="gr9" draw:text-style-name="P1" draw:layer="layout" svg:x1="4.529cm" svg:y1="3.498cm" svg:x2="4.347cm" svg:y2="3.604cm">
          <text:p/>
        </draw:line>
        <draw:line draw:style-name="gr9" draw:text-style-name="P1" draw:layer="layout" svg:x1="2.316cm" svg:y1="4.776cm" svg:x2="2.075cm" svg:y2="4.915cm">
          <text:p/>
        </draw:line>
        <draw:line draw:style-name="gr9" draw:text-style-name="P1" draw:layer="layout" svg:x1="2.316cm" svg:y1="5.054cm" svg:x2="2.075cm" svg:y2="4.914cm">
          <text:p/>
        </draw:line>
        <draw:path draw:style-name="gr9" draw:text-style-name="P1" draw:layer="layout" svg:width="0.088cm" svg:height="0.123cm" svg:x="4.259cm" svg:y="4.298cm" svg:viewBox="0 0 89 124" svg:d="M0 124c57-33 89-77 89-124">
          <text:p/>
        </draw:path>
        <draw:line draw:style-name="gr9" draw:text-style-name="P1" draw:layer="layout" svg:x1="2.739cm" svg:y1="5.299cm" svg:x2="4.26cm" svg:y2="4.421cm">
          <text:p/>
        </draw:line>
        <draw:path draw:style-name="gr9" draw:text-style-name="P1" draw:layer="layout" svg:width="0.367cm" svg:height="0.124cm" svg:x="4.397cm" svg:y="4.015cm" svg:viewBox="0 0 368 125" svg:d="M0 36c61-35 154-46 235-27 80 20 133 65 133 116">
          <text:p/>
        </draw:path>
        <draw:path draw:style-name="gr9" draw:text-style-name="P1" draw:layer="layout" svg:width="0.417cm" svg:height="0.124cm" svg:x="4.347cm" svg:y="4.139cm" svg:viewBox="0 0 418 125" svg:d="M418 0c0 61-75 113-178 123-103 11-203-23-240-80">
          <text:p/>
        </draw:path>
        <draw:path draw:style-name="gr9" draw:text-style-name="P1" draw:layer="layout" svg:width="0.05cm" svg:height="0.046cm" svg:x="4.347cm" svg:y="4.051cm" svg:viewBox="0 0 51 47" svg:d="M0 47c11-17 28-34 51-47">
          <text:p/>
        </draw:path>
        <draw:path draw:style-name="gr9" draw:text-style-name="P1" draw:layer="layout" svg:width="0.367cm" svg:height="0.124cm" svg:x="3.549cm" svg:y="5.321cm" svg:viewBox="0 0 368 125" svg:d="M0 37c61-36 154-47 234-28 81 19 134 66 134 116">
          <text:p/>
        </draw:path>
        <draw:path draw:style-name="gr9" draw:text-style-name="P1" draw:layer="layout" svg:width="0.43cm" svg:height="0.124cm" svg:x="3.486cm" svg:y="5.445cm" svg:viewBox="0 0 431 125" svg:d="M431 0c0 68-97 125-215 125-120 0-216-57-216-125">
          <text:p/>
        </draw:path>
        <draw:path draw:style-name="gr9" draw:text-style-name="P1" draw:layer="layout" svg:width="0.063cm" svg:height="0.088cm" svg:x="3.486cm" svg:y="5.357cm" svg:viewBox="0 0 64 89" svg:d="M0 89c0-34 23-66 64-89">
          <text:p/>
        </draw:path>
        <draw:path draw:style-name="gr9" draw:text-style-name="P1" draw:layer="layout" svg:width="0.367cm" svg:height="0.124cm" svg:x="6.662cm" svg:y="3.524cm" svg:viewBox="0 0 368 125" svg:d="M0 36c61-36 155-46 235-27s133 64 133 116">
          <text:p/>
        </draw:path>
        <draw:path draw:style-name="gr9" draw:text-style-name="P1" draw:layer="layout" svg:width="0.43cm" svg:height="0.124cm" svg:x="6.599cm" svg:y="3.648cm" svg:viewBox="0 0 431 125" svg:d="M431 0c0 69-97 125-215 125-119 0-216-56-216-125">
          <text:p/>
        </draw:path>
        <draw:path draw:style-name="gr9" draw:text-style-name="P1" draw:layer="layout" svg:width="0.063cm" svg:height="0.088cm" svg:x="6.599cm" svg:y="3.56cm" svg:viewBox="0 0 64 89" svg:d="M0 89c0-33 24-66 64-89">
          <text:p/>
        </draw:path>
        <draw:path draw:style-name="gr9" draw:text-style-name="P1" draw:layer="layout" svg:width="0.254cm" svg:height="0.182cm" svg:x="5.475cm" svg:y="2.762cm" svg:viewBox="0 0 255 183" svg:d="M255 183c0-163-115-229-255-148">
          <text:p/>
        </draw:path>
        <draw:path draw:style-name="gr9" draw:text-style-name="P1" draw:layer="layout" svg:width="0.255cm" svg:height="0.441cm" svg:x="5.22cm" svg:y="2.796cm" svg:viewBox="0 0 256 442" svg:d="M256 0c-142 83-256 280-256 442">
          <text:p/>
        </draw:path>
        <draw:path draw:style-name="gr9" draw:text-style-name="P1" draw:layer="layout" svg:width="0.509cm" svg:height="0.476cm" svg:x="5.22cm" svg:y="2.943cm" svg:viewBox="0 0 510 477" svg:d="M0 295c0 162 115 228 256 147 140-81 254-278 254-442">
          <text:p/>
        </draw:path>
        <draw:path draw:style-name="gr9" draw:text-style-name="P1" draw:layer="layout" svg:width="0.124cm" svg:height="0.274cm" svg:x="6.435cm" svg:y="2.206cm" svg:viewBox="0 0 125 275" svg:d="M125 275c0-129-44-229-125-275">
          <text:p/>
        </draw:path>
        <draw:path draw:style-name="gr9" draw:text-style-name="P1" draw:layer="layout" svg:width="0.3cm" svg:height="0.058cm" svg:x="6.135cm" svg:y="2.178cm" svg:viewBox="0 0 301 59" svg:d="M301 29c-80-47-188-36-301 30">
          <text:p/>
        </draw:path>
        <draw:line draw:style-name="gr9" draw:text-style-name="P1" draw:layer="layout" svg:x1="6.136cm" svg:y1="2.236cm" svg:x2="5.04cm" svg:y2="2.869cm">
          <text:p/>
        </draw:line>
        <draw:line draw:style-name="gr9" draw:text-style-name="P1" draw:layer="layout" svg:x1="6.559cm" svg:y1="2.48cm" svg:x2="6.559cm" svg:y2="3.093cm">
          <text:p/>
        </draw:line>
        <draw:path draw:style-name="gr9" draw:text-style-name="P1" draw:layer="layout" svg:width="0.512cm" svg:height="0.164cm" svg:x="4.528cm" svg:y="2.755cm" svg:viewBox="0 0 513 165" svg:d="M0 0c7 69 82 129 193 153 110 25 236 9 320-39">
          <text:p/>
        </draw:path>
        <draw:line draw:style-name="gr9" draw:text-style-name="P1" draw:layer="layout" svg:x1="4.528cm" svg:y1="3.857cm" svg:x2="4.528cm" svg:y2="2.755cm">
          <text:p/>
        </draw:line>
        <draw:line draw:style-name="gr9" draw:text-style-name="P1" draw:layer="layout" svg:x1="6.136cm" svg:y1="2.237cm" svg:x2="5.711cm" svg:y2="1.991cm">
          <text:p/>
        </draw:line>
        <draw:path draw:style-name="gr9" draw:text-style-name="P1" draw:layer="layout" svg:width="0.035cm" svg:height="0.004cm" svg:x="5.711cm" svg:y="1.987cm" svg:viewBox="0 0 36 5" svg:d="M36 5c-7-5-13-5-19-5-7 0-12 1-17 5">
          <text:p/>
        </draw:path>
        <draw:line draw:style-name="gr9" draw:text-style-name="P1" draw:layer="layout" svg:x1="5.746cm" svg:y1="1.991cm" svg:x2="5.783cm" svg:y2="2.013cm">
          <text:p/>
        </draw:line>
        <draw:path draw:style-name="gr9" draw:text-style-name="P1" draw:layer="layout" svg:width="0.035cm" svg:height="0.004cm" svg:x="5.782cm" svg:y="2.012cm" svg:viewBox="0 0 36 5" svg:d="M36 1c-3 2-7 3-12 4-6 0-16 0-24-5">
          <text:p/>
        </draw:path>
        <draw:path draw:style-name="gr9" draw:text-style-name="P1" draw:layer="layout" svg:width="0.036cm" svg:height="0.015cm" svg:x="5.817cm" svg:y="1.998cm" svg:viewBox="0 0 37 16" svg:d="M37 0c-12 4-24 10-37 16">
          <text:p/>
        </draw:path>
        <draw:path draw:style-name="gr9" draw:text-style-name="P1" draw:layer="layout" svg:width="0.007cm" svg:height="0.009cm" svg:x="5.853cm" svg:y="1.981cm" svg:viewBox="0 0 8 10" svg:d="M0 0c7 4 8 8 8 10">
          <text:p/>
        </draw:path>
        <draw:path draw:style-name="gr9" draw:text-style-name="P1" draw:layer="layout" svg:width="0.007cm" svg:height="0.008cm" svg:x="5.853cm" svg:y="1.99cm" svg:viewBox="0 0 8 9" svg:d="M8 0c0 4-3 7-8 9">
          <text:p/>
        </draw:path>
        <draw:line draw:style-name="gr9" draw:text-style-name="P1" draw:layer="layout" svg:x1="5.817cm" svg:y1="1.961cm" svg:x2="5.854cm" svg:y2="1.982cm">
          <text:p/>
        </draw:line>
        <draw:path draw:style-name="gr9" draw:text-style-name="P1" draw:layer="layout" svg:width="0.007cm" svg:height="0.007cm" svg:x="5.81cm" svg:y="1.945cm" svg:viewBox="0 0 8 8" svg:d="M8 0c-5 1-8 4-8 8">
          <text:p/>
        </draw:path>
        <draw:path draw:style-name="gr9" draw:text-style-name="P1" draw:layer="layout" svg:width="0.007cm" svg:height="0.009cm" svg:x="5.81cm" svg:y="1.952cm" svg:viewBox="0 0 8 10" svg:d="M0 0c0 2 1 6 8 10">
          <text:p/>
        </draw:path>
        <draw:path draw:style-name="gr9" draw:text-style-name="P1" draw:layer="layout" svg:width="0.036cm" svg:height="0.008cm" svg:x="5.817cm" svg:y="1.937cm" svg:viewBox="0 0 37 9" svg:d="M37 0c-12 2-24 5-37 9">
          <text:p/>
        </draw:path>
        <draw:path draw:style-name="gr9" draw:text-style-name="P1" draw:layer="layout" svg:width="0.035cm" svg:height="0.008cm" svg:x="5.853cm" svg:y="1.937cm" svg:viewBox="0 0 36 9" svg:d="M36 9c-7-4-14-7-19-8-8-1-13-2-17-1">
          <text:p/>
        </draw:path>
        <draw:line draw:style-name="gr9" draw:text-style-name="P1" draw:layer="layout" svg:x1="5.888cm" svg:y1="1.945cm" svg:x2="5.924cm" svg:y2="1.966cm">
          <text:p/>
        </draw:line>
        <draw:path draw:style-name="gr9" draw:text-style-name="P1" draw:layer="layout" svg:width="0.036cm" svg:height="0.009cm" svg:x="5.923cm" svg:y="1.965cm" svg:viewBox="0 0 37 10" svg:d="M37 10c-4 0-10 0-17-2-5-2-13-4-20-8">
          <text:p/>
        </draw:path>
        <draw:path draw:style-name="gr9" draw:text-style-name="P1" draw:layer="layout" svg:width="0.034cm" svg:height="0cm" svg:x="5.959cm" svg:y="1.974cm" svg:viewBox="0 0 35 1" svg:d="M35 1c-12-1-23-1-35-1">
          <text:p/>
        </draw:path>
        <draw:path draw:style-name="gr9" draw:text-style-name="P1" draw:layer="layout" svg:width="0.007cm" svg:height="0.006cm" svg:x="5.994cm" svg:y="1.967cm" svg:viewBox="0 0 8 7" svg:d="M0 0c7 3 8 6 8 7">
          <text:p/>
        </draw:path>
        <draw:path draw:style-name="gr9" draw:text-style-name="P1" draw:layer="layout" svg:width="0.007cm" svg:height="0.003cm" svg:x="5.994cm" svg:y="1.973cm" svg:viewBox="0 0 8 4" svg:d="M8 0c0 4-3 4-8 4">
          <text:p/>
        </draw:path>
        <draw:line draw:style-name="gr9" draw:text-style-name="P1" draw:layer="layout" svg:x1="5.959cm" svg:y1="1.946cm" svg:x2="5.995cm" svg:y2="1.968cm">
          <text:p/>
        </draw:line>
        <draw:path draw:style-name="gr9" draw:text-style-name="P1" draw:layer="layout" svg:width="0.008cm" svg:height="0.001cm" svg:x="5.951cm" svg:y="1.939cm" svg:viewBox="0 0 9 2" svg:d="M9 2c-5-3-9-3-9 0">
          <text:p/>
        </draw:path>
        <draw:path draw:style-name="gr9" draw:text-style-name="P1" draw:layer="layout" svg:width="0.008cm" svg:height="0.006cm" svg:x="5.951cm" svg:y="1.94cm" svg:viewBox="0 0 9 7" svg:d="M0 0c0 2 2 4 9 7">
          <text:p/>
        </draw:path>
        <draw:path draw:style-name="gr9" draw:text-style-name="P1" draw:layer="layout" svg:width="0.035cm" svg:height="0.012cm" svg:x="5.959cm" svg:y="1.94cm" svg:viewBox="0 0 36 13" svg:d="M36 13c-11-6-23-10-36-13">
          <text:p/>
        </draw:path>
        <draw:line draw:style-name="gr9" draw:text-style-name="P1" draw:layer="layout" svg:x1="6.03cm" svg:y1="1.973cm" svg:x2="6.024cm" svg:y2="1.969cm">
          <text:p/>
        </draw:line>
        <draw:path draw:style-name="gr9" draw:text-style-name="P1" draw:layer="layout" svg:width="0.03cm" svg:height="0.017cm" svg:x="5.994cm" svg:y="1.952cm" svg:viewBox="0 0 31 18" svg:d="M31 18c-15-8-24-15-31-18">
          <text:p/>
        </draw:path>
        <draw:line draw:style-name="gr9" draw:text-style-name="P1" draw:layer="layout" svg:x1="6.029cm" svg:y1="1.972cm" svg:x2="6.066cm" svg:y2="1.993cm">
          <text:p/>
        </draw:line>
        <draw:path draw:style-name="gr9" draw:text-style-name="P1" draw:layer="layout" svg:width="0.054cm" svg:height="0.119cm" svg:x="5.534cm" svg:y="2.824cm" svg:viewBox="0 0 55 120" svg:d="M55 120c0-57-19-100-55-120">
          <text:p/>
        </draw:path>
        <draw:path draw:style-name="gr9" draw:text-style-name="P1" draw:layer="layout" svg:width="0.097cm" svg:height="0.012cm" svg:x="5.437cm" svg:y="2.812cm" svg:viewBox="0 0 98 13" svg:d="M98 13c-26-16-61-17-98-2">
          <text:p/>
        </draw:path>
        <draw:path draw:style-name="gr9" draw:text-style-name="P1" draw:layer="layout" svg:width="0.051cm" svg:height="0.084cm" svg:x="5.223cm" svg:y="3.191cm" svg:viewBox="0 0 52 85" svg:d="M0 0c8 40 26 69 52 85">
          <text:p/>
        </draw:path>
        <draw:path draw:style-name="gr9" draw:text-style-name="P1" draw:layer="layout" svg:width="0.314cm" svg:height="0.344cm" svg:x="5.274cm" svg:y="2.943cm" svg:viewBox="0 0 315 345" svg:d="M0 333c53 30 132 2 200-71 70-73 115-176 115-262">
          <text:p/>
        </draw:path>
        <draw:line draw:style-name="gr9" draw:text-style-name="P1" draw:layer="layout" svg:x1="5.712cm" svg:y1="1.991cm" svg:x2="5.676cm" svg:y2="2.012cm">
          <text:p/>
        </draw:line>
        <draw:path draw:style-name="gr9" draw:text-style-name="P1" draw:layer="layout" svg:width="0.008cm" svg:height="0.01cm" svg:x="5.668cm" svg:y="2.011cm" svg:viewBox="0 0 9 11" svg:d="M9 0c-6 3-9 8-9 11">
          <text:p/>
        </draw:path>
        <draw:path draw:style-name="gr9" draw:text-style-name="P1" draw:layer="layout" svg:width="0.008cm" svg:height="0.011cm" svg:x="5.668cm" svg:y="2.021cm" svg:viewBox="0 0 9 12" svg:d="M0 0c0 5 3 9 9 12">
          <text:p/>
        </draw:path>
        <draw:line draw:style-name="gr9" draw:text-style-name="P1" draw:layer="layout" svg:x1="5.676cm" svg:y1="2.032cm" svg:x2="5.712cm" svg:y2="2.053cm">
          <text:p/>
        </draw:line>
        <draw:path draw:style-name="gr9" draw:text-style-name="P1" draw:layer="layout" svg:width="0.007cm" svg:height="0.01cm" svg:x="5.711cm" svg:y="2.062cm" svg:viewBox="0 0 8 11" svg:d="M0 11c6-2 8-6 8-11">
          <text:p/>
        </draw:path>
        <draw:path draw:style-name="gr9" draw:text-style-name="P1" draw:layer="layout" svg:width="0.007cm" svg:height="0.01cm" svg:x="5.711cm" svg:y="2.052cm" svg:viewBox="0 0 8 11" svg:d="M8 11c0-4-2-7-8-11">
          <text:p/>
        </draw:path>
        <draw:line draw:style-name="gr9" draw:text-style-name="P1" draw:layer="layout" svg:x1="5.712cm" svg:y1="2.072cm" svg:x2="5.676cm" svg:y2="2.094cm">
          <text:p/>
        </draw:line>
        <draw:path draw:style-name="gr9" draw:text-style-name="P1" draw:layer="layout" svg:width="0.036cm" svg:height="0.004cm" svg:x="5.64cm" svg:y="2.093cm" svg:viewBox="0 0 37 5" svg:d="M0 0c10 7 27 7 37 0">
          <text:p/>
        </draw:path>
        <draw:line draw:style-name="gr9" draw:text-style-name="P1" draw:layer="layout" svg:x1="5.641cm" svg:y1="2.094cm" svg:x2="5.605cm" svg:y2="2.072cm">
          <text:p/>
        </draw:line>
        <draw:path draw:style-name="gr9" draw:text-style-name="P1" draw:layer="layout" svg:width="0.035cm" svg:height="0.004cm" svg:x="5.57cm" svg:y="2.068cm" svg:viewBox="0 0 36 5" svg:d="M36 5c-10-7-26-7-36 0">
          <text:p/>
        </draw:path>
        <draw:line draw:style-name="gr9" draw:text-style-name="P1" draw:layer="layout" svg:x1="5.571cm" svg:y1="2.072cm" svg:x2="5.534cm" svg:y2="2.094cm">
          <text:p/>
        </draw:line>
        <draw:path draw:style-name="gr9" draw:text-style-name="P1" draw:layer="layout" svg:width="0.007cm" svg:height="0.01cm" svg:x="5.527cm" svg:y="2.093cm" svg:viewBox="0 0 8 11" svg:d="M8 0c-5 4-8 7-8 11">
          <text:p/>
        </draw:path>
        <draw:path draw:style-name="gr9" draw:text-style-name="P1" draw:layer="layout" svg:width="0.007cm" svg:height="0.01cm" svg:x="5.527cm" svg:y="2.103cm" svg:viewBox="0 0 8 11" svg:d="M0 0c0 5 3 9 8 11">
          <text:p/>
        </draw:path>
        <draw:line draw:style-name="gr9" draw:text-style-name="P1" draw:layer="layout" svg:x1="5.534cm" svg:y1="2.113cm" svg:x2="5.571cm" svg:y2="2.135cm">
          <text:p/>
        </draw:line>
        <draw:path draw:style-name="gr9" draw:text-style-name="P1" draw:layer="layout" svg:width="0.007cm" svg:height="0.01cm" svg:x="5.57cm" svg:y="2.144cm" svg:viewBox="0 0 8 11" svg:d="M0 11c4-3 8-6 8-11">
          <text:p/>
        </draw:path>
        <draw:path draw:style-name="gr9" draw:text-style-name="P1" draw:layer="layout" svg:width="0.007cm" svg:height="0.01cm" svg:x="5.57cm" svg:y="2.134cm" svg:viewBox="0 0 8 11" svg:d="M8 11c0-4-4-8-8-11">
          <text:p/>
        </draw:path>
        <draw:line draw:style-name="gr9" draw:text-style-name="P1" draw:layer="layout" svg:x1="5.571cm" svg:y1="2.154cm" svg:x2="5.534cm" svg:y2="2.175cm">
          <text:p/>
        </draw:line>
        <draw:path draw:style-name="gr9" draw:text-style-name="P1" draw:layer="layout" svg:width="0.035cm" svg:height="0.004cm" svg:x="5.499cm" svg:y="2.174cm" svg:viewBox="0 0 36 5" svg:d="M0 0c10 7 27 7 36 0">
          <text:p/>
        </draw:path>
        <draw:line draw:style-name="gr9" draw:text-style-name="P1" draw:layer="layout" svg:x1="5.5cm" svg:y1="2.175cm" svg:x2="5.464cm" svg:y2="2.154cm">
          <text:p/>
        </draw:line>
        <draw:path draw:style-name="gr9" draw:text-style-name="P1" draw:layer="layout" svg:width="0.036cm" svg:height="0.005cm" svg:x="5.428cm" svg:y="2.15cm" svg:viewBox="0 0 37 6" svg:d="M37 6c-10-8-27-8-37 0">
          <text:p/>
        </draw:path>
        <draw:line draw:style-name="gr9" draw:text-style-name="P1" draw:layer="layout" svg:x1="5.429cm" svg:y1="2.154cm" svg:x2="5.393cm" svg:y2="2.175cm">
          <text:p/>
        </draw:line>
        <draw:path draw:style-name="gr9" draw:text-style-name="P1" draw:layer="layout" svg:width="0.007cm" svg:height="0.012cm" svg:x="5.386cm" svg:y="2.174cm" svg:viewBox="0 0 8 13" svg:d="M8 0c-5 4-8 8-8 13">
          <text:p/>
        </draw:path>
        <draw:path draw:style-name="gr9" draw:text-style-name="P1" draw:layer="layout" svg:width="0.007cm" svg:height="0.01cm" svg:x="5.386cm" svg:y="2.185cm" svg:viewBox="0 0 8 11" svg:d="M0 0c0 3 3 7 8 11">
          <text:p/>
        </draw:path>
        <draw:line draw:style-name="gr9" draw:text-style-name="P1" draw:layer="layout" svg:x1="5.393cm" svg:y1="2.195cm" svg:x2="5.429cm" svg:y2="2.216cm">
          <text:p/>
        </draw:line>
        <draw:path draw:style-name="gr9" draw:text-style-name="P1" draw:layer="layout" svg:width="0.009cm" svg:height="0.011cm" svg:x="5.428cm" svg:y="2.225cm" svg:viewBox="0 0 10 12" svg:d="M0 12c6-4 10-8 10-12">
          <text:p/>
        </draw:path>
        <draw:path draw:style-name="gr9" draw:text-style-name="P1" draw:layer="layout" svg:width="0.009cm" svg:height="0.01cm" svg:x="5.428cm" svg:y="2.215cm" svg:viewBox="0 0 10 11" svg:d="M10 11c0-4-4-8-10-11">
          <text:p/>
        </draw:path>
        <draw:line draw:style-name="gr9" draw:text-style-name="P1" draw:layer="layout" svg:x1="5.429cm" svg:y1="2.236cm" svg:x2="5.393cm" svg:y2="2.257cm">
          <text:p/>
        </draw:line>
        <draw:path draw:style-name="gr9" draw:text-style-name="P1" draw:layer="layout" svg:width="0.035cm" svg:height="0.005cm" svg:x="5.358cm" svg:y="2.256cm" svg:viewBox="0 0 36 6" svg:d="M0 0c10 8 26 8 36 0">
          <text:p/>
        </draw:path>
        <draw:line draw:style-name="gr9" draw:text-style-name="P1" draw:layer="layout" svg:x1="5.359cm" svg:y1="2.257cm" svg:x2="5.322cm" svg:y2="2.236cm">
          <text:p/>
        </draw:line>
        <draw:path draw:style-name="gr9" draw:text-style-name="P1" draw:layer="layout" svg:width="0.035cm" svg:height="0.004cm" svg:x="5.287cm" svg:y="2.231cm" svg:viewBox="0 0 36 5" svg:d="M36 5c-9-7-26-7-36 0">
          <text:p/>
        </draw:path>
        <draw:line draw:style-name="gr9" draw:text-style-name="P1" draw:layer="layout" svg:x1="5.288cm" svg:y1="2.236cm" svg:x2="5.252cm" svg:y2="2.257cm">
          <text:p/>
        </draw:line>
        <draw:path draw:style-name="gr9" draw:text-style-name="P1" draw:layer="layout" svg:width="0.008cm" svg:height="0.01cm" svg:x="5.244cm" svg:y="2.256cm" svg:viewBox="0 0 9 11" svg:d="M9 0c-5 3-9 6-9 11">
          <text:p/>
        </draw:path>
        <draw:path draw:style-name="gr9" draw:text-style-name="P1" draw:layer="layout" svg:width="0.008cm" svg:height="0.01cm" svg:x="5.244cm" svg:y="2.266cm" svg:viewBox="0 0 9 11" svg:d="M0 0c0 4 4 8 9 11">
          <text:p/>
        </draw:path>
        <draw:line draw:style-name="gr9" draw:text-style-name="P1" draw:layer="layout" svg:x1="5.252cm" svg:y1="2.276cm" svg:x2="5.288cm" svg:y2="2.298cm">
          <text:p/>
        </draw:line>
        <draw:path draw:style-name="gr9" draw:text-style-name="P1" draw:layer="layout" svg:width="0.007cm" svg:height="0.01cm" svg:x="5.287cm" svg:y="2.307cm" svg:viewBox="0 0 8 11" svg:d="M0 11c6-2 8-7 8-11">
          <text:p/>
        </draw:path>
        <draw:path draw:style-name="gr9" draw:text-style-name="P1" draw:layer="layout" svg:width="0.007cm" svg:height="0.01cm" svg:x="5.287cm" svg:y="2.297cm" svg:viewBox="0 0 8 11" svg:d="M8 11c0-5-2-8-8-11">
          <text:p/>
        </draw:path>
        <draw:line draw:style-name="gr9" draw:text-style-name="P1" draw:layer="layout" svg:x1="5.288cm" svg:y1="2.317cm" svg:x2="5.252cm" svg:y2="2.339cm">
          <text:p/>
        </draw:line>
        <draw:path draw:style-name="gr9" draw:text-style-name="P1" draw:layer="layout" svg:width="0.036cm" svg:height="0.004cm" svg:x="5.216cm" svg:y="2.338cm" svg:viewBox="0 0 37 5" svg:d="M0 0c10 6 27 6 37 0">
          <text:p/>
        </draw:path>
        <draw:line draw:style-name="gr9" draw:text-style-name="P1" draw:layer="layout" svg:x1="5.217cm" svg:y1="2.339cm" svg:x2="5.181cm" svg:y2="2.317cm">
          <text:p/>
        </draw:line>
        <draw:path draw:style-name="gr9" draw:text-style-name="P1" draw:layer="layout" svg:width="0.035cm" svg:height="0.004cm" svg:x="5.146cm" svg:y="2.313cm" svg:viewBox="0 0 36 5" svg:d="M36 5c-10-7-27-7-36 0">
          <text:p/>
        </draw:path>
        <draw:line draw:style-name="gr9" draw:text-style-name="P1" draw:layer="layout" svg:x1="5.147cm" svg:y1="2.317cm" svg:x2="5.11cm" svg:y2="2.339cm">
          <text:p/>
        </draw:line>
        <draw:path draw:style-name="gr9" draw:text-style-name="P1" draw:layer="layout" svg:width="0.007cm" svg:height="0.01cm" svg:x="5.103cm" svg:y="2.338cm" svg:viewBox="0 0 8 11" svg:d="M8 0c-5 2-8 6-8 11">
          <text:p/>
        </draw:path>
        <draw:path draw:style-name="gr9" draw:text-style-name="P1" draw:layer="layout" svg:width="0.007cm" svg:height="0.01cm" svg:x="5.103cm" svg:y="2.348cm" svg:viewBox="0 0 8 11" svg:d="M0 0c0 4 3 8 8 11">
          <text:p/>
        </draw:path>
        <draw:line draw:style-name="gr9" draw:text-style-name="P1" draw:layer="layout" svg:x1="5.11cm" svg:y1="2.358cm" svg:x2="5.147cm" svg:y2="2.379cm">
          <text:p/>
        </draw:line>
        <draw:path draw:style-name="gr9" draw:text-style-name="P1" draw:layer="layout" svg:width="0.007cm" svg:height="0.01cm" svg:x="5.146cm" svg:y="2.389cm" svg:viewBox="0 0 8 11" svg:d="M0 11c5-3 8-7 8-11">
          <text:p/>
        </draw:path>
        <draw:path draw:style-name="gr9" draw:text-style-name="P1" draw:layer="layout" svg:width="0.007cm" svg:height="0.011cm" svg:x="5.146cm" svg:y="2.378cm" svg:viewBox="0 0 8 12" svg:d="M8 12c0-4-3-9-8-12">
          <text:p/>
        </draw:path>
        <draw:line draw:style-name="gr9" draw:text-style-name="P1" draw:layer="layout" svg:x1="5.147cm" svg:y1="2.399cm" svg:x2="5.11cm" svg:y2="2.42cm">
          <text:p/>
        </draw:line>
        <draw:path draw:style-name="gr9" draw:text-style-name="P1" draw:layer="layout" svg:width="0.035cm" svg:height="0.004cm" svg:x="5.075cm" svg:y="2.419cm" svg:viewBox="0 0 36 5" svg:d="M0 0c10 7 27 7 36 0">
          <text:p/>
        </draw:path>
        <draw:line draw:style-name="gr9" draw:text-style-name="P1" draw:layer="layout" svg:x1="5.076cm" svg:y1="2.42cm" svg:x2="5.04cm" svg:y2="2.399cm">
          <text:p/>
        </draw:line>
        <draw:path draw:style-name="gr9" draw:text-style-name="P1" draw:layer="layout" svg:width="0.036cm" svg:height="0.005cm" svg:x="5.004cm" svg:y="2.395cm" svg:viewBox="0 0 37 6" svg:d="M37 6c-10-8-27-8-37 0">
          <text:p/>
        </draw:path>
        <draw:line draw:style-name="gr9" draw:text-style-name="P1" draw:layer="layout" svg:x1="5.005cm" svg:y1="2.399cm" svg:x2="4.969cm" svg:y2="2.42cm">
          <text:p/>
        </draw:line>
        <draw:path draw:style-name="gr9" draw:text-style-name="P1" draw:layer="layout" svg:width="0.007cm" svg:height="0.01cm" svg:x="4.962cm" svg:y="2.419cm" svg:viewBox="0 0 8 11" svg:d="M8 0c-6 3-8 8-8 11">
          <text:p/>
        </draw:path>
        <draw:path draw:style-name="gr9" draw:text-style-name="P1" draw:layer="layout" svg:width="0.007cm" svg:height="0.011cm" svg:x="4.962cm" svg:y="2.429cm" svg:viewBox="0 0 8 12" svg:d="M0 0c0 4 2 9 8 12">
          <text:p/>
        </draw:path>
        <draw:line draw:style-name="gr9" draw:text-style-name="P1" draw:layer="layout" svg:x1="4.969cm" svg:y1="2.44cm" svg:x2="5.005cm" svg:y2="2.461cm">
          <text:p/>
        </draw:line>
        <draw:path draw:style-name="gr9" draw:text-style-name="P1" draw:layer="layout" svg:width="0.008cm" svg:height="0.01cm" svg:x="5.004cm" svg:y="2.47cm" svg:viewBox="0 0 9 11" svg:d="M0 11c6-2 9-7 9-11">
          <text:p/>
        </draw:path>
        <draw:path draw:style-name="gr9" draw:text-style-name="P1" draw:layer="layout" svg:width="0.008cm" svg:height="0.01cm" svg:x="5.004cm" svg:y="2.46cm" svg:viewBox="0 0 9 11" svg:d="M9 11c0-4-3-8-9-11">
          <text:p/>
        </draw:path>
        <draw:line draw:style-name="gr9" draw:text-style-name="P1" draw:layer="layout" svg:x1="5.005cm" svg:y1="2.48cm" svg:x2="4.969cm" svg:y2="2.502cm">
          <text:p/>
        </draw:line>
        <draw:path draw:style-name="gr9" draw:text-style-name="P1" draw:layer="layout" svg:width="0.035cm" svg:height="0.005cm" svg:x="4.934cm" svg:y="2.501cm" svg:viewBox="0 0 36 6" svg:d="M0 0c9 8 26 8 36 0">
          <text:p/>
        </draw:path>
        <draw:line draw:style-name="gr9" draw:text-style-name="P1" draw:layer="layout" svg:x1="4.935cm" svg:y1="2.502cm" svg:x2="4.898cm" svg:y2="2.48cm">
          <text:p/>
        </draw:line>
        <draw:path draw:style-name="gr9" draw:text-style-name="P1" draw:layer="layout" svg:width="0.035cm" svg:height="0.004cm" svg:x="4.863cm" svg:y="2.476cm" svg:viewBox="0 0 36 5" svg:d="M36 5c-9-7-26-7-36 0">
          <text:p/>
        </draw:path>
        <draw:line draw:style-name="gr9" draw:text-style-name="P1" draw:layer="layout" svg:x1="4.864cm" svg:y1="2.48cm" svg:x2="4.828cm" svg:y2="2.502cm">
          <text:p/>
        </draw:line>
        <draw:path draw:style-name="gr9" draw:text-style-name="P1" draw:layer="layout" svg:width="0.008cm" svg:height="0.01cm" svg:x="4.82cm" svg:y="2.501cm" svg:viewBox="0 0 9 11" svg:d="M9 0c-6 3-9 7-9 11">
          <text:p/>
        </draw:path>
        <draw:path draw:style-name="gr9" draw:text-style-name="P1" draw:layer="layout" svg:width="0.008cm" svg:height="0.01cm" svg:x="4.82cm" svg:y="2.511cm" svg:viewBox="0 0 9 11" svg:d="M0 0c0 5 3 9 9 11">
          <text:p/>
        </draw:path>
        <draw:line draw:style-name="gr9" draw:text-style-name="P1" draw:layer="layout" svg:x1="4.828cm" svg:y1="2.521cm" svg:x2="4.864cm" svg:y2="2.543cm">
          <text:p/>
        </draw:line>
        <draw:path draw:style-name="gr9" draw:text-style-name="P1" draw:layer="layout" svg:width="0.007cm" svg:height="0.01cm" svg:x="4.863cm" svg:y="2.552cm" svg:viewBox="0 0 8 11" svg:d="M0 11c5-3 8-6 8-11">
          <text:p/>
        </draw:path>
        <draw:path draw:style-name="gr9" draw:text-style-name="P1" draw:layer="layout" svg:width="0.007cm" svg:height="0.01cm" svg:x="4.863cm" svg:y="2.542cm" svg:viewBox="0 0 8 11" svg:d="M8 11c0-4-3-9-8-11">
          <text:p/>
        </draw:path>
        <draw:line draw:style-name="gr9" draw:text-style-name="P1" draw:layer="layout" svg:x1="4.864cm" svg:y1="2.562cm" svg:x2="4.828cm" svg:y2="2.584cm">
          <text:p/>
        </draw:line>
        <draw:path draw:style-name="gr9" draw:text-style-name="P1" draw:layer="layout" svg:width="0.036cm" svg:height="0.004cm" svg:x="4.792cm" svg:y="2.583cm" svg:viewBox="0 0 37 5" svg:d="M0 0c10 6 27 6 37 0">
          <text:p/>
        </draw:path>
        <draw:line draw:style-name="gr9" draw:text-style-name="P1" draw:layer="layout" svg:x1="4.793cm" svg:y1="2.584cm" svg:x2="4.757cm" svg:y2="2.562cm">
          <text:p/>
        </draw:line>
        <draw:path draw:style-name="gr9" draw:text-style-name="P1" draw:layer="layout" svg:width="0.035cm" svg:height="0.005cm" svg:x="4.722cm" svg:y="2.558cm" svg:viewBox="0 0 36 6" svg:d="M36 6c-10-8-27-8-36 0">
          <text:p/>
        </draw:path>
        <draw:line draw:style-name="gr9" draw:text-style-name="P1" draw:layer="layout" svg:x1="4.723cm" svg:y1="2.562cm" svg:x2="4.686cm" svg:y2="2.584cm">
          <text:p/>
        </draw:line>
        <draw:path draw:style-name="gr9" draw:text-style-name="P1" draw:layer="layout" svg:width="0.007cm" svg:height="0.01cm" svg:x="4.679cm" svg:y="2.583cm" svg:viewBox="0 0 8 11" svg:d="M8 0c-4 3-8 7-8 11">
          <text:p/>
        </draw:path>
        <draw:path draw:style-name="gr9" draw:text-style-name="P1" draw:layer="layout" svg:width="0.007cm" svg:height="0.01cm" svg:x="4.679cm" svg:y="2.593cm" svg:viewBox="0 0 8 11" svg:d="M0 0c0 5 4 8 8 11">
          <text:p/>
        </draw:path>
        <draw:line draw:style-name="gr9" draw:text-style-name="P1" draw:layer="layout" svg:x1="4.686cm" svg:y1="2.603cm" svg:x2="4.723cm" svg:y2="2.624cm">
          <text:p/>
        </draw:line>
        <draw:path draw:style-name="gr9" draw:text-style-name="P1" draw:layer="layout" svg:width="0.007cm" svg:height="0.01cm" svg:x="4.722cm" svg:y="2.634cm" svg:viewBox="0 0 8 11" svg:d="M0 11c4-3 8-7 8-11">
          <text:p/>
        </draw:path>
        <draw:path draw:style-name="gr9" draw:text-style-name="P1" draw:layer="layout" svg:width="0.007cm" svg:height="0.011cm" svg:x="4.722cm" svg:y="2.623cm" svg:viewBox="0 0 8 12" svg:d="M8 12c0-4-4-8-8-12">
          <text:p/>
        </draw:path>
        <draw:line draw:style-name="gr9" draw:text-style-name="P1" draw:layer="layout" svg:x1="4.723cm" svg:y1="2.644cm" svg:x2="4.686cm" svg:y2="2.665cm">
          <text:p/>
        </draw:line>
        <draw:path draw:style-name="gr9" draw:text-style-name="P1" draw:layer="layout" svg:width="0.035cm" svg:height="0.005cm" svg:x="4.651cm" svg:y="2.664cm" svg:viewBox="0 0 36 6" svg:d="M0 0c10 8 27 8 36 0">
          <text:p/>
        </draw:path>
        <draw:line draw:style-name="gr9" draw:text-style-name="P1" draw:layer="layout" svg:x1="4.652cm" svg:y1="2.665cm" svg:x2="4.616cm" svg:y2="2.644cm">
          <text:p/>
        </draw:line>
        <draw:path draw:style-name="gr9" draw:text-style-name="P1" draw:layer="layout" svg:width="0.026cm" svg:height="0.005cm" svg:x="4.59cm" svg:y="2.64cm" svg:viewBox="0 0 27 6" svg:d="M27 6c-8-5-18-7-27-5">
          <text:p/>
        </draw:path>
        <draw:path draw:style-name="gr9" draw:text-style-name="P1" draw:layer="layout" svg:width="0.043cm" svg:height="0.045cm" svg:x="4.547cm" svg:y="2.64cm" svg:viewBox="0 0 44 46" svg:d="M44 0c-19 14-34 29-44 46">
          <text:p/>
        </draw:path>
        <draw:line draw:style-name="gr9" draw:text-style-name="P1" draw:layer="layout" svg:x1="4.581cm" svg:y1="2.706cm" svg:x2="4.547cm" svg:y2="2.685cm">
          <text:p/>
        </draw:line>
        <draw:path draw:style-name="gr9" draw:text-style-name="P1" draw:layer="layout" svg:width="0.008cm" svg:height="0.01cm" svg:x="4.58cm" svg:y="2.715cm" svg:viewBox="0 0 9 11" svg:d="M0 11c6-3 9-7 9-11">
          <text:p/>
        </draw:path>
        <draw:path draw:style-name="gr9" draw:text-style-name="P1" draw:layer="layout" svg:width="0.008cm" svg:height="0.01cm" svg:x="4.58cm" svg:y="2.705cm" svg:viewBox="0 0 9 11" svg:d="M9 11c0-5-3-8-9-11">
          <text:p/>
        </draw:path>
        <draw:line draw:style-name="gr9" draw:text-style-name="P1" draw:layer="layout" svg:x1="4.581cm" svg:y1="2.725cm" svg:x2="4.528cm" svg:y2="2.756cm">
          <text:p/>
        </draw:line>
        <draw:line draw:style-name="gr9" draw:text-style-name="P1" draw:layer="layout" svg:x1="4.547cm" svg:y1="2.745cm" svg:x2="4.547cm" svg:y2="2.685cm">
          <text:p/>
        </draw:line>
        <draw:line draw:style-name="gr9" draw:text-style-name="P1" draw:layer="layout" svg:x1="2.075cm" svg:y1="5.649cm" svg:x2="2.075cm" svg:y2="4.914cm">
          <text:p/>
        </draw:line>
        <draw:path draw:style-name="gr9" draw:text-style-name="P1" draw:layer="layout" svg:width="0.088cm" svg:height="0.123cm" svg:x="4.259cm" svg:y="3.196cm" svg:viewBox="0 0 89 124" svg:d="M0 124c57-33 89-77 89-124">
          <text:p/>
        </draw:path>
        <draw:path draw:style-name="gr9" draw:text-style-name="P1" draw:layer="layout" svg:width="0.283cm" svg:height="0.172cm" svg:x="4.064cm" svg:y="3.024cm" svg:viewBox="0 0 284 173" svg:d="M284 173c0-92-124-168-284-173">
          <text:p/>
        </draw:path>
        <draw:path draw:style-name="gr9" draw:text-style-name="P1" draw:layer="layout" svg:width="0.254cm" svg:height="0.182cm" svg:x="3.821cm" svg:y="3.717cm" svg:viewBox="0 0 255 183" svg:d="M255 183c0-163-114-230-255-148">
          <text:p/>
        </draw:path>
        <draw:path draw:style-name="gr9" draw:text-style-name="P1" draw:layer="layout" svg:width="0.255cm" svg:height="0.441cm" svg:x="3.566cm" svg:y="3.751cm" svg:viewBox="0 0 256 442" svg:d="M256 0c-142 82-256 279-256 442">
          <text:p/>
        </draw:path>
        <draw:path draw:style-name="gr9" draw:text-style-name="P1" draw:layer="layout" svg:width="0.509cm" svg:height="0.476cm" svg:x="3.566cm" svg:y="3.898cm" svg:viewBox="0 0 510 477" svg:d="M0 295c0 162 114 228 256 147 140-81 254-278 254-442">
          <text:p/>
        </draw:path>
        <draw:path draw:style-name="gr9" draw:text-style-name="P1" draw:layer="layout" svg:width="0.425cm" svg:height="0.735cm" svg:x="2.739cm" svg:y="3.951cm" svg:viewBox="0 0 426 736" svg:d="M426 0c-235 137-426 465-426 736">
          <text:p/>
        </draw:path>
        <draw:line draw:style-name="gr9" draw:text-style-name="P1" draw:layer="layout" svg:x1="3.164cm" svg:y1="3.952cm" svg:x2="4.26cm" svg:y2="3.319cm">
          <text:p/>
        </draw:line>
        <draw:line draw:style-name="gr9" draw:text-style-name="P1" draw:layer="layout" svg:x1="2.739cm" svg:y1="4.686cm" svg:x2="2.739cm" svg:y2="5.298cm">
          <text:p/>
        </draw:line>
        <draw:line draw:style-name="gr9" draw:text-style-name="P1" draw:layer="layout" svg:x1="2.74cm" svg:y1="4.687cm" svg:x2="2.315cm" svg:y2="4.441cm">
          <text:p/>
        </draw:line>
        <draw:path draw:style-name="gr9" draw:text-style-name="P1" draw:layer="layout" svg:width="0.033cm" svg:height="0.206cm" svg:x="2.315cm" svg:y="4.235cm" svg:viewBox="0 0 34 207" svg:d="M34 0c-22 72-34 142-34 207">
          <text:p/>
        </draw:path>
        <draw:path draw:style-name="gr9" draw:text-style-name="P1" draw:layer="layout" svg:width="0.035cm" svg:height="0.044cm" svg:x="2.348cm" svg:y="4.191cm" svg:viewBox="0 0 36 45" svg:d="M0 45c2-10 6-18 11-26 3-7 9-13 14-16 3-3 7-4 11-2">
          <text:p/>
        </draw:path>
        <draw:line draw:style-name="gr9" draw:text-style-name="P1" draw:layer="layout" svg:x1="2.383cm" svg:y1="4.192cm" svg:x2="2.419cm" svg:y2="4.213cm">
          <text:p/>
        </draw:line>
        <draw:path draw:style-name="gr9" draw:text-style-name="P1" draw:layer="layout" svg:width="0.036cm" svg:height="0.035cm" svg:x="2.418cm" svg:y="4.178cm" svg:viewBox="0 0 37 36" svg:d="M37 0c-5 11-11 21-18 28-6 5-12 11-19 7">
          <text:p/>
        </draw:path>
        <draw:path draw:style-name="gr9" draw:text-style-name="P1" draw:layer="layout" svg:width="0.035cm" svg:height="0.075cm" svg:x="2.454cm" svg:y="4.103cm" svg:viewBox="0 0 36 76" svg:d="M36 0c-13 25-26 50-36 76">
          <text:p/>
        </draw:path>
        <draw:path draw:style-name="gr9" draw:text-style-name="P1" draw:layer="layout" svg:width="0.007cm" svg:height="0.016cm" svg:x="2.489cm" svg:y="4.06cm" svg:viewBox="0 0 8 17" svg:d="M0 0c6 4 8 10 8 17">
          <text:p/>
        </draw:path>
        <draw:path draw:style-name="gr9" draw:text-style-name="P1" draw:layer="layout" svg:width="0.007cm" svg:height="0.027cm" svg:x="2.489cm" svg:y="4.076cm" svg:viewBox="0 0 8 28" svg:d="M8 0c0 10-4 20-8 28">
          <text:p/>
        </draw:path>
        <draw:line draw:style-name="gr9" draw:text-style-name="P1" draw:layer="layout" svg:x1="2.454cm" svg:y1="4.04cm" svg:x2="2.49cm" svg:y2="4.061cm">
          <text:p/>
        </draw:line>
        <draw:path draw:style-name="gr9" draw:text-style-name="P1" draw:layer="layout" svg:width="0.009cm" svg:height="0.018cm" svg:x="2.446cm" svg:y="4.023cm" svg:viewBox="0 0 10 19" svg:d="M10 19c-7-5-10-12-10-19">
          <text:p/>
        </draw:path>
        <draw:path draw:style-name="gr9" draw:text-style-name="P1" draw:layer="layout" svg:width="0.009cm" svg:height="0.024cm" svg:x="2.446cm" svg:y="3.999cm" svg:viewBox="0 0 10 25" svg:d="M0 25c2-8 4-17 10-25">
          <text:p/>
        </draw:path>
        <draw:path draw:style-name="gr9" draw:text-style-name="P1" draw:layer="layout" svg:width="0.035cm" svg:height="0.053cm" svg:x="2.454cm" svg:y="3.946cm" svg:viewBox="0 0 36 54" svg:d="M36 0c-12 18-25 36-36 54">
          <text:p/>
        </draw:path>
        <draw:path draw:style-name="gr9" draw:text-style-name="P1" draw:layer="layout" svg:width="0.035cm" svg:height="0.016cm" svg:x="2.489cm" svg:y="3.929cm" svg:viewBox="0 0 36 17" svg:d="M0 17c3-6 7-9 11-12 5-3 9-5 14-5 4-1 7 0 11 1">
          <text:p/>
        </draw:path>
        <draw:line draw:style-name="gr9" draw:text-style-name="P1" draw:layer="layout" svg:x1="2.524cm" svg:y1="3.931cm" svg:x2="2.561cm" svg:y2="3.953cm">
          <text:p/>
        </draw:line>
        <draw:path draw:style-name="gr9" draw:text-style-name="P1" draw:layer="layout" svg:width="0.035cm" svg:height="0.015cm" svg:x="2.56cm" svg:y="3.939cm" svg:viewBox="0 0 36 16" svg:d="M36 0c-4 7-10 11-17 14-5 2-13 3-19 0">
          <text:p/>
        </draw:path>
        <draw:path draw:style-name="gr9" draw:text-style-name="P1" draw:layer="layout" svg:width="0.035cm" svg:height="0.042cm" svg:x="2.595cm" svg:y="3.897cm" svg:viewBox="0 0 36 43" svg:d="M36 0c-12 14-24 29-36 43">
          <text:p/>
        </draw:path>
        <draw:path draw:style-name="gr9" draw:text-style-name="P1" draw:layer="layout" svg:width="0.008cm" svg:height="0.013cm" svg:x="2.63cm" svg:y="3.868cm" svg:viewBox="0 0 9 14" svg:d="M0 0c7 4 9 10 9 14">
          <text:p/>
        </draw:path>
        <draw:path draw:style-name="gr9" draw:text-style-name="P1" draw:layer="layout" svg:width="0.008cm" svg:height="0.016cm" svg:x="2.63cm" svg:y="3.881cm" svg:viewBox="0 0 9 17" svg:d="M9 0c0 6-4 12-9 17">
          <text:p/>
        </draw:path>
        <draw:line draw:style-name="gr9" draw:text-style-name="P1" draw:layer="layout" svg:x1="2.595cm" svg:y1="3.847cm" svg:x2="2.631cm" svg:y2="3.869cm">
          <text:p/>
        </draw:line>
        <draw:path draw:style-name="gr9" draw:text-style-name="P1" draw:layer="layout" svg:width="0.007cm" svg:height="0.012cm" svg:x="2.588cm" svg:y="3.835cm" svg:viewBox="0 0 8 13" svg:d="M8 13c-7-4-8-9-8-13">
          <text:p/>
        </draw:path>
        <draw:path draw:style-name="gr9" draw:text-style-name="P1" draw:layer="layout" svg:width="0.007cm" svg:height="0.016cm" svg:x="2.588cm" svg:y="3.819cm" svg:viewBox="0 0 8 17" svg:d="M0 17c0-7 2-12 8-17">
          <text:p/>
        </draw:path>
        <draw:path draw:style-name="gr9" draw:text-style-name="P1" draw:layer="layout" svg:width="0.035cm" svg:height="0.033cm" svg:x="2.595cm" svg:y="3.786cm" svg:viewBox="0 0 36 34" svg:d="M36 0c-12 11-24 22-36 34">
          <text:p/>
        </draw:path>
        <draw:path draw:style-name="gr9" draw:text-style-name="P1" draw:layer="layout" svg:width="0.036cm" svg:height="0.008cm" svg:x="2.63cm" svg:y="3.778cm" svg:viewBox="0 0 37 9" svg:d="M0 9c3-3 7-5 11-6 5-3 9-3 14-3 4 0 8 1 12 4">
          <text:p/>
        </draw:path>
        <draw:line draw:style-name="gr9" draw:text-style-name="P1" draw:layer="layout" svg:x1="2.666cm" svg:y1="3.781cm" svg:x2="2.702cm" svg:y2="3.802cm">
          <text:p/>
        </draw:line>
        <draw:path draw:style-name="gr9" draw:text-style-name="P1" draw:layer="layout" svg:width="0.035cm" svg:height="0.008cm" svg:x="2.701cm" svg:y="3.797cm" svg:viewBox="0 0 36 9" svg:d="M36 0c-4 5-10 7-17 8-5 2-13 2-19-3">
          <text:p/>
        </draw:path>
        <draw:path draw:style-name="gr9" draw:text-style-name="P1" draw:layer="layout" svg:width="0.036cm" svg:height="0.026cm" svg:x="2.736cm" svg:y="3.771cm" svg:viewBox="0 0 37 27" svg:d="M37 0c-12 9-24 18-37 27">
          <text:p/>
        </draw:path>
        <draw:path draw:style-name="gr9" draw:text-style-name="P1" draw:layer="layout" svg:width="0.007cm" svg:height="0.01cm" svg:x="2.772cm" svg:y="3.75cm" svg:viewBox="0 0 8 11" svg:d="M0 0c7 3 8 8 8 11">
          <text:p/>
        </draw:path>
        <draw:path draw:style-name="gr9" draw:text-style-name="P1" draw:layer="layout" svg:width="0.007cm" svg:height="0.011cm" svg:x="2.772cm" svg:y="3.76cm" svg:viewBox="0 0 8 12" svg:d="M8 0c0 5-3 10-8 12">
          <text:p/>
        </draw:path>
        <draw:line draw:style-name="gr9" draw:text-style-name="P1" draw:layer="layout" svg:x1="2.736cm" svg:y1="3.729cm" svg:x2="2.773cm" svg:y2="3.752cm">
          <text:p/>
        </draw:line>
        <draw:path draw:style-name="gr9" draw:text-style-name="P1" draw:layer="layout" svg:width="0.007cm" svg:height="0.01cm" svg:x="2.729cm" svg:y="3.719cm" svg:viewBox="0 0 8 11" svg:d="M8 11c-7-3-8-8-8-11">
          <text:p/>
        </draw:path>
        <draw:path draw:style-name="gr9" draw:text-style-name="P1" draw:layer="layout" svg:width="0.007cm" svg:height="0.011cm" svg:x="2.729cm" svg:y="3.708cm" svg:viewBox="0 0 8 12" svg:d="M0 12c0-4 3-9 8-12">
          <text:p/>
        </draw:path>
        <draw:path draw:style-name="gr9" draw:text-style-name="P1" draw:layer="layout" svg:width="0.003cm" svg:height="0.003cm" svg:x="2.736cm" svg:y="3.706cm" svg:viewBox="0 0 4 4" svg:d="M4 0c-1 2-3 4-4 4">
          <text:p/>
        </draw:path>
        <draw:line draw:style-name="gr9" draw:text-style-name="P1" draw:layer="layout" svg:x1="3.165cm" svg:y1="3.952cm" svg:x2="2.739cm" svg:y2="3.706cm">
          <text:p/>
        </draw:line>
        <draw:line draw:style-name="gr9" draw:text-style-name="P1" draw:layer="layout" svg:x1="2.315cm" svg:y1="4.441cm" svg:x2="2.315cm" svg:y2="5.053cm">
          <text:p/>
        </draw:line>
        <draw:line draw:style-name="gr9" draw:text-style-name="P1" draw:layer="layout" svg:x1="2.739cm" svg:y1="3.707cm" svg:x2="2.773cm" svg:y2="3.688cm">
          <text:p/>
        </draw:line>
        <draw:line draw:style-name="gr9" draw:text-style-name="P1" draw:layer="layout" svg:x1="4.009cm" svg:y1="3.056cm" svg:x2="4.065cm" svg:y2="3.024cm">
          <text:p/>
        </draw:line>
        <draw:path draw:style-name="gr9" draw:text-style-name="P1" draw:layer="layout" svg:width="0.036cm" svg:height="0.004cm" svg:x="3.973cm" svg:y="3.055cm" svg:viewBox="0 0 37 5" svg:d="M37 0c-11 7-27 7-37 0">
          <text:p/>
        </draw:path>
        <draw:line draw:style-name="gr9" draw:text-style-name="P1" draw:layer="layout" svg:x1="3.974cm" svg:y1="3.056cm" svg:x2="3.938cm" svg:y2="3.035cm">
          <text:p/>
        </draw:line>
        <draw:path draw:style-name="gr9" draw:text-style-name="P1" draw:layer="layout" svg:width="0.076cm" svg:height="0.025cm" svg:x="3.862cm" svg:y="3.035cm" svg:viewBox="0 0 77 26" svg:d="M77 0c-28 7-54 16-77 26">
          <text:p/>
        </draw:path>
        <draw:path draw:style-name="gr9" draw:text-style-name="P1" draw:layer="layout" svg:width="0.007cm" svg:height="0.01cm" svg:x="3.86cm" svg:y="3.066cm" svg:viewBox="0 0 8 11" svg:d="M8 11c-4-4-8-8-8-11">
          <text:p/>
        </draw:path>
        <draw:path draw:style-name="gr9" draw:text-style-name="P1" draw:layer="layout" svg:width="0.003cm" svg:height="0.006cm" svg:x="3.86cm" svg:y="3.06cm" svg:viewBox="0 0 4 7" svg:d="M0 7c0-2 2-5 4-7">
          <text:p/>
        </draw:path>
        <draw:line draw:style-name="gr9" draw:text-style-name="P1" draw:layer="layout" svg:x1="3.905cm" svg:y1="3.097cm" svg:x2="3.867cm" svg:y2="3.076cm">
          <text:p/>
        </draw:line>
        <draw:path draw:style-name="gr9" draw:text-style-name="P1" draw:layer="layout" svg:width="0.007cm" svg:height="0.01cm" svg:x="3.903cm" svg:y="3.096cm" svg:viewBox="0 0 8 11" svg:d="M0 0c4 3 8 7 8 11">
          <text:p/>
        </draw:path>
        <draw:path draw:style-name="gr9" draw:text-style-name="P1" draw:layer="layout" svg:width="0.007cm" svg:height="0.011cm" svg:x="3.903cm" svg:y="3.106cm" svg:viewBox="0 0 8 12" svg:d="M8 0c0 4-4 8-8 12">
          <text:p/>
        </draw:path>
        <draw:line draw:style-name="gr9" draw:text-style-name="P1" draw:layer="layout" svg:x1="3.867cm" svg:y1="3.138cm" svg:x2="3.905cm" svg:y2="3.117cm">
          <text:p/>
        </draw:line>
        <draw:path draw:style-name="gr9" draw:text-style-name="P1" draw:layer="layout" svg:width="0.035cm" svg:height="0.005cm" svg:x="3.832cm" svg:y="3.137cm" svg:viewBox="0 0 36 6" svg:d="M36 0c-9 8-25 8-36 0">
          <text:p/>
        </draw:path>
        <draw:line draw:style-name="gr9" draw:text-style-name="P1" draw:layer="layout" svg:x1="3.797cm" svg:y1="3.117cm" svg:x2="3.833cm" svg:y2="3.138cm">
          <text:p/>
        </draw:line>
        <draw:path draw:style-name="gr9" draw:text-style-name="P1" draw:layer="layout" svg:width="0.036cm" svg:height="0.004cm" svg:x="3.761cm" svg:y="3.112cm" svg:viewBox="0 0 37 5" svg:d="M0 5c11-7 27-7 37 0">
          <text:p/>
        </draw:path>
        <draw:line draw:style-name="gr9" draw:text-style-name="P1" draw:layer="layout" svg:x1="3.726cm" svg:y1="3.138cm" svg:x2="3.762cm" svg:y2="3.117cm">
          <text:p/>
        </draw:line>
        <draw:path draw:style-name="gr9" draw:text-style-name="P1" draw:layer="layout" svg:width="0.007cm" svg:height="0.01cm" svg:x="3.719cm" svg:y="3.147cm" svg:viewBox="0 0 8 11" svg:d="M8 11c-5-2-8-7-8-11">
          <text:p/>
        </draw:path>
        <draw:path draw:style-name="gr9" draw:text-style-name="P1" draw:layer="layout" svg:width="0.007cm" svg:height="0.01cm" svg:x="3.719cm" svg:y="3.137cm" svg:viewBox="0 0 8 11" svg:d="M0 11c0-5 3-8 8-11">
          <text:p/>
        </draw:path>
        <draw:line draw:style-name="gr9" draw:text-style-name="P1" draw:layer="layout" svg:x1="3.762cm" svg:y1="3.179cm" svg:x2="3.726cm" svg:y2="3.157cm">
          <text:p/>
        </draw:line>
        <draw:path draw:style-name="gr9" draw:text-style-name="P1" draw:layer="layout" svg:width="0.008cm" svg:height="0.01cm" svg:x="3.761cm" svg:y="3.178cm" svg:viewBox="0 0 9 11" svg:d="M0 0c6 2 9 6 9 11">
          <text:p/>
        </draw:path>
        <draw:path draw:style-name="gr9" draw:text-style-name="P1" draw:layer="layout" svg:width="0.008cm" svg:height="0.01cm" svg:x="3.761cm" svg:y="3.188cm" svg:viewBox="0 0 9 11" svg:d="M9 0c0 4-3 8-9 11">
          <text:p/>
        </draw:path>
        <draw:line draw:style-name="gr9" draw:text-style-name="P1" draw:layer="layout" svg:x1="3.726cm" svg:y1="3.22cm" svg:x2="3.762cm" svg:y2="3.198cm">
          <text:p/>
        </draw:line>
        <draw:path draw:style-name="gr9" draw:text-style-name="P1" draw:layer="layout" svg:width="0.035cm" svg:height="0.004cm" svg:x="3.691cm" svg:y="3.219cm" svg:viewBox="0 0 36 5" svg:d="M36 0c-10 6-26 6-36 0">
          <text:p/>
        </draw:path>
        <draw:line draw:style-name="gr9" draw:text-style-name="P1" draw:layer="layout" svg:x1="3.655cm" svg:y1="3.198cm" svg:x2="3.692cm" svg:y2="3.22cm">
          <text:p/>
        </draw:line>
        <draw:path draw:style-name="gr9" draw:text-style-name="P1" draw:layer="layout" svg:width="0.035cm" svg:height="0.004cm" svg:x="3.62cm" svg:y="3.194cm" svg:viewBox="0 0 36 5" svg:d="M0 5c11-7 26-7 36 0">
          <text:p/>
        </draw:path>
        <draw:line draw:style-name="gr9" draw:text-style-name="P1" draw:layer="layout" svg:x1="3.585cm" svg:y1="3.22cm" svg:x2="3.621cm" svg:y2="3.198cm">
          <text:p/>
        </draw:line>
        <draw:path draw:style-name="gr9" draw:text-style-name="P1" draw:layer="layout" svg:width="0.008cm" svg:height="0.01cm" svg:x="3.577cm" svg:y="3.229cm" svg:viewBox="0 0 9 11" svg:d="M9 11c-6-3-9-7-9-11">
          <text:p/>
        </draw:path>
        <draw:path draw:style-name="gr9" draw:text-style-name="P1" draw:layer="layout" svg:width="0.008cm" svg:height="0.01cm" svg:x="3.577cm" svg:y="3.219cm" svg:viewBox="0 0 9 11" svg:d="M0 11c0-4 3-9 9-11">
          <text:p/>
        </draw:path>
        <draw:line draw:style-name="gr9" draw:text-style-name="P1" draw:layer="layout" svg:x1="3.621cm" svg:y1="3.26cm" svg:x2="3.585cm" svg:y2="3.239cm">
          <text:p/>
        </draw:line>
        <draw:path draw:style-name="gr9" draw:text-style-name="P1" draw:layer="layout" svg:width="0.007cm" svg:height="0.011cm" svg:x="3.62cm" svg:y="3.259cm" svg:viewBox="0 0 8 12" svg:d="M0 0c6 3 8 8 8 12">
          <text:p/>
        </draw:path>
        <draw:path draw:style-name="gr9" draw:text-style-name="P1" draw:layer="layout" svg:width="0.007cm" svg:height="0.01cm" svg:x="3.62cm" svg:y="3.27cm" svg:viewBox="0 0 8 11" svg:d="M8 0c0 3-2 8-8 11">
          <text:p/>
        </draw:path>
        <draw:line draw:style-name="gr9" draw:text-style-name="P1" draw:layer="layout" svg:x1="3.585cm" svg:y1="3.301cm" svg:x2="3.621cm" svg:y2="3.28cm">
          <text:p/>
        </draw:line>
        <draw:path draw:style-name="gr9" draw:text-style-name="P1" draw:layer="layout" svg:width="0.036cm" svg:height="0.005cm" svg:x="3.549cm" svg:y="3.3cm" svg:viewBox="0 0 37 6" svg:d="M37 0c-10 8-26 8-37 0">
          <text:p/>
        </draw:path>
        <draw:line draw:style-name="gr9" draw:text-style-name="P1" draw:layer="layout" svg:x1="3.514cm" svg:y1="3.28cm" svg:x2="3.55cm" svg:y2="3.301cm">
          <text:p/>
        </draw:line>
        <draw:path draw:style-name="gr9" draw:text-style-name="P1" draw:layer="layout" svg:width="0.035cm" svg:height="0.004cm" svg:x="3.479cm" svg:y="3.276cm" svg:viewBox="0 0 36 5" svg:d="M0 5c10-7 26-7 36 0">
          <text:p/>
        </draw:path>
        <draw:line draw:style-name="gr9" draw:text-style-name="P1" draw:layer="layout" svg:x1="3.443cm" svg:y1="3.301cm" svg:x2="3.48cm" svg:y2="3.28cm">
          <text:p/>
        </draw:line>
        <draw:path draw:style-name="gr9" draw:text-style-name="P1" draw:layer="layout" svg:width="0.007cm" svg:height="0.011cm" svg:x="3.436cm" svg:y="3.31cm" svg:viewBox="0 0 8 12" svg:d="M8 12c-5-3-8-8-8-12">
          <text:p/>
        </draw:path>
        <draw:path draw:style-name="gr9" draw:text-style-name="P1" draw:layer="layout" svg:width="0.007cm" svg:height="0.01cm" svg:x="3.436cm" svg:y="3.3cm" svg:viewBox="0 0 8 11" svg:d="M0 11c0-3 3-8 8-11">
          <text:p/>
        </draw:path>
        <draw:line draw:style-name="gr9" draw:text-style-name="P1" draw:layer="layout" svg:x1="3.48cm" svg:y1="3.342cm" svg:x2="3.443cm" svg:y2="3.321cm">
          <text:p/>
        </draw:line>
        <draw:path draw:style-name="gr9" draw:text-style-name="P1" draw:layer="layout" svg:width="0.007cm" svg:height="0.01cm" svg:x="3.479cm" svg:y="3.341cm" svg:viewBox="0 0 8 11" svg:d="M0 0c5 3 8 7 8 11">
          <text:p/>
        </draw:path>
        <draw:path draw:style-name="gr9" draw:text-style-name="P1" draw:layer="layout" svg:width="0.007cm" svg:height="0.01cm" svg:x="3.479cm" svg:y="3.351cm" svg:viewBox="0 0 8 11" svg:d="M8 0c0 5-3 9-8 11">
          <text:p/>
        </draw:path>
        <draw:line draw:style-name="gr9" draw:text-style-name="P1" draw:layer="layout" svg:x1="3.443cm" svg:y1="3.383cm" svg:x2="3.48cm" svg:y2="3.361cm">
          <text:p/>
        </draw:line>
        <draw:path draw:style-name="gr9" draw:text-style-name="P1" draw:layer="layout" svg:width="0.035cm" svg:height="0.004cm" svg:x="3.408cm" svg:y="3.382cm" svg:viewBox="0 0 36 5" svg:d="M36 0c-10 6-25 6-36 0">
          <text:p/>
        </draw:path>
        <draw:line draw:style-name="gr9" draw:text-style-name="P1" draw:layer="layout" svg:x1="3.373cm" svg:y1="3.361cm" svg:x2="3.409cm" svg:y2="3.383cm">
          <text:p/>
        </draw:line>
        <draw:path draw:style-name="gr9" draw:text-style-name="P1" draw:layer="layout" svg:width="0.036cm" svg:height="0.004cm" svg:x="3.337cm" svg:y="3.357cm" svg:viewBox="0 0 37 5" svg:d="M0 5c11-7 27-7 37 0">
          <text:p/>
        </draw:path>
        <draw:line draw:style-name="gr9" draw:text-style-name="P1" draw:layer="layout" svg:x1="3.302cm" svg:y1="3.383cm" svg:x2="3.338cm" svg:y2="3.361cm">
          <text:p/>
        </draw:line>
        <draw:path draw:style-name="gr9" draw:text-style-name="P1" draw:layer="layout" svg:width="0.007cm" svg:height="0.01cm" svg:x="3.295cm" svg:y="3.392cm" svg:viewBox="0 0 8 11" svg:d="M8 11c-6-2-8-6-8-11">
          <text:p/>
        </draw:path>
        <draw:path draw:style-name="gr9" draw:text-style-name="P1" draw:layer="layout" svg:width="0.007cm" svg:height="0.01cm" svg:x="3.295cm" svg:y="3.382cm" svg:viewBox="0 0 8 11" svg:d="M0 11c0-4 2-7 8-11">
          <text:p/>
        </draw:path>
        <draw:line draw:style-name="gr9" draw:text-style-name="P1" draw:layer="layout" svg:x1="3.338cm" svg:y1="3.424cm" svg:x2="3.302cm" svg:y2="3.402cm">
          <text:p/>
        </draw:line>
        <draw:path draw:style-name="gr9" draw:text-style-name="P1" draw:layer="layout" svg:width="0.008cm" svg:height="0.01cm" svg:x="3.337cm" svg:y="3.423cm" svg:viewBox="0 0 9 11" svg:d="M0 0c5 3 9 7 9 11">
          <text:p/>
        </draw:path>
        <draw:path draw:style-name="gr9" draw:text-style-name="P1" draw:layer="layout" svg:width="0.008cm" svg:height="0.01cm" svg:x="3.337cm" svg:y="3.433cm" svg:viewBox="0 0 9 11" svg:d="M9 0c0 5-4 8-9 11">
          <text:p/>
        </draw:path>
        <draw:line draw:style-name="gr9" draw:text-style-name="P1" draw:layer="layout" svg:x1="3.302cm" svg:y1="3.464cm" svg:x2="3.338cm" svg:y2="3.443cm">
          <text:p/>
        </draw:line>
        <draw:path draw:style-name="gr9" draw:text-style-name="P1" draw:layer="layout" svg:width="0.035cm" svg:height="0.004cm" svg:x="3.267cm" svg:y="3.463cm" svg:viewBox="0 0 36 5" svg:d="M36 0c-10 7-26 7-36 0">
          <text:p/>
        </draw:path>
        <draw:line draw:style-name="gr9" draw:text-style-name="P1" draw:layer="layout" svg:x1="3.231cm" svg:y1="3.443cm" svg:x2="3.268cm" svg:y2="3.464cm">
          <text:p/>
        </draw:line>
        <draw:path draw:style-name="gr9" draw:text-style-name="P1" draw:layer="layout" svg:width="0.035cm" svg:height="0.005cm" svg:x="3.196cm" svg:y="3.439cm" svg:viewBox="0 0 36 6" svg:d="M0 6c11-8 26-8 36 0">
          <text:p/>
        </draw:path>
        <draw:line draw:style-name="gr9" draw:text-style-name="P1" draw:layer="layout" svg:x1="3.16cm" svg:y1="3.464cm" svg:x2="3.197cm" svg:y2="3.443cm">
          <text:p/>
        </draw:line>
        <draw:path draw:style-name="gr9" draw:text-style-name="P1" draw:layer="layout" svg:width="0.007cm" svg:height="0.01cm" svg:x="3.153cm" svg:y="3.474cm" svg:viewBox="0 0 8 11" svg:d="M8 11c-4-3-8-7-8-11">
          <text:p/>
        </draw:path>
        <draw:path draw:style-name="gr9" draw:text-style-name="P1" draw:layer="layout" svg:width="0.007cm" svg:height="0.011cm" svg:x="3.153cm" svg:y="3.463cm" svg:viewBox="0 0 8 12" svg:d="M0 12c0-4 4-8 8-12">
          <text:p/>
        </draw:path>
        <draw:line draw:style-name="gr9" draw:text-style-name="P1" draw:layer="layout" svg:x1="3.197cm" svg:y1="3.505cm" svg:x2="3.16cm" svg:y2="3.484cm">
          <text:p/>
        </draw:line>
        <draw:path draw:style-name="gr9" draw:text-style-name="P1" draw:layer="layout" svg:width="0.007cm" svg:height="0.01cm" svg:x="3.196cm" svg:y="3.504cm" svg:viewBox="0 0 8 11" svg:d="M0 0c5 4 8 8 8 11">
          <text:p/>
        </draw:path>
        <draw:path draw:style-name="gr9" draw:text-style-name="P1" draw:layer="layout" svg:width="0.007cm" svg:height="0.012cm" svg:x="3.196cm" svg:y="3.514cm" svg:viewBox="0 0 8 13" svg:d="M8 0c0 5-3 9-8 13">
          <text:p/>
        </draw:path>
        <draw:line draw:style-name="gr9" draw:text-style-name="P1" draw:layer="layout" svg:x1="3.16cm" svg:y1="3.546cm" svg:x2="3.197cm" svg:y2="3.525cm">
          <text:p/>
        </draw:line>
        <draw:path draw:style-name="gr9" draw:text-style-name="P1" draw:layer="layout" svg:width="0.035cm" svg:height="0.005cm" svg:x="3.125cm" svg:y="3.545cm" svg:viewBox="0 0 36 6" svg:d="M36 0c-9 8-25 8-36 0">
          <text:p/>
        </draw:path>
        <draw:line draw:style-name="gr9" draw:text-style-name="P1" draw:layer="layout" svg:x1="3.09cm" svg:y1="3.525cm" svg:x2="3.126cm" svg:y2="3.546cm">
          <text:p/>
        </draw:line>
        <draw:path draw:style-name="gr9" draw:text-style-name="P1" draw:layer="layout" svg:width="0.036cm" svg:height="0.004cm" svg:x="3.054cm" svg:y="3.52cm" svg:viewBox="0 0 37 5" svg:d="M0 5c11-7 27-7 37 0">
          <text:p/>
        </draw:path>
        <draw:line draw:style-name="gr9" draw:text-style-name="P1" draw:layer="layout" svg:x1="3.019cm" svg:y1="3.546cm" svg:x2="3.055cm" svg:y2="3.525cm">
          <text:p/>
        </draw:line>
        <draw:path draw:style-name="gr9" draw:text-style-name="P1" draw:layer="layout" svg:width="0.007cm" svg:height="0.01cm" svg:x="3.012cm" svg:y="3.555cm" svg:viewBox="0 0 8 11" svg:d="M8 11c-5-3-8-7-8-11">
          <text:p/>
        </draw:path>
        <draw:path draw:style-name="gr9" draw:text-style-name="P1" draw:layer="layout" svg:width="0.007cm" svg:height="0.01cm" svg:x="3.012cm" svg:y="3.545cm" svg:viewBox="0 0 8 11" svg:d="M0 11c0-5 3-8 8-11">
          <text:p/>
        </draw:path>
        <draw:line draw:style-name="gr9" draw:text-style-name="P1" draw:layer="layout" svg:x1="3.055cm" svg:y1="3.587cm" svg:x2="3.019cm" svg:y2="3.565cm">
          <text:p/>
        </draw:line>
        <draw:path draw:style-name="gr9" draw:text-style-name="P1" draw:layer="layout" svg:width="0.008cm" svg:height="0.01cm" svg:x="3.054cm" svg:y="3.586cm" svg:viewBox="0 0 9 11" svg:d="M0 0c6 3 9 6 9 11">
          <text:p/>
        </draw:path>
        <draw:path draw:style-name="gr9" draw:text-style-name="P1" draw:layer="layout" svg:width="0.008cm" svg:height="0.01cm" svg:x="3.054cm" svg:y="3.596cm" svg:viewBox="0 0 9 11" svg:d="M9 0c0 4-3 8-9 11">
          <text:p/>
        </draw:path>
        <draw:line draw:style-name="gr9" draw:text-style-name="P1" draw:layer="layout" svg:x1="3.019cm" svg:y1="3.628cm" svg:x2="3.055cm" svg:y2="3.606cm">
          <text:p/>
        </draw:line>
        <draw:path draw:style-name="gr9" draw:text-style-name="P1" draw:layer="layout" svg:width="0.035cm" svg:height="0.004cm" svg:x="2.984cm" svg:y="3.627cm" svg:viewBox="0 0 36 5" svg:d="M36 0c-10 6-25 6-36 0">
          <text:p/>
        </draw:path>
        <draw:line draw:style-name="gr9" draw:text-style-name="P1" draw:layer="layout" svg:x1="2.948cm" svg:y1="3.606cm" svg:x2="2.985cm" svg:y2="3.628cm">
          <text:p/>
        </draw:line>
        <draw:path draw:style-name="gr9" draw:text-style-name="P1" draw:layer="layout" svg:width="0.035cm" svg:height="0.004cm" svg:x="2.913cm" svg:y="3.602cm" svg:viewBox="0 0 36 5" svg:d="M0 5c11-7 27-7 36 0">
          <text:p/>
        </draw:path>
        <draw:line draw:style-name="gr9" draw:text-style-name="P1" draw:layer="layout" svg:x1="2.878cm" svg:y1="3.628cm" svg:x2="2.914cm" svg:y2="3.606cm">
          <text:p/>
        </draw:line>
        <draw:path draw:style-name="gr9" draw:text-style-name="P1" draw:layer="layout" svg:width="0.008cm" svg:height="0.01cm" svg:x="2.87cm" svg:y="3.637cm" svg:viewBox="0 0 9 11" svg:d="M9 11c-6-4-9-7-9-11">
          <text:p/>
        </draw:path>
        <draw:path draw:style-name="gr9" draw:text-style-name="P1" draw:layer="layout" svg:width="0.008cm" svg:height="0.01cm" svg:x="2.87cm" svg:y="3.627cm" svg:viewBox="0 0 9 11" svg:d="M0 11c0-5 3-9 9-11">
          <text:p/>
        </draw:path>
        <draw:line draw:style-name="gr9" draw:text-style-name="P1" draw:layer="layout" svg:x1="2.914cm" svg:y1="3.668cm" svg:x2="2.878cm" svg:y2="3.647cm">
          <text:p/>
        </draw:line>
        <draw:path draw:style-name="gr9" draw:text-style-name="P1" draw:layer="layout" svg:width="0.007cm" svg:height="0.011cm" svg:x="2.913cm" svg:y="3.667cm" svg:viewBox="0 0 8 12" svg:d="M0 0c6 3 8 7 8 12">
          <text:p/>
        </draw:path>
        <draw:path draw:style-name="gr9" draw:text-style-name="P1" draw:layer="layout" svg:width="0.007cm" svg:height="0.01cm" svg:x="2.913cm" svg:y="3.678cm" svg:viewBox="0 0 8 11" svg:d="M8 0c0 3-2 8-8 11">
          <text:p/>
        </draw:path>
        <draw:line draw:style-name="gr9" draw:text-style-name="P1" draw:layer="layout" svg:x1="2.878cm" svg:y1="3.709cm" svg:x2="2.914cm" svg:y2="3.688cm">
          <text:p/>
        </draw:line>
        <draw:path draw:style-name="gr9" draw:text-style-name="P1" draw:layer="layout" svg:width="0.036cm" svg:height="0.005cm" svg:x="2.842cm" svg:y="3.708cm" svg:viewBox="0 0 37 6" svg:d="M37 0c-10 8-27 8-37 0">
          <text:p/>
        </draw:path>
        <draw:line draw:style-name="gr9" draw:text-style-name="P1" draw:layer="layout" svg:x1="2.807cm" svg:y1="3.688cm" svg:x2="2.843cm" svg:y2="3.709cm">
          <text:p/>
        </draw:line>
        <draw:path draw:style-name="gr9" draw:text-style-name="P1" draw:layer="layout" svg:width="0.035cm" svg:height="0.004cm" svg:x="2.772cm" svg:y="3.684cm" svg:viewBox="0 0 36 5" svg:d="M0 5c10-7 26-7 36 0">
          <text:p/>
        </draw:path>
        <draw:path draw:style-name="gr9" draw:text-style-name="P1" draw:layer="layout" svg:width="0.054cm" svg:height="0.119cm" svg:x="3.88cm" svg:y="3.779cm" svg:viewBox="0 0 55 120" svg:d="M55 120c0-56-19-100-55-120">
          <text:p/>
        </draw:path>
        <draw:path draw:style-name="gr9" draw:text-style-name="P1" draw:layer="layout" svg:width="0.097cm" svg:height="0.012cm" svg:x="3.783cm" svg:y="3.767cm" svg:viewBox="0 0 98 13" svg:d="M98 13c-26-16-61-17-98-2">
          <text:p/>
        </draw:path>
        <draw:path draw:style-name="gr9" draw:text-style-name="P1" draw:layer="layout" svg:width="0.051cm" svg:height="0.083cm" svg:x="3.569cm" svg:y="4.146cm" svg:viewBox="0 0 52 84" svg:d="M0 0c8 39 26 69 52 84">
          <text:p/>
        </draw:path>
        <draw:path draw:style-name="gr9" draw:text-style-name="P1" draw:layer="layout" svg:width="0.314cm" svg:height="0.344cm" svg:x="3.62cm" svg:y="3.898cm" svg:viewBox="0 0 315 345" svg:d="M0 332c53 31 132 3 201-69 68-73 114-176 114-263">
          <text:p/>
        </draw:path>
        <draw:line draw:style-name="gr9" draw:text-style-name="P1" draw:layer="layout" svg:x1="3.348cm" svg:y1="6.384cm" svg:x2="2.075cm" svg:y2="5.649cm">
          <text:p/>
        </draw:line>
        <draw:path draw:style-name="gr9" draw:text-style-name="P1" draw:layer="layout" svg:width="0.181cm" svg:height="0.198cm" svg:x="5.835cm" svg:y="5.133cm" svg:viewBox="0 0 182 199" svg:d="M0 199c0-50 27-110 67-152 39-42 85-58 115-40">
          <text:p/>
        </draw:path>
        <draw:path draw:style-name="gr9" draw:text-style-name="P1" draw:layer="layout" svg:width="0.181cm" svg:height="0.266cm" svg:x="5.866cm" svg:y="5.14cm" svg:viewBox="0 0 182 267" svg:d="M150 0c43 23 43 102 0 174-41 71-108 110-150 86">
          <text:p/>
        </draw:path>
        <draw:path draw:style-name="gr9" draw:text-style-name="P1" draw:layer="layout" svg:width="0.031cm" svg:height="0.068cm" svg:x="5.835cm" svg:y="5.331cm" svg:viewBox="0 0 32 69" svg:d="M32 69c-20-11-32-36-32-69">
          <text:p/>
        </draw:path>
        <draw:path draw:style-name="gr9" draw:text-style-name="P1" draw:layer="layout" svg:width="0.332cm" svg:height="0.364cm" svg:x="5.747cm" svg:y="5.019cm" svg:viewBox="0 0 333 365" svg:d="M0 365c0-91 48-201 121-278s156-106 212-74">
          <text:p/>
        </draw:path>
        <draw:path draw:style-name="gr9" draw:text-style-name="P1" draw:layer="layout" svg:width="0.332cm" svg:height="0.489cm" svg:x="5.804cm" svg:y="5.031cm" svg:viewBox="0 0 333 490" svg:d="M275 0c77 44 77 187 0 319-76 131-199 202-275 158">
          <text:p/>
        </draw:path>
        <draw:path draw:style-name="gr9" draw:text-style-name="P1" draw:layer="layout" svg:width="0.057cm" svg:height="0.125cm" svg:x="5.747cm" svg:y="5.382cm" svg:viewBox="0 0 58 126" svg:d="M58 126c-38-21-58-66-58-126">
          <text:p/>
        </draw:path>
        <draw:path draw:style-name="gr9" draw:text-style-name="P1" draw:layer="layout" svg:width="0.331cm" svg:height="0.363cm" svg:x="5.712cm" svg:y="4.998cm" svg:viewBox="0 0 332 364" svg:d="M0 364c0-91 47-201 121-277 72-77 156-106 211-74">
          <text:p/>
        </draw:path>
        <draw:path draw:style-name="gr9" draw:text-style-name="P1" draw:layer="layout" svg:width="0.057cm" svg:height="0.126cm" svg:x="5.712cm" svg:y="5.361cm" svg:viewBox="0 0 58 127" svg:d="M58 127c-38-21-58-67-58-127">
          <text:p/>
        </draw:path>
        <draw:path draw:style-name="gr9" draw:text-style-name="P1" draw:layer="layout" svg:width="0.302cm" svg:height="0.331cm" svg:x="5.609cm" svg:y="4.952cm" svg:viewBox="0 0 303 332" svg:d="M0 332c0-83 43-183 109-253s142-96 194-67">
          <text:p/>
        </draw:path>
        <draw:path draw:style-name="gr9" draw:text-style-name="P1" draw:layer="layout" svg:width="0.052cm" svg:height="0.114cm" svg:x="5.609cm" svg:y="5.282cm" svg:viewBox="0 0 53 115" svg:d="M53 115c-34-19-53-60-53-115">
          <text:p/>
        </draw:path>
        <draw:path draw:style-name="gr9" draw:text-style-name="P1" draw:layer="layout" svg:width="0.313cm" svg:height="0.342cm" svg:x="5.595cm" svg:y="4.939cm" svg:viewBox="0 0 314 343" svg:d="M0 343c0-85 45-188 114-261 68-73 148-100 200-70">
          <text:p/>
        </draw:path>
        <draw:path draw:style-name="gr9" draw:text-style-name="P1" draw:layer="layout" svg:width="0.03cm" svg:height="0.028cm" svg:x="5.908cm" svg:y="4.951cm" svg:viewBox="0 0 31 29" svg:d="M0 0c12 7 23 16 31 29">
          <text:p/>
        </draw:path>
        <draw:path draw:style-name="gr9" draw:text-style-name="P1" draw:layer="layout" svg:width="0.04cm" svg:height="0.012cm" svg:x="5.649cm" svg:y="5.4cm" svg:viewBox="0 0 41 13" svg:d="M41 13c-16-1-29-5-41-13">
          <text:p/>
        </draw:path>
        <draw:path draw:style-name="gr9" draw:text-style-name="P1" draw:layer="layout" svg:width="0.054cm" svg:height="0.119cm" svg:x="5.595cm" svg:y="5.281cm" svg:viewBox="0 0 55 120" svg:d="M55 120c-35-20-55-63-55-120">
          <text:p/>
        </draw:path>
        <draw:path draw:style-name="gr9" draw:text-style-name="P1" draw:layer="layout" svg:width="0.313cm" svg:height="0.342cm" svg:x="5.56cm" svg:y="4.918cm" svg:viewBox="0 0 314 343" svg:d="M0 343c0-86 45-189 113-261 69-73 149-101 201-70">
          <text:p/>
        </draw:path>
        <draw:path draw:style-name="gr9" draw:text-style-name="P1" draw:layer="layout" svg:width="0.054cm" svg:height="0.119cm" svg:x="5.56cm" svg:y="5.261cm" svg:viewBox="0 0 55 120" svg:d="M55 120c-36-21-55-64-55-120">
          <text:p/>
        </draw:path>
        <draw:path draw:style-name="gr9" draw:text-style-name="P1" draw:layer="layout" svg:width="0.181cm" svg:height="0.198cm" svg:x="7.489cm" svg:y="4.178cm" svg:viewBox="0 0 182 199" svg:d="M0 199c0-50 26-109 66-152 39-42 85-58 116-40">
          <text:p/>
        </draw:path>
        <draw:path draw:style-name="gr9" draw:text-style-name="P1" draw:layer="layout" svg:width="0.182cm" svg:height="0.266cm" svg:x="7.52cm" svg:y="4.185cm" svg:viewBox="0 0 183 267" svg:d="M151 0c42 24 42 101 0 173-42 73-109 111-151 87">
          <text:p/>
        </draw:path>
        <draw:path draw:style-name="gr9" draw:text-style-name="P1" draw:layer="layout" svg:width="0.031cm" svg:height="0.068cm" svg:x="7.489cm" svg:y="4.376cm" svg:viewBox="0 0 32 69" svg:d="M32 69c-21-11-32-36-32-69">
          <text:p/>
        </draw:path>
        <draw:path draw:style-name="gr9" draw:text-style-name="P1" draw:layer="layout" svg:width="0.332cm" svg:height="0.364cm" svg:x="7.401cm" svg:y="4.064cm" svg:viewBox="0 0 333 365" svg:d="M0 365c0-91 48-200 121-278 72-77 156-106 212-74">
          <text:p/>
        </draw:path>
        <draw:path draw:style-name="gr9" draw:text-style-name="P1" draw:layer="layout" svg:width="0.332cm" svg:height="0.49cm" svg:x="7.458cm" svg:y="4.076cm" svg:viewBox="0 0 333 491" svg:d="M275 0c77 44 77 187 0 319-76 131-199 202-275 159">
          <text:p/>
        </draw:path>
        <draw:path draw:style-name="gr9" draw:text-style-name="P1" draw:layer="layout" svg:width="0.057cm" svg:height="0.126cm" svg:x="7.401cm" svg:y="4.427cm" svg:viewBox="0 0 58 127" svg:d="M58 127c-37-21-58-67-58-127">
          <text:p/>
        </draw:path>
        <draw:path draw:style-name="gr9" draw:text-style-name="P1" draw:layer="layout" svg:width="0.331cm" svg:height="0.363cm" svg:x="7.366cm" svg:y="4.043cm" svg:viewBox="0 0 332 364" svg:d="M0 364c0-90 47-200 121-277 72-77 156-106 211-74">
          <text:p/>
        </draw:path>
        <draw:path draw:style-name="gr9" draw:text-style-name="P1" draw:layer="layout" svg:width="0.056cm" svg:height="0.126cm" svg:x="7.366cm" svg:y="4.406cm" svg:viewBox="0 0 57 127" svg:d="M57 127c-37-21-57-66-57-127">
          <text:p/>
        </draw:path>
        <draw:path draw:style-name="gr9" draw:text-style-name="P1" draw:layer="layout" svg:width="0.302cm" svg:height="0.331cm" svg:x="7.263cm" svg:y="3.997cm" svg:viewBox="0 0 303 332" svg:d="M0 332c0-83 43-182 109-253 67-69 143-96 194-67">
          <text:p/>
        </draw:path>
        <draw:path draw:style-name="gr9" draw:text-style-name="P1" draw:layer="layout" svg:width="0.052cm" svg:height="0.114cm" svg:x="7.263cm" svg:y="4.327cm" svg:viewBox="0 0 53 115" svg:d="M53 115c-33-19-53-61-53-115">
          <text:p/>
        </draw:path>
        <draw:path draw:style-name="gr9" draw:text-style-name="P1" draw:layer="layout" svg:width="0.313cm" svg:height="0.343cm" svg:x="7.249cm" svg:y="3.984cm" svg:viewBox="0 0 314 344" svg:d="M0 344c0-87 45-190 114-262 69-73 148-100 200-70">
          <text:p/>
        </draw:path>
        <draw:path draw:style-name="gr9" draw:text-style-name="P1" draw:layer="layout" svg:width="0.03cm" svg:height="0.028cm" svg:x="7.562cm" svg:y="3.996cm" svg:viewBox="0 0 31 29" svg:d="M0 0c12 7 23 16 31 29">
          <text:p/>
        </draw:path>
        <draw:path draw:style-name="gr9" draw:text-style-name="P1" draw:layer="layout" svg:width="0.039cm" svg:height="0.012cm" svg:x="7.303cm" svg:y="4.445cm" svg:viewBox="0 0 40 13" svg:d="M40 13c-14-1-27-5-40-13">
          <text:p/>
        </draw:path>
        <draw:path draw:style-name="gr9" draw:text-style-name="P1" draw:layer="layout" svg:width="0.054cm" svg:height="0.118cm" svg:x="7.249cm" svg:y="4.327cm" svg:viewBox="0 0 55 119" svg:d="M55 119c-35-20-55-63-55-119">
          <text:p/>
        </draw:path>
        <draw:path draw:style-name="gr9" draw:text-style-name="P1" draw:layer="layout" svg:width="0.313cm" svg:height="0.343cm" svg:x="7.214cm" svg:y="3.964cm" svg:viewBox="0 0 314 344" svg:d="M0 344c0-87 45-190 113-262 70-72 149-100 201-69">
          <text:p/>
        </draw:path>
        <draw:path draw:style-name="gr9" draw:text-style-name="P1" draw:layer="layout" svg:width="0.054cm" svg:height="0.12cm" svg:x="7.214cm" svg:y="4.306cm" svg:viewBox="0 0 55 121" svg:d="M55 121c-36-21-55-64-55-121">
          <text:p/>
        </draw:path>
        <draw:line draw:style-name="gr9" draw:text-style-name="P1" draw:layer="layout" svg:x1="7.314cm" svg:y1="3.648cm" svg:x2="7.314cm" svg:y2="4.06cm">
          <text:p/>
        </draw:line>
        <draw:line draw:style-name="gr9" draw:text-style-name="P1" draw:layer="layout" svg:x1="6.024cm" svg:y1="1.969cm" svg:x2="6.436cm" svg:y2="2.207cm">
          <text:p/>
        </draw:line>
        <draw:line draw:style-name="gr9" draw:text-style-name="P1" draw:layer="layout" svg:x1="5.81cm" svg:y1="2.015cm" svg:x2="5.81cm" svg:y2="1.952cm">
          <text:p/>
        </draw:line>
        <draw:line draw:style-name="gr9" draw:text-style-name="P1" draw:layer="layout" svg:x1="5.951cm" svg:y1="1.974cm" svg:x2="5.951cm" svg:y2="1.94cm">
          <text:p/>
        </draw:line>
        <draw:line draw:style-name="gr9" draw:text-style-name="P1" draw:layer="layout" svg:x1="5.668cm" svg:y1="2.096cm" svg:x2="5.668cm" svg:y2="2.021cm">
          <text:p/>
        </draw:line>
        <draw:line draw:style-name="gr9" draw:text-style-name="P1" draw:layer="layout" svg:x1="5.527cm" svg:y1="2.177cm" svg:x2="5.527cm" svg:y2="2.103cm">
          <text:p/>
        </draw:line>
        <draw:line draw:style-name="gr9" draw:text-style-name="P1" draw:layer="layout" svg:x1="5.386cm" svg:y1="2.259cm" svg:x2="5.386cm" svg:y2="2.185cm">
          <text:p/>
        </draw:line>
        <draw:line draw:style-name="gr9" draw:text-style-name="P1" draw:layer="layout" svg:x1="5.244cm" svg:y1="2.341cm" svg:x2="5.244cm" svg:y2="2.266cm">
          <text:p/>
        </draw:line>
        <draw:line draw:style-name="gr9" draw:text-style-name="P1" draw:layer="layout" svg:x1="5.103cm" svg:y1="2.422cm" svg:x2="5.103cm" svg:y2="2.348cm">
          <text:p/>
        </draw:line>
        <draw:line draw:style-name="gr9" draw:text-style-name="P1" draw:layer="layout" svg:x1="4.962cm" svg:y1="2.504cm" svg:x2="4.962cm" svg:y2="2.429cm">
          <text:p/>
        </draw:line>
        <draw:line draw:style-name="gr9" draw:text-style-name="P1" draw:layer="layout" svg:x1="4.82cm" svg:y1="2.585cm" svg:x2="4.82cm" svg:y2="2.511cm">
          <text:p/>
        </draw:line>
        <draw:line draw:style-name="gr9" draw:text-style-name="P1" draw:layer="layout" svg:x1="4.679cm" svg:y1="2.667cm" svg:x2="4.679cm" svg:y2="2.593cm">
          <text:p/>
        </draw:line>
        <draw:line draw:style-name="gr9" draw:text-style-name="P1" draw:layer="layout" svg:x1="4.347cm" svg:y1="4.298cm" svg:x2="4.347cm" svg:y2="3.196cm">
          <text:p/>
        </draw:line>
        <draw:line draw:style-name="gr9" draw:text-style-name="P1" draw:layer="layout" svg:x1="2.446cm" svg:y1="4.192cm" svg:x2="2.446cm" svg:y2="4.023cm">
          <text:p/>
        </draw:line>
        <draw:line draw:style-name="gr9" draw:text-style-name="P1" draw:layer="layout" svg:x1="2.588cm" svg:y1="3.946cm" svg:x2="2.588cm" svg:y2="3.835cm">
          <text:p/>
        </draw:line>
        <draw:line draw:style-name="gr9" draw:text-style-name="P1" draw:layer="layout" svg:x1="2.729cm" svg:y1="3.802cm" svg:x2="2.729cm" svg:y2="3.719cm">
          <text:p/>
        </draw:line>
        <draw:line draw:style-name="gr9" draw:text-style-name="P1" draw:layer="layout" svg:x1="2.87cm" svg:y1="3.711cm" svg:x2="2.87cm" svg:y2="3.637cm">
          <text:p/>
        </draw:line>
        <draw:line draw:style-name="gr9" draw:text-style-name="P1" draw:layer="layout" svg:x1="3.012cm" svg:y1="3.63cm" svg:x2="3.012cm" svg:y2="3.555cm">
          <text:p/>
        </draw:line>
        <draw:line draw:style-name="gr9" draw:text-style-name="P1" draw:layer="layout" svg:x1="3.153cm" svg:y1="3.548cm" svg:x2="3.153cm" svg:y2="3.474cm">
          <text:p/>
        </draw:line>
        <draw:line draw:style-name="gr9" draw:text-style-name="P1" draw:layer="layout" svg:x1="3.577cm" svg:y1="3.303cm" svg:x2="3.577cm" svg:y2="3.229cm">
          <text:p/>
        </draw:line>
        <draw:line draw:style-name="gr9" draw:text-style-name="P1" draw:layer="layout" svg:x1="3.719cm" svg:y1="3.222cm" svg:x2="3.719cm" svg:y2="3.147cm">
          <text:p/>
        </draw:line>
        <draw:line draw:style-name="gr9" draw:text-style-name="P1" draw:layer="layout" svg:x1="3.86cm" svg:y1="3.14cm" svg:x2="3.86cm" svg:y2="3.066cm">
          <text:p/>
        </draw:line>
        <draw:line draw:style-name="gr9" draw:text-style-name="P1" draw:layer="layout" svg:x1="3.436cm" svg:y1="3.385cm" svg:x2="3.436cm" svg:y2="3.31cm">
          <text:p/>
        </draw:line>
        <draw:line draw:style-name="gr9" draw:text-style-name="P1" draw:layer="layout" svg:x1="3.295cm" svg:y1="3.466cm" svg:x2="3.295cm" svg:y2="3.392cm">
          <text:p/>
        </draw:line>
        <draw:line draw:style-name="gr9" draw:text-style-name="P1" draw:layer="layout" svg:x1="5.805cm" svg:y1="5.508cm" svg:x2="5.769cm" svg:y2="5.487cm">
          <text:p/>
        </draw:line>
        <draw:line draw:style-name="gr9" draw:text-style-name="P1" draw:layer="layout" svg:x1="6.08cm" svg:y1="5.032cm" svg:x2="6.043cm" svg:y2="5.011cm">
          <text:p/>
        </draw:line>
        <draw:line draw:style-name="gr9" draw:text-style-name="P1" draw:layer="layout" svg:x1="5.725cm" svg:y1="5.433cm" svg:x2="5.661cm" svg:y2="5.396cm">
          <text:p/>
        </draw:line>
        <draw:line draw:style-name="gr9" draw:text-style-name="P1" draw:layer="layout" svg:x1="5.975cm" svg:y1="5.001cm" svg:x2="5.911cm" svg:y2="4.963cm">
          <text:p/>
        </draw:line>
        <draw:line draw:style-name="gr9" draw:text-style-name="P1" draw:layer="layout" svg:x1="5.65cm" svg:y1="5.401cm" svg:x2="5.614cm" svg:y2="5.38cm">
          <text:p/>
        </draw:line>
        <draw:line draw:style-name="gr9" draw:text-style-name="P1" draw:layer="layout" svg:x1="5.909cm" svg:y1="4.952cm" svg:x2="5.873cm" svg:y2="4.931cm">
          <text:p/>
        </draw:line>
        <draw:line draw:style-name="gr9" draw:text-style-name="P1" draw:layer="layout" svg:x1="7.459cm" svg:y1="4.554cm" svg:x2="7.422cm" svg:y2="4.532cm">
          <text:p/>
        </draw:line>
        <draw:line draw:style-name="gr9" draw:text-style-name="P1" draw:layer="layout" svg:x1="7.734cm" svg:y1="4.077cm" svg:x2="7.697cm" svg:y2="4.056cm">
          <text:p/>
        </draw:line>
        <draw:line draw:style-name="gr9" draw:text-style-name="P1" draw:layer="layout" svg:x1="7.379cm" svg:y1="4.478cm" svg:x2="7.315cm" svg:y2="4.441cm">
          <text:p/>
        </draw:line>
        <draw:line draw:style-name="gr9" draw:text-style-name="P1" draw:layer="layout" svg:x1="7.629cm" svg:y1="4.046cm" svg:x2="7.565cm" svg:y2="4.008cm">
          <text:p/>
        </draw:line>
        <draw:line draw:style-name="gr9" draw:text-style-name="P1" draw:layer="layout" svg:x1="7.304cm" svg:y1="4.446cm" svg:x2="7.268cm" svg:y2="4.425cm">
          <text:p/>
        </draw:line>
        <draw:line draw:style-name="gr9" draw:text-style-name="P1" draw:layer="layout" svg:x1="7.563cm" svg:y1="3.997cm" svg:x2="7.527cm" svg:y2="3.976cm">
          <text:p/>
        </draw:line>
        <draw:path draw:style-name="gr7" draw:text-style-name="P5" draw:layer="layout" svg:width="5.239cm" svg:height="4.238cm" svg:x="12.67cm" svg:y="1.628cm" svg:viewBox="0 0 5240 4239" svg:d="M4798 2279c252 17 442 140 442 287v734c0 77-53 150-147 204l-1272 735-3821-2206v-734l240-139v-612c0-65 11-123 33-170 3-6 6-12 11-19 3-5 8-10 13-15 3-3 7-7 11-9l35-20c7-4 13-11 18-16 4-3 7-7 10-10l4-14-3-7-1 1 1-1c0 0 2-1 7-4l-4 11 42-33-3 2c6-3 7-4 7-4 0 0-3 3-7 6-13 10-25 21-35 34-2 3-5 5-8 9-3 3-6 7-10 10-5 5-11 12-18 16l-35 20c-4 2-8 6-11 9-5 5-10 10-13 15-5 7-8 13-11 19-22 47-33 105-33 170l426-246c0-130 44-228 124-274 79-46 187-36 300 29l813 471c56 21 103 49 140 81l142 82c56 32 88 76 88 122v311c50 83 110 164 181 241v-111c7-68 82-127 193-152 110-24 235-9 319 40l1095 632c155 90 298 270 373 470 120 16 241 28 364 35z">
          <text:p/>
        </draw:path>
        <draw:polygon draw:style-name="gr8" draw:text-style-name="P1" draw:layer="layout" svg:width="0cm" svg:height="0cm" svg:x="15.414cm" svg:y="4.64cm" svg:viewBox="0 0 0 0" draw:points="0,0">
          <text:p/>
        </draw:polygon>
        <draw:path draw:style-name="gr7" draw:text-style-name="P5" draw:layer="layout" svg:width="5.239cm" svg:height="3.025cm" svg:x="12.67cm" svg:y="2.842cm" svg:viewBox="0 0 5240 3026" svg:d="M4798 1801c252 17 442 140 442 286 0 77-53 150-147 204l-1272 735-3821-2207 1273-734c136-78 337-105 518-69 181 37 310 129 332 239 146 816 1263 1461 2675 1546z">
          <text:p/>
        </draw:path>
        <draw:polygon draw:style-name="gr8" draw:text-style-name="P1" draw:layer="layout" svg:width="0cm" svg:height="0cm" svg:x="15.414cm" svg:y="4.64cm" svg:viewBox="0 0 0 0" draw:points="0,0">
          <text:p/>
        </draw:polygon>
        <draw:path draw:style-name="gr7" draw:text-style-name="P5" draw:layer="layout" svg:width="2.675cm" svg:height="2.279cm" svg:x="14.792cm" svg:y="2.362cm" svg:viewBox="0 0 2676 2280" svg:d="M2676 2280v-735c-124-7-245-19-365-35-274-36-538-95-784-174-46-14-92-30-136-46-117-42-229-89-334-140-298-145-544-321-726-520-71-77-131-158-181-241-76-126-126-256-150-389v734c146 817 1263 1461 2676 1546z">
          <text:p/>
        </draw:path>
        <draw:polygon draw:style-name="gr8" draw:text-style-name="P1" draw:layer="layout" svg:width="0cm" svg:height="0cm" svg:x="15.414cm" svg:y="4.64cm" svg:viewBox="0 0 0 0" draw:points="0,0">
          <text:p/>
        </draw:polygon>
        <draw:polygon draw:style-name="gr7" draw:text-style-name="P5" draw:layer="layout" svg:width="1.272cm" svg:height="1.73cm" svg:x="12.67cm" svg:y="1.93cm" svg:viewBox="0 0 1273 1731" draw:points="1273,997 1273,261 665,612 665,0 240,245 240,858 0,997 0,1731">
          <text:p/>
        </draw:polygon>
        <draw:polygon draw:style-name="gr8" draw:text-style-name="P1" draw:layer="layout" svg:width="0cm" svg:height="0cm" svg:x="15.414cm" svg:y="4.64cm" svg:viewBox="0 0 0 0" draw:points="0,0">
          <text:p/>
        </draw:polygon>
        <draw:path draw:style-name="gr7" draw:text-style-name="P5" draw:layer="layout" svg:width="1.98cm" svg:height="1.153cm" svg:x="15.123cm" svg:y="2.718cm" svg:viewBox="0 0 1981 1154" svg:d="M1981 1154c-75-200-218-380-374-470l-1095-633c-84-49-209-64-319-40-111 25-186 84-193 153v111c182 199 428 375 726 519-16-40-26-81-31-119-2-16-3-31-3-46 0-162 114-228 255-147 140 81 254 279 254 441 0 20-1 40-5 57 246 79 511 138 785 174z">
          <text:p/>
        </draw:path>
        <draw:polygon draw:style-name="gr8" draw:text-style-name="P1" draw:layer="layout" svg:width="0cm" svg:height="0cm" svg:x="15.414cm" svg:y="4.64cm" svg:viewBox="0 0 0 0" draw:points="0,0">
          <text:p/>
        </draw:polygon>
        <draw:path draw:style-name="gr7" draw:text-style-name="P5" draw:layer="layout" svg:width="0.85cm" svg:height="0.989cm" svg:x="13.942cm" svg:y="2.107cm" svg:viewBox="0 0 851 990" svg:d="M0 820c137-78 338-105 519-69 181 37 310 129 332 239v-735c-9-45-36-88-80-126-37-32-84-60-140-81-198-76-462-61-631 36z">
          <text:p/>
        </draw:path>
        <draw:polygon draw:style-name="gr8" draw:text-style-name="P1" draw:layer="layout" svg:width="0cm" svg:height="0cm" svg:x="15.414cm" svg:y="4.64cm" svg:viewBox="0 0 0 0" draw:points="0,0">
          <text:p/>
        </draw:polygon>
        <draw:path draw:style-name="gr7" draw:text-style-name="P5" draw:layer="layout" svg:width="0.442cm" svg:height="1.021cm" svg:x="17.467cm" svg:y="3.906cm" svg:viewBox="0 0 443 1022" svg:d="M0 736v-736c252 17 443 140 443 287v735c0-146-191-269-443-286z">
          <text:p/>
        </draw:path>
        <draw:polygon draw:style-name="gr8" draw:text-style-name="P1" draw:layer="layout" svg:width="0cm" svg:height="0cm" svg:x="15.414cm" svg:y="4.64cm" svg:viewBox="0 0 0 0" draw:points="0,0">
          <text:p/>
        </draw:polygon>
        <draw:path draw:style-name="gr7" draw:text-style-name="P5" draw:layer="layout" svg:width="0.55cm" svg:height="0.537cm" svg:x="17.134cm" svg:y="6.997cm" svg:viewBox="0 0 551 538" svg:d="M551 380v-41c0-23-9-46-25-66v-42c6-13 9-26 9-40v-41c0-83-116-150-259-150-144 0-261 67-261 150v41c0 14 4 27 10 40v42c-17 20-25 43-25 66v41c0 42 29 82 80 112 79 45 198 59 301 34 103-24 170-82 170-146z">
          <text:p/>
        </draw:path>
        <draw:polygon draw:style-name="gr8" draw:text-style-name="P1" draw:layer="layout" svg:width="0cm" svg:height="0cm" svg:x="15.414cm" svg:y="4.64cm" svg:viewBox="0 0 0 0" draw:points="0,0">
          <text:p/>
        </draw:polygon>
        <draw:path draw:style-name="gr7" draw:text-style-name="P5" draw:layer="layout" svg:width="0.55cm" svg:height="0.537cm" svg:x="14.869cm" svg:y="6.506cm" svg:viewBox="0 0 551 538" svg:d="M551 379v-41c0-22-9-45-25-66v-40c6-13 9-27 9-42v-40c0-83-116-150-259-150-144 0-260 67-260 150v40c0 15 3 29 9 42v40c-16 21-25 44-25 66v41c0 42 29 83 81 112 78 46 197 59 300 35 103-25 170-83 170-147z">
          <text:p/>
        </draw:path>
        <draw:polygon draw:style-name="gr8" draw:text-style-name="P1" draw:layer="layout" svg:width="0cm" svg:height="0cm" svg:x="15.414cm" svg:y="4.64cm" svg:viewBox="0 0 0 0" draw:points="0,0">
          <text:p/>
        </draw:polygon>
        <draw:path draw:style-name="gr7" draw:text-style-name="P5" draw:layer="layout" svg:width="0.55cm" svg:height="0.537cm" svg:x="14.021cm" svg:y="5.2cm" svg:viewBox="0 0 551 538" svg:d="M551 378v-40c0-23-9-46-26-67v-40c7-13 10-27 10-40v-41c0-83-117-150-260-150s-260 67-260 150v41c0 13 4 27 10 40v40c-17 21-25 44-25 67v40c0 42 29 84 80 114 79 45 197 59 300 34s171-82 171-148z">
          <text:p/>
        </draw:path>
        <draw:polygon draw:style-name="gr8" draw:text-style-name="P1" draw:layer="layout" svg:width="0cm" svg:height="0cm" svg:x="15.414cm" svg:y="4.64cm" svg:viewBox="0 0 0 0" draw:points="0,0">
          <text:p/>
        </draw:polygon>
        <draw:path draw:style-name="gr7" draw:text-style-name="P5" draw:layer="layout" svg:width="0.63cm" svg:height="0.364cm" svg:x="17.094cm" svg:y="4.745cm" svg:viewBox="0 0 631 365" svg:d="M496 33c15 6 29 13 42 21 123 71 123 187 0 258-122 71-322 71-446 0-123-71-123-187 0-258 13-8 27-15 42-21 110-44 254-44 362 0z">
          <text:p/>
        </draw:path>
        <draw:polygon draw:style-name="gr8" draw:text-style-name="P1" draw:layer="layout" svg:width="0cm" svg:height="0cm" svg:x="15.414cm" svg:y="4.64cm" svg:viewBox="0 0 0 0" draw:points="0,0">
          <text:p/>
        </draw:polygon>
        <draw:path draw:style-name="gr7" draw:text-style-name="P5" draw:layer="layout" svg:width="0.63cm" svg:height="0.363cm" svg:x="13.981cm" svg:y="2.948cm" svg:viewBox="0 0 631 364" svg:d="M496 33c15 6 29 13 42 20 123 71 123 187 0 258s-322 71-446 0c-123-71-123-187 0-258 13-7 27-14 42-20 110-44 254-44 362 0z">
          <text:p/>
        </draw:path>
        <draw:polygon draw:style-name="gr8" draw:text-style-name="P1" draw:layer="layout" svg:width="0cm" svg:height="0cm" svg:x="15.414cm" svg:y="4.64cm" svg:viewBox="0 0 0 0" draw:points="0,0">
          <text:p/>
        </draw:polygon>
        <draw:path draw:style-name="gr7" draw:text-style-name="P5" draw:layer="layout" svg:width="0.63cm" svg:height="0.363cm" svg:x="14.829cm" svg:y="4.254cm" svg:viewBox="0 0 631 364" svg:d="M495 33c16 6 30 13 43 20 124 71 124 186 0 258-123 71-323 71-446 0-123-72-123-187 0-258 13-7 27-14 42-20 109-44 253-44 361 0z">
          <text:p/>
        </draw:path>
        <draw:polygon draw:style-name="gr8" draw:text-style-name="P1" draw:layer="layout" svg:width="0cm" svg:height="0cm" svg:x="15.414cm" svg:y="4.64cm" svg:viewBox="0 0 0 0" draw:points="0,0">
          <text:p/>
        </draw:polygon>
        <draw:path draw:style-name="gr7" draw:text-style-name="P5" draw:layer="layout" svg:width="0.55cm" svg:height="0.317cm" svg:x="17.134cm" svg:y="7.217cm" svg:viewBox="0 0 551 318" svg:d="M551 159c0 64-67 123-170 147-103 25-222 11-301-34-51-30-80-71-80-113 0-88 123-159 276-159 152 0 275 71 275 159z">
          <text:p/>
        </draw:path>
        <draw:polygon draw:style-name="gr8" draw:text-style-name="P1" draw:layer="layout" svg:width="0cm" svg:height="0cm" svg:x="15.414cm" svg:y="4.64cm" svg:viewBox="0 0 0 0" draw:points="0,0">
          <text:p/>
        </draw:polygon>
        <draw:path draw:style-name="gr7" draw:text-style-name="P5" draw:layer="layout" svg:width="0.55cm" svg:height="0.318cm" svg:x="14.869cm" svg:y="6.725cm" svg:viewBox="0 0 551 319" svg:d="M551 160c0 64-67 122-170 147-103 24-222 11-300-35-52-29-81-70-81-112 0-88 123-160 276-160 152 0 275 72 275 160z">
          <text:p/>
        </draw:path>
        <draw:polygon draw:style-name="gr8" draw:text-style-name="P1" draw:layer="layout" svg:width="0cm" svg:height="0cm" svg:x="15.414cm" svg:y="4.64cm" svg:viewBox="0 0 0 0" draw:points="0,0">
          <text:p/>
        </draw:polygon>
        <draw:path draw:style-name="gr7" draw:text-style-name="P5" draw:layer="layout" svg:width="0.55cm" svg:height="0.317cm" svg:x="14.021cm" svg:y="5.42cm" svg:viewBox="0 0 551 318" svg:d="M551 159c0 65-68 122-171 147s-221 11-300-34c-51-30-80-71-80-113 0-88 123-159 275-159s276 71 276 159z">
          <text:p/>
        </draw:path>
        <draw:polygon draw:style-name="gr8" draw:text-style-name="P1" draw:layer="layout" svg:width="0cm" svg:height="0cm" svg:x="15.414cm" svg:y="4.64cm" svg:viewBox="0 0 0 0" draw:points="0,0">
          <text:p/>
        </draw:polygon>
        <draw:path draw:style-name="gr7" draw:text-style-name="P5" draw:layer="layout" svg:width="0.63cm" svg:height="0.332cm" svg:x="17.094cm" svg:y="4.778cm" svg:viewBox="0 0 631 333" svg:d="M496 0c23 21 35 45 35 69 0 50-53 95-133 114s-173 9-235-27c-40-23-63-54-63-87 0-24 12-48 34-69-15 6-29 14-42 22-123 71-123 186 0 257 124 72 324 72 446 0 123-71 123-186 0-257-13-8-27-16-42-22z">
          <text:p/>
        </draw:path>
        <draw:polygon draw:style-name="gr8" draw:text-style-name="P1" draw:layer="layout" svg:width="0cm" svg:height="0cm" svg:x="15.414cm" svg:y="4.64cm" svg:viewBox="0 0 0 0" draw:points="0,0">
          <text:p/>
        </draw:polygon>
        <draw:path draw:style-name="gr7" draw:text-style-name="P5" draw:layer="layout" svg:width="0.63cm" svg:height="0.33cm" svg:x="14.829cm" svg:y="4.287cm" svg:viewBox="0 0 631 331" svg:d="M495 0c23 20 35 43 35 67 0 50-52 96-133 116-80 19-173 8-234-28-40-23-63-55-63-88 0-24 12-47 34-67-15 6-29 13-42 20-123 71-123 187 0 258s323 71 446 0c124-71 124-187 0-258-13-7-27-14-43-20z">
          <text:p/>
        </draw:path>
        <draw:polygon draw:style-name="gr8" draw:text-style-name="P1" draw:layer="layout" svg:width="0cm" svg:height="0cm" svg:x="15.414cm" svg:y="4.64cm" svg:viewBox="0 0 0 0" draw:points="0,0">
          <text:p/>
        </draw:polygon>
        <draw:path draw:style-name="gr7" draw:text-style-name="P5" draw:layer="layout" svg:width="0.63cm" svg:height="0.33cm" svg:x="13.981cm" svg:y="2.981cm" svg:viewBox="0 0 631 331" svg:d="M496 0c23 20 35 43 35 67 0 50-53 97-133 116s-173 9-235-27c-40-24-63-56-63-89 0-24 12-47 34-67-15 6-29 13-42 20-123 71-123 187 0 258 124 71 323 71 446 0s123-187 0-258c-13-7-27-14-42-20z">
          <text:p/>
        </draw:path>
        <draw:polygon draw:style-name="gr8" draw:text-style-name="P1" draw:layer="layout" svg:width="0cm" svg:height="0cm" svg:x="15.414cm" svg:y="4.64cm" svg:viewBox="0 0 0 0" draw:points="0,0">
          <text:p/>
        </draw:polygon>
        <draw:path draw:style-name="gr7" draw:text-style-name="P5" draw:layer="layout" svg:width="0.509cm" svg:height="0.533cm" svg:x="15.815cm" svg:y="3.165cm" svg:viewBox="0 0 510 534" svg:d="M505 534c4-17 5-37 5-57 0-162-114-361-254-442-142-81-256-15-256 147 0 15 1 30 3 46 7-39 25-68 51-83 53-31 132-3 202 69 68 73 113 177 113 263 0 4 0 7 0 11 44 16 90 32 136 46z">
          <text:p/>
        </draw:path>
        <draw:polygon draw:style-name="gr8" draw:text-style-name="P1" draw:layer="layout" svg:width="0cm" svg:height="0cm" svg:x="15.414cm" svg:y="4.64cm" svg:viewBox="0 0 0 0" draw:points="0,0">
          <text:p/>
        </draw:polygon>
        <draw:path draw:style-name="gr7" draw:text-style-name="P5" draw:layer="layout" svg:width="0.43cm" svg:height="0.224cm" svg:x="14.081cm" svg:y="2.948cm" svg:viewBox="0 0 431 225" svg:d="M396 33c23 20 35 44 35 68 0 50-53 96-133 115-81 19-174 9-235-27-40-23-63-55-63-88 0-24 12-48 34-68 109-44 253-44 362 0z">
          <text:p/>
        </draw:path>
        <draw:polygon draw:style-name="gr8" draw:text-style-name="P1" draw:layer="layout" svg:width="0cm" svg:height="0cm" svg:x="15.414cm" svg:y="4.64cm" svg:viewBox="0 0 0 0" draw:points="0,0">
          <text:p/>
        </draw:polygon>
        <draw:path draw:style-name="gr7" draw:text-style-name="P5" draw:layer="layout" svg:width="0.43cm" svg:height="0.224cm" svg:x="14.929cm" svg:y="4.254cm" svg:viewBox="0 0 431 225" svg:d="M396 33c23 20 35 43 35 67 0 51-52 97-134 116-80 19-173 8-234-27-40-23-63-55-63-89 0-24 12-47 34-67 109-44 253-44 362 0z">
          <text:p/>
        </draw:path>
        <draw:polygon draw:style-name="gr8" draw:text-style-name="P1" draw:layer="layout" svg:width="0cm" svg:height="0cm" svg:x="15.414cm" svg:y="4.64cm" svg:viewBox="0 0 0 0" draw:points="0,0">
          <text:p/>
        </draw:polygon>
        <draw:path draw:style-name="gr7" draw:text-style-name="P5" draw:layer="layout" svg:width="0.43cm" svg:height="0.224cm" svg:x="17.194cm" svg:y="4.745cm" svg:viewBox="0 0 431 225" svg:d="M396 33c23 20 35 45 35 69 0 50-53 95-133 114s-174 9-235-27c-40-23-63-54-63-87 0-24 12-49 34-69 109-44 254-44 362 0z">
          <text:p/>
        </draw:path>
        <draw:polygon draw:style-name="gr8" draw:text-style-name="P1" draw:layer="layout" svg:width="0cm" svg:height="0cm" svg:x="15.414cm" svg:y="4.64cm" svg:viewBox="0 0 0 0" draw:points="0,0">
          <text:p/>
        </draw:polygon>
        <draw:path draw:style-name="gr7" draw:text-style-name="P5" draw:layer="layout" svg:width="0.365cm" svg:height="0.354cm" svg:x="15.818cm" svg:y="3.297cm" svg:viewBox="0 0 366 355" svg:d="M366 355c0-4 0-7 0-11 0-86-45-189-113-262-69-73-148-101-201-70-26 15-45 44-52 84 5 38 15 79 32 119 105 51 217 98 334 140z">
          <text:p/>
        </draw:path>
        <draw:polygon draw:style-name="gr8" draw:text-style-name="P1" draw:layer="layout" svg:width="0cm" svg:height="0cm" svg:x="15.414cm" svg:y="4.64cm" svg:viewBox="0 0 0 0" draw:points="0,0">
          <text:p/>
        </draw:polygon>
        <draw:path draw:style-name="gr7" draw:text-style-name="P5" draw:layer="layout" svg:width="0.5cm" svg:height="0.216cm" svg:x="14.046cm" svg:y="5.255cm" svg:viewBox="0 0 501 217" svg:d="M0 217c45-56 142-92 251-92 107 0 205 36 250 92v-40-32c0-80-112-145-250-145-139 0-251 65-251 145v32z">
          <text:p/>
        </draw:path>
        <draw:polygon draw:style-name="gr8" draw:text-style-name="P1" draw:layer="layout" svg:width="0cm" svg:height="0cm" svg:x="15.414cm" svg:y="4.64cm" svg:viewBox="0 0 0 0" draw:points="0,0">
          <text:p/>
        </draw:polygon>
        <draw:path draw:style-name="gr7" draw:text-style-name="P5" draw:layer="layout" svg:width="0.5cm" svg:height="0.217cm" svg:x="14.894cm" svg:y="6.56cm" svg:viewBox="0 0 501 218" svg:d="M0 218c45-56 142-92 250-92s206 36 251 92v-40-32c0-80-112-146-251-146-138 0-250 66-250 146v32z">
          <text:p/>
        </draw:path>
        <draw:polygon draw:style-name="gr8" draw:text-style-name="P1" draw:layer="layout" svg:width="0cm" svg:height="0cm" svg:x="15.414cm" svg:y="4.64cm" svg:viewBox="0 0 0 0" draw:points="0,0">
          <text:p/>
        </draw:polygon>
        <draw:path draw:style-name="gr7" draw:text-style-name="P5" draw:layer="layout" svg:width="0.5cm" svg:height="0.217cm" svg:x="17.159cm" svg:y="7.052cm" svg:viewBox="0 0 501 218" svg:d="M0 218c45-58 143-94 251-94 107 0 205 36 250 94v-42-32c0-80-112-144-250-144s-251 64-251 144v32z">
          <text:p/>
        </draw:path>
        <draw:polygon draw:style-name="gr8" draw:text-style-name="P1" draw:layer="layout" svg:width="0cm" svg:height="0cm" svg:x="15.414cm" svg:y="4.64cm" svg:viewBox="0 0 0 0" draw:points="0,0">
          <text:p/>
        </draw:polygon>
        <draw:path draw:style-name="gr7" draw:text-style-name="P5" draw:layer="layout" svg:width="0.23cm" svg:height="0.515cm" svg:x="14.712cm" svg:y="2.236cm" svg:viewBox="0 0 231 516" svg:d="M231 516v-311c0-46-32-90-88-122l-143-83c44 38 72 81 81 127 24 133 74 263 150 389z">
          <text:p/>
        </draw:path>
        <draw:polygon draw:style-name="gr8" draw:text-style-name="P1" draw:layer="layout" svg:width="0cm" svg:height="0cm" svg:x="15.414cm" svg:y="4.64cm" svg:viewBox="0 0 0 0" draw:points="0,0">
          <text:p/>
        </draw:polygon>
        <draw:path draw:style-name="gr7" draw:text-style-name="P5" draw:layer="layout" svg:width="0.3cm" svg:height="0.173cm" svg:x="17.259cm" svg:y="7.289cm" svg:viewBox="0 0 301 174" svg:d="M301 88c0 35-37 66-94 80-56 13-120 6-163-19-28-16-44-38-44-61 0-49 67-88 150-88 84 0 151 39 151 88z">
          <text:p/>
        </draw:path>
        <draw:polygon draw:style-name="gr8" draw:text-style-name="P1" draw:layer="layout" svg:width="0cm" svg:height="0cm" svg:x="15.414cm" svg:y="4.64cm" svg:viewBox="0 0 0 0" draw:points="0,0">
          <text:p/>
        </draw:polygon>
        <draw:path draw:style-name="gr7" draw:text-style-name="P5" draw:layer="layout" svg:width="0.3cm" svg:height="0.173cm" svg:x="14.146cm" svg:y="5.492cm" svg:viewBox="0 0 301 174" svg:d="M301 86c0 35-37 68-93 81-56 14-120 6-164-18-28-17-44-40-44-63 0-47 68-86 151-86s150 39 150 86z">
          <text:p/>
        </draw:path>
        <draw:polygon draw:style-name="gr8" draw:text-style-name="P1" draw:layer="layout" svg:width="0cm" svg:height="0cm" svg:x="15.414cm" svg:y="4.64cm" svg:viewBox="0 0 0 0" draw:points="0,0">
          <text:p/>
        </draw:polygon>
        <draw:path draw:style-name="gr7" draw:text-style-name="P5" draw:layer="layout" svg:width="0.3cm" svg:height="0.173cm" svg:x="14.994cm" svg:y="6.798cm" svg:viewBox="0 0 301 174" svg:d="M301 87c0 35-37 67-93 80-56 14-121 6-164-19-28-16-44-38-44-61 0-48 67-87 151-87 83 0 150 39 150 87z">
          <text:p/>
        </draw:path>
        <draw:polygon draw:style-name="gr8" draw:text-style-name="P1" draw:layer="layout" svg:width="0cm" svg:height="0cm" svg:x="15.414cm" svg:y="4.64cm" svg:viewBox="0 0 0 0" draw:points="0,0">
          <text:p/>
        </draw:polygon>
        <draw:path draw:style-name="gr7" draw:text-style-name="P5" draw:layer="layout" svg:width="0.55cm" svg:height="0.2cm" svg:x="17.134cm" svg:y="7.176cm" svg:viewBox="0 0 551 201" svg:d="M0 201c0-88 123-160 276-160 152 0 275 72 275 160v-41c0-23-9-46-25-66-45-58-143-94-250-94-108 0-206 36-251 94-17 20-25 43-25 66z">
          <text:p/>
        </draw:path>
        <draw:polygon draw:style-name="gr8" draw:text-style-name="P1" draw:layer="layout" svg:width="0cm" svg:height="0cm" svg:x="15.414cm" svg:y="4.64cm" svg:viewBox="0 0 0 0" draw:points="0,0">
          <text:p/>
        </draw:polygon>
        <draw:path draw:style-name="gr7" draw:text-style-name="P5" draw:layer="layout" svg:width="0.55cm" svg:height="0.199cm" svg:x="14.021cm" svg:y="5.379cm" svg:viewBox="0 0 551 200" svg:d="M0 200c0-87 123-159 275-159s276 72 276 159v-40c0-23-9-46-26-68-45-56-143-92-250-92-108 0-205 36-250 92-17 22-25 45-25 68z">
          <text:p/>
        </draw:path>
        <draw:polygon draw:style-name="gr8" draw:text-style-name="P1" draw:layer="layout" svg:width="0cm" svg:height="0cm" svg:x="15.414cm" svg:y="4.64cm" svg:viewBox="0 0 0 0" draw:points="0,0">
          <text:p/>
        </draw:polygon>
        <draw:path draw:style-name="gr7" draw:text-style-name="P5" draw:layer="layout" svg:width="0.55cm" svg:height="0.199cm" svg:x="14.869cm" svg:y="6.685cm" svg:viewBox="0 0 551 200" svg:d="M0 200c0-88 123-160 276-160 152 0 275 72 275 160v-42c0-22-9-45-25-66-45-56-143-92-250-92-109 0-206 36-251 92-16 21-25 44-25 66z">
          <text:p/>
        </draw:path>
        <draw:polygon draw:style-name="gr8" draw:text-style-name="P1" draw:layer="layout" svg:width="0cm" svg:height="0cm" svg:x="15.414cm" svg:y="4.64cm" svg:viewBox="0 0 0 0" draw:points="0,0">
          <text:p/>
        </draw:polygon>
        <draw:path draw:style-name="gr7" draw:text-style-name="P5" draw:layer="layout" svg:width="0.519cm" svg:height="0.191cm" svg:x="17.149cm" svg:y="6.997cm" svg:viewBox="0 0 520 192" svg:d="M0 192c0-84 117-151 261-151 143 0 259 67 259 151v-41c0-84-116-151-259-151-144 0-261 67-261 151z">
          <text:p/>
        </draw:path>
        <draw:polygon draw:style-name="gr8" draw:text-style-name="P1" draw:layer="layout" svg:width="0cm" svg:height="0cm" svg:x="15.414cm" svg:y="4.64cm" svg:viewBox="0 0 0 0" draw:points="0,0">
          <text:p/>
        </draw:polygon>
        <draw:path draw:style-name="gr7" draw:text-style-name="P5" draw:layer="layout" svg:width="0.519cm" svg:height="0.191cm" svg:x="14.036cm" svg:y="5.2cm" svg:viewBox="0 0 520 192" svg:d="M0 192c0-83 117-150 261-150 143 0 259 67 259 150v-41c0-83-116-151-259-151-144 0-261 68-261 151z">
          <text:p/>
        </draw:path>
        <draw:polygon draw:style-name="gr8" draw:text-style-name="P1" draw:layer="layout" svg:width="0cm" svg:height="0cm" svg:x="15.414cm" svg:y="4.64cm" svg:viewBox="0 0 0 0" draw:points="0,0">
          <text:p/>
        </draw:polygon>
        <draw:path draw:style-name="gr7" draw:text-style-name="P5" draw:layer="layout" svg:width="0.518cm" svg:height="0.19cm" svg:x="14.885cm" svg:y="6.506cm" svg:viewBox="0 0 519 191" svg:d="M0 191c0-82 116-150 259-150 144 0 260 68 260 150v-40c0-83-116-151-260-151-143 0-259 68-259 151z">
          <text:p/>
        </draw:path>
        <draw:polygon draw:style-name="gr8" draw:text-style-name="P1" draw:layer="layout" svg:width="0cm" svg:height="0cm" svg:x="15.414cm" svg:y="4.64cm" svg:viewBox="0 0 0 0" draw:points="0,0">
          <text:p/>
        </draw:polygon>
        <draw:path draw:style-name="gr7" draw:text-style-name="P5" draw:layer="layout" svg:width="0.518cm" svg:height="0.19cm" svg:x="14.885cm" svg:y="6.547cm" svg:viewBox="0 0 519 191" svg:d="M9 191c-6-13-9-27-9-42 0-82 116-149 259-149 144 0 260 67 260 149 0 15-3 29-9 42v-33c0-80-112-145-251-145-138 0-250 65-250 145z">
          <text:p/>
        </draw:path>
        <draw:polygon draw:style-name="gr8" draw:text-style-name="P1" draw:layer="layout" svg:width="0cm" svg:height="0cm" svg:x="15.414cm" svg:y="4.64cm" svg:viewBox="0 0 0 0" draw:points="0,0">
          <text:p/>
        </draw:polygon>
        <draw:path draw:style-name="gr7" draw:text-style-name="P5" draw:layer="layout" svg:width="0.519cm" svg:height="0.19cm" svg:x="17.149cm" svg:y="7.038cm" svg:viewBox="0 0 520 191" svg:d="M10 191c-6-13-10-26-10-40 0-83 117-151 261-151 143 0 259 68 259 151 0 14-3 27-9 40v-32c0-80-112-145-250-145-139 0-251 65-251 145z">
          <text:p/>
        </draw:path>
        <draw:polygon draw:style-name="gr8" draw:text-style-name="P1" draw:layer="layout" svg:width="0cm" svg:height="0cm" svg:x="15.414cm" svg:y="4.64cm" svg:viewBox="0 0 0 0" draw:points="0,0">
          <text:p/>
        </draw:polygon>
        <draw:path draw:style-name="gr7" draw:text-style-name="P5" draw:layer="layout" svg:width="0.519cm" svg:height="0.19cm" svg:x="14.036cm" svg:y="5.241cm" svg:viewBox="0 0 520 191" svg:d="M10 191c-6-13-10-27-10-40 0-84 117-151 261-151 143 0 259 67 259 151 0 13-3 27-9 40v-32c0-81-112-145-250-145-139 0-251 64-251 145z">
          <text:p/>
        </draw:path>
        <draw:polygon draw:style-name="gr8" draw:text-style-name="P1" draw:layer="layout" svg:width="0cm" svg:height="0cm" svg:x="15.414cm" svg:y="4.64cm" svg:viewBox="0 0 0 0" draw:points="0,0">
          <text:p/>
        </draw:polygon>
        <draw:path draw:style-name="gr9" draw:text-style-name="P1" draw:layer="layout" svg:width="0.85cm" svg:height="0.255cm" svg:x="13.942cm" svg:y="2.842cm" svg:viewBox="0 0 851 256" svg:d="M0 86c137-79 338-106 519-70 181 37 310 130 332 240">
          <text:p/>
        </draw:path>
        <draw:line draw:style-name="gr9" draw:text-style-name="P1" draw:layer="layout" svg:x1="14.792cm" svg:y1="3.096cm" svg:x2="14.792cm" svg:y2="2.362cm">
          <text:p/>
        </draw:line>
        <draw:path draw:style-name="gr9" draw:text-style-name="P1" draw:layer="layout" svg:width="0.85cm" svg:height="0.255cm" svg:x="13.942cm" svg:y="2.107cm" svg:viewBox="0 0 851 256" svg:d="M0 85c137-79 338-105 519-69 181 37 310 130 332 240">
          <text:p/>
        </draw:path>
        <draw:line draw:style-name="gr9" draw:text-style-name="P1" draw:layer="layout" svg:x1="13.942cm" svg:y1="2.926cm" svg:x2="13.942cm" svg:y2="2.191cm">
          <text:p/>
        </draw:line>
        <draw:path draw:style-name="gr9" draw:text-style-name="P1" draw:layer="layout" svg:width="2.675cm" svg:height="1.545cm" svg:x="14.792cm" svg:y="3.096cm" svg:viewBox="0 0 2676 1546" svg:d="M2676 1546c-1413-85-2530-729-2676-1546">
          <text:p/>
        </draw:path>
        <draw:path draw:style-name="gr9" draw:text-style-name="P1" draw:layer="layout" svg:width="2.675cm" svg:height="1.544cm" svg:x="14.792cm" svg:y="2.362cm" svg:viewBox="0 0 2676 1545" svg:d="M2676 1545c-1413-85-2530-730-2676-1545">
          <text:p/>
        </draw:path>
        <draw:line draw:style-name="gr9" draw:text-style-name="P1" draw:layer="layout" svg:x1="17.467cm" svg:y1="4.641cm" svg:x2="17.467cm" svg:y2="3.906cm">
          <text:p/>
        </draw:line>
        <draw:path draw:style-name="gr9" draw:text-style-name="P1" draw:layer="layout" svg:width="0.442cm" svg:height="0.286cm" svg:x="17.467cm" svg:y="4.641cm" svg:viewBox="0 0 443 287" svg:d="M0 0c252 17 443 141 443 287">
          <text:p/>
        </draw:path>
        <draw:path draw:style-name="gr9" draw:text-style-name="P1" draw:layer="layout" svg:width="0.147cm" svg:height="0.204cm" svg:x="17.762cm" svg:y="4.927cm" svg:viewBox="0 0 148 205" svg:d="M148 0c0 78-54 151-148 205">
          <text:p/>
        </draw:path>
        <draw:path draw:style-name="gr9" draw:text-style-name="P1" draw:layer="layout" svg:width="0.442cm" svg:height="0.287cm" svg:x="17.467cm" svg:y="3.906cm" svg:viewBox="0 0 443 288" svg:d="M0 0c252 17 443 140 443 288">
          <text:p/>
        </draw:path>
        <draw:line draw:style-name="gr9" draw:text-style-name="P1" draw:layer="layout" svg:x1="13.335cm" svg:y1="2.543cm" svg:x2="13.943cm" svg:y2="2.191cm">
          <text:p/>
        </draw:line>
        <draw:line draw:style-name="gr9" draw:text-style-name="P1" draw:layer="layout" svg:x1="12.911cm" svg:y1="2.787cm" svg:x2="12.67cm" svg:y2="2.927cm">
          <text:p/>
        </draw:line>
        <draw:path draw:style-name="gr9" draw:text-style-name="P1" draw:layer="layout" svg:width="0.509cm" svg:height="0.476cm" svg:x="15.815cm" svg:y="3.165cm" svg:viewBox="0 0 510 477" svg:d="M510 477c0-163-114-361-254-442-142-81-256-15-256 147">
          <text:p/>
        </draw:path>
        <draw:path draw:style-name="gr9" draw:text-style-name="P1" draw:layer="layout" svg:width="0.034cm" svg:height="0.165cm" svg:x="15.815cm" svg:y="3.346cm" svg:viewBox="0 0 35 166" svg:d="M0 0c0 52 13 109 35 166">
          <text:p/>
        </draw:path>
        <draw:path draw:style-name="gr9" draw:text-style-name="P1" draw:layer="layout" svg:width="0.005cm" svg:height="0.057cm" svg:x="16.319cm" svg:y="3.64cm" svg:viewBox="0 0 6 58" svg:d="M0 58c5-17 6-38 6-58">
          <text:p/>
        </draw:path>
        <draw:path draw:style-name="gr9" draw:text-style-name="P1" draw:layer="layout" svg:width="0.373cm" svg:height="0.47cm" svg:x="16.73cm" svg:y="3.401cm" svg:viewBox="0 0 374 471" svg:d="M374 471c-75-200-219-381-374-471">
          <text:p/>
        </draw:path>
        <draw:line draw:style-name="gr9" draw:text-style-name="P1" draw:layer="layout" svg:x1="16.731cm" svg:y1="3.402cm" svg:x2="15.635cm" svg:y2="2.769cm">
          <text:p/>
        </draw:line>
        <draw:path draw:style-name="gr9" draw:text-style-name="P1" draw:layer="layout" svg:width="0.512cm" svg:height="0.163cm" svg:x="15.123cm" svg:y="2.718cm" svg:viewBox="0 0 513 164" svg:d="M0 164c7-69 82-128 193-153 110-24 235-9 320 40">
          <text:p/>
        </draw:path>
        <draw:line draw:style-name="gr9" draw:text-style-name="P1" draw:layer="layout" svg:x1="15.123cm" svg:y1="2.992cm" svg:x2="15.123cm" svg:y2="2.881cm">
          <text:p/>
        </draw:line>
        <draw:path draw:style-name="gr9" draw:text-style-name="P1" draw:layer="layout" svg:width="0.314cm" svg:height="0.344cm" svg:x="15.869cm" svg:y="3.297cm" svg:viewBox="0 0 315 345" svg:d="M315 345c0-87-45-190-114-263-69-72-148-100-201-69">
          <text:p/>
        </draw:path>
        <draw:path draw:style-name="gr9" draw:text-style-name="P1" draw:layer="layout" svg:width="0.051cm" svg:height="0.083cm" svg:x="15.818cm" svg:y="3.309cm" svg:viewBox="0 0 52 84" svg:d="M52 0c-26 15-44 44-52 84">
          <text:p/>
        </draw:path>
        <draw:path draw:style-name="gr9" draw:text-style-name="P1" draw:layer="layout" svg:width="0cm" svg:height="0.01cm" svg:x="16.183cm" svg:y="3.64cm" svg:viewBox="0 0 0 11" svg:d="M0 11c0-4 0-7 0-11">
          <text:p/>
        </draw:path>
        <draw:line draw:style-name="gr9" draw:text-style-name="P1" draw:layer="layout" svg:x1="12.67cm" svg:y1="3.66cm" svg:x2="12.67cm" svg:y2="2.926cm">
          <text:p/>
        </draw:line>
        <draw:line draw:style-name="gr9" draw:text-style-name="P1" draw:layer="layout" svg:x1="12.67cm" svg:y1="3.66cm" svg:x2="16.491cm" svg:y2="5.867cm">
          <text:p/>
        </draw:line>
        <draw:path draw:style-name="gr9" draw:text-style-name="P1" draw:layer="layout" svg:width="0.088cm" svg:height="0.122cm" svg:x="14.854cm" svg:y="2.318cm" svg:viewBox="0 0 89 123" svg:d="M0 0c56 32 89 77 89 123">
          <text:p/>
        </draw:path>
        <draw:path draw:style-name="gr9" draw:text-style-name="P1" draw:layer="layout" svg:width="0.3cm" svg:height="0.058cm" svg:x="13.459cm" svg:y="1.628cm" svg:viewBox="0 0 301 59" svg:d="M301 59c-113-67-222-77-301-30">
          <text:p/>
        </draw:path>
        <draw:path draw:style-name="gr9" draw:text-style-name="P1" draw:layer="layout" svg:width="0.124cm" svg:height="0.274cm" svg:x="13.335cm" svg:y="1.656cm" svg:viewBox="0 0 125 275" svg:d="M125 0c-81 46-125 145-125 275">
          <text:p/>
        </draw:path>
        <draw:line draw:style-name="gr9" draw:text-style-name="P1" draw:layer="layout" svg:x1="13.759cm" svg:y1="1.685cm" svg:x2="14.573cm" svg:y2="2.156cm">
          <text:p/>
        </draw:line>
        <draw:line draw:style-name="gr9" draw:text-style-name="P1" draw:layer="layout" svg:x1="14.712cm" svg:y1="2.236cm" svg:x2="14.855cm" svg:y2="2.319cm">
          <text:p/>
        </draw:line>
        <draw:line draw:style-name="gr9" draw:text-style-name="P1" draw:layer="layout" svg:x1="13.335cm" svg:y1="1.93cm" svg:x2="13.335cm" svg:y2="2.542cm">
          <text:p/>
        </draw:line>
        <draw:line draw:style-name="gr9" draw:text-style-name="P1" draw:layer="layout" svg:x1="13.336cm" svg:y1="1.93cm" svg:x2="12.91cm" svg:y2="2.176cm">
          <text:p/>
        </draw:line>
        <draw:path draw:style-name="gr9" draw:text-style-name="P1" draw:layer="layout" svg:width="0.033cm" svg:height="0.169cm" svg:x="12.91cm" svg:y="2.006cm" svg:viewBox="0 0 34 170" svg:d="M34 0c-22 47-34 106-34 170">
          <text:p/>
        </draw:path>
        <draw:path draw:style-name="gr9" draw:text-style-name="P1" draw:layer="layout" svg:width="0.035cm" svg:height="0.043cm" svg:x="12.943cm" svg:y="1.963cm" svg:viewBox="0 0 36 44" svg:d="M0 44c3-6 6-13 11-20 3-5 8-10 13-15 4-3 8-7 12-9">
          <text:p/>
        </draw:path>
        <draw:line draw:style-name="gr9" draw:text-style-name="P1" draw:layer="layout" svg:x1="12.978cm" svg:y1="1.964cm" svg:x2="13.014cm" svg:y2="1.943cm">
          <text:p/>
        </draw:line>
        <draw:path draw:style-name="gr9" draw:text-style-name="P1" draw:layer="layout" svg:width="0.036cm" svg:height="0.035cm" svg:x="13.013cm" svg:y="1.908cm" svg:viewBox="0 0 37 36" svg:d="M37 0c-5 5-11 12-19 20-5 5-11 12-18 16">
          <text:p/>
        </draw:path>
        <draw:path draw:style-name="gr9" draw:text-style-name="P1" draw:layer="layout" svg:width="0.035cm" svg:height="0.034cm" svg:x="13.049cm" svg:y="1.874cm" svg:viewBox="0 0 36 35" svg:d="M36 0c-14 10-26 22-36 35">
          <text:p/>
        </draw:path>
        <draw:path draw:style-name="gr9" draw:text-style-name="P1" draw:layer="layout" svg:width="0.007cm" svg:height="0.004cm" svg:x="13.084cm" svg:y="1.868cm" svg:viewBox="0 0 8 5" svg:d="M0 5c7-4 8-5 8-5">
          <text:p/>
        </draw:path>
        <draw:path draw:style-name="gr9" draw:text-style-name="P1" draw:layer="layout" svg:width="0.007cm" svg:height="0.006cm" svg:x="13.084cm" svg:y="1.868cm" svg:viewBox="0 0 8 7" svg:d="M8 0c0 0-3 3-8 7">
          <text:p/>
        </draw:path>
        <draw:line draw:style-name="gr9" draw:text-style-name="P1" draw:layer="layout" svg:x1="13.049cm" svg:y1="1.893cm" svg:x2="13.085cm" svg:y2="1.872cm">
          <text:p/>
        </draw:line>
        <draw:path draw:style-name="gr9" draw:text-style-name="P1" draw:layer="layout" svg:width="0.007cm" svg:height="0.004cm" svg:x="13.042cm" svg:y="1.892cm" svg:viewBox="0 0 8 5" svg:d="M8 0c-6 4-8 5-8 5">
          <text:p/>
        </draw:path>
        <draw:line draw:style-name="gr9" draw:text-style-name="P1" draw:layer="layout" svg:x1="13.042cm" svg:y1="1.896cm" svg:x2="13.041cm" svg:y2="1.897cm">
          <text:p/>
        </draw:line>
        <draw:line draw:style-name="gr9" draw:text-style-name="P1" draw:layer="layout" svg:x1="12.91cm" svg:y1="2.175cm" svg:x2="12.91cm" svg:y2="2.787cm">
          <text:p/>
        </draw:line>
        <draw:path draw:style-name="gr9" draw:text-style-name="P1" draw:layer="layout" svg:width="0.063cm" svg:height="0.088cm" svg:x="14.929cm" svg:y="4.354cm" svg:viewBox="0 0 64 89" svg:d="M64 89c-41-23-64-56-64-89">
          <text:p/>
        </draw:path>
        <draw:path draw:style-name="gr9" draw:text-style-name="P1" draw:layer="layout" svg:width="0.034cm" svg:height="0.067cm" svg:x="14.929cm" svg:y="4.287cm" svg:viewBox="0 0 35 68" svg:d="M0 68c0-24 12-48 35-68">
          <text:p/>
        </draw:path>
        <draw:path draw:style-name="gr9" draw:text-style-name="P1" draw:layer="layout" svg:width="0.035cm" svg:height="0.067cm" svg:x="15.324cm" svg:y="4.287cm" svg:viewBox="0 0 36 68" svg:d="M0 0c23 20 36 44 36 68">
          <text:p/>
        </draw:path>
        <draw:path draw:style-name="gr9" draw:text-style-name="P1" draw:layer="layout" svg:width="0.367cm" svg:height="0.124cm" svg:x="14.992cm" svg:y="4.354cm" svg:viewBox="0 0 368 125" svg:d="M368 0c0 51-52 97-133 116s-174 8-235-27">
          <text:p/>
        </draw:path>
        <draw:path draw:style-name="gr9" draw:text-style-name="P1" draw:layer="layout" svg:width="0.092cm" svg:height="0.257cm" svg:x="14.829cm" svg:y="4.307cm" svg:viewBox="0 0 93 258" svg:d="M93 258c-124-72-124-187 0-258">
          <text:p/>
        </draw:path>
        <draw:path draw:style-name="gr9" draw:text-style-name="P1" draw:layer="layout" svg:width="0.446cm" svg:height="0.053cm" svg:x="14.921cm" svg:y="4.254cm" svg:viewBox="0 0 447 54" svg:d="M0 54c123-72 323-72 447 0">
          <text:p/>
        </draw:path>
        <draw:path draw:style-name="gr9" draw:text-style-name="P1" draw:layer="layout" svg:width="0.538cm" svg:height="0.31cm" svg:x="14.921cm" svg:y="4.307cm" svg:viewBox="0 0 539 311" svg:d="M447 0c123 71 123 186 0 258-124 71-324 71-447 0">
          <text:p/>
        </draw:path>
        <draw:path draw:style-name="gr9" draw:text-style-name="P1" draw:layer="layout" svg:width="0.063cm" svg:height="0.088cm" svg:x="14.081cm" svg:y="3.048cm" svg:viewBox="0 0 64 89" svg:d="M64 89c-41-23-64-56-64-89">
          <text:p/>
        </draw:path>
        <draw:path draw:style-name="gr9" draw:text-style-name="P1" draw:layer="layout" svg:width="0.034cm" svg:height="0.067cm" svg:x="14.081cm" svg:y="2.981cm" svg:viewBox="0 0 35 68" svg:d="M0 68c0-24 12-47 35-68">
          <text:p/>
        </draw:path>
        <draw:path draw:style-name="gr9" draw:text-style-name="P1" draw:layer="layout" svg:width="0.035cm" svg:height="0.067cm" svg:x="14.476cm" svg:y="2.981cm" svg:viewBox="0 0 36 68" svg:d="M0 0c23 21 36 44 36 68">
          <text:p/>
        </draw:path>
        <draw:path draw:style-name="gr9" draw:text-style-name="P1" draw:layer="layout" svg:width="0.367cm" svg:height="0.124cm" svg:x="14.144cm" svg:y="3.048cm" svg:viewBox="0 0 368 125" svg:d="M368 0c0 50-53 97-134 116-80 19-173 9-234-28">
          <text:p/>
        </draw:path>
        <draw:path draw:style-name="gr9" draw:text-style-name="P1" draw:layer="layout" svg:width="0.092cm" svg:height="0.257cm" svg:x="13.981cm" svg:y="3.001cm" svg:viewBox="0 0 93 258" svg:d="M93 258c-124-72-124-187 0-258">
          <text:p/>
        </draw:path>
        <draw:path draw:style-name="gr9" draw:text-style-name="P1" draw:layer="layout" svg:width="0.445cm" svg:height="0.054cm" svg:x="14.073cm" svg:y="2.948cm" svg:viewBox="0 0 446 55" svg:d="M0 55c123-73 322-73 446 0">
          <text:p/>
        </draw:path>
        <draw:path draw:style-name="gr9" draw:text-style-name="P1" draw:layer="layout" svg:width="0.537cm" svg:height="0.31cm" svg:x="14.073cm" svg:y="3.001cm" svg:viewBox="0 0 538 311" svg:d="M446 0c123 71 123 186 0 258-123 71-323 71-446 0">
          <text:p/>
        </draw:path>
        <draw:path draw:style-name="gr9" draw:text-style-name="P1" draw:layer="layout" svg:width="0.063cm" svg:height="0.087cm" svg:x="17.194cm" svg:y="4.846cm" svg:viewBox="0 0 64 88" svg:d="M64 88c-40-24-64-55-64-88">
          <text:p/>
        </draw:path>
        <draw:path draw:style-name="gr9" draw:text-style-name="P1" draw:layer="layout" svg:width="0.034cm" svg:height="0.068cm" svg:x="17.194cm" svg:y="4.778cm" svg:viewBox="0 0 35 69" svg:d="M0 69c0-24 12-48 35-69">
          <text:p/>
        </draw:path>
        <draw:path draw:style-name="gr9" draw:text-style-name="P1" draw:layer="layout" svg:width="0.035cm" svg:height="0.068cm" svg:x="17.589cm" svg:y="4.778cm" svg:viewBox="0 0 36 69" svg:d="M0 0c24 21 36 45 36 69">
          <text:p/>
        </draw:path>
        <draw:path draw:style-name="gr9" draw:text-style-name="P1" draw:layer="layout" svg:width="0.367cm" svg:height="0.123cm" svg:x="17.257cm" svg:y="4.846cm" svg:viewBox="0 0 368 124" svg:d="M368 0c0 51-53 96-133 115s-174 9-235-27">
          <text:p/>
        </draw:path>
        <draw:path draw:style-name="gr9" draw:text-style-name="P1" draw:layer="layout" svg:width="0.093cm" svg:height="0.257cm" svg:x="17.094cm" svg:y="4.799cm" svg:viewBox="0 0 94 258" svg:d="M94 258c-125-72-125-187 0-258">
          <text:p/>
        </draw:path>
        <draw:path draw:style-name="gr9" draw:text-style-name="P1" draw:layer="layout" svg:width="0.445cm" svg:height="0.054cm" svg:x="17.186cm" svg:y="4.745cm" svg:viewBox="0 0 446 55" svg:d="M0 55c123-73 323-73 446 0">
          <text:p/>
        </draw:path>
        <draw:path draw:style-name="gr9" draw:text-style-name="P1" draw:layer="layout" svg:width="0.537cm" svg:height="0.311cm" svg:x="17.186cm" svg:y="4.799cm" svg:viewBox="0 0 538 312" svg:d="M446 0c123 72 123 187 0 258-122 72-323 72-446 0">
          <text:p/>
        </draw:path>
        <draw:line draw:style-name="gr9" draw:text-style-name="P1" draw:layer="layout" svg:x1="13.943cm" svg:y1="2.926cm" svg:x2="12.67cm" svg:y2="3.661cm">
          <text:p/>
        </draw:line>
        <draw:line draw:style-name="gr9" draw:text-style-name="P1" draw:layer="layout" svg:x1="17.763cm" svg:y1="5.131cm" svg:x2="16.49cm" svg:y2="5.867cm">
          <text:p/>
        </draw:line>
        <draw:path draw:style-name="gr9" draw:text-style-name="P1" draw:layer="layout" svg:width="0.044cm" svg:height="0.062cm" svg:x="14.146cm" svg:y="5.578cm" svg:viewBox="0 0 45 63" svg:d="M45 63c-29-17-45-39-45-63">
          <text:p/>
        </draw:path>
        <draw:path draw:style-name="gr9" draw:text-style-name="P1" draw:layer="layout" svg:width="0.3cm" svg:height="0.086cm" svg:x="14.146cm" svg:y="5.492cm" svg:viewBox="0 0 301 87" svg:d="M0 87c0-48 68-87 151-87s150 39 150 87">
          <text:p/>
        </draw:path>
        <draw:path draw:style-name="gr9" draw:text-style-name="P1" draw:layer="layout" svg:width="0.256cm" svg:height="0.087cm" svg:x="14.19cm" svg:y="5.578cm" svg:viewBox="0 0 257 88" svg:d="M257 0c0 35-37 68-94 81-56 14-120 6-163-18">
          <text:p/>
        </draw:path>
        <draw:path draw:style-name="gr9" draw:text-style-name="P1" draw:layer="layout" svg:width="0.08cm" svg:height="0.113cm" svg:x="14.021cm" svg:y="5.578cm" svg:viewBox="0 0 81 114" svg:d="M81 114c-51-30-81-72-81-114">
          <text:p/>
        </draw:path>
        <draw:path draw:style-name="gr9" draw:text-style-name="P1" draw:layer="layout" svg:width="0.55cm" svg:height="0.158cm" svg:x="14.021cm" svg:y="5.42cm" svg:viewBox="0 0 551 159" svg:d="M0 159c0-87 123-159 275-159s276 72 276 159">
          <text:p/>
        </draw:path>
        <draw:path draw:style-name="gr9" draw:text-style-name="P1" draw:layer="layout" svg:width="0.47cm" svg:height="0.159cm" svg:x="14.101cm" svg:y="5.578cm" svg:viewBox="0 0 471 160" svg:d="M471 0c0 66-67 123-170 148-104 25-222 11-301-34">
          <text:p/>
        </draw:path>
        <draw:path draw:style-name="gr9" draw:text-style-name="P1" draw:layer="layout" svg:width="0.55cm" svg:height="0.159cm" svg:x="14.021cm" svg:y="5.379cm" svg:viewBox="0 0 551 160" svg:d="M0 160c0-89 123-160 275-160s276 71 276 160">
          <text:p/>
        </draw:path>
        <draw:path draw:style-name="gr9" draw:text-style-name="P1" draw:layer="layout" svg:width="0.5cm" svg:height="0.144cm" svg:x="14.046cm" svg:y="5.255cm" svg:viewBox="0 0 501 145" svg:d="M0 145c0-80 112-145 251-145 138 0 250 65 250 145">
          <text:p/>
        </draw:path>
        <draw:path draw:style-name="gr9" draw:text-style-name="P1" draw:layer="layout" svg:width="0.01cm" svg:height="0.04cm" svg:x="14.036cm" svg:y="5.391cm" svg:viewBox="0 0 11 41" svg:d="M11 41c-7-14-11-28-11-41">
          <text:p/>
        </draw:path>
        <draw:path draw:style-name="gr9" draw:text-style-name="P1" draw:layer="layout" svg:width="0.519cm" svg:height="0.15cm" svg:x="14.036cm" svg:y="5.241cm" svg:viewBox="0 0 520 151" svg:d="M0 151c0-83 117-151 261-151 143 0 259 68 259 151">
          <text:p/>
        </draw:path>
        <draw:path draw:style-name="gr9" draw:text-style-name="P1" draw:layer="layout" svg:width="0.009cm" svg:height="0.04cm" svg:x="14.546cm" svg:y="5.391cm" svg:viewBox="0 0 10 41" svg:d="M10 0c0 13-3 27-10 41">
          <text:p/>
        </draw:path>
        <draw:path draw:style-name="gr9" draw:text-style-name="P1" draw:layer="layout" svg:width="0.519cm" svg:height="0.15cm" svg:x="14.036cm" svg:y="5.2cm" svg:viewBox="0 0 520 151" svg:d="M0 151c0-84 117-151 261-151 143 0 259 67 259 151">
          <text:p/>
        </draw:path>
        <draw:path draw:style-name="gr9" draw:text-style-name="P1" draw:layer="layout" svg:width="0.044cm" svg:height="0.061cm" svg:x="14.994cm" svg:y="6.884cm" svg:viewBox="0 0 45 62" svg:d="M45 62c-29-16-45-39-45-62">
          <text:p/>
        </draw:path>
        <draw:path draw:style-name="gr9" draw:text-style-name="P1" draw:layer="layout" svg:width="0.3cm" svg:height="0.086cm" svg:x="14.994cm" svg:y="6.798cm" svg:viewBox="0 0 301 87" svg:d="M0 87c0-49 67-87 151-87 83 0 150 38 150 87">
          <text:p/>
        </draw:path>
        <draw:path draw:style-name="gr9" draw:text-style-name="P1" draw:layer="layout" svg:width="0.256cm" svg:height="0.087cm" svg:x="15.038cm" svg:y="6.884cm" svg:viewBox="0 0 257 88" svg:d="M257 0c0 35-37 68-93 81-57 14-121 6-164-19">
          <text:p/>
        </draw:path>
        <draw:path draw:style-name="gr9" draw:text-style-name="P1" draw:layer="layout" svg:width="0.081cm" svg:height="0.112cm" svg:x="14.869cm" svg:y="6.884cm" svg:viewBox="0 0 82 113" svg:d="M82 113c-53-29-82-70-82-113">
          <text:p/>
        </draw:path>
        <draw:path draw:style-name="gr9" draw:text-style-name="P1" draw:layer="layout" svg:width="0.55cm" svg:height="0.159cm" svg:x="14.869cm" svg:y="6.725cm" svg:viewBox="0 0 551 160" svg:d="M0 160c0-88 123-160 276-160 152 0 275 72 275 160">
          <text:p/>
        </draw:path>
        <draw:path draw:style-name="gr9" draw:text-style-name="P1" draw:layer="layout" svg:width="0.469cm" svg:height="0.159cm" svg:x="14.95cm" svg:y="6.884cm" svg:viewBox="0 0 470 160" svg:d="M470 0c0 64-67 122-170 148-104 24-222 11-300-36">
          <text:p/>
        </draw:path>
        <draw:path draw:style-name="gr9" draw:text-style-name="P1" draw:layer="layout" svg:width="0.55cm" svg:height="0.158cm" svg:x="14.869cm" svg:y="6.685cm" svg:viewBox="0 0 551 159" svg:d="M0 159c0-87 123-159 276-159 152 0 275 72 275 159">
          <text:p/>
        </draw:path>
        <draw:path draw:style-name="gr9" draw:text-style-name="P1" draw:layer="layout" svg:width="0.5cm" svg:height="0.145cm" svg:x="14.894cm" svg:y="6.56cm" svg:viewBox="0 0 501 146" svg:d="M0 146c0-81 112-146 250-146 139 0 251 65 251 146">
          <text:p/>
        </draw:path>
        <draw:path draw:style-name="gr9" draw:text-style-name="P1" draw:layer="layout" svg:width="0.009cm" svg:height="0.041cm" svg:x="14.885cm" svg:y="6.696cm" svg:viewBox="0 0 10 42" svg:d="M10 42c-7-13-10-27-10-42">
          <text:p/>
        </draw:path>
        <draw:path draw:style-name="gr9" draw:text-style-name="P1" draw:layer="layout" svg:width="0.518cm" svg:height="0.149cm" svg:x="14.885cm" svg:y="6.547cm" svg:viewBox="0 0 519 150" svg:d="M0 150c0-83 116-150 259-150 144 0 260 67 260 150">
          <text:p/>
        </draw:path>
        <draw:path draw:style-name="gr9" draw:text-style-name="P1" draw:layer="layout" svg:width="0.009cm" svg:height="0.041cm" svg:x="15.394cm" svg:y="6.696cm" svg:viewBox="0 0 10 42" svg:d="M10 0c0 15-3 29-10 42">
          <text:p/>
        </draw:path>
        <draw:path draw:style-name="gr9" draw:text-style-name="P1" draw:layer="layout" svg:width="0.518cm" svg:height="0.15cm" svg:x="14.885cm" svg:y="6.506cm" svg:viewBox="0 0 519 151" svg:d="M0 151c0-84 116-151 259-151 144 0 260 67 260 151">
          <text:p/>
        </draw:path>
        <draw:path draw:style-name="gr9" draw:text-style-name="P1" draw:layer="layout" svg:width="0.044cm" svg:height="0.061cm" svg:x="17.259cm" svg:y="7.376cm" svg:viewBox="0 0 45 62" svg:d="M45 62c-28-16-45-39-45-62">
          <text:p/>
        </draw:path>
        <draw:path draw:style-name="gr9" draw:text-style-name="P1" draw:layer="layout" svg:width="0.3cm" svg:height="0.087cm" svg:x="17.259cm" svg:y="7.289cm" svg:viewBox="0 0 301 88" svg:d="M0 88c0-49 67-88 150-88 84 0 151 39 151 88">
          <text:p/>
        </draw:path>
        <draw:path draw:style-name="gr9" draw:text-style-name="P1" draw:layer="layout" svg:width="0.256cm" svg:height="0.086cm" svg:x="17.303cm" svg:y="7.376cm" svg:viewBox="0 0 257 87" svg:d="M257 0c0 35-37 67-94 81-56 13-120 6-163-20">
          <text:p/>
        </draw:path>
        <draw:path draw:style-name="gr9" draw:text-style-name="P1" draw:layer="layout" svg:width="0.08cm" svg:height="0.112cm" svg:x="17.134cm" svg:y="7.376cm" svg:viewBox="0 0 81 113" svg:d="M81 113c-51-30-81-71-81-113">
          <text:p/>
        </draw:path>
        <draw:path draw:style-name="gr9" draw:text-style-name="P1" draw:layer="layout" svg:width="0.55cm" svg:height="0.159cm" svg:x="17.134cm" svg:y="7.217cm" svg:viewBox="0 0 551 160" svg:d="M0 160c0-89 123-160 276-160 152 0 275 71 275 160">
          <text:p/>
        </draw:path>
        <draw:path draw:style-name="gr9" draw:text-style-name="P1" draw:layer="layout" svg:width="0.47cm" svg:height="0.158cm" svg:x="17.214cm" svg:y="7.376cm" svg:viewBox="0 0 471 159" svg:d="M471 0c0 64-67 122-171 147-103 25-221 11-300-35">
          <text:p/>
        </draw:path>
        <draw:path draw:style-name="gr9" draw:text-style-name="P1" draw:layer="layout" svg:width="0.55cm" svg:height="0.159cm" svg:x="17.134cm" svg:y="7.176cm" svg:viewBox="0 0 551 160" svg:d="M0 160c0-88 123-160 276-160 152 0 275 72 275 160">
          <text:p/>
        </draw:path>
        <draw:path draw:style-name="gr9" draw:text-style-name="P1" draw:layer="layout" svg:width="0.5cm" svg:height="0.144cm" svg:x="17.159cm" svg:y="7.052cm" svg:viewBox="0 0 501 145" svg:d="M0 145c0-81 113-145 251-145s250 64 250 145">
          <text:p/>
        </draw:path>
        <draw:path draw:style-name="gr9" draw:text-style-name="P1" draw:layer="layout" svg:width="0.011cm" svg:height="0.04cm" svg:x="17.149cm" svg:y="7.188cm" svg:viewBox="0 0 12 41" svg:d="M12 41c-7-14-12-27-12-41">
          <text:p/>
        </draw:path>
        <draw:path draw:style-name="gr9" draw:text-style-name="P1" draw:layer="layout" svg:width="0.519cm" svg:height="0.15cm" svg:x="17.149cm" svg:y="7.038cm" svg:viewBox="0 0 520 151" svg:d="M0 151c0-83 117-151 261-151 143 0 259 68 259 151">
          <text:p/>
        </draw:path>
        <draw:path draw:style-name="gr9" draw:text-style-name="P1" draw:layer="layout" svg:width="0.009cm" svg:height="0.04cm" svg:x="17.659cm" svg:y="7.188cm" svg:viewBox="0 0 10 41" svg:d="M10 0c0 14-3 27-10 41">
          <text:p/>
        </draw:path>
        <draw:path draw:style-name="gr9" draw:text-style-name="P1" draw:layer="layout" svg:width="0.519cm" svg:height="0.15cm" svg:x="17.149cm" svg:y="6.997cm" svg:viewBox="0 0 520 151" svg:d="M0 151c0-84 117-151 261-151 143 0 259 67 259 151">
          <text:p/>
        </draw:path>
        <draw:line draw:style-name="gr9" draw:text-style-name="P1" draw:layer="layout" svg:x1="17.909cm" svg:y1="4.193cm" svg:x2="17.909cm" svg:y2="4.927cm">
          <text:p/>
        </draw:line>
        <draw:line draw:style-name="gr9" draw:text-style-name="P1" draw:layer="layout" svg:x1="14.942cm" svg:y1="2.751cm" svg:x2="14.942cm" svg:y2="2.44cm">
          <text:p/>
        </draw:line>
        <draw:line draw:style-name="gr9" draw:text-style-name="P1" draw:layer="layout" svg:x1="13.042cm" svg:y1="1.897cm" svg:x2="13.46cm" svg:y2="1.656cm">
          <text:p/>
        </draw:line>
        <draw:line draw:style-name="gr9" draw:text-style-name="P1" draw:layer="layout" svg:x1="13.041cm" svg:y1="1.917cm" svg:x2="13.041cm" svg:y2="1.897cm">
          <text:p/>
        </draw:line>
        <draw:line draw:style-name="gr9" draw:text-style-name="P1" draw:layer="layout" svg:x1="14.021cm" svg:y1="5.578cm" svg:x2="14.021cm" svg:y2="5.538cm">
          <text:p/>
        </draw:line>
        <draw:line draw:style-name="gr9" draw:text-style-name="P1" draw:layer="layout" svg:x1="14.571cm" svg:y1="5.578cm" svg:x2="14.571cm" svg:y2="5.538cm">
          <text:p/>
        </draw:line>
        <draw:line draw:style-name="gr9" draw:text-style-name="P1" draw:layer="layout" svg:x1="14.046cm" svg:y1="5.471cm" svg:x2="14.046cm" svg:y2="5.399cm">
          <text:p/>
        </draw:line>
        <draw:line draw:style-name="gr9" draw:text-style-name="P1" draw:layer="layout" svg:x1="14.546cm" svg:y1="5.471cm" svg:x2="14.546cm" svg:y2="5.399cm">
          <text:p/>
        </draw:line>
        <draw:line draw:style-name="gr9" draw:text-style-name="P1" draw:layer="layout" svg:x1="14.036cm" svg:y1="5.391cm" svg:x2="14.036cm" svg:y2="5.35cm">
          <text:p/>
        </draw:line>
        <draw:line draw:style-name="gr9" draw:text-style-name="P1" draw:layer="layout" svg:x1="14.555cm" svg:y1="5.391cm" svg:x2="14.555cm" svg:y2="5.35cm">
          <text:p/>
        </draw:line>
        <draw:line draw:style-name="gr9" draw:text-style-name="P1" draw:layer="layout" svg:x1="14.869cm" svg:y1="6.884cm" svg:x2="14.869cm" svg:y2="6.843cm">
          <text:p/>
        </draw:line>
        <draw:line draw:style-name="gr9" draw:text-style-name="P1" draw:layer="layout" svg:x1="15.419cm" svg:y1="6.884cm" svg:x2="15.419cm" svg:y2="6.843cm">
          <text:p/>
        </draw:line>
        <draw:line draw:style-name="gr9" draw:text-style-name="P1" draw:layer="layout" svg:x1="14.894cm" svg:y1="6.777cm" svg:x2="14.894cm" svg:y2="6.705cm">
          <text:p/>
        </draw:line>
        <draw:line draw:style-name="gr9" draw:text-style-name="P1" draw:layer="layout" svg:x1="15.394cm" svg:y1="6.777cm" svg:x2="15.394cm" svg:y2="6.705cm">
          <text:p/>
        </draw:line>
        <draw:line draw:style-name="gr9" draw:text-style-name="P1" draw:layer="layout" svg:x1="14.885cm" svg:y1="6.696cm" svg:x2="14.885cm" svg:y2="6.656cm">
          <text:p/>
        </draw:line>
        <draw:line draw:style-name="gr9" draw:text-style-name="P1" draw:layer="layout" svg:x1="15.403cm" svg:y1="6.696cm" svg:x2="15.403cm" svg:y2="6.656cm">
          <text:p/>
        </draw:line>
        <draw:line draw:style-name="gr9" draw:text-style-name="P1" draw:layer="layout" svg:x1="17.134cm" svg:y1="7.376cm" svg:x2="17.134cm" svg:y2="7.335cm">
          <text:p/>
        </draw:line>
        <draw:line draw:style-name="gr9" draw:text-style-name="P1" draw:layer="layout" svg:x1="17.684cm" svg:y1="7.376cm" svg:x2="17.684cm" svg:y2="7.335cm">
          <text:p/>
        </draw:line>
        <draw:line draw:style-name="gr9" draw:text-style-name="P1" draw:layer="layout" svg:x1="17.159cm" svg:y1="7.269cm" svg:x2="17.159cm" svg:y2="7.196cm">
          <text:p/>
        </draw:line>
        <draw:line draw:style-name="gr9" draw:text-style-name="P1" draw:layer="layout" svg:x1="17.659cm" svg:y1="7.269cm" svg:x2="17.659cm" svg:y2="7.196cm">
          <text:p/>
        </draw:line>
        <draw:line draw:style-name="gr9" draw:text-style-name="P1" draw:layer="layout" svg:x1="17.149cm" svg:y1="7.188cm" svg:x2="17.149cm" svg:y2="7.147cm">
          <text:p/>
        </draw:line>
        <draw:line draw:style-name="gr9" draw:text-style-name="P1" draw:layer="layout" svg:x1="17.668cm" svg:y1="7.188cm" svg:x2="17.668cm" svg:y2="7.147cm">
          <text:p/>
        </draw:line>
        <draw:frame draw:style-name="gr10" draw:text-style-name="P6" draw:layer="layout" svg:width="0.119cm" svg:height="0.141cm" svg:x="16.105cm" svg:y="12.859cm">
          <draw:text-box>
            <text:p text:style-name="P3"><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DejaVuSans1" svg:font-family="DejaVuSans"/>
    <style:font-face style:name="osifont1" svg:font-family="osifont"/>
    <style:font-face style:name="DejaVu Sans2"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05T10:35:05.620942378</dc:date>
    <meta:editing-duration>PT6M2S</meta:editing-duration>
    <meta:editing-cycles>1</meta:editing-cycles>
    <meta:document-statistic meta:object-count="1723"/>
    <meta:generator>LibreOffice/5.2.7.2$Linux_X86_64 LibreOffice_project/20m0$Build-2</meta:generator>
  </office:meta>
</office:document-meta>
</file>